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rds2" table:style-name="ta1">
        <table:shapes>
          <draw:frame draw:z-index="0" draw:style-name="gr1" draw:text-style-name="P1" svg:width="453.63pt" svg:height="255.26pt" svg:x="424.8pt" svg:y="56.47pt">
            <draw:object draw:notify-on-update-of-ranges="coords2.B1:coords2.B1001 coords2.C1:coords2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99994" calcext:value-type="float">
            <text:p>0.00199994</text:p>
          </table:table-cell>
          <table:table-cell office:value-type="float" office:value="0.0000157078" calcext:value-type="float">
            <text:p>1.57078E-05</text:p>
          </table:table-cell>
          <table:table-cell office:value-type="float" office:value="0.00785398" calcext:value-type="float">
            <text:p>0.0078539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399969" calcext:value-type="float">
            <text:p>0.00399969</text:p>
          </table:table-cell>
          <table:table-cell office:value-type="float" office:value="0.0000471224" calcext:value-type="float">
            <text:p>4.71224E-05</text:p>
          </table:table-cell>
          <table:table-cell office:value-type="float" office:value="0.015708" calcext:value-type="float">
            <text:p>0.01570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599914" calcext:value-type="float">
            <text:p>0.00599914</text:p>
          </table:table-cell>
          <table:table-cell office:value-type="float" office:value="0.000094242" calcext:value-type="float">
            <text:p>9.4242E-05</text:p>
          </table:table-cell>
          <table:table-cell office:value-type="float" office:value="0.0235619" calcext:value-type="float">
            <text:p>0.02356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799815" calcext:value-type="float">
            <text:p>0.00799815</text:p>
          </table:table-cell>
          <table:table-cell office:value-type="float" office:value="0.000157063" calcext:value-type="float">
            <text:p>0.000157063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999661" calcext:value-type="float">
            <text:p>0.00999661</text:p>
          </table:table-cell>
          <table:table-cell office:value-type="float" office:value="0.000235583" calcext:value-type="float">
            <text:p>0.000235583</text:p>
          </table:table-cell>
          <table:table-cell office:value-type="float" office:value="0.0392699" calcext:value-type="float">
            <text:p>0.039269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119944" calcext:value-type="float">
            <text:p>0.0119944</text:p>
          </table:table-cell>
          <table:table-cell office:value-type="float" office:value="0.000329796" calcext:value-type="float">
            <text:p>0.000329796</text:p>
          </table:table-cell>
          <table:table-cell office:value-type="float" office:value="0.0471239" calcext:value-type="float">
            <text:p>0.047123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39914" calcext:value-type="float">
            <text:p>0.0139914</text:p>
          </table:table-cell>
          <table:table-cell office:value-type="float" office:value="0.000439696" calcext:value-type="float">
            <text:p>0.000439696</text:p>
          </table:table-cell>
          <table:table-cell office:value-type="float" office:value="0.0549779" calcext:value-type="float">
            <text:p>0.054977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159874" calcext:value-type="float">
            <text:p>0.0159874</text:p>
          </table:table-cell>
          <table:table-cell office:value-type="float" office:value="0.000565277" calcext:value-type="float">
            <text:p>0.000565277</text:p>
          </table:table-cell>
          <table:table-cell office:value-type="float" office:value="0.0628319" calcext:value-type="float">
            <text:p>0.062831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179824" calcext:value-type="float">
            <text:p>0.0179824</text:p>
          </table:table-cell>
          <table:table-cell office:value-type="float" office:value="0.000706531" calcext:value-type="float">
            <text:p>0.000706531</text:p>
          </table:table-cell>
          <table:table-cell office:value-type="float" office:value="0.0706858" calcext:value-type="float">
            <text:p>0.070685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99763" calcext:value-type="float">
            <text:p>0.0199763</text:p>
          </table:table-cell>
          <table:table-cell office:value-type="float" office:value="0.00086345" calcext:value-type="float">
            <text:p>0.00086345</text:p>
          </table:table-cell>
          <table:table-cell office:value-type="float" office:value="0.0785398" calcext:value-type="float">
            <text:p>0.078539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219688" calcext:value-type="float">
            <text:p>0.0219688</text:p>
          </table:table-cell>
          <table:table-cell office:value-type="float" office:value="0.00103602" calcext:value-type="float">
            <text:p>0.00103602</text:p>
          </table:table-cell>
          <table:table-cell office:value-type="float" office:value="0.0863938" calcext:value-type="float">
            <text:p>0.086393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239599" calcext:value-type="float">
            <text:p>0.0239599</text:p>
          </table:table-cell>
          <table:table-cell office:value-type="float" office:value="0.00122424" calcext:value-type="float">
            <text:p>0.00122424</text:p>
          </table:table-cell>
          <table:table-cell office:value-type="float" office:value="0.0942478" calcext:value-type="float">
            <text:p>0.094247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259495" calcext:value-type="float">
            <text:p>0.0259495</text:p>
          </table:table-cell>
          <table:table-cell office:value-type="float" office:value="0.00142809" calcext:value-type="float">
            <text:p>0.00142809</text:p>
          </table:table-cell>
          <table:table-cell office:value-type="float" office:value="0.102102" calcext:value-type="float">
            <text:p>0.1021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279374" calcext:value-type="float">
            <text:p>0.0279374</text:p>
          </table:table-cell>
          <table:table-cell office:value-type="float" office:value="0.00164756" calcext:value-type="float">
            <text:p>0.00164756</text:p>
          </table:table-cell>
          <table:table-cell office:value-type="float" office:value="0.109956" calcext:value-type="float">
            <text:p>0.10995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299236" calcext:value-type="float">
            <text:p>0.0299236</text:p>
          </table:table-cell>
          <table:table-cell office:value-type="float" office:value="0.00188263" calcext:value-type="float">
            <text:p>0.00188263</text:p>
          </table:table-cell>
          <table:table-cell office:value-type="float" office:value="0.11781" calcext:value-type="float">
            <text:p>0.1178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319078" calcext:value-type="float">
            <text:p>0.0319078</text:p>
          </table:table-cell>
          <table:table-cell office:value-type="float" office:value="0.0021333" calcext:value-type="float">
            <text:p>0.0021333</text:p>
          </table:table-cell>
          <table:table-cell office:value-type="float" office:value="0.125664" calcext:value-type="float">
            <text:p>0.12566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3389" calcext:value-type="float">
            <text:p>0.03389</text:p>
          </table:table-cell>
          <table:table-cell office:value-type="float" office:value="0.00239954" calcext:value-type="float">
            <text:p>0.00239954</text:p>
          </table:table-cell>
          <table:table-cell office:value-type="float" office:value="0.133518" calcext:value-type="float">
            <text:p>0.13351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3587" calcext:value-type="float">
            <text:p>0.03587</text:p>
          </table:table-cell>
          <table:table-cell office:value-type="float" office:value="0.00268134" calcext:value-type="float">
            <text:p>0.00268134</text:p>
          </table:table-cell>
          <table:table-cell office:value-type="float" office:value="0.141372" calcext:value-type="float">
            <text:p>0.14137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378478" calcext:value-type="float">
            <text:p>0.0378478</text:p>
          </table:table-cell>
          <table:table-cell office:value-type="float" office:value="0.00297869" calcext:value-type="float">
            <text:p>0.00297869</text:p>
          </table:table-cell>
          <table:table-cell office:value-type="float" office:value="0.149226" calcext:value-type="float">
            <text:p>0.14922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398232" calcext:value-type="float">
            <text:p>0.0398232</text:p>
          </table:table-cell>
          <table:table-cell office:value-type="float" office:value="0.00329156" calcext:value-type="float">
            <text:p>0.00329156</text:p>
          </table:table-cell>
          <table:table-cell office:value-type="float" office:value="0.15708" calcext:value-type="float">
            <text:p>0.1570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417961" calcext:value-type="float">
            <text:p>0.0417961</text:p>
          </table:table-cell>
          <table:table-cell office:value-type="float" office:value="0.00361993" calcext:value-type="float">
            <text:p>0.00361993</text:p>
          </table:table-cell>
          <table:table-cell office:value-type="float" office:value="0.164934" calcext:value-type="float">
            <text:p>0.16493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437663" calcext:value-type="float">
            <text:p>0.0437663</text:p>
          </table:table-cell>
          <table:table-cell office:value-type="float" office:value="0.00396379" calcext:value-type="float">
            <text:p>0.00396379</text:p>
          </table:table-cell>
          <table:table-cell office:value-type="float" office:value="0.172788" calcext:value-type="float">
            <text:p>0.17278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457337" calcext:value-type="float">
            <text:p>0.0457337</text:p>
          </table:table-cell>
          <table:table-cell office:value-type="float" office:value="0.00432311" calcext:value-type="float">
            <text:p>0.00432311</text:p>
          </table:table-cell>
          <table:table-cell office:value-type="float" office:value="0.180642" calcext:value-type="float">
            <text:p>0.18064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476983" calcext:value-type="float">
            <text:p>0.0476983</text:p>
          </table:table-cell>
          <table:table-cell office:value-type="float" office:value="0.00469787" calcext:value-type="float">
            <text:p>0.00469787</text:p>
          </table:table-cell>
          <table:table-cell office:value-type="float" office:value="0.188496" calcext:value-type="float">
            <text:p>0.18849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496599" calcext:value-type="float">
            <text:p>0.0496599</text:p>
          </table:table-cell>
          <table:table-cell office:value-type="float" office:value="0.00508805" calcext:value-type="float">
            <text:p>0.00508805</text:p>
          </table:table-cell>
          <table:table-cell office:value-type="float" office:value="0.19635" calcext:value-type="float">
            <text:p>0.1963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516183" calcext:value-type="float">
            <text:p>0.0516183</text:p>
          </table:table-cell>
          <table:table-cell office:value-type="float" office:value="0.00549363" calcext:value-type="float">
            <text:p>0.00549363</text:p>
          </table:table-cell>
          <table:table-cell office:value-type="float" office:value="0.204204" calcext:value-type="float">
            <text:p>0.20420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535735" calcext:value-type="float">
            <text:p>0.0535735</text:p>
          </table:table-cell>
          <table:table-cell office:value-type="float" office:value="0.00591457" calcext:value-type="float">
            <text:p>0.00591457</text:p>
          </table:table-cell>
          <table:table-cell office:value-type="float" office:value="0.212058" calcext:value-type="float">
            <text:p>0.21205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555254" calcext:value-type="float">
            <text:p>0.0555254</text:p>
          </table:table-cell>
          <table:table-cell office:value-type="float" office:value="0.00635086" calcext:value-type="float">
            <text:p>0.00635086</text:p>
          </table:table-cell>
          <table:table-cell office:value-type="float" office:value="0.219911" calcext:value-type="float">
            <text:p>0.21991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574737" calcext:value-type="float">
            <text:p>0.0574737</text:p>
          </table:table-cell>
          <table:table-cell office:value-type="float" office:value="0.00680246" calcext:value-type="float">
            <text:p>0.00680246</text:p>
          </table:table-cell>
          <table:table-cell office:value-type="float" office:value="0.227765" calcext:value-type="float">
            <text:p>0.22776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94184" calcext:value-type="float">
            <text:p>0.0594184</text:p>
          </table:table-cell>
          <table:table-cell office:value-type="float" office:value="0.00726935" calcext:value-type="float">
            <text:p>0.00726935</text:p>
          </table:table-cell>
          <table:table-cell office:value-type="float" office:value="0.235619" calcext:value-type="float">
            <text:p>0.23561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613595" calcext:value-type="float">
            <text:p>0.0613595</text:p>
          </table:table-cell>
          <table:table-cell office:value-type="float" office:value="0.0077515" calcext:value-type="float">
            <text:p>0.0077515</text:p>
          </table:table-cell>
          <table:table-cell office:value-type="float" office:value="0.243473" calcext:value-type="float">
            <text:p>0.24347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632966" calcext:value-type="float">
            <text:p>0.0632966</text:p>
          </table:table-cell>
          <table:table-cell office:value-type="float" office:value="0.00824888" calcext:value-type="float">
            <text:p>0.00824888</text:p>
          </table:table-cell>
          <table:table-cell office:value-type="float" office:value="0.251327" calcext:value-type="float">
            <text:p>0.25132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652298" calcext:value-type="float">
            <text:p>0.0652298</text:p>
          </table:table-cell>
          <table:table-cell office:value-type="float" office:value="0.00876146" calcext:value-type="float">
            <text:p>0.00876146</text:p>
          </table:table-cell>
          <table:table-cell office:value-type="float" office:value="0.259181" calcext:value-type="float">
            <text:p>0.25918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671589" calcext:value-type="float">
            <text:p>0.0671589</text:p>
          </table:table-cell>
          <table:table-cell office:value-type="float" office:value="0.00928921" calcext:value-type="float">
            <text:p>0.00928921</text:p>
          </table:table-cell>
          <table:table-cell office:value-type="float" office:value="0.267035" calcext:value-type="float">
            <text:p>0.26703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90838" calcext:value-type="float">
            <text:p>0.0690838</text:p>
          </table:table-cell>
          <table:table-cell office:value-type="float" office:value="0.00983209" calcext:value-type="float">
            <text:p>0.00983209</text:p>
          </table:table-cell>
          <table:table-cell office:value-type="float" office:value="0.274889" calcext:value-type="float">
            <text:p>0.27488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710044" calcext:value-type="float">
            <text:p>0.0710044</text:p>
          </table:table-cell>
          <table:table-cell office:value-type="float" office:value="0.0103901" calcext:value-type="float">
            <text:p>0.0103901</text:p>
          </table:table-cell>
          <table:table-cell office:value-type="float" office:value="0.282743" calcext:value-type="float">
            <text:p>0.28274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729206" calcext:value-type="float">
            <text:p>0.0729206</text:p>
          </table:table-cell>
          <table:table-cell office:value-type="float" office:value="0.0109631" calcext:value-type="float">
            <text:p>0.0109631</text:p>
          </table:table-cell>
          <table:table-cell office:value-type="float" office:value="0.290597" calcext:value-type="float">
            <text:p>0.29059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748322" calcext:value-type="float">
            <text:p>0.0748322</text:p>
          </table:table-cell>
          <table:table-cell office:value-type="float" office:value="0.0115512" calcext:value-type="float">
            <text:p>0.0115512</text:p>
          </table:table-cell>
          <table:table-cell office:value-type="float" office:value="0.298451" calcext:value-type="float">
            <text:p>0.29845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767391" calcext:value-type="float">
            <text:p>0.0767391</text:p>
          </table:table-cell>
          <table:table-cell office:value-type="float" office:value="0.0121543" calcext:value-type="float">
            <text:p>0.0121543</text:p>
          </table:table-cell>
          <table:table-cell office:value-type="float" office:value="0.306305" calcext:value-type="float">
            <text:p>0.3063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86412" calcext:value-type="float">
            <text:p>0.0786412</text:p>
          </table:table-cell>
          <table:table-cell office:value-type="float" office:value="0.0127723" calcext:value-type="float">
            <text:p>0.0127723</text:p>
          </table:table-cell>
          <table:table-cell office:value-type="float" office:value="0.314159" calcext:value-type="float">
            <text:p>0.31415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805384" calcext:value-type="float">
            <text:p>0.0805384</text:p>
          </table:table-cell>
          <table:table-cell office:value-type="float" office:value="0.0134053" calcext:value-type="float">
            <text:p>0.0134053</text:p>
          </table:table-cell>
          <table:table-cell office:value-type="float" office:value="0.322013" calcext:value-type="float">
            <text:p>0.32201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824306" calcext:value-type="float">
            <text:p>0.0824306</text:p>
          </table:table-cell>
          <table:table-cell office:value-type="float" office:value="0.0140531" calcext:value-type="float">
            <text:p>0.0140531</text:p>
          </table:table-cell>
          <table:table-cell office:value-type="float" office:value="0.329867" calcext:value-type="float">
            <text:p>0.32986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843176" calcext:value-type="float">
            <text:p>0.0843176</text:p>
          </table:table-cell>
          <table:table-cell office:value-type="float" office:value="0.0147158" calcext:value-type="float">
            <text:p>0.0147158</text:p>
          </table:table-cell>
          <table:table-cell office:value-type="float" office:value="0.337721" calcext:value-type="float">
            <text:p>0.33772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861993" calcext:value-type="float">
            <text:p>0.0861993</text:p>
          </table:table-cell>
          <table:table-cell office:value-type="float" office:value="0.0153932" calcext:value-type="float">
            <text:p>0.0153932</text:p>
          </table:table-cell>
          <table:table-cell office:value-type="float" office:value="0.345575" calcext:value-type="float">
            <text:p>0.34557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880757" calcext:value-type="float">
            <text:p>0.0880757</text:p>
          </table:table-cell>
          <table:table-cell office:value-type="float" office:value="0.0160855" calcext:value-type="float">
            <text:p>0.0160855</text:p>
          </table:table-cell>
          <table:table-cell office:value-type="float" office:value="0.353429" calcext:value-type="float">
            <text:p>0.353429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899466" calcext:value-type="float">
            <text:p>0.0899466</text:p>
          </table:table-cell>
          <table:table-cell office:value-type="float" office:value="0.0167924" calcext:value-type="float">
            <text:p>0.0167924</text:p>
          </table:table-cell>
          <table:table-cell office:value-type="float" office:value="0.361283" calcext:value-type="float">
            <text:p>0.361283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918119" calcext:value-type="float">
            <text:p>0.0918119</text:p>
          </table:table-cell>
          <table:table-cell office:value-type="float" office:value="0.0175141" calcext:value-type="float">
            <text:p>0.0175141</text:p>
          </table:table-cell>
          <table:table-cell office:value-type="float" office:value="0.369137" calcext:value-type="float">
            <text:p>0.36913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936714" calcext:value-type="float">
            <text:p>0.0936714</text:p>
          </table:table-cell>
          <table:table-cell office:value-type="float" office:value="0.0182503" calcext:value-type="float">
            <text:p>0.0182503</text:p>
          </table:table-cell>
          <table:table-cell office:value-type="float" office:value="0.376991" calcext:value-type="float">
            <text:p>0.37699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955252" calcext:value-type="float">
            <text:p>0.0955252</text:p>
          </table:table-cell>
          <table:table-cell office:value-type="float" office:value="0.0190011" calcext:value-type="float">
            <text:p>0.0190011</text:p>
          </table:table-cell>
          <table:table-cell office:value-type="float" office:value="0.384845" calcext:value-type="float">
            <text:p>0.3848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973729" calcext:value-type="float">
            <text:p>0.0973729</text:p>
          </table:table-cell>
          <table:table-cell office:value-type="float" office:value="0.0197665" calcext:value-type="float">
            <text:p>0.0197665</text:p>
          </table:table-cell>
          <table:table-cell office:value-type="float" office:value="0.392699" calcext:value-type="float">
            <text:p>0.39269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992146" calcext:value-type="float">
            <text:p>0.0992146</text:p>
          </table:table-cell>
          <table:table-cell office:value-type="float" office:value="0.0205464" calcext:value-type="float">
            <text:p>0.0205464</text:p>
          </table:table-cell>
          <table:table-cell office:value-type="float" office:value="0.400553" calcext:value-type="float">
            <text:p>0.40055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0213407" calcext:value-type="float">
            <text:p>0.0213407</text:p>
          </table:table-cell>
          <table:table-cell office:value-type="float" office:value="0.408407" calcext:value-type="float">
            <text:p>0.40840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102879" calcext:value-type="float">
            <text:p>0.102879</text:p>
          </table:table-cell>
          <table:table-cell office:value-type="float" office:value="0.0221493" calcext:value-type="float">
            <text:p>0.0221493</text:p>
          </table:table-cell>
          <table:table-cell office:value-type="float" office:value="0.416261" calcext:value-type="float">
            <text:p>0.41626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104702" calcext:value-type="float">
            <text:p>0.104702</text:p>
          </table:table-cell>
          <table:table-cell office:value-type="float" office:value="0.0229724" calcext:value-type="float">
            <text:p>0.0229724</text:p>
          </table:table-cell>
          <table:table-cell office:value-type="float" office:value="0.424115" calcext:value-type="float">
            <text:p>0.42411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06518" calcext:value-type="float">
            <text:p>0.106518</text:p>
          </table:table-cell>
          <table:table-cell office:value-type="float" office:value="0.0238097" calcext:value-type="float">
            <text:p>0.0238097</text:p>
          </table:table-cell>
          <table:table-cell office:value-type="float" office:value="0.431969" calcext:value-type="float">
            <text:p>0.43196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108328" calcext:value-type="float">
            <text:p>0.108328</text:p>
          </table:table-cell>
          <table:table-cell office:value-type="float" office:value="0.0246612" calcext:value-type="float">
            <text:p>0.0246612</text:p>
          </table:table-cell>
          <table:table-cell office:value-type="float" office:value="0.439823" calcext:value-type="float">
            <text:p>0.43982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110131" calcext:value-type="float">
            <text:p>0.110131</text:p>
          </table:table-cell>
          <table:table-cell office:value-type="float" office:value="0.025527" calcext:value-type="float">
            <text:p>0.025527</text:p>
          </table:table-cell>
          <table:table-cell office:value-type="float" office:value="0.447677" calcext:value-type="float">
            <text:p>0.44767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111927" calcext:value-type="float">
            <text:p>0.111927</text:p>
          </table:table-cell>
          <table:table-cell office:value-type="float" office:value="0.0264069" calcext:value-type="float">
            <text:p>0.0264069</text:p>
          </table:table-cell>
          <table:table-cell office:value-type="float" office:value="0.455531" calcext:value-type="float">
            <text:p>0.45553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113716" calcext:value-type="float">
            <text:p>0.113716</text:p>
          </table:table-cell>
          <table:table-cell office:value-type="float" office:value="0.0273008" calcext:value-type="float">
            <text:p>0.0273008</text:p>
          </table:table-cell>
          <table:table-cell office:value-type="float" office:value="0.463385" calcext:value-type="float">
            <text:p>0.46338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15498" calcext:value-type="float">
            <text:p>0.115498</text:p>
          </table:table-cell>
          <table:table-cell office:value-type="float" office:value="0.0282088" calcext:value-type="float">
            <text:p>0.0282088</text:p>
          </table:table-cell>
          <table:table-cell office:value-type="float" office:value="0.471239" calcext:value-type="float">
            <text:p>0.47123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17273" calcext:value-type="float">
            <text:p>0.117273</text:p>
          </table:table-cell>
          <table:table-cell office:value-type="float" office:value="0.0291308" calcext:value-type="float">
            <text:p>0.0291308</text:p>
          </table:table-cell>
          <table:table-cell office:value-type="float" office:value="0.479093" calcext:value-type="float">
            <text:p>0.47909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19041" calcext:value-type="float">
            <text:p>0.119041</text:p>
          </table:table-cell>
          <table:table-cell office:value-type="float" office:value="0.0300666" calcext:value-type="float">
            <text:p>0.0300666</text:p>
          </table:table-cell>
          <table:table-cell office:value-type="float" office:value="0.486947" calcext:value-type="float">
            <text:p>0.48694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20801" calcext:value-type="float">
            <text:p>0.120801</text:p>
          </table:table-cell>
          <table:table-cell office:value-type="float" office:value="0.0310163" calcext:value-type="float">
            <text:p>0.0310163</text:p>
          </table:table-cell>
          <table:table-cell office:value-type="float" office:value="0.494801" calcext:value-type="float">
            <text:p>0.49480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22553" calcext:value-type="float">
            <text:p>0.122553</text:p>
          </table:table-cell>
          <table:table-cell office:value-type="float" office:value="0.0319798" calcext:value-type="float">
            <text:p>0.0319798</text:p>
          </table:table-cell>
          <table:table-cell office:value-type="float" office:value="0.502655" calcext:value-type="float">
            <text:p>0.50265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24298" calcext:value-type="float">
            <text:p>0.124298</text:p>
          </table:table-cell>
          <table:table-cell office:value-type="float" office:value="0.0329571" calcext:value-type="float">
            <text:p>0.0329571</text:p>
          </table:table-cell>
          <table:table-cell office:value-type="float" office:value="0.510509" calcext:value-type="float">
            <text:p>0.51050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126035" calcext:value-type="float">
            <text:p>0.126035</text:p>
          </table:table-cell>
          <table:table-cell office:value-type="float" office:value="0.033948" calcext:value-type="float">
            <text:p>0.033948</text:p>
          </table:table-cell>
          <table:table-cell office:value-type="float" office:value="0.518363" calcext:value-type="float">
            <text:p>0.51836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127765" calcext:value-type="float">
            <text:p>0.127765</text:p>
          </table:table-cell>
          <table:table-cell office:value-type="float" office:value="0.0349525" calcext:value-type="float">
            <text:p>0.0349525</text:p>
          </table:table-cell>
          <table:table-cell office:value-type="float" office:value="0.526217" calcext:value-type="float">
            <text:p>0.52621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129486" calcext:value-type="float">
            <text:p>0.129486</text:p>
          </table:table-cell>
          <table:table-cell office:value-type="float" office:value="0.0359706" calcext:value-type="float">
            <text:p>0.0359706</text:p>
          </table:table-cell>
          <table:table-cell office:value-type="float" office:value="0.534071" calcext:value-type="float">
            <text:p>0.53407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0370022" calcext:value-type="float">
            <text:p>0.0370022</text:p>
          </table:table-cell>
          <table:table-cell office:value-type="float" office:value="0.541925" calcext:value-type="float">
            <text:p>0.5419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32905" calcext:value-type="float">
            <text:p>0.132905</text:p>
          </table:table-cell>
          <table:table-cell office:value-type="float" office:value="0.0380472" calcext:value-type="float">
            <text:p>0.0380472</text:p>
          </table:table-cell>
          <table:table-cell office:value-type="float" office:value="0.549779" calcext:value-type="float">
            <text:p>0.549779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0391055" calcext:value-type="float">
            <text:p>0.0391055</text:p>
          </table:table-cell>
          <table:table-cell office:value-type="float" office:value="0.557633" calcext:value-type="float">
            <text:p>0.55763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36291" calcext:value-type="float">
            <text:p>0.136291</text:p>
          </table:table-cell>
          <table:table-cell office:value-type="float" office:value="0.0401772" calcext:value-type="float">
            <text:p>0.0401772</text:p>
          </table:table-cell>
          <table:table-cell office:value-type="float" office:value="0.565487" calcext:value-type="float">
            <text:p>0.56548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137971" calcext:value-type="float">
            <text:p>0.137971</text:p>
          </table:table-cell>
          <table:table-cell office:value-type="float" office:value="0.0412621" calcext:value-type="float">
            <text:p>0.0412621</text:p>
          </table:table-cell>
          <table:table-cell office:value-type="float" office:value="0.573341" calcext:value-type="float">
            <text:p>0.57334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39643" calcext:value-type="float">
            <text:p>0.139643</text:p>
          </table:table-cell>
          <table:table-cell office:value-type="float" office:value="0.0423601" calcext:value-type="float">
            <text:p>0.0423601</text:p>
          </table:table-cell>
          <table:table-cell office:value-type="float" office:value="0.581195" calcext:value-type="float">
            <text:p>0.5811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41306" calcext:value-type="float">
            <text:p>0.141306</text:p>
          </table:table-cell>
          <table:table-cell office:value-type="float" office:value="0.0434713" calcext:value-type="float">
            <text:p>0.0434713</text:p>
          </table:table-cell>
          <table:table-cell office:value-type="float" office:value="0.589049" calcext:value-type="float">
            <text:p>0.58904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4296" calcext:value-type="float">
            <text:p>0.14296</text:p>
          </table:table-cell>
          <table:table-cell office:value-type="float" office:value="0.0445954" calcext:value-type="float">
            <text:p>0.0445954</text:p>
          </table:table-cell>
          <table:table-cell office:value-type="float" office:value="0.596903" calcext:value-type="float">
            <text:p>0.59690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144605" calcext:value-type="float">
            <text:p>0.144605</text:p>
          </table:table-cell>
          <table:table-cell office:value-type="float" office:value="0.0457326" calcext:value-type="float">
            <text:p>0.0457326</text:p>
          </table:table-cell>
          <table:table-cell office:value-type="float" office:value="0.604757" calcext:value-type="float">
            <text:p>0.60475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46241" calcext:value-type="float">
            <text:p>0.146241</text:p>
          </table:table-cell>
          <table:table-cell office:value-type="float" office:value="0.0468826" calcext:value-type="float">
            <text:p>0.0468826</text:p>
          </table:table-cell>
          <table:table-cell office:value-type="float" office:value="0.612611" calcext:value-type="float">
            <text:p>0.61261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147868" calcext:value-type="float">
            <text:p>0.147868</text:p>
          </table:table-cell>
          <table:table-cell office:value-type="float" office:value="0.0480454" calcext:value-type="float">
            <text:p>0.0480454</text:p>
          </table:table-cell>
          <table:table-cell office:value-type="float" office:value="0.620465" calcext:value-type="float">
            <text:p>0.62046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49487" calcext:value-type="float">
            <text:p>0.149487</text:p>
          </table:table-cell>
          <table:table-cell office:value-type="float" office:value="0.049221" calcext:value-type="float">
            <text:p>0.049221</text:p>
          </table:table-cell>
          <table:table-cell office:value-type="float" office:value="0.628319" calcext:value-type="float">
            <text:p>0.62831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151095" calcext:value-type="float">
            <text:p>0.151095</text:p>
          </table:table-cell>
          <table:table-cell office:value-type="float" office:value="0.0504092" calcext:value-type="float">
            <text:p>0.0504092</text:p>
          </table:table-cell>
          <table:table-cell office:value-type="float" office:value="0.636173" calcext:value-type="float">
            <text:p>0.63617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52695" calcext:value-type="float">
            <text:p>0.152695</text:p>
          </table:table-cell>
          <table:table-cell office:value-type="float" office:value="0.05161" calcext:value-type="float">
            <text:p>0.05161</text:p>
          </table:table-cell>
          <table:table-cell office:value-type="float" office:value="0.644026" calcext:value-type="float">
            <text:p>0.644026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154285" calcext:value-type="float">
            <text:p>0.154285</text:p>
          </table:table-cell>
          <table:table-cell office:value-type="float" office:value="0.0528234" calcext:value-type="float">
            <text:p>0.0528234</text:p>
          </table:table-cell>
          <table:table-cell office:value-type="float" office:value="0.65188" calcext:value-type="float">
            <text:p>0.6518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0540492" calcext:value-type="float">
            <text:p>0.0540492</text:p>
          </table:table-cell>
          <table:table-cell office:value-type="float" office:value="0.659734" calcext:value-type="float">
            <text:p>0.65973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57435" calcext:value-type="float">
            <text:p>0.157435</text:p>
          </table:table-cell>
          <table:table-cell office:value-type="float" office:value="0.0552874" calcext:value-type="float">
            <text:p>0.0552874</text:p>
          </table:table-cell>
          <table:table-cell office:value-type="float" office:value="0.667588" calcext:value-type="float">
            <text:p>0.66758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158996" calcext:value-type="float">
            <text:p>0.158996</text:p>
          </table:table-cell>
          <table:table-cell office:value-type="float" office:value="0.0565379" calcext:value-type="float">
            <text:p>0.0565379</text:p>
          </table:table-cell>
          <table:table-cell office:value-type="float" office:value="0.675442" calcext:value-type="float">
            <text:p>0.67544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160547" calcext:value-type="float">
            <text:p>0.160547</text:p>
          </table:table-cell>
          <table:table-cell office:value-type="float" office:value="0.0578006" calcext:value-type="float">
            <text:p>0.0578006</text:p>
          </table:table-cell>
          <table:table-cell office:value-type="float" office:value="0.683296" calcext:value-type="float">
            <text:p>0.68329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62088" calcext:value-type="float">
            <text:p>0.162088</text:p>
          </table:table-cell>
          <table:table-cell office:value-type="float" office:value="0.0590754" calcext:value-type="float">
            <text:p>0.0590754</text:p>
          </table:table-cell>
          <table:table-cell office:value-type="float" office:value="0.69115" calcext:value-type="float">
            <text:p>0.6911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63619" calcext:value-type="float">
            <text:p>0.163619</text:p>
          </table:table-cell>
          <table:table-cell office:value-type="float" office:value="0.0603624" calcext:value-type="float">
            <text:p>0.0603624</text:p>
          </table:table-cell>
          <table:table-cell office:value-type="float" office:value="0.699004" calcext:value-type="float">
            <text:p>0.6990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6514" calcext:value-type="float">
            <text:p>0.16514</text:p>
          </table:table-cell>
          <table:table-cell office:value-type="float" office:value="0.0616613" calcext:value-type="float">
            <text:p>0.0616613</text:p>
          </table:table-cell>
          <table:table-cell office:value-type="float" office:value="0.706858" calcext:value-type="float">
            <text:p>0.706858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66651" calcext:value-type="float">
            <text:p>0.166651</text:p>
          </table:table-cell>
          <table:table-cell office:value-type="float" office:value="0.0629721" calcext:value-type="float">
            <text:p>0.0629721</text:p>
          </table:table-cell>
          <table:table-cell office:value-type="float" office:value="0.714712" calcext:value-type="float">
            <text:p>0.71471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68151" calcext:value-type="float">
            <text:p>0.168151</text:p>
          </table:table-cell>
          <table:table-cell office:value-type="float" office:value="0.0642947" calcext:value-type="float">
            <text:p>0.0642947</text:p>
          </table:table-cell>
          <table:table-cell office:value-type="float" office:value="0.722566" calcext:value-type="float">
            <text:p>0.72256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169641" calcext:value-type="float">
            <text:p>0.169641</text:p>
          </table:table-cell>
          <table:table-cell office:value-type="float" office:value="0.065629" calcext:value-type="float">
            <text:p>0.065629</text:p>
          </table:table-cell>
          <table:table-cell office:value-type="float" office:value="0.73042" calcext:value-type="float">
            <text:p>0.7304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17112" calcext:value-type="float">
            <text:p>0.17112</text:p>
          </table:table-cell>
          <table:table-cell office:value-type="float" office:value="0.0669751" calcext:value-type="float">
            <text:p>0.0669751</text:p>
          </table:table-cell>
          <table:table-cell office:value-type="float" office:value="0.738274" calcext:value-type="float">
            <text:p>0.73827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72589" calcext:value-type="float">
            <text:p>0.172589</text:p>
          </table:table-cell>
          <table:table-cell office:value-type="float" office:value="0.0683327" calcext:value-type="float">
            <text:p>0.0683327</text:p>
          </table:table-cell>
          <table:table-cell office:value-type="float" office:value="0.746128" calcext:value-type="float">
            <text:p>0.74612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174047" calcext:value-type="float">
            <text:p>0.174047</text:p>
          </table:table-cell>
          <table:table-cell office:value-type="float" office:value="0.0697018" calcext:value-type="float">
            <text:p>0.0697018</text:p>
          </table:table-cell>
          <table:table-cell office:value-type="float" office:value="0.753982" calcext:value-type="float">
            <text:p>0.75398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175494" calcext:value-type="float">
            <text:p>0.175494</text:p>
          </table:table-cell>
          <table:table-cell office:value-type="float" office:value="0.0710823" calcext:value-type="float">
            <text:p>0.0710823</text:p>
          </table:table-cell>
          <table:table-cell office:value-type="float" office:value="0.761836" calcext:value-type="float">
            <text:p>0.76183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17693" calcext:value-type="float">
            <text:p>0.17693</text:p>
          </table:table-cell>
          <table:table-cell office:value-type="float" office:value="0.0724741" calcext:value-type="float">
            <text:p>0.0724741</text:p>
          </table:table-cell>
          <table:table-cell office:value-type="float" office:value="0.76969" calcext:value-type="float">
            <text:p>0.7696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178355" calcext:value-type="float">
            <text:p>0.178355</text:p>
          </table:table-cell>
          <table:table-cell office:value-type="float" office:value="0.0738772" calcext:value-type="float">
            <text:p>0.0738772</text:p>
          </table:table-cell>
          <table:table-cell office:value-type="float" office:value="0.777544" calcext:value-type="float">
            <text:p>0.777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9769" calcext:value-type="float">
            <text:p>0.179769</text:p>
          </table:table-cell>
          <table:table-cell office:value-type="float" office:value="0.0752914" calcext:value-type="float">
            <text:p>0.0752914</text:p>
          </table:table-cell>
          <table:table-cell office:value-type="float" office:value="0.785398" calcext:value-type="float">
            <text:p>0.78539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181173" calcext:value-type="float">
            <text:p>0.181173</text:p>
          </table:table-cell>
          <table:table-cell office:value-type="float" office:value="0.0767166" calcext:value-type="float">
            <text:p>0.0767166</text:p>
          </table:table-cell>
          <table:table-cell office:value-type="float" office:value="0.793252" calcext:value-type="float">
            <text:p>0.79325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182564" calcext:value-type="float">
            <text:p>0.182564</text:p>
          </table:table-cell>
          <table:table-cell office:value-type="float" office:value="0.0781529" calcext:value-type="float">
            <text:p>0.0781529</text:p>
          </table:table-cell>
          <table:table-cell office:value-type="float" office:value="0.801106" calcext:value-type="float">
            <text:p>0.801106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183945" calcext:value-type="float">
            <text:p>0.183945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80896" calcext:value-type="float">
            <text:p>0.8089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185314" calcext:value-type="float">
            <text:p>0.185314</text:p>
          </table:table-cell>
          <table:table-cell office:value-type="float" office:value="0.081058" calcext:value-type="float">
            <text:p>0.081058</text:p>
          </table:table-cell>
          <table:table-cell office:value-type="float" office:value="0.816814" calcext:value-type="float">
            <text:p>0.81681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186672" calcext:value-type="float">
            <text:p>0.186672</text:p>
          </table:table-cell>
          <table:table-cell office:value-type="float" office:value="0.0825266" calcext:value-type="float">
            <text:p>0.0825266</text:p>
          </table:table-cell>
          <table:table-cell office:value-type="float" office:value="0.824668" calcext:value-type="float">
            <text:p>0.824668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188018" calcext:value-type="float">
            <text:p>0.188018</text:p>
          </table:table-cell>
          <table:table-cell office:value-type="float" office:value="0.0840059" calcext:value-type="float">
            <text:p>0.0840059</text:p>
          </table:table-cell>
          <table:table-cell office:value-type="float" office:value="0.832522" calcext:value-type="float">
            <text:p>0.83252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189352" calcext:value-type="float">
            <text:p>0.189352</text:p>
          </table:table-cell>
          <table:table-cell office:value-type="float" office:value="0.0854957" calcext:value-type="float">
            <text:p>0.0854957</text:p>
          </table:table-cell>
          <table:table-cell office:value-type="float" office:value="0.840376" calcext:value-type="float">
            <text:p>0.84037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90675" calcext:value-type="float">
            <text:p>0.190675</text:p>
          </table:table-cell>
          <table:table-cell office:value-type="float" office:value="0.0869959" calcext:value-type="float">
            <text:p>0.0869959</text:p>
          </table:table-cell>
          <table:table-cell office:value-type="float" office:value="0.84823" calcext:value-type="float">
            <text:p>0.84823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191985" calcext:value-type="float">
            <text:p>0.191985</text:p>
          </table:table-cell>
          <table:table-cell office:value-type="float" office:value="0.0885065" calcext:value-type="float">
            <text:p>0.0885065</text:p>
          </table:table-cell>
          <table:table-cell office:value-type="float" office:value="0.856084" calcext:value-type="float">
            <text:p>0.85608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93284" calcext:value-type="float">
            <text:p>0.193284</text:p>
          </table:table-cell>
          <table:table-cell office:value-type="float" office:value="0.0900273" calcext:value-type="float">
            <text:p>0.0900273</text:p>
          </table:table-cell>
          <table:table-cell office:value-type="float" office:value="0.863938" calcext:value-type="float">
            <text:p>0.863938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194571" calcext:value-type="float">
            <text:p>0.194571</text:p>
          </table:table-cell>
          <table:table-cell office:value-type="float" office:value="0.0915582" calcext:value-type="float">
            <text:p>0.0915582</text:p>
          </table:table-cell>
          <table:table-cell office:value-type="float" office:value="0.871792" calcext:value-type="float">
            <text:p>0.87179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195846" calcext:value-type="float">
            <text:p>0.195846</text:p>
          </table:table-cell>
          <table:table-cell office:value-type="float" office:value="0.0930993" calcext:value-type="float">
            <text:p>0.0930993</text:p>
          </table:table-cell>
          <table:table-cell office:value-type="float" office:value="0.879646" calcext:value-type="float">
            <text:p>0.87964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197109" calcext:value-type="float">
            <text:p>0.197109</text:p>
          </table:table-cell>
          <table:table-cell office:value-type="float" office:value="0.0946503" calcext:value-type="float">
            <text:p>0.0946503</text:p>
          </table:table-cell>
          <table:table-cell office:value-type="float" office:value="0.8875" calcext:value-type="float">
            <text:p>0.887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198359" calcext:value-type="float">
            <text:p>0.198359</text:p>
          </table:table-cell>
          <table:table-cell office:value-type="float" office:value="0.0962111" calcext:value-type="float">
            <text:p>0.0962111</text:p>
          </table:table-cell>
          <table:table-cell office:value-type="float" office:value="0.895354" calcext:value-type="float">
            <text:p>0.89535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199597" calcext:value-type="float">
            <text:p>0.199597</text:p>
          </table:table-cell>
          <table:table-cell office:value-type="float" office:value="0.0977817" calcext:value-type="float">
            <text:p>0.0977817</text:p>
          </table:table-cell>
          <table:table-cell office:value-type="float" office:value="0.903208" calcext:value-type="float">
            <text:p>0.90320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200823" calcext:value-type="float">
            <text:p>0.200823</text:p>
          </table:table-cell>
          <table:table-cell office:value-type="float" office:value="0.0993621" calcext:value-type="float">
            <text:p>0.0993621</text:p>
          </table:table-cell>
          <table:table-cell office:value-type="float" office:value="0.911062" calcext:value-type="float">
            <text:p>0.91106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0.100952" calcext:value-type="float">
            <text:p>0.100952</text:p>
          </table:table-cell>
          <table:table-cell office:value-type="float" office:value="0.918916" calcext:value-type="float">
            <text:p>0.918916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203237" calcext:value-type="float">
            <text:p>0.203237</text:p>
          </table:table-cell>
          <table:table-cell office:value-type="float" office:value="0.102551" calcext:value-type="float">
            <text:p>0.102551</text:p>
          </table:table-cell>
          <table:table-cell office:value-type="float" office:value="0.92677" calcext:value-type="float">
            <text:p>0.92677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204426" calcext:value-type="float">
            <text:p>0.204426</text:p>
          </table:table-cell>
          <table:table-cell office:value-type="float" office:value="0.10416" calcext:value-type="float">
            <text:p>0.10416</text:p>
          </table:table-cell>
          <table:table-cell office:value-type="float" office:value="0.934624" calcext:value-type="float">
            <text:p>0.93462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05601" calcext:value-type="float">
            <text:p>0.205601</text:p>
          </table:table-cell>
          <table:table-cell office:value-type="float" office:value="0.105778" calcext:value-type="float">
            <text:p>0.105778</text:p>
          </table:table-cell>
          <table:table-cell office:value-type="float" office:value="0.942478" calcext:value-type="float">
            <text:p>0.942478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206764" calcext:value-type="float">
            <text:p>0.206764</text:p>
          </table:table-cell>
          <table:table-cell office:value-type="float" office:value="0.107405" calcext:value-type="float">
            <text:p>0.107405</text:p>
          </table:table-cell>
          <table:table-cell office:value-type="float" office:value="0.950332" calcext:value-type="float">
            <text:p>0.950332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207914" calcext:value-type="float">
            <text:p>0.207914</text:p>
          </table:table-cell>
          <table:table-cell office:value-type="float" office:value="0.109042" calcext:value-type="float">
            <text:p>0.109042</text:p>
          </table:table-cell>
          <table:table-cell office:value-type="float" office:value="0.958186" calcext:value-type="float">
            <text:p>0.958186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209051" calcext:value-type="float">
            <text:p>0.209051</text:p>
          </table:table-cell>
          <table:table-cell office:value-type="float" office:value="0.110687" calcext:value-type="float">
            <text:p>0.110687</text:p>
          </table:table-cell>
          <table:table-cell office:value-type="float" office:value="0.96604" calcext:value-type="float">
            <text:p>0.9660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210175" calcext:value-type="float">
            <text:p>0.210175</text:p>
          </table:table-cell>
          <table:table-cell office:value-type="float" office:value="0.112341" calcext:value-type="float">
            <text:p>0.112341</text:p>
          </table:table-cell>
          <table:table-cell office:value-type="float" office:value="0.973894" calcext:value-type="float">
            <text:p>0.97389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211286" calcext:value-type="float">
            <text:p>0.211286</text:p>
          </table:table-cell>
          <table:table-cell office:value-type="float" office:value="0.114004" calcext:value-type="float">
            <text:p>0.114004</text:p>
          </table:table-cell>
          <table:table-cell office:value-type="float" office:value="0.981748" calcext:value-type="float">
            <text:p>0.981748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212385" calcext:value-type="float">
            <text:p>0.212385</text:p>
          </table:table-cell>
          <table:table-cell office:value-type="float" office:value="0.115676" calcext:value-type="float">
            <text:p>0.115676</text:p>
          </table:table-cell>
          <table:table-cell office:value-type="float" office:value="0.989602" calcext:value-type="float">
            <text:p>0.98960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213469" calcext:value-type="float">
            <text:p>0.213469</text:p>
          </table:table-cell>
          <table:table-cell office:value-type="float" office:value="0.117356" calcext:value-type="float">
            <text:p>0.117356</text:p>
          </table:table-cell>
          <table:table-cell office:value-type="float" office:value="0.997456" calcext:value-type="float">
            <text:p>0.997456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214541" calcext:value-type="float">
            <text:p>0.214541</text:p>
          </table:table-cell>
          <table:table-cell office:value-type="float" office:value="0.119044" calcext:value-type="float">
            <text:p>0.119044</text:p>
          </table:table-cell>
          <table:table-cell office:value-type="float" office:value="1.00531" calcext:value-type="float">
            <text:p>1.00531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215599" calcext:value-type="float">
            <text:p>0.21559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1.01316" calcext:value-type="float">
            <text:p>1.0131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16644" calcext:value-type="float">
            <text:p>0.216644</text:p>
          </table:table-cell>
          <table:table-cell office:value-type="float" office:value="0.122447" calcext:value-type="float">
            <text:p>0.122447</text:p>
          </table:table-cell>
          <table:table-cell office:value-type="float" office:value="1.02102" calcext:value-type="float">
            <text:p>1.0210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217676" calcext:value-type="float">
            <text:p>0.217676</text:p>
          </table:table-cell>
          <table:table-cell office:value-type="float" office:value="0.12416" calcext:value-type="float">
            <text:p>0.12416</text:p>
          </table:table-cell>
          <table:table-cell office:value-type="float" office:value="1.02887" calcext:value-type="float">
            <text:p>1.0288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218694" calcext:value-type="float">
            <text:p>0.218694</text:p>
          </table:table-cell>
          <table:table-cell office:value-type="float" office:value="0.125882" calcext:value-type="float">
            <text:p>0.125882</text:p>
          </table:table-cell>
          <table:table-cell office:value-type="float" office:value="1.03673" calcext:value-type="float">
            <text:p>1.03673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219699" calcext:value-type="float">
            <text:p>0.219699</text:p>
          </table:table-cell>
          <table:table-cell office:value-type="float" office:value="0.127611" calcext:value-type="float">
            <text:p>0.127611</text:p>
          </table:table-cell>
          <table:table-cell office:value-type="float" office:value="1.04458" calcext:value-type="float">
            <text:p>1.04458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22069" calcext:value-type="float">
            <text:p>0.22069</text:p>
          </table:table-cell>
          <table:table-cell office:value-type="float" office:value="0.129348" calcext:value-type="float">
            <text:p>0.129348</text:p>
          </table:table-cell>
          <table:table-cell office:value-type="float" office:value="1.05243" calcext:value-type="float">
            <text:p>1.0524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221667" calcext:value-type="float">
            <text:p>0.221667</text:p>
          </table:table-cell>
          <table:table-cell office:value-type="float" office:value="0.131093" calcext:value-type="float">
            <text:p>0.131093</text:p>
          </table:table-cell>
          <table:table-cell office:value-type="float" office:value="1.06029" calcext:value-type="float">
            <text:p>1.06029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22263" calcext:value-type="float">
            <text:p>0.22263</text:p>
          </table:table-cell>
          <table:table-cell office:value-type="float" office:value="0.132846" calcext:value-type="float">
            <text:p>0.132846</text:p>
          </table:table-cell>
          <table:table-cell office:value-type="float" office:value="1.06814" calcext:value-type="float">
            <text:p>1.06814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22358" calcext:value-type="float">
            <text:p>0.22358</text:p>
          </table:table-cell>
          <table:table-cell office:value-type="float" office:value="0.134606" calcext:value-type="float">
            <text:p>0.134606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224516" calcext:value-type="float">
            <text:p>0.224516</text:p>
          </table:table-cell>
          <table:table-cell office:value-type="float" office:value="0.136374" calcext:value-type="float">
            <text:p>0.136374</text:p>
          </table:table-cell>
          <table:table-cell office:value-type="float" office:value="1.08385" calcext:value-type="float">
            <text:p>1.0838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225438" calcext:value-type="float">
            <text:p>0.225438</text:p>
          </table:table-cell>
          <table:table-cell office:value-type="float" office:value="0.138148" calcext:value-type="float">
            <text:p>0.138148</text:p>
          </table:table-cell>
          <table:table-cell office:value-type="float" office:value="1.0917" calcext:value-type="float">
            <text:p>1.091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26346" calcext:value-type="float">
            <text:p>0.226346</text:p>
          </table:table-cell>
          <table:table-cell office:value-type="float" office:value="0.13993" calcext:value-type="float">
            <text:p>0.13993</text:p>
          </table:table-cell>
          <table:table-cell office:value-type="float" office:value="1.09956" calcext:value-type="float">
            <text:p>1.09956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22724" calcext:value-type="float">
            <text:p>0.22724</text:p>
          </table:table-cell>
          <table:table-cell office:value-type="float" office:value="0.14172" calcext:value-type="float">
            <text:p>0.14172</text:p>
          </table:table-cell>
          <table:table-cell office:value-type="float" office:value="1.10741" calcext:value-type="float">
            <text:p>1.1074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22812" calcext:value-type="float">
            <text:p>0.22812</text:p>
          </table:table-cell>
          <table:table-cell office:value-type="float" office:value="0.143516" calcext:value-type="float">
            <text:p>0.143516</text:p>
          </table:table-cell>
          <table:table-cell office:value-type="float" office:value="1.11527" calcext:value-type="float">
            <text:p>1.1152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228985" calcext:value-type="float">
            <text:p>0.228985</text:p>
          </table:table-cell>
          <table:table-cell office:value-type="float" office:value="0.145319" calcext:value-type="float">
            <text:p>0.145319</text:p>
          </table:table-cell>
          <table:table-cell office:value-type="float" office:value="1.12312" calcext:value-type="float">
            <text:p>1.1231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229837" calcext:value-type="float">
            <text:p>0.229837</text:p>
          </table:table-cell>
          <table:table-cell office:value-type="float" office:value="0.147128" calcext:value-type="float">
            <text:p>0.147128</text:p>
          </table:table-cell>
          <table:table-cell office:value-type="float" office:value="1.13097" calcext:value-type="float">
            <text:p>1.1309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230674" calcext:value-type="float">
            <text:p>0.230674</text:p>
          </table:table-cell>
          <table:table-cell office:value-type="float" office:value="0.148944" calcext:value-type="float">
            <text:p>0.148944</text:p>
          </table:table-cell>
          <table:table-cell office:value-type="float" office:value="1.13883" calcext:value-type="float">
            <text:p>1.1388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231497" calcext:value-type="float">
            <text:p>0.231497</text:p>
          </table:table-cell>
          <table:table-cell office:value-type="float" office:value="0.150767" calcext:value-type="float">
            <text:p>0.150767</text:p>
          </table:table-cell>
          <table:table-cell office:value-type="float" office:value="1.14668" calcext:value-type="float">
            <text:p>1.14668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232306" calcext:value-type="float">
            <text:p>0.232306</text:p>
          </table:table-cell>
          <table:table-cell office:value-type="float" office:value="0.152596" calcext:value-type="float">
            <text:p>0.152596</text:p>
          </table:table-cell>
          <table:table-cell office:value-type="float" office:value="1.15454" calcext:value-type="float">
            <text:p>1.1545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154432" calcext:value-type="float">
            <text:p>0.154432</text:p>
          </table:table-cell>
          <table:table-cell office:value-type="float" office:value="1.16239" calcext:value-type="float">
            <text:p>1.16239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23388" calcext:value-type="float">
            <text:p>0.23388</text:p>
          </table:table-cell>
          <table:table-cell office:value-type="float" office:value="0.156274" calcext:value-type="float">
            <text:p>0.156274</text:p>
          </table:table-cell>
          <table:table-cell office:value-type="float" office:value="1.17024" calcext:value-type="float">
            <text:p>1.1702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34645" calcext:value-type="float">
            <text:p>0.234645</text:p>
          </table:table-cell>
          <table:table-cell office:value-type="float" office:value="0.158121" calcext:value-type="float">
            <text:p>0.158121</text:p>
          </table:table-cell>
          <table:table-cell office:value-type="float" office:value="1.1781" calcext:value-type="float">
            <text:p>1.178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235396" calcext:value-type="float">
            <text:p>0.235396</text:p>
          </table:table-cell>
          <table:table-cell office:value-type="float" office:value="0.159975" calcext:value-type="float">
            <text:p>0.159975</text:p>
          </table:table-cell>
          <table:table-cell office:value-type="float" office:value="1.18595" calcext:value-type="float">
            <text:p>1.18595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236133" calcext:value-type="float">
            <text:p>0.236133</text:p>
          </table:table-cell>
          <table:table-cell office:value-type="float" office:value="0.161835" calcext:value-type="float">
            <text:p>0.161835</text:p>
          </table:table-cell>
          <table:table-cell office:value-type="float" office:value="1.19381" calcext:value-type="float">
            <text:p>1.1938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236854" calcext:value-type="float">
            <text:p>0.236854</text:p>
          </table:table-cell>
          <table:table-cell office:value-type="float" office:value="0.1637" calcext:value-type="float">
            <text:p>0.1637</text:p>
          </table:table-cell>
          <table:table-cell office:value-type="float" office:value="1.20166" calcext:value-type="float">
            <text:p>1.2016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237561" calcext:value-type="float">
            <text:p>0.237561</text:p>
          </table:table-cell>
          <table:table-cell office:value-type="float" office:value="0.165571" calcext:value-type="float">
            <text:p>0.165571</text:p>
          </table:table-cell>
          <table:table-cell office:value-type="float" office:value="1.20951" calcext:value-type="float">
            <text:p>1.2095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238253" calcext:value-type="float">
            <text:p>0.238253</text:p>
          </table:table-cell>
          <table:table-cell office:value-type="float" office:value="0.167447" calcext:value-type="float">
            <text:p>0.167447</text:p>
          </table:table-cell>
          <table:table-cell office:value-type="float" office:value="1.21737" calcext:value-type="float">
            <text:p>1.2173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238931" calcext:value-type="float">
            <text:p>0.238931</text:p>
          </table:table-cell>
          <table:table-cell office:value-type="float" office:value="0.169329" calcext:value-type="float">
            <text:p>0.169329</text:p>
          </table:table-cell>
          <table:table-cell office:value-type="float" office:value="1.22522" calcext:value-type="float">
            <text:p>1.22522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239594" calcext:value-type="float">
            <text:p>0.239594</text:p>
          </table:table-cell>
          <table:table-cell office:value-type="float" office:value="0.171216" calcext:value-type="float">
            <text:p>0.171216</text:p>
          </table:table-cell>
          <table:table-cell office:value-type="float" office:value="1.23308" calcext:value-type="float">
            <text:p>1.23308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240241" calcext:value-type="float">
            <text:p>0.240241</text:p>
          </table:table-cell>
          <table:table-cell office:value-type="float" office:value="0.173108" calcext:value-type="float">
            <text:p>0.173108</text:p>
          </table:table-cell>
          <table:table-cell office:value-type="float" office:value="1.24093" calcext:value-type="float">
            <text:p>1.24093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240874" calcext:value-type="float">
            <text:p>0.240874</text:p>
          </table:table-cell>
          <table:table-cell office:value-type="float" office:value="0.175005" calcext:value-type="float">
            <text:p>0.175005</text:p>
          </table:table-cell>
          <table:table-cell office:value-type="float" office:value="1.24878" calcext:value-type="float">
            <text:p>1.2487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41492" calcext:value-type="float">
            <text:p>0.241492</text:p>
          </table:table-cell>
          <table:table-cell office:value-type="float" office:value="0.176908" calcext:value-type="float">
            <text:p>0.176908</text:p>
          </table:table-cell>
          <table:table-cell office:value-type="float" office:value="1.25664" calcext:value-type="float">
            <text:p>1.25664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242095" calcext:value-type="float">
            <text:p>0.242095</text:p>
          </table:table-cell>
          <table:table-cell office:value-type="float" office:value="0.178814" calcext:value-type="float">
            <text:p>0.178814</text:p>
          </table:table-cell>
          <table:table-cell office:value-type="float" office:value="1.26449" calcext:value-type="float">
            <text:p>1.26449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242683" calcext:value-type="float">
            <text:p>0.242683</text:p>
          </table:table-cell>
          <table:table-cell office:value-type="float" office:value="0.180726" calcext:value-type="float">
            <text:p>0.180726</text:p>
          </table:table-cell>
          <table:table-cell office:value-type="float" office:value="1.27235" calcext:value-type="float">
            <text:p>1.27235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243257" calcext:value-type="float">
            <text:p>0.243257</text:p>
          </table:table-cell>
          <table:table-cell office:value-type="float" office:value="0.182642" calcext:value-type="float">
            <text:p>0.182642</text:p>
          </table:table-cell>
          <table:table-cell office:value-type="float" office:value="1.2802" calcext:value-type="float">
            <text:p>1.280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243815" calcext:value-type="float">
            <text:p>0.243815</text:p>
          </table:table-cell>
          <table:table-cell office:value-type="float" office:value="0.184563" calcext:value-type="float">
            <text:p>0.184563</text:p>
          </table:table-cell>
          <table:table-cell office:value-type="float" office:value="1.28805" calcext:value-type="float">
            <text:p>1.2880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244357" calcext:value-type="float">
            <text:p>0.244357</text:p>
          </table:table-cell>
          <table:table-cell office:value-type="float" office:value="0.186488" calcext:value-type="float">
            <text:p>0.186488</text:p>
          </table:table-cell>
          <table:table-cell office:value-type="float" office:value="1.29591" calcext:value-type="float">
            <text:p>1.2959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244885" calcext:value-type="float">
            <text:p>0.244885</text:p>
          </table:table-cell>
          <table:table-cell office:value-type="float" office:value="0.188417" calcext:value-type="float">
            <text:p>0.188417</text:p>
          </table:table-cell>
          <table:table-cell office:value-type="float" office:value="1.30376" calcext:value-type="float">
            <text:p>1.30376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245398" calcext:value-type="float">
            <text:p>0.245398</text:p>
          </table:table-cell>
          <table:table-cell office:value-type="float" office:value="0.19035" calcext:value-type="float">
            <text:p>0.19035</text:p>
          </table:table-cell>
          <table:table-cell office:value-type="float" office:value="1.31161" calcext:value-type="float">
            <text:p>1.3116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245895" calcext:value-type="float">
            <text:p>0.245895</text:p>
          </table:table-cell>
          <table:table-cell office:value-type="float" office:value="0.192287" calcext:value-type="float">
            <text:p>0.192287</text:p>
          </table:table-cell>
          <table:table-cell office:value-type="float" office:value="1.31947" calcext:value-type="float">
            <text:p>1.31947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246377" calcext:value-type="float">
            <text:p>0.246377</text:p>
          </table:table-cell>
          <table:table-cell office:value-type="float" office:value="0.194228" calcext:value-type="float">
            <text:p>0.194228</text:p>
          </table:table-cell>
          <table:table-cell office:value-type="float" office:value="1.32732" calcext:value-type="float">
            <text:p>1.3273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46844" calcext:value-type="float">
            <text:p>0.246844</text:p>
          </table:table-cell>
          <table:table-cell office:value-type="float" office:value="0.196173" calcext:value-type="float">
            <text:p>0.196173</text:p>
          </table:table-cell>
          <table:table-cell office:value-type="float" office:value="1.33518" calcext:value-type="float">
            <text:p>1.33518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247296" calcext:value-type="float">
            <text:p>0.247296</text:p>
          </table:table-cell>
          <table:table-cell office:value-type="float" office:value="0.198121" calcext:value-type="float">
            <text:p>0.198121</text:p>
          </table:table-cell>
          <table:table-cell office:value-type="float" office:value="1.34303" calcext:value-type="float">
            <text:p>1.34303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247732" calcext:value-type="float">
            <text:p>0.247732</text:p>
          </table:table-cell>
          <table:table-cell office:value-type="float" office:value="0.200073" calcext:value-type="float">
            <text:p>0.200073</text:p>
          </table:table-cell>
          <table:table-cell office:value-type="float" office:value="1.35088" calcext:value-type="float">
            <text:p>1.35088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248153" calcext:value-type="float">
            <text:p>0.248153</text:p>
          </table:table-cell>
          <table:table-cell office:value-type="float" office:value="0.202028" calcext:value-type="float">
            <text:p>0.202028</text:p>
          </table:table-cell>
          <table:table-cell office:value-type="float" office:value="1.35874" calcext:value-type="float">
            <text:p>1.35874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248559" calcext:value-type="float">
            <text:p>0.248559</text:p>
          </table:table-cell>
          <table:table-cell office:value-type="float" office:value="0.203987" calcext:value-type="float">
            <text:p>0.203987</text:p>
          </table:table-cell>
          <table:table-cell office:value-type="float" office:value="1.36659" calcext:value-type="float">
            <text:p>1.3665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248949" calcext:value-type="float">
            <text:p>0.248949</text:p>
          </table:table-cell>
          <table:table-cell office:value-type="float" office:value="0.205948" calcext:value-type="float">
            <text:p>0.205948</text:p>
          </table:table-cell>
          <table:table-cell office:value-type="float" office:value="1.37445" calcext:value-type="float">
            <text:p>1.3744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249323" calcext:value-type="float">
            <text:p>0.249323</text:p>
          </table:table-cell>
          <table:table-cell office:value-type="float" office:value="0.207913" calcext:value-type="float">
            <text:p>0.207913</text:p>
          </table:table-cell>
          <table:table-cell office:value-type="float" office:value="1.3823" calcext:value-type="float">
            <text:p>1.3823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249683" calcext:value-type="float">
            <text:p>0.249683</text:p>
          </table:table-cell>
          <table:table-cell office:value-type="float" office:value="0.20988" calcext:value-type="float">
            <text:p>0.20988</text:p>
          </table:table-cell>
          <table:table-cell office:value-type="float" office:value="1.39015" calcext:value-type="float">
            <text:p>1.39015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250027" calcext:value-type="float">
            <text:p>0.250027</text:p>
          </table:table-cell>
          <table:table-cell office:value-type="float" office:value="0.211851" calcext:value-type="float">
            <text:p>0.211851</text:p>
          </table:table-cell>
          <table:table-cell office:value-type="float" office:value="1.39801" calcext:value-type="float">
            <text:p>1.3980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250355" calcext:value-type="float">
            <text:p>0.250355</text:p>
          </table:table-cell>
          <table:table-cell office:value-type="float" office:value="0.213823" calcext:value-type="float">
            <text:p>0.213823</text:p>
          </table:table-cell>
          <table:table-cell office:value-type="float" office:value="1.40586" calcext:value-type="float">
            <text:p>1.4058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50668" calcext:value-type="float">
            <text:p>0.250668</text:p>
          </table:table-cell>
          <table:table-cell office:value-type="float" office:value="0.215799" calcext:value-type="float">
            <text:p>0.215799</text:p>
          </table:table-cell>
          <table:table-cell office:value-type="float" office:value="1.41372" calcext:value-type="float">
            <text:p>1.41372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250965" calcext:value-type="float">
            <text:p>0.250965</text:p>
          </table:table-cell>
          <table:table-cell office:value-type="float" office:value="0.217777" calcext:value-type="float">
            <text:p>0.217777</text:p>
          </table:table-cell>
          <table:table-cell office:value-type="float" office:value="1.42157" calcext:value-type="float">
            <text:p>1.42157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251247" calcext:value-type="float">
            <text:p>0.251247</text:p>
          </table:table-cell>
          <table:table-cell office:value-type="float" office:value="0.219757" calcext:value-type="float">
            <text:p>0.219757</text:p>
          </table:table-cell>
          <table:table-cell office:value-type="float" office:value="1.42942" calcext:value-type="float">
            <text:p>1.4294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251513" calcext:value-type="float">
            <text:p>0.251513</text:p>
          </table:table-cell>
          <table:table-cell office:value-type="float" office:value="0.221739" calcext:value-type="float">
            <text:p>0.221739</text:p>
          </table:table-cell>
          <table:table-cell office:value-type="float" office:value="1.43728" calcext:value-type="float">
            <text:p>1.43728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251764" calcext:value-type="float">
            <text:p>0.251764</text:p>
          </table:table-cell>
          <table:table-cell office:value-type="float" office:value="0.223723" calcext:value-type="float">
            <text:p>0.223723</text:p>
          </table:table-cell>
          <table:table-cell office:value-type="float" office:value="1.44513" calcext:value-type="float">
            <text:p>1.4451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251999" calcext:value-type="float">
            <text:p>0.251999</text:p>
          </table:table-cell>
          <table:table-cell office:value-type="float" office:value="0.225709" calcext:value-type="float">
            <text:p>0.225709</text:p>
          </table:table-cell>
          <table:table-cell office:value-type="float" office:value="1.45299" calcext:value-type="float">
            <text:p>1.45299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252219" calcext:value-type="float">
            <text:p>0.252219</text:p>
          </table:table-cell>
          <table:table-cell office:value-type="float" office:value="0.227697" calcext:value-type="float">
            <text:p>0.227697</text:p>
          </table:table-cell>
          <table:table-cell office:value-type="float" office:value="1.46084" calcext:value-type="float">
            <text:p>1.46084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252422" calcext:value-type="float">
            <text:p>0.252422</text:p>
          </table:table-cell>
          <table:table-cell office:value-type="float" office:value="0.229687" calcext:value-type="float">
            <text:p>0.229687</text:p>
          </table:table-cell>
          <table:table-cell office:value-type="float" office:value="1.46869" calcext:value-type="float">
            <text:p>1.46869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252611" calcext:value-type="float">
            <text:p>0.252611</text:p>
          </table:table-cell>
          <table:table-cell office:value-type="float" office:value="0.231678" calcext:value-type="float">
            <text:p>0.231678</text:p>
          </table:table-cell>
          <table:table-cell office:value-type="float" office:value="1.47655" calcext:value-type="float">
            <text:p>1.4765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252783" calcext:value-type="float">
            <text:p>0.252783</text:p>
          </table:table-cell>
          <table:table-cell office:value-type="float" office:value="0.23367" calcext:value-type="float">
            <text:p>0.23367</text:p>
          </table:table-cell>
          <table:table-cell office:value-type="float" office:value="1.4844" calcext:value-type="float">
            <text:p>1.484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235664" calcext:value-type="float">
            <text:p>0.235664</text:p>
          </table:table-cell>
          <table:table-cell office:value-type="float" office:value="1.49226" calcext:value-type="float">
            <text:p>1.49226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253081" calcext:value-type="float">
            <text:p>0.253081</text:p>
          </table:table-cell>
          <table:table-cell office:value-type="float" office:value="0.237659" calcext:value-type="float">
            <text:p>0.237659</text:p>
          </table:table-cell>
          <table:table-cell office:value-type="float" office:value="1.50011" calcext:value-type="float">
            <text:p>1.50011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253207" calcext:value-type="float">
            <text:p>0.253207</text:p>
          </table:table-cell>
          <table:table-cell office:value-type="float" office:value="0.239655" calcext:value-type="float">
            <text:p>0.239655</text:p>
          </table:table-cell>
          <table:table-cell office:value-type="float" office:value="1.50796" calcext:value-type="float">
            <text:p>1.50796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253317" calcext:value-type="float">
            <text:p>0.253317</text:p>
          </table:table-cell>
          <table:table-cell office:value-type="float" office:value="0.241652" calcext:value-type="float">
            <text:p>0.241652</text:p>
          </table:table-cell>
          <table:table-cell office:value-type="float" office:value="1.51582" calcext:value-type="float">
            <text:p>1.5158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253411" calcext:value-type="float">
            <text:p>0.253411</text:p>
          </table:table-cell>
          <table:table-cell office:value-type="float" office:value="0.24365" calcext:value-type="float">
            <text:p>0.24365</text:p>
          </table:table-cell>
          <table:table-cell office:value-type="float" office:value="1.52367" calcext:value-type="float">
            <text:p>1.5236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25349" calcext:value-type="float">
            <text:p>0.25349</text:p>
          </table:table-cell>
          <table:table-cell office:value-type="float" office:value="0.245648" calcext:value-type="float">
            <text:p>0.245648</text:p>
          </table:table-cell>
          <table:table-cell office:value-type="float" office:value="1.53153" calcext:value-type="float">
            <text:p>1.53153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253552" calcext:value-type="float">
            <text:p>0.253552</text:p>
          </table:table-cell>
          <table:table-cell office:value-type="float" office:value="0.247647" calcext:value-type="float">
            <text:p>0.247647</text:p>
          </table:table-cell>
          <table:table-cell office:value-type="float" office:value="1.53938" calcext:value-type="float">
            <text:p>1.53938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253599" calcext:value-type="float">
            <text:p>0.253599</text:p>
          </table:table-cell>
          <table:table-cell office:value-type="float" office:value="0.249647" calcext:value-type="float">
            <text:p>0.249647</text:p>
          </table:table-cell>
          <table:table-cell office:value-type="float" office:value="1.54723" calcext:value-type="float">
            <text:p>1.54723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253631" calcext:value-type="float">
            <text:p>0.253631</text:p>
          </table:table-cell>
          <table:table-cell office:value-type="float" office:value="0.251647" calcext:value-type="float">
            <text:p>0.251647</text:p>
          </table:table-cell>
          <table:table-cell office:value-type="float" office:value="1.55509" calcext:value-type="float">
            <text:p>1.55509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table:number-columns-repeated="2" office:value-type="float" office:value="0.253647" calcext:value-type="float">
            <text:p>0.253647</text:p>
          </table:table-cell>
          <table:table-cell office:value-type="float" office:value="1.56294" calcext:value-type="float">
            <text:p>1.56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3647" calcext:value-type="float">
            <text:p>0.253647</text:p>
          </table:table-cell>
          <table:table-cell office:value-type="float" office:value="0.255647" calcext:value-type="float">
            <text:p>0.255647</text:p>
          </table:table-cell>
          <table:table-cell office:value-type="float" office:value="1.5708" calcext:value-type="float">
            <text:p>1.5708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253631" calcext:value-type="float">
            <text:p>0.253631</text:p>
          </table:table-cell>
          <table:table-cell office:value-type="float" office:value="0.257647" calcext:value-type="float">
            <text:p>0.257647</text:p>
          </table:table-cell>
          <table:table-cell office:value-type="float" office:value="1.57865" calcext:value-type="float">
            <text:p>1.57865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253599" calcext:value-type="float">
            <text:p>0.253599</text:p>
          </table:table-cell>
          <table:table-cell office:value-type="float" office:value="0.259646" calcext:value-type="float">
            <text:p>0.259646</text:p>
          </table:table-cell>
          <table:table-cell office:value-type="float" office:value="1.5865" calcext:value-type="float">
            <text:p>1.5865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253552" calcext:value-type="float">
            <text:p>0.253552</text:p>
          </table:table-cell>
          <table:table-cell office:value-type="float" office:value="0.261646" calcext:value-type="float">
            <text:p>0.261646</text:p>
          </table:table-cell>
          <table:table-cell office:value-type="float" office:value="1.59436" calcext:value-type="float">
            <text:p>1.5943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25349" calcext:value-type="float">
            <text:p>0.25349</text:p>
          </table:table-cell>
          <table:table-cell office:value-type="float" office:value="0.263645" calcext:value-type="float">
            <text:p>0.263645</text:p>
          </table:table-cell>
          <table:table-cell office:value-type="float" office:value="1.60221" calcext:value-type="float">
            <text:p>1.6022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253411" calcext:value-type="float">
            <text:p>0.253411</text:p>
          </table:table-cell>
          <table:table-cell office:value-type="float" office:value="0.265643" calcext:value-type="float">
            <text:p>0.265643</text:p>
          </table:table-cell>
          <table:table-cell office:value-type="float" office:value="1.61007" calcext:value-type="float">
            <text:p>1.6100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253317" calcext:value-type="float">
            <text:p>0.253317</text:p>
          </table:table-cell>
          <table:table-cell office:value-type="float" office:value="0.267641" calcext:value-type="float">
            <text:p>0.267641</text:p>
          </table:table-cell>
          <table:table-cell office:value-type="float" office:value="1.61792" calcext:value-type="float">
            <text:p>1.6179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253207" calcext:value-type="float">
            <text:p>0.253207</text:p>
          </table:table-cell>
          <table:table-cell office:value-type="float" office:value="0.269638" calcext:value-type="float">
            <text:p>0.269638</text:p>
          </table:table-cell>
          <table:table-cell office:value-type="float" office:value="1.62577" calcext:value-type="float">
            <text:p>1.6257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253081" calcext:value-type="float">
            <text:p>0.253081</text:p>
          </table:table-cell>
          <table:table-cell office:value-type="float" office:value="0.271634" calcext:value-type="float">
            <text:p>0.271634</text:p>
          </table:table-cell>
          <table:table-cell office:value-type="float" office:value="1.63363" calcext:value-type="float">
            <text:p>1.6336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273629" calcext:value-type="float">
            <text:p>0.273629</text:p>
          </table:table-cell>
          <table:table-cell office:value-type="float" office:value="1.64148" calcext:value-type="float">
            <text:p>1.6414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252783" calcext:value-type="float">
            <text:p>0.252783</text:p>
          </table:table-cell>
          <table:table-cell office:value-type="float" office:value="0.275623" calcext:value-type="float">
            <text:p>0.275623</text:p>
          </table:table-cell>
          <table:table-cell office:value-type="float" office:value="1.64934" calcext:value-type="float">
            <text:p>1.64934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252611" calcext:value-type="float">
            <text:p>0.252611</text:p>
          </table:table-cell>
          <table:table-cell office:value-type="float" office:value="0.277615" calcext:value-type="float">
            <text:p>0.277615</text:p>
          </table:table-cell>
          <table:table-cell office:value-type="float" office:value="1.65719" calcext:value-type="float">
            <text:p>1.6571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252422" calcext:value-type="float">
            <text:p>0.252422</text:p>
          </table:table-cell>
          <table:table-cell office:value-type="float" office:value="0.279607" calcext:value-type="float">
            <text:p>0.279607</text:p>
          </table:table-cell>
          <table:table-cell office:value-type="float" office:value="1.66504" calcext:value-type="float">
            <text:p>1.6650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252219" calcext:value-type="float">
            <text:p>0.252219</text:p>
          </table:table-cell>
          <table:table-cell office:value-type="float" office:value="0.281596" calcext:value-type="float">
            <text:p>0.281596</text:p>
          </table:table-cell>
          <table:table-cell office:value-type="float" office:value="1.6729" calcext:value-type="float">
            <text:p>1.6729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251999" calcext:value-type="float">
            <text:p>0.251999</text:p>
          </table:table-cell>
          <table:table-cell office:value-type="float" office:value="0.283584" calcext:value-type="float">
            <text:p>0.283584</text:p>
          </table:table-cell>
          <table:table-cell office:value-type="float" office:value="1.68075" calcext:value-type="float">
            <text:p>1.6807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251764" calcext:value-type="float">
            <text:p>0.251764</text:p>
          </table:table-cell>
          <table:table-cell office:value-type="float" office:value="0.28557" calcext:value-type="float">
            <text:p>0.28557</text:p>
          </table:table-cell>
          <table:table-cell office:value-type="float" office:value="1.68861" calcext:value-type="float">
            <text:p>1.6886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251513" calcext:value-type="float">
            <text:p>0.251513</text:p>
          </table:table-cell>
          <table:table-cell office:value-type="float" office:value="0.287554" calcext:value-type="float">
            <text:p>0.287554</text:p>
          </table:table-cell>
          <table:table-cell office:value-type="float" office:value="1.69646" calcext:value-type="float">
            <text:p>1.69646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251247" calcext:value-type="float">
            <text:p>0.251247</text:p>
          </table:table-cell>
          <table:table-cell office:value-type="float" office:value="0.289537" calcext:value-type="float">
            <text:p>0.289537</text:p>
          </table:table-cell>
          <table:table-cell office:value-type="float" office:value="1.70431" calcext:value-type="float">
            <text:p>1.7043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250965" calcext:value-type="float">
            <text:p>0.250965</text:p>
          </table:table-cell>
          <table:table-cell office:value-type="float" office:value="0.291517" calcext:value-type="float">
            <text:p>0.291517</text:p>
          </table:table-cell>
          <table:table-cell office:value-type="float" office:value="1.71217" calcext:value-type="float">
            <text:p>1.71217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250668" calcext:value-type="float">
            <text:p>0.250668</text:p>
          </table:table-cell>
          <table:table-cell office:value-type="float" office:value="0.293494" calcext:value-type="float">
            <text:p>0.293494</text:p>
          </table:table-cell>
          <table:table-cell office:value-type="float" office:value="1.72002" calcext:value-type="float">
            <text:p>1.7200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250355" calcext:value-type="float">
            <text:p>0.250355</text:p>
          </table:table-cell>
          <table:table-cell office:value-type="float" office:value="0.29547" calcext:value-type="float">
            <text:p>0.29547</text:p>
          </table:table-cell>
          <table:table-cell office:value-type="float" office:value="1.72788" calcext:value-type="float">
            <text:p>1.7278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250027" calcext:value-type="float">
            <text:p>0.250027</text:p>
          </table:table-cell>
          <table:table-cell office:value-type="float" office:value="0.297443" calcext:value-type="float">
            <text:p>0.297443</text:p>
          </table:table-cell>
          <table:table-cell office:value-type="float" office:value="1.73573" calcext:value-type="float">
            <text:p>1.73573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249683" calcext:value-type="float">
            <text:p>0.249683</text:p>
          </table:table-cell>
          <table:table-cell office:value-type="float" office:value="0.299413" calcext:value-type="float">
            <text:p>0.299413</text:p>
          </table:table-cell>
          <table:table-cell office:value-type="float" office:value="1.74358" calcext:value-type="float">
            <text:p>1.74358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249323" calcext:value-type="float">
            <text:p>0.249323</text:p>
          </table:table-cell>
          <table:table-cell office:value-type="float" office:value="0.30138" calcext:value-type="float">
            <text:p>0.30138</text:p>
          </table:table-cell>
          <table:table-cell office:value-type="float" office:value="1.75144" calcext:value-type="float">
            <text:p>1.7514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248949" calcext:value-type="float">
            <text:p>0.248949</text:p>
          </table:table-cell>
          <table:table-cell office:value-type="float" office:value="0.303345" calcext:value-type="float">
            <text:p>0.303345</text:p>
          </table:table-cell>
          <table:table-cell office:value-type="float" office:value="1.75929" calcext:value-type="float">
            <text:p>1.7592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248559" calcext:value-type="float">
            <text:p>0.248559</text:p>
          </table:table-cell>
          <table:table-cell office:value-type="float" office:value="0.305306" calcext:value-type="float">
            <text:p>0.305306</text:p>
          </table:table-cell>
          <table:table-cell office:value-type="float" office:value="1.76715" calcext:value-type="float">
            <text:p>1.7671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248153" calcext:value-type="float">
            <text:p>0.248153</text:p>
          </table:table-cell>
          <table:table-cell office:value-type="float" office:value="0.307265" calcext:value-type="float">
            <text:p>0.307265</text:p>
          </table:table-cell>
          <table:table-cell office:value-type="float" office:value="1.775" calcext:value-type="float">
            <text:p>1.775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247732" calcext:value-type="float">
            <text:p>0.247732</text:p>
          </table:table-cell>
          <table:table-cell office:value-type="float" office:value="0.30922" calcext:value-type="float">
            <text:p>0.30922</text:p>
          </table:table-cell>
          <table:table-cell office:value-type="float" office:value="1.78285" calcext:value-type="float">
            <text:p>1.7828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247296" calcext:value-type="float">
            <text:p>0.247296</text:p>
          </table:table-cell>
          <table:table-cell office:value-type="float" office:value="0.311172" calcext:value-type="float">
            <text:p>0.311172</text:p>
          </table:table-cell>
          <table:table-cell office:value-type="float" office:value="1.79071" calcext:value-type="float">
            <text:p>1.79071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246844" calcext:value-type="float">
            <text:p>0.246844</text:p>
          </table:table-cell>
          <table:table-cell office:value-type="float" office:value="0.31312" calcext:value-type="float">
            <text:p>0.31312</text:p>
          </table:table-cell>
          <table:table-cell office:value-type="float" office:value="1.79856" calcext:value-type="float">
            <text:p>1.7985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246377" calcext:value-type="float">
            <text:p>0.246377</text:p>
          </table:table-cell>
          <table:table-cell office:value-type="float" office:value="0.315065" calcext:value-type="float">
            <text:p>0.315065</text:p>
          </table:table-cell>
          <table:table-cell office:value-type="float" office:value="1.80642" calcext:value-type="float">
            <text:p>1.8064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245895" calcext:value-type="float">
            <text:p>0.245895</text:p>
          </table:table-cell>
          <table:table-cell office:value-type="float" office:value="0.317006" calcext:value-type="float">
            <text:p>0.317006</text:p>
          </table:table-cell>
          <table:table-cell office:value-type="float" office:value="1.81427" calcext:value-type="float">
            <text:p>1.8142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245398" calcext:value-type="float">
            <text:p>0.245398</text:p>
          </table:table-cell>
          <table:table-cell office:value-type="float" office:value="0.318943" calcext:value-type="float">
            <text:p>0.318943</text:p>
          </table:table-cell>
          <table:table-cell office:value-type="float" office:value="1.82212" calcext:value-type="float">
            <text:p>1.8221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244885" calcext:value-type="float">
            <text:p>0.244885</text:p>
          </table:table-cell>
          <table:table-cell office:value-type="float" office:value="0.320876" calcext:value-type="float">
            <text:p>0.320876</text:p>
          </table:table-cell>
          <table:table-cell office:value-type="float" office:value="1.82998" calcext:value-type="float">
            <text:p>1.8299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244357" calcext:value-type="float">
            <text:p>0.244357</text:p>
          </table:table-cell>
          <table:table-cell office:value-type="float" office:value="0.322806" calcext:value-type="float">
            <text:p>0.322806</text:p>
          </table:table-cell>
          <table:table-cell office:value-type="float" office:value="1.83783" calcext:value-type="float">
            <text:p>1.8378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243815" calcext:value-type="float">
            <text:p>0.243815</text:p>
          </table:table-cell>
          <table:table-cell office:value-type="float" office:value="0.32473" calcext:value-type="float">
            <text:p>0.32473</text:p>
          </table:table-cell>
          <table:table-cell office:value-type="float" office:value="1.84569" calcext:value-type="float">
            <text:p>1.84569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243257" calcext:value-type="float">
            <text:p>0.243257</text:p>
          </table:table-cell>
          <table:table-cell office:value-type="float" office:value="0.326651" calcext:value-type="float">
            <text:p>0.326651</text:p>
          </table:table-cell>
          <table:table-cell office:value-type="float" office:value="1.85354" calcext:value-type="float">
            <text:p>1.8535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242683" calcext:value-type="float">
            <text:p>0.242683</text:p>
          </table:table-cell>
          <table:table-cell office:value-type="float" office:value="0.328567" calcext:value-type="float">
            <text:p>0.328567</text:p>
          </table:table-cell>
          <table:table-cell office:value-type="float" office:value="1.86139" calcext:value-type="float">
            <text:p>1.86139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242095" calcext:value-type="float">
            <text:p>0.242095</text:p>
          </table:table-cell>
          <table:table-cell office:value-type="float" office:value="0.330479" calcext:value-type="float">
            <text:p>0.330479</text:p>
          </table:table-cell>
          <table:table-cell office:value-type="float" office:value="1.86925" calcext:value-type="float">
            <text:p>1.86925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241492" calcext:value-type="float">
            <text:p>0.241492</text:p>
          </table:table-cell>
          <table:table-cell office:value-type="float" office:value="0.332386" calcext:value-type="float">
            <text:p>0.332386</text:p>
          </table:table-cell>
          <table:table-cell office:value-type="float" office:value="1.8771" calcext:value-type="float">
            <text:p>1.877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240874" calcext:value-type="float">
            <text:p>0.240874</text:p>
          </table:table-cell>
          <table:table-cell office:value-type="float" office:value="0.334288" calcext:value-type="float">
            <text:p>0.334288</text:p>
          </table:table-cell>
          <table:table-cell office:value-type="float" office:value="1.88496" calcext:value-type="float">
            <text:p>1.88496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240241" calcext:value-type="float">
            <text:p>0.240241</text:p>
          </table:table-cell>
          <table:table-cell office:value-type="float" office:value="0.336185" calcext:value-type="float">
            <text:p>0.336185</text:p>
          </table:table-cell>
          <table:table-cell office:value-type="float" office:value="1.89281" calcext:value-type="float">
            <text:p>1.89281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239594" calcext:value-type="float">
            <text:p>0.239594</text:p>
          </table:table-cell>
          <table:table-cell office:value-type="float" office:value="0.338077" calcext:value-type="float">
            <text:p>0.338077</text:p>
          </table:table-cell>
          <table:table-cell office:value-type="float" office:value="1.90066" calcext:value-type="float">
            <text:p>1.90066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238931" calcext:value-type="float">
            <text:p>0.238931</text:p>
          </table:table-cell>
          <table:table-cell office:value-type="float" office:value="0.339964" calcext:value-type="float">
            <text:p>0.339964</text:p>
          </table:table-cell>
          <table:table-cell office:value-type="float" office:value="1.90852" calcext:value-type="float">
            <text:p>1.9085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238253" calcext:value-type="float">
            <text:p>0.238253</text:p>
          </table:table-cell>
          <table:table-cell office:value-type="float" office:value="0.341846" calcext:value-type="float">
            <text:p>0.341846</text:p>
          </table:table-cell>
          <table:table-cell office:value-type="float" office:value="1.91637" calcext:value-type="float">
            <text:p>1.91637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237561" calcext:value-type="float">
            <text:p>0.237561</text:p>
          </table:table-cell>
          <table:table-cell office:value-type="float" office:value="0.343722" calcext:value-type="float">
            <text:p>0.343722</text:p>
          </table:table-cell>
          <table:table-cell office:value-type="float" office:value="1.92423" calcext:value-type="float">
            <text:p>1.92423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236854" calcext:value-type="float">
            <text:p>0.236854</text:p>
          </table:table-cell>
          <table:table-cell office:value-type="float" office:value="0.345593" calcext:value-type="float">
            <text:p>0.345593</text:p>
          </table:table-cell>
          <table:table-cell office:value-type="float" office:value="1.93208" calcext:value-type="float">
            <text:p>1.93208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236133" calcext:value-type="float">
            <text:p>0.236133</text:p>
          </table:table-cell>
          <table:table-cell office:value-type="float" office:value="0.347458" calcext:value-type="float">
            <text:p>0.347458</text:p>
          </table:table-cell>
          <table:table-cell office:value-type="float" office:value="1.93993" calcext:value-type="float">
            <text:p>1.9399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235396" calcext:value-type="float">
            <text:p>0.235396</text:p>
          </table:table-cell>
          <table:table-cell office:value-type="float" office:value="0.349318" calcext:value-type="float">
            <text:p>0.349318</text:p>
          </table:table-cell>
          <table:table-cell office:value-type="float" office:value="1.94779" calcext:value-type="float">
            <text:p>1.94779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234645" calcext:value-type="float">
            <text:p>0.234645</text:p>
          </table:table-cell>
          <table:table-cell office:value-type="float" office:value="0.351172" calcext:value-type="float">
            <text:p>0.351172</text:p>
          </table:table-cell>
          <table:table-cell office:value-type="float" office:value="1.95564" calcext:value-type="float">
            <text:p>1.9556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3388" calcext:value-type="float">
            <text:p>0.23388</text:p>
          </table:table-cell>
          <table:table-cell office:value-type="float" office:value="0.35302" calcext:value-type="float">
            <text:p>0.35302</text:p>
          </table:table-cell>
          <table:table-cell office:value-type="float" office:value="1.9635" calcext:value-type="float">
            <text:p>1.9635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354861" calcext:value-type="float">
            <text:p>0.354861</text:p>
          </table:table-cell>
          <table:table-cell office:value-type="float" office:value="1.97135" calcext:value-type="float">
            <text:p>1.9713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232306" calcext:value-type="float">
            <text:p>0.232306</text:p>
          </table:table-cell>
          <table:table-cell office:value-type="float" office:value="0.356697" calcext:value-type="float">
            <text:p>0.356697</text:p>
          </table:table-cell>
          <table:table-cell office:value-type="float" office:value="1.9792" calcext:value-type="float">
            <text:p>1.979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231497" calcext:value-type="float">
            <text:p>0.231497</text:p>
          </table:table-cell>
          <table:table-cell office:value-type="float" office:value="0.358526" calcext:value-type="float">
            <text:p>0.358526</text:p>
          </table:table-cell>
          <table:table-cell office:value-type="float" office:value="1.98706" calcext:value-type="float">
            <text:p>1.98706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230674" calcext:value-type="float">
            <text:p>0.230674</text:p>
          </table:table-cell>
          <table:table-cell office:value-type="float" office:value="0.360349" calcext:value-type="float">
            <text:p>0.360349</text:p>
          </table:table-cell>
          <table:table-cell office:value-type="float" office:value="1.99491" calcext:value-type="float">
            <text:p>1.99491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229837" calcext:value-type="float">
            <text:p>0.229837</text:p>
          </table:table-cell>
          <table:table-cell office:value-type="float" office:value="0.362165" calcext:value-type="float">
            <text:p>0.362165</text:p>
          </table:table-cell>
          <table:table-cell office:value-type="float" office:value="2.00277" calcext:value-type="float">
            <text:p>2.00277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228985" calcext:value-type="float">
            <text:p>0.228985</text:p>
          </table:table-cell>
          <table:table-cell office:value-type="float" office:value="0.363975" calcext:value-type="float">
            <text:p>0.363975</text:p>
          </table:table-cell>
          <table:table-cell office:value-type="float" office:value="2.01062" calcext:value-type="float">
            <text:p>2.01062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22812" calcext:value-type="float">
            <text:p>0.22812</text:p>
          </table:table-cell>
          <table:table-cell office:value-type="float" office:value="0.365778" calcext:value-type="float">
            <text:p>0.365778</text:p>
          </table:table-cell>
          <table:table-cell office:value-type="float" office:value="2.01847" calcext:value-type="float">
            <text:p>2.01847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22724" calcext:value-type="float">
            <text:p>0.22724</text:p>
          </table:table-cell>
          <table:table-cell office:value-type="float" office:value="0.367574" calcext:value-type="float">
            <text:p>0.367574</text:p>
          </table:table-cell>
          <table:table-cell office:value-type="float" office:value="2.02633" calcext:value-type="float">
            <text:p>2.02633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226346" calcext:value-type="float">
            <text:p>0.226346</text:p>
          </table:table-cell>
          <table:table-cell office:value-type="float" office:value="0.369363" calcext:value-type="float">
            <text:p>0.369363</text:p>
          </table:table-cell>
          <table:table-cell office:value-type="float" office:value="2.03418" calcext:value-type="float">
            <text:p>2.0341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225438" calcext:value-type="float">
            <text:p>0.225438</text:p>
          </table:table-cell>
          <table:table-cell office:value-type="float" office:value="0.371145" calcext:value-type="float">
            <text:p>0.371145</text:p>
          </table:table-cell>
          <table:table-cell office:value-type="float" office:value="2.04204" calcext:value-type="float">
            <text:p>2.04204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224516" calcext:value-type="float">
            <text:p>0.224516</text:p>
          </table:table-cell>
          <table:table-cell office:value-type="float" office:value="0.37292" calcext:value-type="float">
            <text:p>0.37292</text:p>
          </table:table-cell>
          <table:table-cell office:value-type="float" office:value="2.04989" calcext:value-type="float">
            <text:p>2.04989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22358" calcext:value-type="float">
            <text:p>0.22358</text:p>
          </table:table-cell>
          <table:table-cell office:value-type="float" office:value="0.374687" calcext:value-type="float">
            <text:p>0.374687</text:p>
          </table:table-cell>
          <table:table-cell office:value-type="float" office:value="2.05774" calcext:value-type="float">
            <text:p>2.05774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22263" calcext:value-type="float">
            <text:p>0.22263</text:p>
          </table:table-cell>
          <table:table-cell office:value-type="float" office:value="0.376447" calcext:value-type="float">
            <text:p>0.376447</text:p>
          </table:table-cell>
          <table:table-cell office:value-type="float" office:value="2.0656" calcext:value-type="float">
            <text:p>2.0656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221667" calcext:value-type="float">
            <text:p>0.221667</text:p>
          </table:table-cell>
          <table:table-cell office:value-type="float" office:value="0.3782" calcext:value-type="float">
            <text:p>0.3782</text:p>
          </table:table-cell>
          <table:table-cell office:value-type="float" office:value="2.07345" calcext:value-type="float">
            <text:p>2.07345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22069" calcext:value-type="float">
            <text:p>0.22069</text:p>
          </table:table-cell>
          <table:table-cell office:value-type="float" office:value="0.379945" calcext:value-type="float">
            <text:p>0.379945</text:p>
          </table:table-cell>
          <table:table-cell office:value-type="float" office:value="2.08131" calcext:value-type="float">
            <text:p>2.08131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219699" calcext:value-type="float">
            <text:p>0.219699</text:p>
          </table:table-cell>
          <table:table-cell office:value-type="float" office:value="0.381682" calcext:value-type="float">
            <text:p>0.381682</text:p>
          </table:table-cell>
          <table:table-cell office:value-type="float" office:value="2.08916" calcext:value-type="float">
            <text:p>2.08916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218694" calcext:value-type="float">
            <text:p>0.218694</text:p>
          </table:table-cell>
          <table:table-cell office:value-type="float" office:value="0.383412" calcext:value-type="float">
            <text:p>0.383412</text:p>
          </table:table-cell>
          <table:table-cell office:value-type="float" office:value="2.09701" calcext:value-type="float">
            <text:p>2.09701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217676" calcext:value-type="float">
            <text:p>0.217676</text:p>
          </table:table-cell>
          <table:table-cell office:value-type="float" office:value="0.385133" calcext:value-type="float">
            <text:p>0.385133</text:p>
          </table:table-cell>
          <table:table-cell office:value-type="float" office:value="2.10487" calcext:value-type="float">
            <text:p>2.10487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216644" calcext:value-type="float">
            <text:p>0.216644</text:p>
          </table:table-cell>
          <table:table-cell office:value-type="float" office:value="0.386846" calcext:value-type="float">
            <text:p>0.386846</text:p>
          </table:table-cell>
          <table:table-cell office:value-type="float" office:value="2.11272" calcext:value-type="float">
            <text:p>2.1127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215599" calcext:value-type="float">
            <text:p>0.215599</text:p>
          </table:table-cell>
          <table:table-cell office:value-type="float" office:value="0.388552" calcext:value-type="float">
            <text:p>0.388552</text:p>
          </table:table-cell>
          <table:table-cell office:value-type="float" office:value="2.12058" calcext:value-type="float">
            <text:p>2.12058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214541" calcext:value-type="float">
            <text:p>0.214541</text:p>
          </table:table-cell>
          <table:table-cell office:value-type="float" office:value="0.390249" calcext:value-type="float">
            <text:p>0.390249</text:p>
          </table:table-cell>
          <table:table-cell office:value-type="float" office:value="2.12843" calcext:value-type="float">
            <text:p>2.12843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213469" calcext:value-type="float">
            <text:p>0.213469</text:p>
          </table:table-cell>
          <table:table-cell office:value-type="float" office:value="0.391937" calcext:value-type="float">
            <text:p>0.391937</text:p>
          </table:table-cell>
          <table:table-cell office:value-type="float" office:value="2.13628" calcext:value-type="float">
            <text:p>2.13628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212385" calcext:value-type="float">
            <text:p>0.212385</text:p>
          </table:table-cell>
          <table:table-cell office:value-type="float" office:value="0.393618" calcext:value-type="float">
            <text:p>0.393618</text:p>
          </table:table-cell>
          <table:table-cell office:value-type="float" office:value="2.14414" calcext:value-type="float">
            <text:p>2.14414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211286" calcext:value-type="float">
            <text:p>0.211286</text:p>
          </table:table-cell>
          <table:table-cell office:value-type="float" office:value="0.395289" calcext:value-type="float">
            <text:p>0.395289</text:p>
          </table:table-cell>
          <table:table-cell office:value-type="float" office:value="2.15199" calcext:value-type="float">
            <text:p>2.1519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210175" calcext:value-type="float">
            <text:p>0.210175</text:p>
          </table:table-cell>
          <table:table-cell office:value-type="float" office:value="0.396952" calcext:value-type="float">
            <text:p>0.396952</text:p>
          </table:table-cell>
          <table:table-cell office:value-type="float" office:value="2.15984" calcext:value-type="float">
            <text:p>2.1598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209051" calcext:value-type="float">
            <text:p>0.209051</text:p>
          </table:table-cell>
          <table:table-cell office:value-type="float" office:value="0.398606" calcext:value-type="float">
            <text:p>0.398606</text:p>
          </table:table-cell>
          <table:table-cell office:value-type="float" office:value="2.1677" calcext:value-type="float">
            <text:p>2.1677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207914" calcext:value-type="float">
            <text:p>0.207914</text:p>
          </table:table-cell>
          <table:table-cell office:value-type="float" office:value="0.400252" calcext:value-type="float">
            <text:p>0.400252</text:p>
          </table:table-cell>
          <table:table-cell office:value-type="float" office:value="2.17555" calcext:value-type="float">
            <text:p>2.17555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206764" calcext:value-type="float">
            <text:p>0.206764</text:p>
          </table:table-cell>
          <table:table-cell office:value-type="float" office:value="0.401888" calcext:value-type="float">
            <text:p>0.401888</text:p>
          </table:table-cell>
          <table:table-cell office:value-type="float" office:value="2.18341" calcext:value-type="float">
            <text:p>2.1834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205601" calcext:value-type="float">
            <text:p>0.205601</text:p>
          </table:table-cell>
          <table:table-cell office:value-type="float" office:value="0.403515" calcext:value-type="float">
            <text:p>0.403515</text:p>
          </table:table-cell>
          <table:table-cell office:value-type="float" office:value="2.19126" calcext:value-type="float">
            <text:p>2.1912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204426" calcext:value-type="float">
            <text:p>0.204426</text:p>
          </table:table-cell>
          <table:table-cell office:value-type="float" office:value="0.405133" calcext:value-type="float">
            <text:p>0.405133</text:p>
          </table:table-cell>
          <table:table-cell office:value-type="float" office:value="2.19911" calcext:value-type="float">
            <text:p>2.19911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203237" calcext:value-type="float">
            <text:p>0.203237</text:p>
          </table:table-cell>
          <table:table-cell office:value-type="float" office:value="0.406742" calcext:value-type="float">
            <text:p>0.406742</text:p>
          </table:table-cell>
          <table:table-cell office:value-type="float" office:value="2.20697" calcext:value-type="float">
            <text:p>2.20697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0.408341" calcext:value-type="float">
            <text:p>0.408341</text:p>
          </table:table-cell>
          <table:table-cell office:value-type="float" office:value="2.21482" calcext:value-type="float">
            <text:p>2.21482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200823" calcext:value-type="float">
            <text:p>0.200823</text:p>
          </table:table-cell>
          <table:table-cell office:value-type="float" office:value="0.409931" calcext:value-type="float">
            <text:p>0.409931</text:p>
          </table:table-cell>
          <table:table-cell office:value-type="float" office:value="2.22268" calcext:value-type="float">
            <text:p>2.22268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199597" calcext:value-type="float">
            <text:p>0.199597</text:p>
          </table:table-cell>
          <table:table-cell office:value-type="float" office:value="0.411511" calcext:value-type="float">
            <text:p>0.411511</text:p>
          </table:table-cell>
          <table:table-cell office:value-type="float" office:value="2.23053" calcext:value-type="float">
            <text:p>2.23053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198359" calcext:value-type="float">
            <text:p>0.198359</text:p>
          </table:table-cell>
          <table:table-cell office:value-type="float" office:value="0.413082" calcext:value-type="float">
            <text:p>0.413082</text:p>
          </table:table-cell>
          <table:table-cell office:value-type="float" office:value="2.23838" calcext:value-type="float">
            <text:p>2.23838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197109" calcext:value-type="float">
            <text:p>0.197109</text:p>
          </table:table-cell>
          <table:table-cell office:value-type="float" office:value="0.414643" calcext:value-type="float">
            <text:p>0.414643</text:p>
          </table:table-cell>
          <table:table-cell office:value-type="float" office:value="2.24624" calcext:value-type="float">
            <text:p>2.24624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195846" calcext:value-type="float">
            <text:p>0.195846</text:p>
          </table:table-cell>
          <table:table-cell office:value-type="float" office:value="0.416194" calcext:value-type="float">
            <text:p>0.416194</text:p>
          </table:table-cell>
          <table:table-cell office:value-type="float" office:value="2.25409" calcext:value-type="float">
            <text:p>2.25409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194571" calcext:value-type="float">
            <text:p>0.194571</text:p>
          </table:table-cell>
          <table:table-cell office:value-type="float" office:value="0.417735" calcext:value-type="float">
            <text:p>0.417735</text:p>
          </table:table-cell>
          <table:table-cell office:value-type="float" office:value="2.26195" calcext:value-type="float">
            <text:p>2.26195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193284" calcext:value-type="float">
            <text:p>0.193284</text:p>
          </table:table-cell>
          <table:table-cell office:value-type="float" office:value="0.419266" calcext:value-type="float">
            <text:p>0.419266</text:p>
          </table:table-cell>
          <table:table-cell office:value-type="float" office:value="2.2698" calcext:value-type="float">
            <text:p>2.269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91985" calcext:value-type="float">
            <text:p>0.191985</text:p>
          </table:table-cell>
          <table:table-cell office:value-type="float" office:value="0.420787" calcext:value-type="float">
            <text:p>0.420787</text:p>
          </table:table-cell>
          <table:table-cell office:value-type="float" office:value="2.27765" calcext:value-type="float">
            <text:p>2.27765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190675" calcext:value-type="float">
            <text:p>0.190675</text:p>
          </table:table-cell>
          <table:table-cell office:value-type="float" office:value="0.422297" calcext:value-type="float">
            <text:p>0.422297</text:p>
          </table:table-cell>
          <table:table-cell office:value-type="float" office:value="2.28551" calcext:value-type="float">
            <text:p>2.28551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189352" calcext:value-type="float">
            <text:p>0.189352</text:p>
          </table:table-cell>
          <table:table-cell office:value-type="float" office:value="0.423798" calcext:value-type="float">
            <text:p>0.423798</text:p>
          </table:table-cell>
          <table:table-cell office:value-type="float" office:value="2.29336" calcext:value-type="float">
            <text:p>2.29336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188018" calcext:value-type="float">
            <text:p>0.188018</text:p>
          </table:table-cell>
          <table:table-cell office:value-type="float" office:value="0.425287" calcext:value-type="float">
            <text:p>0.425287</text:p>
          </table:table-cell>
          <table:table-cell office:value-type="float" office:value="2.30122" calcext:value-type="float">
            <text:p>2.30122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186672" calcext:value-type="float">
            <text:p>0.186672</text:p>
          </table:table-cell>
          <table:table-cell office:value-type="float" office:value="0.426767" calcext:value-type="float">
            <text:p>0.426767</text:p>
          </table:table-cell>
          <table:table-cell office:value-type="float" office:value="2.30907" calcext:value-type="float">
            <text:p>2.30907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185314" calcext:value-type="float">
            <text:p>0.185314</text:p>
          </table:table-cell>
          <table:table-cell office:value-type="float" office:value="0.428235" calcext:value-type="float">
            <text:p>0.428235</text:p>
          </table:table-cell>
          <table:table-cell office:value-type="float" office:value="2.31692" calcext:value-type="float">
            <text:p>2.31692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183945" calcext:value-type="float">
            <text:p>0.183945</text:p>
          </table:table-cell>
          <table:table-cell office:value-type="float" office:value="0.429693" calcext:value-type="float">
            <text:p>0.429693</text:p>
          </table:table-cell>
          <table:table-cell office:value-type="float" office:value="2.32478" calcext:value-type="float">
            <text:p>2.32478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182564" calcext:value-type="float">
            <text:p>0.182564</text:p>
          </table:table-cell>
          <table:table-cell office:value-type="float" office:value="0.43114" calcext:value-type="float">
            <text:p>0.43114</text:p>
          </table:table-cell>
          <table:table-cell office:value-type="float" office:value="2.33263" calcext:value-type="float">
            <text:p>2.33263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181173" calcext:value-type="float">
            <text:p>0.181173</text:p>
          </table:table-cell>
          <table:table-cell office:value-type="float" office:value="0.432577" calcext:value-type="float">
            <text:p>0.432577</text:p>
          </table:table-cell>
          <table:table-cell office:value-type="float" office:value="2.34049" calcext:value-type="float">
            <text:p>2.34049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179769" calcext:value-type="float">
            <text:p>0.179769</text:p>
          </table:table-cell>
          <table:table-cell office:value-type="float" office:value="0.434002" calcext:value-type="float">
            <text:p>0.434002</text:p>
          </table:table-cell>
          <table:table-cell office:value-type="float" office:value="2.34834" calcext:value-type="float">
            <text:p>2.348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8355" calcext:value-type="float">
            <text:p>0.178355</text:p>
          </table:table-cell>
          <table:table-cell office:value-type="float" office:value="0.435416" calcext:value-type="float">
            <text:p>0.435416</text:p>
          </table:table-cell>
          <table:table-cell office:value-type="float" office:value="2.35619" calcext:value-type="float">
            <text:p>2.35619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17693" calcext:value-type="float">
            <text:p>0.17693</text:p>
          </table:table-cell>
          <table:table-cell office:value-type="float" office:value="0.436819" calcext:value-type="float">
            <text:p>0.436819</text:p>
          </table:table-cell>
          <table:table-cell office:value-type="float" office:value="2.36405" calcext:value-type="float">
            <text:p>2.36405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175494" calcext:value-type="float">
            <text:p>0.175494</text:p>
          </table:table-cell>
          <table:table-cell office:value-type="float" office:value="0.438211" calcext:value-type="float">
            <text:p>0.438211</text:p>
          </table:table-cell>
          <table:table-cell office:value-type="float" office:value="2.3719" calcext:value-type="float">
            <text:p>2.3719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174047" calcext:value-type="float">
            <text:p>0.174047</text:p>
          </table:table-cell>
          <table:table-cell office:value-type="float" office:value="0.439591" calcext:value-type="float">
            <text:p>0.439591</text:p>
          </table:table-cell>
          <table:table-cell office:value-type="float" office:value="2.37976" calcext:value-type="float">
            <text:p>2.37976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172589" calcext:value-type="float">
            <text:p>0.172589</text:p>
          </table:table-cell>
          <table:table-cell office:value-type="float" office:value="0.440961" calcext:value-type="float">
            <text:p>0.440961</text:p>
          </table:table-cell>
          <table:table-cell office:value-type="float" office:value="2.38761" calcext:value-type="float">
            <text:p>2.38761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17112" calcext:value-type="float">
            <text:p>0.17112</text:p>
          </table:table-cell>
          <table:table-cell office:value-type="float" office:value="0.442318" calcext:value-type="float">
            <text:p>0.442318</text:p>
          </table:table-cell>
          <table:table-cell office:value-type="float" office:value="2.39546" calcext:value-type="float">
            <text:p>2.3954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169641" calcext:value-type="float">
            <text:p>0.169641</text:p>
          </table:table-cell>
          <table:table-cell office:value-type="float" office:value="0.443664" calcext:value-type="float">
            <text:p>0.443664</text:p>
          </table:table-cell>
          <table:table-cell office:value-type="float" office:value="2.40332" calcext:value-type="float">
            <text:p>2.40332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168151" calcext:value-type="float">
            <text:p>0.168151</text:p>
          </table:table-cell>
          <table:table-cell office:value-type="float" office:value="0.444999" calcext:value-type="float">
            <text:p>0.444999</text:p>
          </table:table-cell>
          <table:table-cell office:value-type="float" office:value="2.41117" calcext:value-type="float">
            <text:p>2.41117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166651" calcext:value-type="float">
            <text:p>0.166651</text:p>
          </table:table-cell>
          <table:table-cell office:value-type="float" office:value="0.446321" calcext:value-type="float">
            <text:p>0.446321</text:p>
          </table:table-cell>
          <table:table-cell office:value-type="float" office:value="2.41903" calcext:value-type="float">
            <text:p>2.41903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16514" calcext:value-type="float">
            <text:p>0.16514</text:p>
          </table:table-cell>
          <table:table-cell office:value-type="float" office:value="0.447632" calcext:value-type="float">
            <text:p>0.447632</text:p>
          </table:table-cell>
          <table:table-cell office:value-type="float" office:value="2.42688" calcext:value-type="float">
            <text:p>2.4268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63619" calcext:value-type="float">
            <text:p>0.163619</text:p>
          </table:table-cell>
          <table:table-cell office:value-type="float" office:value="0.448931" calcext:value-type="float">
            <text:p>0.448931</text:p>
          </table:table-cell>
          <table:table-cell office:value-type="float" office:value="2.43473" calcext:value-type="float">
            <text:p>2.43473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162088" calcext:value-type="float">
            <text:p>0.162088</text:p>
          </table:table-cell>
          <table:table-cell office:value-type="float" office:value="0.450218" calcext:value-type="float">
            <text:p>0.450218</text:p>
          </table:table-cell>
          <table:table-cell office:value-type="float" office:value="2.44259" calcext:value-type="float">
            <text:p>2.44259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160547" calcext:value-type="float">
            <text:p>0.160547</text:p>
          </table:table-cell>
          <table:table-cell office:value-type="float" office:value="0.451493" calcext:value-type="float">
            <text:p>0.451493</text:p>
          </table:table-cell>
          <table:table-cell office:value-type="float" office:value="2.45044" calcext:value-type="float">
            <text:p>2.45044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158996" calcext:value-type="float">
            <text:p>0.158996</text:p>
          </table:table-cell>
          <table:table-cell office:value-type="float" office:value="0.452755" calcext:value-type="float">
            <text:p>0.452755</text:p>
          </table:table-cell>
          <table:table-cell office:value-type="float" office:value="2.4583" calcext:value-type="float">
            <text:p>2.4583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157435" calcext:value-type="float">
            <text:p>0.157435</text:p>
          </table:table-cell>
          <table:table-cell office:value-type="float" office:value="0.454006" calcext:value-type="float">
            <text:p>0.454006</text:p>
          </table:table-cell>
          <table:table-cell office:value-type="float" office:value="2.46615" calcext:value-type="float">
            <text:p>2.4661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455244" calcext:value-type="float">
            <text:p>0.455244</text:p>
          </table:table-cell>
          <table:table-cell office:value-type="float" office:value="2.474" calcext:value-type="float">
            <text:p>2.47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154285" calcext:value-type="float">
            <text:p>0.154285</text:p>
          </table:table-cell>
          <table:table-cell office:value-type="float" office:value="0.45647" calcext:value-type="float">
            <text:p>0.45647</text:p>
          </table:table-cell>
          <table:table-cell office:value-type="float" office:value="2.48186" calcext:value-type="float">
            <text:p>2.48186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152695" calcext:value-type="float">
            <text:p>0.152695</text:p>
          </table:table-cell>
          <table:table-cell office:value-type="float" office:value="0.457683" calcext:value-type="float">
            <text:p>0.457683</text:p>
          </table:table-cell>
          <table:table-cell office:value-type="float" office:value="2.48971" calcext:value-type="float">
            <text:p>2.48971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151095" calcext:value-type="float">
            <text:p>0.151095</text:p>
          </table:table-cell>
          <table:table-cell office:value-type="float" office:value="0.458884" calcext:value-type="float">
            <text:p>0.458884</text:p>
          </table:table-cell>
          <table:table-cell office:value-type="float" office:value="2.49757" calcext:value-type="float">
            <text:p>2.49757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149487" calcext:value-type="float">
            <text:p>0.149487</text:p>
          </table:table-cell>
          <table:table-cell office:value-type="float" office:value="0.460072" calcext:value-type="float">
            <text:p>0.460072</text:p>
          </table:table-cell>
          <table:table-cell office:value-type="float" office:value="2.50542" calcext:value-type="float">
            <text:p>2.5054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47868" calcext:value-type="float">
            <text:p>0.147868</text:p>
          </table:table-cell>
          <table:table-cell office:value-type="float" office:value="0.461248" calcext:value-type="float">
            <text:p>0.461248</text:p>
          </table:table-cell>
          <table:table-cell office:value-type="float" office:value="2.51327" calcext:value-type="float">
            <text:p>2.5132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146241" calcext:value-type="float">
            <text:p>0.146241</text:p>
          </table:table-cell>
          <table:table-cell office:value-type="float" office:value="0.462411" calcext:value-type="float">
            <text:p>0.462411</text:p>
          </table:table-cell>
          <table:table-cell office:value-type="float" office:value="2.52113" calcext:value-type="float">
            <text:p>2.52113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144605" calcext:value-type="float">
            <text:p>0.144605</text:p>
          </table:table-cell>
          <table:table-cell office:value-type="float" office:value="0.463561" calcext:value-type="float">
            <text:p>0.463561</text:p>
          </table:table-cell>
          <table:table-cell office:value-type="float" office:value="2.52898" calcext:value-type="float">
            <text:p>2.52898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14296" calcext:value-type="float">
            <text:p>0.14296</text:p>
          </table:table-cell>
          <table:table-cell office:value-type="float" office:value="0.464698" calcext:value-type="float">
            <text:p>0.464698</text:p>
          </table:table-cell>
          <table:table-cell office:value-type="float" office:value="2.53684" calcext:value-type="float">
            <text:p>2.5368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141306" calcext:value-type="float">
            <text:p>0.141306</text:p>
          </table:table-cell>
          <table:table-cell office:value-type="float" office:value="0.465822" calcext:value-type="float">
            <text:p>0.465822</text:p>
          </table:table-cell>
          <table:table-cell office:value-type="float" office:value="2.54469" calcext:value-type="float">
            <text:p>2.5446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139643" calcext:value-type="float">
            <text:p>0.139643</text:p>
          </table:table-cell>
          <table:table-cell office:value-type="float" office:value="0.466933" calcext:value-type="float">
            <text:p>0.466933</text:p>
          </table:table-cell>
          <table:table-cell office:value-type="float" office:value="2.55254" calcext:value-type="float">
            <text:p>2.55254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137971" calcext:value-type="float">
            <text:p>0.137971</text:p>
          </table:table-cell>
          <table:table-cell office:value-type="float" office:value="0.468031" calcext:value-type="float">
            <text:p>0.468031</text:p>
          </table:table-cell>
          <table:table-cell office:value-type="float" office:value="2.5604" calcext:value-type="float">
            <text:p>2.5604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136291" calcext:value-type="float">
            <text:p>0.136291</text:p>
          </table:table-cell>
          <table:table-cell office:value-type="float" office:value="0.469116" calcext:value-type="float">
            <text:p>0.469116</text:p>
          </table:table-cell>
          <table:table-cell office:value-type="float" office:value="2.56825" calcext:value-type="float">
            <text:p>2.56825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470188" calcext:value-type="float">
            <text:p>0.470188</text:p>
          </table:table-cell>
          <table:table-cell office:value-type="float" office:value="2.57611" calcext:value-type="float">
            <text:p>2.57611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0.132905" calcext:value-type="float">
            <text:p>0.132905</text:p>
          </table:table-cell>
          <table:table-cell office:value-type="float" office:value="0.471246" calcext:value-type="float">
            <text:p>0.471246</text:p>
          </table:table-cell>
          <table:table-cell office:value-type="float" office:value="2.58396" calcext:value-type="float">
            <text:p>2.5839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472291" calcext:value-type="float">
            <text:p>0.472291</text:p>
          </table:table-cell>
          <table:table-cell office:value-type="float" office:value="2.59181" calcext:value-type="float">
            <text:p>2.59181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129486" calcext:value-type="float">
            <text:p>0.129486</text:p>
          </table:table-cell>
          <table:table-cell office:value-type="float" office:value="0.473323" calcext:value-type="float">
            <text:p>0.473323</text:p>
          </table:table-cell>
          <table:table-cell office:value-type="float" office:value="2.59967" calcext:value-type="float">
            <text:p>2.59967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127765" calcext:value-type="float">
            <text:p>0.127765</text:p>
          </table:table-cell>
          <table:table-cell office:value-type="float" office:value="0.474341" calcext:value-type="float">
            <text:p>0.474341</text:p>
          </table:table-cell>
          <table:table-cell office:value-type="float" office:value="2.60752" calcext:value-type="float">
            <text:p>2.60752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126035" calcext:value-type="float">
            <text:p>0.126035</text:p>
          </table:table-cell>
          <table:table-cell office:value-type="float" office:value="0.475345" calcext:value-type="float">
            <text:p>0.475345</text:p>
          </table:table-cell>
          <table:table-cell office:value-type="float" office:value="2.61538" calcext:value-type="float">
            <text:p>2.61538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124298" calcext:value-type="float">
            <text:p>0.124298</text:p>
          </table:table-cell>
          <table:table-cell office:value-type="float" office:value="0.476336" calcext:value-type="float">
            <text:p>0.476336</text:p>
          </table:table-cell>
          <table:table-cell office:value-type="float" office:value="2.62323" calcext:value-type="float">
            <text:p>2.6232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122553" calcext:value-type="float">
            <text:p>0.122553</text:p>
          </table:table-cell>
          <table:table-cell office:value-type="float" office:value="0.477313" calcext:value-type="float">
            <text:p>0.477313</text:p>
          </table:table-cell>
          <table:table-cell office:value-type="float" office:value="2.63108" calcext:value-type="float">
            <text:p>2.63108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120801" calcext:value-type="float">
            <text:p>0.120801</text:p>
          </table:table-cell>
          <table:table-cell office:value-type="float" office:value="0.478277" calcext:value-type="float">
            <text:p>0.478277</text:p>
          </table:table-cell>
          <table:table-cell office:value-type="float" office:value="2.63894" calcext:value-type="float">
            <text:p>2.63894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0.119041" calcext:value-type="float">
            <text:p>0.119041</text:p>
          </table:table-cell>
          <table:table-cell office:value-type="float" office:value="0.479227" calcext:value-type="float">
            <text:p>0.479227</text:p>
          </table:table-cell>
          <table:table-cell office:value-type="float" office:value="2.64679" calcext:value-type="float">
            <text:p>2.64679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117273" calcext:value-type="float">
            <text:p>0.117273</text:p>
          </table:table-cell>
          <table:table-cell office:value-type="float" office:value="0.480162" calcext:value-type="float">
            <text:p>0.480162</text:p>
          </table:table-cell>
          <table:table-cell office:value-type="float" office:value="2.65465" calcext:value-type="float">
            <text:p>2.65465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115498" calcext:value-type="float">
            <text:p>0.115498</text:p>
          </table:table-cell>
          <table:table-cell office:value-type="float" office:value="0.481084" calcext:value-type="float">
            <text:p>0.481084</text:p>
          </table:table-cell>
          <table:table-cell office:value-type="float" office:value="2.6625" calcext:value-type="float">
            <text:p>2.662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13716" calcext:value-type="float">
            <text:p>0.113716</text:p>
          </table:table-cell>
          <table:table-cell office:value-type="float" office:value="0.481992" calcext:value-type="float">
            <text:p>0.481992</text:p>
          </table:table-cell>
          <table:table-cell office:value-type="float" office:value="2.67035" calcext:value-type="float">
            <text:p>2.67035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111927" calcext:value-type="float">
            <text:p>0.111927</text:p>
          </table:table-cell>
          <table:table-cell office:value-type="float" office:value="0.482886" calcext:value-type="float">
            <text:p>0.482886</text:p>
          </table:table-cell>
          <table:table-cell office:value-type="float" office:value="2.67821" calcext:value-type="float">
            <text:p>2.67821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110131" calcext:value-type="float">
            <text:p>0.110131</text:p>
          </table:table-cell>
          <table:table-cell office:value-type="float" office:value="0.483766" calcext:value-type="float">
            <text:p>0.483766</text:p>
          </table:table-cell>
          <table:table-cell office:value-type="float" office:value="2.68606" calcext:value-type="float">
            <text:p>2.68606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108328" calcext:value-type="float">
            <text:p>0.108328</text:p>
          </table:table-cell>
          <table:table-cell office:value-type="float" office:value="0.484632" calcext:value-type="float">
            <text:p>0.484632</text:p>
          </table:table-cell>
          <table:table-cell office:value-type="float" office:value="2.69392" calcext:value-type="float">
            <text:p>2.69392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106518" calcext:value-type="float">
            <text:p>0.106518</text:p>
          </table:table-cell>
          <table:table-cell office:value-type="float" office:value="0.485484" calcext:value-type="float">
            <text:p>0.485484</text:p>
          </table:table-cell>
          <table:table-cell office:value-type="float" office:value="2.70177" calcext:value-type="float">
            <text:p>2.70177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104702" calcext:value-type="float">
            <text:p>0.104702</text:p>
          </table:table-cell>
          <table:table-cell office:value-type="float" office:value="0.486321" calcext:value-type="float">
            <text:p>0.486321</text:p>
          </table:table-cell>
          <table:table-cell office:value-type="float" office:value="2.70962" calcext:value-type="float">
            <text:p>2.70962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102879" calcext:value-type="float">
            <text:p>0.102879</text:p>
          </table:table-cell>
          <table:table-cell office:value-type="float" office:value="0.487144" calcext:value-type="float">
            <text:p>0.487144</text:p>
          </table:table-cell>
          <table:table-cell office:value-type="float" office:value="2.71748" calcext:value-type="float">
            <text:p>2.71748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487953" calcext:value-type="float">
            <text:p>0.487953</text:p>
          </table:table-cell>
          <table:table-cell office:value-type="float" office:value="2.72533" calcext:value-type="float">
            <text:p>2.72533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0992146" calcext:value-type="float">
            <text:p>0.0992146</text:p>
          </table:table-cell>
          <table:table-cell office:value-type="float" office:value="0.488747" calcext:value-type="float">
            <text:p>0.488747</text:p>
          </table:table-cell>
          <table:table-cell office:value-type="float" office:value="2.73319" calcext:value-type="float">
            <text:p>2.73319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0.0973729" calcext:value-type="float">
            <text:p>0.0973729</text:p>
          </table:table-cell>
          <table:table-cell office:value-type="float" office:value="0.489527" calcext:value-type="float">
            <text:p>0.489527</text:p>
          </table:table-cell>
          <table:table-cell office:value-type="float" office:value="2.74104" calcext:value-type="float">
            <text:p>2.741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955252" calcext:value-type="float">
            <text:p>0.0955252</text:p>
          </table:table-cell>
          <table:table-cell office:value-type="float" office:value="0.490292" calcext:value-type="float">
            <text:p>0.490292</text:p>
          </table:table-cell>
          <table:table-cell office:value-type="float" office:value="2.74889" calcext:value-type="float">
            <text:p>2.74889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0.0936714" calcext:value-type="float">
            <text:p>0.0936714</text:p>
          </table:table-cell>
          <table:table-cell office:value-type="float" office:value="0.491043" calcext:value-type="float">
            <text:p>0.491043</text:p>
          </table:table-cell>
          <table:table-cell office:value-type="float" office:value="2.75675" calcext:value-type="float">
            <text:p>2.7567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0918119" calcext:value-type="float">
            <text:p>0.0918119</text:p>
          </table:table-cell>
          <table:table-cell office:value-type="float" office:value="0.491779" calcext:value-type="float">
            <text:p>0.491779</text:p>
          </table:table-cell>
          <table:table-cell office:value-type="float" office:value="2.7646" calcext:value-type="float">
            <text:p>2.7646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0899466" calcext:value-type="float">
            <text:p>0.0899466</text:p>
          </table:table-cell>
          <table:table-cell office:value-type="float" office:value="0.492501" calcext:value-type="float">
            <text:p>0.492501</text:p>
          </table:table-cell>
          <table:table-cell office:value-type="float" office:value="2.77246" calcext:value-type="float">
            <text:p>2.77246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0880757" calcext:value-type="float">
            <text:p>0.0880757</text:p>
          </table:table-cell>
          <table:table-cell office:value-type="float" office:value="0.493208" calcext:value-type="float">
            <text:p>0.493208</text:p>
          </table:table-cell>
          <table:table-cell office:value-type="float" office:value="2.78031" calcext:value-type="float">
            <text:p>2.78031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0861993" calcext:value-type="float">
            <text:p>0.0861993</text:p>
          </table:table-cell>
          <table:table-cell office:value-type="float" office:value="0.4939" calcext:value-type="float">
            <text:p>0.4939</text:p>
          </table:table-cell>
          <table:table-cell office:value-type="float" office:value="2.78816" calcext:value-type="float">
            <text:p>2.78816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0843176" calcext:value-type="float">
            <text:p>0.0843176</text:p>
          </table:table-cell>
          <table:table-cell office:value-type="float" office:value="0.494577" calcext:value-type="float">
            <text:p>0.494577</text:p>
          </table:table-cell>
          <table:table-cell office:value-type="float" office:value="2.79602" calcext:value-type="float">
            <text:p>2.79602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0824306" calcext:value-type="float">
            <text:p>0.0824306</text:p>
          </table:table-cell>
          <table:table-cell office:value-type="float" office:value="0.49524" calcext:value-type="float">
            <text:p>0.49524</text:p>
          </table:table-cell>
          <table:table-cell office:value-type="float" office:value="2.80387" calcext:value-type="float">
            <text:p>2.80387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0805384" calcext:value-type="float">
            <text:p>0.0805384</text:p>
          </table:table-cell>
          <table:table-cell office:value-type="float" office:value="0.495888" calcext:value-type="float">
            <text:p>0.495888</text:p>
          </table:table-cell>
          <table:table-cell office:value-type="float" office:value="2.81173" calcext:value-type="float">
            <text:p>2.81173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0786412" calcext:value-type="float">
            <text:p>0.0786412</text:p>
          </table:table-cell>
          <table:table-cell office:value-type="float" office:value="0.496521" calcext:value-type="float">
            <text:p>0.496521</text:p>
          </table:table-cell>
          <table:table-cell office:value-type="float" office:value="2.81958" calcext:value-type="float">
            <text:p>2.8195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767391" calcext:value-type="float">
            <text:p>0.0767391</text:p>
          </table:table-cell>
          <table:table-cell office:value-type="float" office:value="0.497139" calcext:value-type="float">
            <text:p>0.497139</text:p>
          </table:table-cell>
          <table:table-cell office:value-type="float" office:value="2.82743" calcext:value-type="float">
            <text:p>2.82743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0.0748322" calcext:value-type="float">
            <text:p>0.0748322</text:p>
          </table:table-cell>
          <table:table-cell office:value-type="float" office:value="0.497742" calcext:value-type="float">
            <text:p>0.497742</text:p>
          </table:table-cell>
          <table:table-cell office:value-type="float" office:value="2.83529" calcext:value-type="float">
            <text:p>2.83529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0729206" calcext:value-type="float">
            <text:p>0.0729206</text:p>
          </table:table-cell>
          <table:table-cell office:value-type="float" office:value="0.49833" calcext:value-type="float">
            <text:p>0.49833</text:p>
          </table:table-cell>
          <table:table-cell office:value-type="float" office:value="2.84314" calcext:value-type="float">
            <text:p>2.84314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0710044" calcext:value-type="float">
            <text:p>0.0710044</text:p>
          </table:table-cell>
          <table:table-cell office:value-type="float" office:value="0.498903" calcext:value-type="float">
            <text:p>0.498903</text:p>
          </table:table-cell>
          <table:table-cell office:value-type="float" office:value="2.851" calcext:value-type="float">
            <text:p>2.851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0690838" calcext:value-type="float">
            <text:p>0.0690838</text:p>
          </table:table-cell>
          <table:table-cell office:value-type="float" office:value="0.499461" calcext:value-type="float">
            <text:p>0.499461</text:p>
          </table:table-cell>
          <table:table-cell office:value-type="float" office:value="2.85885" calcext:value-type="float">
            <text:p>2.85885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0671589" calcext:value-type="float">
            <text:p>0.0671589</text:p>
          </table:table-cell>
          <table:table-cell office:value-type="float" office:value="0.500004" calcext:value-type="float">
            <text:p>0.500004</text:p>
          </table:table-cell>
          <table:table-cell office:value-type="float" office:value="2.8667" calcext:value-type="float">
            <text:p>2.866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0652298" calcext:value-type="float">
            <text:p>0.0652298</text:p>
          </table:table-cell>
          <table:table-cell office:value-type="float" office:value="0.500532" calcext:value-type="float">
            <text:p>0.500532</text:p>
          </table:table-cell>
          <table:table-cell office:value-type="float" office:value="2.87456" calcext:value-type="float">
            <text:p>2.87456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0.0632966" calcext:value-type="float">
            <text:p>0.0632966</text:p>
          </table:table-cell>
          <table:table-cell office:value-type="float" office:value="0.501044" calcext:value-type="float">
            <text:p>0.501044</text:p>
          </table:table-cell>
          <table:table-cell office:value-type="float" office:value="2.88241" calcext:value-type="float">
            <text:p>2.8824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0613595" calcext:value-type="float">
            <text:p>0.0613595</text:p>
          </table:table-cell>
          <table:table-cell office:value-type="float" office:value="0.501542" calcext:value-type="float">
            <text:p>0.501542</text:p>
          </table:table-cell>
          <table:table-cell office:value-type="float" office:value="2.89027" calcext:value-type="float">
            <text:p>2.89027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0594184" calcext:value-type="float">
            <text:p>0.0594184</text:p>
          </table:table-cell>
          <table:table-cell office:value-type="float" office:value="0.502024" calcext:value-type="float">
            <text:p>0.502024</text:p>
          </table:table-cell>
          <table:table-cell office:value-type="float" office:value="2.89812" calcext:value-type="float">
            <text:p>2.8981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574737" calcext:value-type="float">
            <text:p>0.0574737</text:p>
          </table:table-cell>
          <table:table-cell office:value-type="float" office:value="0.502491" calcext:value-type="float">
            <text:p>0.502491</text:p>
          </table:table-cell>
          <table:table-cell office:value-type="float" office:value="2.90597" calcext:value-type="float">
            <text:p>2.90597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0.0555254" calcext:value-type="float">
            <text:p>0.0555254</text:p>
          </table:table-cell>
          <table:table-cell office:value-type="float" office:value="0.502942" calcext:value-type="float">
            <text:p>0.502942</text:p>
          </table:table-cell>
          <table:table-cell office:value-type="float" office:value="2.91383" calcext:value-type="float">
            <text:p>2.9138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0535735" calcext:value-type="float">
            <text:p>0.0535735</text:p>
          </table:table-cell>
          <table:table-cell office:value-type="float" office:value="0.503379" calcext:value-type="float">
            <text:p>0.503379</text:p>
          </table:table-cell>
          <table:table-cell office:value-type="float" office:value="2.92168" calcext:value-type="float">
            <text:p>2.92168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0.0516183" calcext:value-type="float">
            <text:p>0.0516183</text:p>
          </table:table-cell>
          <table:table-cell office:value-type="float" office:value="0.5038" calcext:value-type="float">
            <text:p>0.5038</text:p>
          </table:table-cell>
          <table:table-cell office:value-type="float" office:value="2.92954" calcext:value-type="float">
            <text:p>2.9295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0496599" calcext:value-type="float">
            <text:p>0.0496599</text:p>
          </table:table-cell>
          <table:table-cell office:value-type="float" office:value="0.504205" calcext:value-type="float">
            <text:p>0.504205</text:p>
          </table:table-cell>
          <table:table-cell office:value-type="float" office:value="2.93739" calcext:value-type="float">
            <text:p>2.93739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0476983" calcext:value-type="float">
            <text:p>0.0476983</text:p>
          </table:table-cell>
          <table:table-cell office:value-type="float" office:value="0.504595" calcext:value-type="float">
            <text:p>0.504595</text:p>
          </table:table-cell>
          <table:table-cell office:value-type="float" office:value="2.94524" calcext:value-type="float">
            <text:p>2.94524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0457337" calcext:value-type="float">
            <text:p>0.0457337</text:p>
          </table:table-cell>
          <table:table-cell office:value-type="float" office:value="0.50497" calcext:value-type="float">
            <text:p>0.50497</text:p>
          </table:table-cell>
          <table:table-cell office:value-type="float" office:value="2.9531" calcext:value-type="float">
            <text:p>2.9531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0437663" calcext:value-type="float">
            <text:p>0.0437663</text:p>
          </table:table-cell>
          <table:table-cell office:value-type="float" office:value="0.505329" calcext:value-type="float">
            <text:p>0.505329</text:p>
          </table:table-cell>
          <table:table-cell office:value-type="float" office:value="2.96095" calcext:value-type="float">
            <text:p>2.9609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0417961" calcext:value-type="float">
            <text:p>0.0417961</text:p>
          </table:table-cell>
          <table:table-cell office:value-type="float" office:value="0.505673" calcext:value-type="float">
            <text:p>0.505673</text:p>
          </table:table-cell>
          <table:table-cell office:value-type="float" office:value="2.96881" calcext:value-type="float">
            <text:p>2.96881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0398232" calcext:value-type="float">
            <text:p>0.0398232</text:p>
          </table:table-cell>
          <table:table-cell office:value-type="float" office:value="0.506002" calcext:value-type="float">
            <text:p>0.506002</text:p>
          </table:table-cell>
          <table:table-cell office:value-type="float" office:value="2.97666" calcext:value-type="float">
            <text:p>2.9766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378478" calcext:value-type="float">
            <text:p>0.0378478</text:p>
          </table:table-cell>
          <table:table-cell office:value-type="float" office:value="0.506315" calcext:value-type="float">
            <text:p>0.506315</text:p>
          </table:table-cell>
          <table:table-cell office:value-type="float" office:value="2.98451" calcext:value-type="float">
            <text:p>2.98451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03587" calcext:value-type="float">
            <text:p>0.03587</text:p>
          </table:table-cell>
          <table:table-cell office:value-type="float" office:value="0.506612" calcext:value-type="float">
            <text:p>0.506612</text:p>
          </table:table-cell>
          <table:table-cell office:value-type="float" office:value="2.99237" calcext:value-type="float">
            <text:p>2.99237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03389" calcext:value-type="float">
            <text:p>0.03389</text:p>
          </table:table-cell>
          <table:table-cell office:value-type="float" office:value="0.506894" calcext:value-type="float">
            <text:p>0.506894</text:p>
          </table:table-cell>
          <table:table-cell office:value-type="float" office:value="3.00022" calcext:value-type="float">
            <text:p>3.00022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0319078" calcext:value-type="float">
            <text:p>0.0319078</text:p>
          </table:table-cell>
          <table:table-cell office:value-type="float" office:value="0.50716" calcext:value-type="float">
            <text:p>0.50716</text:p>
          </table:table-cell>
          <table:table-cell office:value-type="float" office:value="3.00807" calcext:value-type="float">
            <text:p>3.00807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0299236" calcext:value-type="float">
            <text:p>0.0299236</text:p>
          </table:table-cell>
          <table:table-cell office:value-type="float" office:value="0.507411" calcext:value-type="float">
            <text:p>0.507411</text:p>
          </table:table-cell>
          <table:table-cell office:value-type="float" office:value="3.01593" calcext:value-type="float">
            <text:p>3.01593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0279374" calcext:value-type="float">
            <text:p>0.0279374</text:p>
          </table:table-cell>
          <table:table-cell office:value-type="float" office:value="0.507646" calcext:value-type="float">
            <text:p>0.507646</text:p>
          </table:table-cell>
          <table:table-cell office:value-type="float" office:value="3.02378" calcext:value-type="float">
            <text:p>3.02378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0259495" calcext:value-type="float">
            <text:p>0.0259495</text:p>
          </table:table-cell>
          <table:table-cell office:value-type="float" office:value="0.507865" calcext:value-type="float">
            <text:p>0.507865</text:p>
          </table:table-cell>
          <table:table-cell office:value-type="float" office:value="3.03164" calcext:value-type="float">
            <text:p>3.03164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0239599" calcext:value-type="float">
            <text:p>0.0239599</text:p>
          </table:table-cell>
          <table:table-cell office:value-type="float" office:value="0.508069" calcext:value-type="float">
            <text:p>0.508069</text:p>
          </table:table-cell>
          <table:table-cell office:value-type="float" office:value="3.03949" calcext:value-type="float">
            <text:p>3.03949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0219688" calcext:value-type="float">
            <text:p>0.0219688</text:p>
          </table:table-cell>
          <table:table-cell office:value-type="float" office:value="0.508257" calcext:value-type="float">
            <text:p>0.508257</text:p>
          </table:table-cell>
          <table:table-cell office:value-type="float" office:value="3.04734" calcext:value-type="float">
            <text:p>3.04734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0.0199763" calcext:value-type="float">
            <text:p>0.0199763</text:p>
          </table:table-cell>
          <table:table-cell office:value-type="float" office:value="0.50843" calcext:value-type="float">
            <text:p>0.50843</text:p>
          </table:table-cell>
          <table:table-cell office:value-type="float" office:value="3.0552" calcext:value-type="float">
            <text:p>3.055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179824" calcext:value-type="float">
            <text:p>0.0179824</text:p>
          </table:table-cell>
          <table:table-cell office:value-type="float" office:value="0.508587" calcext:value-type="float">
            <text:p>0.508587</text:p>
          </table:table-cell>
          <table:table-cell office:value-type="float" office:value="3.06305" calcext:value-type="float">
            <text:p>3.06305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0.0159874" calcext:value-type="float">
            <text:p>0.0159874</text:p>
          </table:table-cell>
          <table:table-cell office:value-type="float" office:value="0.508728" calcext:value-type="float">
            <text:p>0.508728</text:p>
          </table:table-cell>
          <table:table-cell office:value-type="float" office:value="3.07091" calcext:value-type="float">
            <text:p>3.07091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0139914" calcext:value-type="float">
            <text:p>0.0139914</text:p>
          </table:table-cell>
          <table:table-cell office:value-type="float" office:value="0.508854" calcext:value-type="float">
            <text:p>0.508854</text:p>
          </table:table-cell>
          <table:table-cell office:value-type="float" office:value="3.07876" calcext:value-type="float">
            <text:p>3.07876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0119944" calcext:value-type="float">
            <text:p>0.0119944</text:p>
          </table:table-cell>
          <table:table-cell office:value-type="float" office:value="0.508963" calcext:value-type="float">
            <text:p>0.508963</text:p>
          </table:table-cell>
          <table:table-cell office:value-type="float" office:value="3.08661" calcext:value-type="float">
            <text:p>3.08661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0.00999661" calcext:value-type="float">
            <text:p>0.00999661</text:p>
          </table:table-cell>
          <table:table-cell office:value-type="float" office:value="0.509058" calcext:value-type="float">
            <text:p>0.509058</text:p>
          </table:table-cell>
          <table:table-cell office:value-type="float" office:value="3.09447" calcext:value-type="float">
            <text:p>3.0944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00799815" calcext:value-type="float">
            <text:p>0.00799815</text:p>
          </table:table-cell>
          <table:table-cell office:value-type="float" office:value="0.509136" calcext:value-type="float">
            <text:p>0.509136</text:p>
          </table:table-cell>
          <table:table-cell office:value-type="float" office:value="3.10232" calcext:value-type="float">
            <text:p>3.1023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00599914" calcext:value-type="float">
            <text:p>0.00599914</text:p>
          </table:table-cell>
          <table:table-cell office:value-type="float" office:value="0.509199" calcext:value-type="float">
            <text:p>0.509199</text:p>
          </table:table-cell>
          <table:table-cell office:value-type="float" office:value="3.11018" calcext:value-type="float">
            <text:p>3.11018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0.00399969" calcext:value-type="float">
            <text:p>0.00399969</text:p>
          </table:table-cell>
          <table:table-cell office:value-type="float" office:value="0.509246" calcext:value-type="float">
            <text:p>0.509246</text:p>
          </table:table-cell>
          <table:table-cell office:value-type="float" office:value="3.11803" calcext:value-type="float">
            <text:p>3.11803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00199994" calcext:value-type="float">
            <text:p>0.00199994</text:p>
          </table:table-cell>
          <table:table-cell office:value-type="float" office:value="0.509277" calcext:value-type="float">
            <text:p>0.509277</text:p>
          </table:table-cell>
          <table:table-cell office:value-type="float" office:value="3.12588" calcext:value-type="float">
            <text:p>3.12588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12033E-015" calcext:value-type="float">
            <text:p>3.12033E-15</text:p>
          </table:table-cell>
          <table:table-cell office:value-type="float" office:value="0.509293" calcext:value-type="float">
            <text:p>0.509293</text:p>
          </table:table-cell>
          <table:table-cell office:value-type="float" office:value="3.13374" calcext:value-type="float">
            <text:p>3.13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509293" calcext:value-type="float">
            <text:p>0.509293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-0.00399994" calcext:value-type="float">
            <text:p>-0.00399994</text:p>
          </table:table-cell>
          <table:table-cell office:value-type="float" office:value="0.509277" calcext:value-type="float">
            <text:p>0.509277</text:p>
          </table:table-cell>
          <table:table-cell office:value-type="float" office:value="-3.13374" calcext:value-type="float">
            <text:p>-3.13374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-0.00599969" calcext:value-type="float">
            <text:p>-0.00599969</text:p>
          </table:table-cell>
          <table:table-cell office:value-type="float" office:value="0.509246" calcext:value-type="float">
            <text:p>0.509246</text:p>
          </table:table-cell>
          <table:table-cell office:value-type="float" office:value="-3.12588" calcext:value-type="float">
            <text:p>-3.12588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-0.00799914" calcext:value-type="float">
            <text:p>-0.00799914</text:p>
          </table:table-cell>
          <table:table-cell office:value-type="float" office:value="0.509199" calcext:value-type="float">
            <text:p>0.509199</text:p>
          </table:table-cell>
          <table:table-cell office:value-type="float" office:value="-3.11803" calcext:value-type="float">
            <text:p>-3.11803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-0.00999815" calcext:value-type="float">
            <text:p>-0.00999815</text:p>
          </table:table-cell>
          <table:table-cell office:value-type="float" office:value="0.509136" calcext:value-type="float">
            <text:p>0.509136</text:p>
          </table:table-cell>
          <table:table-cell office:value-type="float" office:value="-3.11018" calcext:value-type="float">
            <text:p>-3.11018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0.0119966" calcext:value-type="float">
            <text:p>-0.0119966</text:p>
          </table:table-cell>
          <table:table-cell office:value-type="float" office:value="0.509058" calcext:value-type="float">
            <text:p>0.509058</text:p>
          </table:table-cell>
          <table:table-cell office:value-type="float" office:value="-3.10232" calcext:value-type="float">
            <text:p>-3.1023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-0.0139944" calcext:value-type="float">
            <text:p>-0.0139944</text:p>
          </table:table-cell>
          <table:table-cell office:value-type="float" office:value="0.508963" calcext:value-type="float">
            <text:p>0.508963</text:p>
          </table:table-cell>
          <table:table-cell office:value-type="float" office:value="-3.09447" calcext:value-type="float">
            <text:p>-3.0944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-0.0159914" calcext:value-type="float">
            <text:p>-0.0159914</text:p>
          </table:table-cell>
          <table:table-cell office:value-type="float" office:value="0.508854" calcext:value-type="float">
            <text:p>0.508854</text:p>
          </table:table-cell>
          <table:table-cell office:value-type="float" office:value="-3.08661" calcext:value-type="float">
            <text:p>-3.0866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-0.0179874" calcext:value-type="float">
            <text:p>-0.0179874</text:p>
          </table:table-cell>
          <table:table-cell office:value-type="float" office:value="0.508728" calcext:value-type="float">
            <text:p>0.508728</text:p>
          </table:table-cell>
          <table:table-cell office:value-type="float" office:value="-3.07876" calcext:value-type="float">
            <text:p>-3.07876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-0.0199824" calcext:value-type="float">
            <text:p>-0.0199824</text:p>
          </table:table-cell>
          <table:table-cell office:value-type="float" office:value="0.508587" calcext:value-type="float">
            <text:p>0.508587</text:p>
          </table:table-cell>
          <table:table-cell office:value-type="float" office:value="-3.07091" calcext:value-type="float">
            <text:p>-3.0709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0219763" calcext:value-type="float">
            <text:p>-0.0219763</text:p>
          </table:table-cell>
          <table:table-cell office:value-type="float" office:value="0.50843" calcext:value-type="float">
            <text:p>0.50843</text:p>
          </table:table-cell>
          <table:table-cell office:value-type="float" office:value="-3.06305" calcext:value-type="float">
            <text:p>-3.06305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-0.0239688" calcext:value-type="float">
            <text:p>-0.0239688</text:p>
          </table:table-cell>
          <table:table-cell office:value-type="float" office:value="0.508257" calcext:value-type="float">
            <text:p>0.508257</text:p>
          </table:table-cell>
          <table:table-cell office:value-type="float" office:value="-3.0552" calcext:value-type="float">
            <text:p>-3.0552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-0.0259599" calcext:value-type="float">
            <text:p>-0.0259599</text:p>
          </table:table-cell>
          <table:table-cell office:value-type="float" office:value="0.508069" calcext:value-type="float">
            <text:p>0.508069</text:p>
          </table:table-cell>
          <table:table-cell office:value-type="float" office:value="-3.04734" calcext:value-type="float">
            <text:p>-3.04734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-0.0279495" calcext:value-type="float">
            <text:p>-0.0279495</text:p>
          </table:table-cell>
          <table:table-cell office:value-type="float" office:value="0.507865" calcext:value-type="float">
            <text:p>0.507865</text:p>
          </table:table-cell>
          <table:table-cell office:value-type="float" office:value="-3.03949" calcext:value-type="float">
            <text:p>-3.03949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-0.0299374" calcext:value-type="float">
            <text:p>-0.0299374</text:p>
          </table:table-cell>
          <table:table-cell office:value-type="float" office:value="0.507646" calcext:value-type="float">
            <text:p>0.507646</text:p>
          </table:table-cell>
          <table:table-cell office:value-type="float" office:value="-3.03164" calcext:value-type="float">
            <text:p>-3.03164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0.0319236" calcext:value-type="float">
            <text:p>-0.0319236</text:p>
          </table:table-cell>
          <table:table-cell office:value-type="float" office:value="0.507411" calcext:value-type="float">
            <text:p>0.507411</text:p>
          </table:table-cell>
          <table:table-cell office:value-type="float" office:value="-3.02378" calcext:value-type="float">
            <text:p>-3.02378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-0.0339078" calcext:value-type="float">
            <text:p>-0.0339078</text:p>
          </table:table-cell>
          <table:table-cell office:value-type="float" office:value="0.50716" calcext:value-type="float">
            <text:p>0.50716</text:p>
          </table:table-cell>
          <table:table-cell office:value-type="float" office:value="-3.01593" calcext:value-type="float">
            <text:p>-3.01593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-0.03589" calcext:value-type="float">
            <text:p>-0.03589</text:p>
          </table:table-cell>
          <table:table-cell office:value-type="float" office:value="0.506894" calcext:value-type="float">
            <text:p>0.506894</text:p>
          </table:table-cell>
          <table:table-cell office:value-type="float" office:value="-3.00807" calcext:value-type="float">
            <text:p>-3.00807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-0.03787" calcext:value-type="float">
            <text:p>-0.03787</text:p>
          </table:table-cell>
          <table:table-cell office:value-type="float" office:value="0.506612" calcext:value-type="float">
            <text:p>0.506612</text:p>
          </table:table-cell>
          <table:table-cell office:value-type="float" office:value="-3.00022" calcext:value-type="float">
            <text:p>-3.00022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-0.0398478" calcext:value-type="float">
            <text:p>-0.0398478</text:p>
          </table:table-cell>
          <table:table-cell office:value-type="float" office:value="0.506315" calcext:value-type="float">
            <text:p>0.506315</text:p>
          </table:table-cell>
          <table:table-cell office:value-type="float" office:value="-2.99237" calcext:value-type="float">
            <text:p>-2.9923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0418232" calcext:value-type="float">
            <text:p>-0.0418232</text:p>
          </table:table-cell>
          <table:table-cell office:value-type="float" office:value="0.506002" calcext:value-type="float">
            <text:p>0.506002</text:p>
          </table:table-cell>
          <table:table-cell office:value-type="float" office:value="-2.98451" calcext:value-type="float">
            <text:p>-2.98451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-0.0437961" calcext:value-type="float">
            <text:p>-0.0437961</text:p>
          </table:table-cell>
          <table:table-cell office:value-type="float" office:value="0.505673" calcext:value-type="float">
            <text:p>0.505673</text:p>
          </table:table-cell>
          <table:table-cell office:value-type="float" office:value="-2.97666" calcext:value-type="float">
            <text:p>-2.97666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-0.0457663" calcext:value-type="float">
            <text:p>-0.0457663</text:p>
          </table:table-cell>
          <table:table-cell office:value-type="float" office:value="0.505329" calcext:value-type="float">
            <text:p>0.505329</text:p>
          </table:table-cell>
          <table:table-cell office:value-type="float" office:value="-2.96881" calcext:value-type="float">
            <text:p>-2.96881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-0.0477337" calcext:value-type="float">
            <text:p>-0.0477337</text:p>
          </table:table-cell>
          <table:table-cell office:value-type="float" office:value="0.50497" calcext:value-type="float">
            <text:p>0.50497</text:p>
          </table:table-cell>
          <table:table-cell office:value-type="float" office:value="-2.96095" calcext:value-type="float">
            <text:p>-2.9609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-0.0496983" calcext:value-type="float">
            <text:p>-0.0496983</text:p>
          </table:table-cell>
          <table:table-cell office:value-type="float" office:value="0.504595" calcext:value-type="float">
            <text:p>0.504595</text:p>
          </table:table-cell>
          <table:table-cell office:value-type="float" office:value="-2.9531" calcext:value-type="float">
            <text:p>-2.9531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-0.0516599" calcext:value-type="float">
            <text:p>-0.0516599</text:p>
          </table:table-cell>
          <table:table-cell office:value-type="float" office:value="0.504205" calcext:value-type="float">
            <text:p>0.504205</text:p>
          </table:table-cell>
          <table:table-cell office:value-type="float" office:value="-2.94524" calcext:value-type="float">
            <text:p>-2.9452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-0.0536183" calcext:value-type="float">
            <text:p>-0.0536183</text:p>
          </table:table-cell>
          <table:table-cell office:value-type="float" office:value="0.5038" calcext:value-type="float">
            <text:p>0.5038</text:p>
          </table:table-cell>
          <table:table-cell office:value-type="float" office:value="-2.93739" calcext:value-type="float">
            <text:p>-2.93739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-0.0555735" calcext:value-type="float">
            <text:p>-0.0555735</text:p>
          </table:table-cell>
          <table:table-cell office:value-type="float" office:value="0.503379" calcext:value-type="float">
            <text:p>0.503379</text:p>
          </table:table-cell>
          <table:table-cell office:value-type="float" office:value="-2.92954" calcext:value-type="float">
            <text:p>-2.9295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-0.0575254" calcext:value-type="float">
            <text:p>-0.0575254</text:p>
          </table:table-cell>
          <table:table-cell office:value-type="float" office:value="0.502942" calcext:value-type="float">
            <text:p>0.502942</text:p>
          </table:table-cell>
          <table:table-cell office:value-type="float" office:value="-2.92168" calcext:value-type="float">
            <text:p>-2.92168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0.0594737" calcext:value-type="float">
            <text:p>-0.0594737</text:p>
          </table:table-cell>
          <table:table-cell office:value-type="float" office:value="0.502491" calcext:value-type="float">
            <text:p>0.502491</text:p>
          </table:table-cell>
          <table:table-cell office:value-type="float" office:value="-2.91383" calcext:value-type="float">
            <text:p>-2.9138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0614184" calcext:value-type="float">
            <text:p>-0.0614184</text:p>
          </table:table-cell>
          <table:table-cell office:value-type="float" office:value="0.502024" calcext:value-type="float">
            <text:p>0.502024</text:p>
          </table:table-cell>
          <table:table-cell office:value-type="float" office:value="-2.90597" calcext:value-type="float">
            <text:p>-2.90597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-0.0633595" calcext:value-type="float">
            <text:p>-0.0633595</text:p>
          </table:table-cell>
          <table:table-cell office:value-type="float" office:value="0.501542" calcext:value-type="float">
            <text:p>0.501542</text:p>
          </table:table-cell>
          <table:table-cell office:value-type="float" office:value="-2.89812" calcext:value-type="float">
            <text:p>-2.8981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0.0652966" calcext:value-type="float">
            <text:p>-0.0652966</text:p>
          </table:table-cell>
          <table:table-cell office:value-type="float" office:value="0.501044" calcext:value-type="float">
            <text:p>0.501044</text:p>
          </table:table-cell>
          <table:table-cell office:value-type="float" office:value="-2.89027" calcext:value-type="float">
            <text:p>-2.89027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-0.0672298" calcext:value-type="float">
            <text:p>-0.0672298</text:p>
          </table:table-cell>
          <table:table-cell office:value-type="float" office:value="0.500532" calcext:value-type="float">
            <text:p>0.500532</text:p>
          </table:table-cell>
          <table:table-cell office:value-type="float" office:value="-2.88241" calcext:value-type="float">
            <text:p>-2.88241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-0.0691589" calcext:value-type="float">
            <text:p>-0.0691589</text:p>
          </table:table-cell>
          <table:table-cell office:value-type="float" office:value="0.500004" calcext:value-type="float">
            <text:p>0.500004</text:p>
          </table:table-cell>
          <table:table-cell office:value-type="float" office:value="-2.87456" calcext:value-type="float">
            <text:p>-2.87456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0.0710838" calcext:value-type="float">
            <text:p>-0.0710838</text:p>
          </table:table-cell>
          <table:table-cell office:value-type="float" office:value="0.499461" calcext:value-type="float">
            <text:p>0.499461</text:p>
          </table:table-cell>
          <table:table-cell office:value-type="float" office:value="-2.8667" calcext:value-type="float">
            <text:p>-2.8667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-0.0730044" calcext:value-type="float">
            <text:p>-0.0730044</text:p>
          </table:table-cell>
          <table:table-cell office:value-type="float" office:value="0.498903" calcext:value-type="float">
            <text:p>0.498903</text:p>
          </table:table-cell>
          <table:table-cell office:value-type="float" office:value="-2.85885" calcext:value-type="float">
            <text:p>-2.85885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-0.0749206" calcext:value-type="float">
            <text:p>-0.0749206</text:p>
          </table:table-cell>
          <table:table-cell office:value-type="float" office:value="0.49833" calcext:value-type="float">
            <text:p>0.49833</text:p>
          </table:table-cell>
          <table:table-cell office:value-type="float" office:value="-2.851" calcext:value-type="float">
            <text:p>-2.851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-0.0768322" calcext:value-type="float">
            <text:p>-0.0768322</text:p>
          </table:table-cell>
          <table:table-cell office:value-type="float" office:value="0.497742" calcext:value-type="float">
            <text:p>0.497742</text:p>
          </table:table-cell>
          <table:table-cell office:value-type="float" office:value="-2.84314" calcext:value-type="float">
            <text:p>-2.84314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-0.0787391" calcext:value-type="float">
            <text:p>-0.0787391</text:p>
          </table:table-cell>
          <table:table-cell office:value-type="float" office:value="0.497139" calcext:value-type="float">
            <text:p>0.497139</text:p>
          </table:table-cell>
          <table:table-cell office:value-type="float" office:value="-2.83529" calcext:value-type="float">
            <text:p>-2.8352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0806412" calcext:value-type="float">
            <text:p>-0.0806412</text:p>
          </table:table-cell>
          <table:table-cell office:value-type="float" office:value="0.496521" calcext:value-type="float">
            <text:p>0.496521</text:p>
          </table:table-cell>
          <table:table-cell office:value-type="float" office:value="-2.82743" calcext:value-type="float">
            <text:p>-2.8274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-0.0825384" calcext:value-type="float">
            <text:p>-0.0825384</text:p>
          </table:table-cell>
          <table:table-cell office:value-type="float" office:value="0.495888" calcext:value-type="float">
            <text:p>0.495888</text:p>
          </table:table-cell>
          <table:table-cell office:value-type="float" office:value="-2.81958" calcext:value-type="float">
            <text:p>-2.81958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-0.0844306" calcext:value-type="float">
            <text:p>-0.0844306</text:p>
          </table:table-cell>
          <table:table-cell office:value-type="float" office:value="0.49524" calcext:value-type="float">
            <text:p>0.49524</text:p>
          </table:table-cell>
          <table:table-cell office:value-type="float" office:value="-2.81173" calcext:value-type="float">
            <text:p>-2.81173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-0.0863176" calcext:value-type="float">
            <text:p>-0.0863176</text:p>
          </table:table-cell>
          <table:table-cell office:value-type="float" office:value="0.494577" calcext:value-type="float">
            <text:p>0.494577</text:p>
          </table:table-cell>
          <table:table-cell office:value-type="float" office:value="-2.80387" calcext:value-type="float">
            <text:p>-2.80387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-0.0881993" calcext:value-type="float">
            <text:p>-0.0881993</text:p>
          </table:table-cell>
          <table:table-cell office:value-type="float" office:value="0.4939" calcext:value-type="float">
            <text:p>0.4939</text:p>
          </table:table-cell>
          <table:table-cell office:value-type="float" office:value="-2.79602" calcext:value-type="float">
            <text:p>-2.79602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-0.0900757" calcext:value-type="float">
            <text:p>-0.0900757</text:p>
          </table:table-cell>
          <table:table-cell office:value-type="float" office:value="0.493208" calcext:value-type="float">
            <text:p>0.493208</text:p>
          </table:table-cell>
          <table:table-cell office:value-type="float" office:value="-2.78816" calcext:value-type="float">
            <text:p>-2.78816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-0.0919466" calcext:value-type="float">
            <text:p>-0.0919466</text:p>
          </table:table-cell>
          <table:table-cell office:value-type="float" office:value="0.492501" calcext:value-type="float">
            <text:p>0.492501</text:p>
          </table:table-cell>
          <table:table-cell office:value-type="float" office:value="-2.78031" calcext:value-type="float">
            <text:p>-2.78031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-0.0938119" calcext:value-type="float">
            <text:p>-0.0938119</text:p>
          </table:table-cell>
          <table:table-cell office:value-type="float" office:value="0.491779" calcext:value-type="float">
            <text:p>0.491779</text:p>
          </table:table-cell>
          <table:table-cell office:value-type="float" office:value="-2.77246" calcext:value-type="float">
            <text:p>-2.77246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-0.0956714" calcext:value-type="float">
            <text:p>-0.0956714</text:p>
          </table:table-cell>
          <table:table-cell office:value-type="float" office:value="0.491043" calcext:value-type="float">
            <text:p>0.491043</text:p>
          </table:table-cell>
          <table:table-cell office:value-type="float" office:value="-2.7646" calcext:value-type="float">
            <text:p>-2.7646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-0.0975252" calcext:value-type="float">
            <text:p>-0.0975252</text:p>
          </table:table-cell>
          <table:table-cell office:value-type="float" office:value="0.490292" calcext:value-type="float">
            <text:p>0.490292</text:p>
          </table:table-cell>
          <table:table-cell office:value-type="float" office:value="-2.75675" calcext:value-type="float">
            <text:p>-2.7567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0993729" calcext:value-type="float">
            <text:p>-0.0993729</text:p>
          </table:table-cell>
          <table:table-cell office:value-type="float" office:value="0.489527" calcext:value-type="float">
            <text:p>0.489527</text:p>
          </table:table-cell>
          <table:table-cell office:value-type="float" office:value="-2.74889" calcext:value-type="float">
            <text:p>-2.74889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-0.101215" calcext:value-type="float">
            <text:p>-0.101215</text:p>
          </table:table-cell>
          <table:table-cell office:value-type="float" office:value="0.488747" calcext:value-type="float">
            <text:p>0.488747</text:p>
          </table:table-cell>
          <table:table-cell office:value-type="float" office:value="-2.74104" calcext:value-type="float">
            <text:p>-2.74104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-0.10305" calcext:value-type="float">
            <text:p>-0.10305</text:p>
          </table:table-cell>
          <table:table-cell office:value-type="float" office:value="0.487953" calcext:value-type="float">
            <text:p>0.487953</text:p>
          </table:table-cell>
          <table:table-cell office:value-type="float" office:value="-2.73319" calcext:value-type="float">
            <text:p>-2.73319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-0.104879" calcext:value-type="float">
            <text:p>-0.104879</text:p>
          </table:table-cell>
          <table:table-cell office:value-type="float" office:value="0.487144" calcext:value-type="float">
            <text:p>0.487144</text:p>
          </table:table-cell>
          <table:table-cell office:value-type="float" office:value="-2.72533" calcext:value-type="float">
            <text:p>-2.72533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-0.106702" calcext:value-type="float">
            <text:p>-0.106702</text:p>
          </table:table-cell>
          <table:table-cell office:value-type="float" office:value="0.486321" calcext:value-type="float">
            <text:p>0.486321</text:p>
          </table:table-cell>
          <table:table-cell office:value-type="float" office:value="-2.71748" calcext:value-type="float">
            <text:p>-2.71748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-0.108518" calcext:value-type="float">
            <text:p>-0.108518</text:p>
          </table:table-cell>
          <table:table-cell office:value-type="float" office:value="0.485484" calcext:value-type="float">
            <text:p>0.485484</text:p>
          </table:table-cell>
          <table:table-cell office:value-type="float" office:value="-2.70962" calcext:value-type="float">
            <text:p>-2.7096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-0.110328" calcext:value-type="float">
            <text:p>-0.110328</text:p>
          </table:table-cell>
          <table:table-cell office:value-type="float" office:value="0.484632" calcext:value-type="float">
            <text:p>0.484632</text:p>
          </table:table-cell>
          <table:table-cell office:value-type="float" office:value="-2.70177" calcext:value-type="float">
            <text:p>-2.70177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-0.112131" calcext:value-type="float">
            <text:p>-0.112131</text:p>
          </table:table-cell>
          <table:table-cell office:value-type="float" office:value="0.483766" calcext:value-type="float">
            <text:p>0.483766</text:p>
          </table:table-cell>
          <table:table-cell office:value-type="float" office:value="-2.69392" calcext:value-type="float">
            <text:p>-2.69392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-0.113927" calcext:value-type="float">
            <text:p>-0.113927</text:p>
          </table:table-cell>
          <table:table-cell office:value-type="float" office:value="0.482886" calcext:value-type="float">
            <text:p>0.482886</text:p>
          </table:table-cell>
          <table:table-cell office:value-type="float" office:value="-2.68606" calcext:value-type="float">
            <text:p>-2.68606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-0.115716" calcext:value-type="float">
            <text:p>-0.115716</text:p>
          </table:table-cell>
          <table:table-cell office:value-type="float" office:value="0.481992" calcext:value-type="float">
            <text:p>0.481992</text:p>
          </table:table-cell>
          <table:table-cell office:value-type="float" office:value="-2.67821" calcext:value-type="float">
            <text:p>-2.6782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117498" calcext:value-type="float">
            <text:p>-0.117498</text:p>
          </table:table-cell>
          <table:table-cell office:value-type="float" office:value="0.481084" calcext:value-type="float">
            <text:p>0.481084</text:p>
          </table:table-cell>
          <table:table-cell office:value-type="float" office:value="-2.67035" calcext:value-type="float">
            <text:p>-2.67035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-0.119273" calcext:value-type="float">
            <text:p>-0.119273</text:p>
          </table:table-cell>
          <table:table-cell office:value-type="float" office:value="0.480162" calcext:value-type="float">
            <text:p>0.480162</text:p>
          </table:table-cell>
          <table:table-cell office:value-type="float" office:value="-2.6625" calcext:value-type="float">
            <text:p>-2.662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-0.121041" calcext:value-type="float">
            <text:p>-0.121041</text:p>
          </table:table-cell>
          <table:table-cell office:value-type="float" office:value="0.479227" calcext:value-type="float">
            <text:p>0.479227</text:p>
          </table:table-cell>
          <table:table-cell office:value-type="float" office:value="-2.65465" calcext:value-type="float">
            <text:p>-2.65465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-0.122801" calcext:value-type="float">
            <text:p>-0.122801</text:p>
          </table:table-cell>
          <table:table-cell office:value-type="float" office:value="0.478277" calcext:value-type="float">
            <text:p>0.478277</text:p>
          </table:table-cell>
          <table:table-cell office:value-type="float" office:value="-2.64679" calcext:value-type="float">
            <text:p>-2.64679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-0.124553" calcext:value-type="float">
            <text:p>-0.124553</text:p>
          </table:table-cell>
          <table:table-cell office:value-type="float" office:value="0.477313" calcext:value-type="float">
            <text:p>0.477313</text:p>
          </table:table-cell>
          <table:table-cell office:value-type="float" office:value="-2.63894" calcext:value-type="float">
            <text:p>-2.63894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-0.126298" calcext:value-type="float">
            <text:p>-0.126298</text:p>
          </table:table-cell>
          <table:table-cell office:value-type="float" office:value="0.476336" calcext:value-type="float">
            <text:p>0.476336</text:p>
          </table:table-cell>
          <table:table-cell office:value-type="float" office:value="-2.63108" calcext:value-type="float">
            <text:p>-2.63108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-0.128035" calcext:value-type="float">
            <text:p>-0.128035</text:p>
          </table:table-cell>
          <table:table-cell office:value-type="float" office:value="0.475345" calcext:value-type="float">
            <text:p>0.475345</text:p>
          </table:table-cell>
          <table:table-cell office:value-type="float" office:value="-2.62323" calcext:value-type="float">
            <text:p>-2.62323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-0.129765" calcext:value-type="float">
            <text:p>-0.129765</text:p>
          </table:table-cell>
          <table:table-cell office:value-type="float" office:value="0.474341" calcext:value-type="float">
            <text:p>0.474341</text:p>
          </table:table-cell>
          <table:table-cell office:value-type="float" office:value="-2.61538" calcext:value-type="float">
            <text:p>-2.61538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-0.131486" calcext:value-type="float">
            <text:p>-0.131486</text:p>
          </table:table-cell>
          <table:table-cell office:value-type="float" office:value="0.473323" calcext:value-type="float">
            <text:p>0.473323</text:p>
          </table:table-cell>
          <table:table-cell office:value-type="float" office:value="-2.60752" calcext:value-type="float">
            <text:p>-2.6075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0.472291" calcext:value-type="float">
            <text:p>0.472291</text:p>
          </table:table-cell>
          <table:table-cell office:value-type="float" office:value="-2.59967" calcext:value-type="float">
            <text:p>-2.599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134905" calcext:value-type="float">
            <text:p>-0.134905</text:p>
          </table:table-cell>
          <table:table-cell office:value-type="float" office:value="0.471246" calcext:value-type="float">
            <text:p>0.471246</text:p>
          </table:table-cell>
          <table:table-cell office:value-type="float" office:value="-2.59181" calcext:value-type="float">
            <text:p>-2.59181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-0.136602" calcext:value-type="float">
            <text:p>-0.136602</text:p>
          </table:table-cell>
          <table:table-cell office:value-type="float" office:value="0.470188" calcext:value-type="float">
            <text:p>0.470188</text:p>
          </table:table-cell>
          <table:table-cell office:value-type="float" office:value="-2.58396" calcext:value-type="float">
            <text:p>-2.58396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-0.138291" calcext:value-type="float">
            <text:p>-0.138291</text:p>
          </table:table-cell>
          <table:table-cell office:value-type="float" office:value="0.469116" calcext:value-type="float">
            <text:p>0.469116</text:p>
          </table:table-cell>
          <table:table-cell office:value-type="float" office:value="-2.57611" calcext:value-type="float">
            <text:p>-2.57611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-0.139971" calcext:value-type="float">
            <text:p>-0.139971</text:p>
          </table:table-cell>
          <table:table-cell office:value-type="float" office:value="0.468031" calcext:value-type="float">
            <text:p>0.468031</text:p>
          </table:table-cell>
          <table:table-cell office:value-type="float" office:value="-2.56825" calcext:value-type="float">
            <text:p>-2.5682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-0.141643" calcext:value-type="float">
            <text:p>-0.141643</text:p>
          </table:table-cell>
          <table:table-cell office:value-type="float" office:value="0.466933" calcext:value-type="float">
            <text:p>0.466933</text:p>
          </table:table-cell>
          <table:table-cell office:value-type="float" office:value="-2.5604" calcext:value-type="float">
            <text:p>-2.5604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-0.143306" calcext:value-type="float">
            <text:p>-0.143306</text:p>
          </table:table-cell>
          <table:table-cell office:value-type="float" office:value="0.465822" calcext:value-type="float">
            <text:p>0.465822</text:p>
          </table:table-cell>
          <table:table-cell office:value-type="float" office:value="-2.55254" calcext:value-type="float">
            <text:p>-2.55254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-0.14496" calcext:value-type="float">
            <text:p>-0.14496</text:p>
          </table:table-cell>
          <table:table-cell office:value-type="float" office:value="0.464698" calcext:value-type="float">
            <text:p>0.464698</text:p>
          </table:table-cell>
          <table:table-cell office:value-type="float" office:value="-2.54469" calcext:value-type="float">
            <text:p>-2.54469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-0.146605" calcext:value-type="float">
            <text:p>-0.146605</text:p>
          </table:table-cell>
          <table:table-cell office:value-type="float" office:value="0.463561" calcext:value-type="float">
            <text:p>0.463561</text:p>
          </table:table-cell>
          <table:table-cell office:value-type="float" office:value="-2.53684" calcext:value-type="float">
            <text:p>-2.53684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-0.148241" calcext:value-type="float">
            <text:p>-0.148241</text:p>
          </table:table-cell>
          <table:table-cell office:value-type="float" office:value="0.462411" calcext:value-type="float">
            <text:p>0.462411</text:p>
          </table:table-cell>
          <table:table-cell office:value-type="float" office:value="-2.52898" calcext:value-type="float">
            <text:p>-2.52898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-0.149868" calcext:value-type="float">
            <text:p>-0.149868</text:p>
          </table:table-cell>
          <table:table-cell office:value-type="float" office:value="0.461248" calcext:value-type="float">
            <text:p>0.461248</text:p>
          </table:table-cell>
          <table:table-cell office:value-type="float" office:value="-2.52113" calcext:value-type="float">
            <text:p>-2.5211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151487" calcext:value-type="float">
            <text:p>-0.151487</text:p>
          </table:table-cell>
          <table:table-cell office:value-type="float" office:value="0.460072" calcext:value-type="float">
            <text:p>0.460072</text:p>
          </table:table-cell>
          <table:table-cell office:value-type="float" office:value="-2.51327" calcext:value-type="float">
            <text:p>-2.51327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-0.153095" calcext:value-type="float">
            <text:p>-0.153095</text:p>
          </table:table-cell>
          <table:table-cell office:value-type="float" office:value="0.458884" calcext:value-type="float">
            <text:p>0.458884</text:p>
          </table:table-cell>
          <table:table-cell office:value-type="float" office:value="-2.50542" calcext:value-type="float">
            <text:p>-2.50542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-0.154695" calcext:value-type="float">
            <text:p>-0.154695</text:p>
          </table:table-cell>
          <table:table-cell office:value-type="float" office:value="0.457683" calcext:value-type="float">
            <text:p>0.457683</text:p>
          </table:table-cell>
          <table:table-cell office:value-type="float" office:value="-2.49757" calcext:value-type="float">
            <text:p>-2.49757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-0.156285" calcext:value-type="float">
            <text:p>-0.156285</text:p>
          </table:table-cell>
          <table:table-cell office:value-type="float" office:value="0.45647" calcext:value-type="float">
            <text:p>0.45647</text:p>
          </table:table-cell>
          <table:table-cell office:value-type="float" office:value="-2.48971" calcext:value-type="float">
            <text:p>-2.48971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-0.157865" calcext:value-type="float">
            <text:p>-0.157865</text:p>
          </table:table-cell>
          <table:table-cell office:value-type="float" office:value="0.455244" calcext:value-type="float">
            <text:p>0.455244</text:p>
          </table:table-cell>
          <table:table-cell office:value-type="float" office:value="-2.48186" calcext:value-type="float">
            <text:p>-2.48186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-0.159435" calcext:value-type="float">
            <text:p>-0.159435</text:p>
          </table:table-cell>
          <table:table-cell office:value-type="float" office:value="0.454006" calcext:value-type="float">
            <text:p>0.454006</text:p>
          </table:table-cell>
          <table:table-cell office:value-type="float" office:value="-2.474" calcext:value-type="float">
            <text:p>-2.474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-0.160996" calcext:value-type="float">
            <text:p>-0.160996</text:p>
          </table:table-cell>
          <table:table-cell office:value-type="float" office:value="0.452755" calcext:value-type="float">
            <text:p>0.452755</text:p>
          </table:table-cell>
          <table:table-cell office:value-type="float" office:value="-2.46615" calcext:value-type="float">
            <text:p>-2.46615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-0.162547" calcext:value-type="float">
            <text:p>-0.162547</text:p>
          </table:table-cell>
          <table:table-cell office:value-type="float" office:value="0.451493" calcext:value-type="float">
            <text:p>0.451493</text:p>
          </table:table-cell>
          <table:table-cell office:value-type="float" office:value="-2.4583" calcext:value-type="float">
            <text:p>-2.4583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-0.164088" calcext:value-type="float">
            <text:p>-0.164088</text:p>
          </table:table-cell>
          <table:table-cell office:value-type="float" office:value="0.450218" calcext:value-type="float">
            <text:p>0.450218</text:p>
          </table:table-cell>
          <table:table-cell office:value-type="float" office:value="-2.45044" calcext:value-type="float">
            <text:p>-2.45044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-0.165619" calcext:value-type="float">
            <text:p>-0.165619</text:p>
          </table:table-cell>
          <table:table-cell office:value-type="float" office:value="0.448931" calcext:value-type="float">
            <text:p>0.448931</text:p>
          </table:table-cell>
          <table:table-cell office:value-type="float" office:value="-2.44259" calcext:value-type="float">
            <text:p>-2.4425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16714" calcext:value-type="float">
            <text:p>-0.16714</text:p>
          </table:table-cell>
          <table:table-cell office:value-type="float" office:value="0.447632" calcext:value-type="float">
            <text:p>0.447632</text:p>
          </table:table-cell>
          <table:table-cell office:value-type="float" office:value="-2.43473" calcext:value-type="float">
            <text:p>-2.43473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-0.168651" calcext:value-type="float">
            <text:p>-0.168651</text:p>
          </table:table-cell>
          <table:table-cell office:value-type="float" office:value="0.446321" calcext:value-type="float">
            <text:p>0.446321</text:p>
          </table:table-cell>
          <table:table-cell office:value-type="float" office:value="-2.42688" calcext:value-type="float">
            <text:p>-2.42688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0.170151" calcext:value-type="float">
            <text:p>-0.170151</text:p>
          </table:table-cell>
          <table:table-cell office:value-type="float" office:value="0.444999" calcext:value-type="float">
            <text:p>0.444999</text:p>
          </table:table-cell>
          <table:table-cell office:value-type="float" office:value="-2.41903" calcext:value-type="float">
            <text:p>-2.41903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-0.171641" calcext:value-type="float">
            <text:p>-0.171641</text:p>
          </table:table-cell>
          <table:table-cell office:value-type="float" office:value="0.443664" calcext:value-type="float">
            <text:p>0.443664</text:p>
          </table:table-cell>
          <table:table-cell office:value-type="float" office:value="-2.41117" calcext:value-type="float">
            <text:p>-2.41117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-0.17312" calcext:value-type="float">
            <text:p>-0.17312</text:p>
          </table:table-cell>
          <table:table-cell office:value-type="float" office:value="0.442318" calcext:value-type="float">
            <text:p>0.442318</text:p>
          </table:table-cell>
          <table:table-cell office:value-type="float" office:value="-2.40332" calcext:value-type="float">
            <text:p>-2.40332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0.174589" calcext:value-type="float">
            <text:p>-0.174589</text:p>
          </table:table-cell>
          <table:table-cell office:value-type="float" office:value="0.440961" calcext:value-type="float">
            <text:p>0.440961</text:p>
          </table:table-cell>
          <table:table-cell office:value-type="float" office:value="-2.39546" calcext:value-type="float">
            <text:p>-2.39546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0.176047" calcext:value-type="float">
            <text:p>-0.176047</text:p>
          </table:table-cell>
          <table:table-cell office:value-type="float" office:value="0.439591" calcext:value-type="float">
            <text:p>0.439591</text:p>
          </table:table-cell>
          <table:table-cell office:value-type="float" office:value="-2.38761" calcext:value-type="float">
            <text:p>-2.38761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-0.177494" calcext:value-type="float">
            <text:p>-0.177494</text:p>
          </table:table-cell>
          <table:table-cell office:value-type="float" office:value="0.438211" calcext:value-type="float">
            <text:p>0.438211</text:p>
          </table:table-cell>
          <table:table-cell office:value-type="float" office:value="-2.37976" calcext:value-type="float">
            <text:p>-2.37976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-0.17893" calcext:value-type="float">
            <text:p>-0.17893</text:p>
          </table:table-cell>
          <table:table-cell office:value-type="float" office:value="0.436819" calcext:value-type="float">
            <text:p>0.436819</text:p>
          </table:table-cell>
          <table:table-cell office:value-type="float" office:value="-2.3719" calcext:value-type="float">
            <text:p>-2.3719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-0.180355" calcext:value-type="float">
            <text:p>-0.180355</text:p>
          </table:table-cell>
          <table:table-cell office:value-type="float" office:value="0.435416" calcext:value-type="float">
            <text:p>0.435416</text:p>
          </table:table-cell>
          <table:table-cell office:value-type="float" office:value="-2.36405" calcext:value-type="float">
            <text:p>-2.36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81769" calcext:value-type="float">
            <text:p>-0.181769</text:p>
          </table:table-cell>
          <table:table-cell office:value-type="float" office:value="0.434002" calcext:value-type="float">
            <text:p>0.434002</text:p>
          </table:table-cell>
          <table:table-cell office:value-type="float" office:value="-2.35619" calcext:value-type="float">
            <text:p>-2.35619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-0.183173" calcext:value-type="float">
            <text:p>-0.183173</text:p>
          </table:table-cell>
          <table:table-cell office:value-type="float" office:value="0.432577" calcext:value-type="float">
            <text:p>0.432577</text:p>
          </table:table-cell>
          <table:table-cell office:value-type="float" office:value="-2.34834" calcext:value-type="float">
            <text:p>-2.34834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-0.184564" calcext:value-type="float">
            <text:p>-0.184564</text:p>
          </table:table-cell>
          <table:table-cell office:value-type="float" office:value="0.43114" calcext:value-type="float">
            <text:p>0.43114</text:p>
          </table:table-cell>
          <table:table-cell office:value-type="float" office:value="-2.34049" calcext:value-type="float">
            <text:p>-2.34049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-0.185945" calcext:value-type="float">
            <text:p>-0.185945</text:p>
          </table:table-cell>
          <table:table-cell office:value-type="float" office:value="0.429693" calcext:value-type="float">
            <text:p>0.429693</text:p>
          </table:table-cell>
          <table:table-cell office:value-type="float" office:value="-2.33263" calcext:value-type="float">
            <text:p>-2.33263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-0.187314" calcext:value-type="float">
            <text:p>-0.187314</text:p>
          </table:table-cell>
          <table:table-cell office:value-type="float" office:value="0.428235" calcext:value-type="float">
            <text:p>0.428235</text:p>
          </table:table-cell>
          <table:table-cell office:value-type="float" office:value="-2.32478" calcext:value-type="float">
            <text:p>-2.32478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-0.188672" calcext:value-type="float">
            <text:p>-0.188672</text:p>
          </table:table-cell>
          <table:table-cell office:value-type="float" office:value="0.426767" calcext:value-type="float">
            <text:p>0.426767</text:p>
          </table:table-cell>
          <table:table-cell office:value-type="float" office:value="-2.31692" calcext:value-type="float">
            <text:p>-2.31692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-0.190018" calcext:value-type="float">
            <text:p>-0.190018</text:p>
          </table:table-cell>
          <table:table-cell office:value-type="float" office:value="0.425287" calcext:value-type="float">
            <text:p>0.425287</text:p>
          </table:table-cell>
          <table:table-cell office:value-type="float" office:value="-2.30907" calcext:value-type="float">
            <text:p>-2.30907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-0.191352" calcext:value-type="float">
            <text:p>-0.191352</text:p>
          </table:table-cell>
          <table:table-cell office:value-type="float" office:value="0.423798" calcext:value-type="float">
            <text:p>0.423798</text:p>
          </table:table-cell>
          <table:table-cell office:value-type="float" office:value="-2.30122" calcext:value-type="float">
            <text:p>-2.30122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-0.192675" calcext:value-type="float">
            <text:p>-0.192675</text:p>
          </table:table-cell>
          <table:table-cell office:value-type="float" office:value="0.422297" calcext:value-type="float">
            <text:p>0.422297</text:p>
          </table:table-cell>
          <table:table-cell office:value-type="float" office:value="-2.29336" calcext:value-type="float">
            <text:p>-2.29336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-0.193985" calcext:value-type="float">
            <text:p>-0.193985</text:p>
          </table:table-cell>
          <table:table-cell office:value-type="float" office:value="0.420787" calcext:value-type="float">
            <text:p>0.420787</text:p>
          </table:table-cell>
          <table:table-cell office:value-type="float" office:value="-2.28551" calcext:value-type="float">
            <text:p>-2.2855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0.195284" calcext:value-type="float">
            <text:p>-0.195284</text:p>
          </table:table-cell>
          <table:table-cell office:value-type="float" office:value="0.419266" calcext:value-type="float">
            <text:p>0.419266</text:p>
          </table:table-cell>
          <table:table-cell office:value-type="float" office:value="-2.27765" calcext:value-type="float">
            <text:p>-2.27765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-0.196571" calcext:value-type="float">
            <text:p>-0.196571</text:p>
          </table:table-cell>
          <table:table-cell office:value-type="float" office:value="0.417735" calcext:value-type="float">
            <text:p>0.417735</text:p>
          </table:table-cell>
          <table:table-cell office:value-type="float" office:value="-2.2698" calcext:value-type="float">
            <text:p>-2.269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-0.197846" calcext:value-type="float">
            <text:p>-0.197846</text:p>
          </table:table-cell>
          <table:table-cell office:value-type="float" office:value="0.416194" calcext:value-type="float">
            <text:p>0.416194</text:p>
          </table:table-cell>
          <table:table-cell office:value-type="float" office:value="-2.26195" calcext:value-type="float">
            <text:p>-2.26195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-0.199109" calcext:value-type="float">
            <text:p>-0.199109</text:p>
          </table:table-cell>
          <table:table-cell office:value-type="float" office:value="0.414643" calcext:value-type="float">
            <text:p>0.414643</text:p>
          </table:table-cell>
          <table:table-cell office:value-type="float" office:value="-2.25409" calcext:value-type="float">
            <text:p>-2.25409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-0.200359" calcext:value-type="float">
            <text:p>-0.200359</text:p>
          </table:table-cell>
          <table:table-cell office:value-type="float" office:value="0.413082" calcext:value-type="float">
            <text:p>0.413082</text:p>
          </table:table-cell>
          <table:table-cell office:value-type="float" office:value="-2.24624" calcext:value-type="float">
            <text:p>-2.24624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-0.201597" calcext:value-type="float">
            <text:p>-0.201597</text:p>
          </table:table-cell>
          <table:table-cell office:value-type="float" office:value="0.411511" calcext:value-type="float">
            <text:p>0.411511</text:p>
          </table:table-cell>
          <table:table-cell office:value-type="float" office:value="-2.23838" calcext:value-type="float">
            <text:p>-2.23838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-0.202823" calcext:value-type="float">
            <text:p>-0.202823</text:p>
          </table:table-cell>
          <table:table-cell office:value-type="float" office:value="0.409931" calcext:value-type="float">
            <text:p>0.409931</text:p>
          </table:table-cell>
          <table:table-cell office:value-type="float" office:value="-2.23053" calcext:value-type="float">
            <text:p>-2.23053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-0.204037" calcext:value-type="float">
            <text:p>-0.204037</text:p>
          </table:table-cell>
          <table:table-cell office:value-type="float" office:value="0.408341" calcext:value-type="float">
            <text:p>0.408341</text:p>
          </table:table-cell>
          <table:table-cell office:value-type="float" office:value="-2.22268" calcext:value-type="float">
            <text:p>-2.22268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-0.205237" calcext:value-type="float">
            <text:p>-0.205237</text:p>
          </table:table-cell>
          <table:table-cell office:value-type="float" office:value="0.406742" calcext:value-type="float">
            <text:p>0.406742</text:p>
          </table:table-cell>
          <table:table-cell office:value-type="float" office:value="-2.21482" calcext:value-type="float">
            <text:p>-2.21482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-0.206426" calcext:value-type="float">
            <text:p>-0.206426</text:p>
          </table:table-cell>
          <table:table-cell office:value-type="float" office:value="0.405133" calcext:value-type="float">
            <text:p>0.405133</text:p>
          </table:table-cell>
          <table:table-cell office:value-type="float" office:value="-2.20697" calcext:value-type="float">
            <text:p>-2.2069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0.207601" calcext:value-type="float">
            <text:p>-0.207601</text:p>
          </table:table-cell>
          <table:table-cell office:value-type="float" office:value="0.403515" calcext:value-type="float">
            <text:p>0.403515</text:p>
          </table:table-cell>
          <table:table-cell office:value-type="float" office:value="-2.19911" calcext:value-type="float">
            <text:p>-2.19911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-0.208764" calcext:value-type="float">
            <text:p>-0.208764</text:p>
          </table:table-cell>
          <table:table-cell office:value-type="float" office:value="0.401888" calcext:value-type="float">
            <text:p>0.401888</text:p>
          </table:table-cell>
          <table:table-cell office:value-type="float" office:value="-2.19126" calcext:value-type="float">
            <text:p>-2.19126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-0.209914" calcext:value-type="float">
            <text:p>-0.209914</text:p>
          </table:table-cell>
          <table:table-cell office:value-type="float" office:value="0.400252" calcext:value-type="float">
            <text:p>0.400252</text:p>
          </table:table-cell>
          <table:table-cell office:value-type="float" office:value="-2.18341" calcext:value-type="float">
            <text:p>-2.18341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-0.211051" calcext:value-type="float">
            <text:p>-0.211051</text:p>
          </table:table-cell>
          <table:table-cell office:value-type="float" office:value="0.398606" calcext:value-type="float">
            <text:p>0.398606</text:p>
          </table:table-cell>
          <table:table-cell office:value-type="float" office:value="-2.17555" calcext:value-type="float">
            <text:p>-2.17555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-0.212175" calcext:value-type="float">
            <text:p>-0.212175</text:p>
          </table:table-cell>
          <table:table-cell office:value-type="float" office:value="0.396952" calcext:value-type="float">
            <text:p>0.396952</text:p>
          </table:table-cell>
          <table:table-cell office:value-type="float" office:value="-2.1677" calcext:value-type="float">
            <text:p>-2.1677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-0.213286" calcext:value-type="float">
            <text:p>-0.213286</text:p>
          </table:table-cell>
          <table:table-cell office:value-type="float" office:value="0.395289" calcext:value-type="float">
            <text:p>0.395289</text:p>
          </table:table-cell>
          <table:table-cell office:value-type="float" office:value="-2.15984" calcext:value-type="float">
            <text:p>-2.15984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-0.214385" calcext:value-type="float">
            <text:p>-0.214385</text:p>
          </table:table-cell>
          <table:table-cell office:value-type="float" office:value="0.393618" calcext:value-type="float">
            <text:p>0.393618</text:p>
          </table:table-cell>
          <table:table-cell office:value-type="float" office:value="-2.15199" calcext:value-type="float">
            <text:p>-2.15199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-0.215469" calcext:value-type="float">
            <text:p>-0.215469</text:p>
          </table:table-cell>
          <table:table-cell office:value-type="float" office:value="0.391937" calcext:value-type="float">
            <text:p>0.391937</text:p>
          </table:table-cell>
          <table:table-cell office:value-type="float" office:value="-2.14414" calcext:value-type="float">
            <text:p>-2.1441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-0.216541" calcext:value-type="float">
            <text:p>-0.216541</text:p>
          </table:table-cell>
          <table:table-cell office:value-type="float" office:value="0.390249" calcext:value-type="float">
            <text:p>0.390249</text:p>
          </table:table-cell>
          <table:table-cell office:value-type="float" office:value="-2.13628" calcext:value-type="float">
            <text:p>-2.13628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-0.217599" calcext:value-type="float">
            <text:p>-0.217599</text:p>
          </table:table-cell>
          <table:table-cell office:value-type="float" office:value="0.388552" calcext:value-type="float">
            <text:p>0.388552</text:p>
          </table:table-cell>
          <table:table-cell office:value-type="float" office:value="-2.12843" calcext:value-type="float">
            <text:p>-2.1284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0.218644" calcext:value-type="float">
            <text:p>-0.218644</text:p>
          </table:table-cell>
          <table:table-cell office:value-type="float" office:value="0.386846" calcext:value-type="float">
            <text:p>0.386846</text:p>
          </table:table-cell>
          <table:table-cell office:value-type="float" office:value="-2.12058" calcext:value-type="float">
            <text:p>-2.12058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-0.219676" calcext:value-type="float">
            <text:p>-0.219676</text:p>
          </table:table-cell>
          <table:table-cell office:value-type="float" office:value="0.385133" calcext:value-type="float">
            <text:p>0.385133</text:p>
          </table:table-cell>
          <table:table-cell office:value-type="float" office:value="-2.11272" calcext:value-type="float">
            <text:p>-2.11272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-0.220694" calcext:value-type="float">
            <text:p>-0.220694</text:p>
          </table:table-cell>
          <table:table-cell office:value-type="float" office:value="0.383412" calcext:value-type="float">
            <text:p>0.383412</text:p>
          </table:table-cell>
          <table:table-cell office:value-type="float" office:value="-2.10487" calcext:value-type="float">
            <text:p>-2.10487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-0.221699" calcext:value-type="float">
            <text:p>-0.221699</text:p>
          </table:table-cell>
          <table:table-cell office:value-type="float" office:value="0.381682" calcext:value-type="float">
            <text:p>0.381682</text:p>
          </table:table-cell>
          <table:table-cell office:value-type="float" office:value="-2.09701" calcext:value-type="float">
            <text:p>-2.09701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-0.22269" calcext:value-type="float">
            <text:p>-0.22269</text:p>
          </table:table-cell>
          <table:table-cell office:value-type="float" office:value="0.379945" calcext:value-type="float">
            <text:p>0.379945</text:p>
          </table:table-cell>
          <table:table-cell office:value-type="float" office:value="-2.08916" calcext:value-type="float">
            <text:p>-2.08916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-0.223667" calcext:value-type="float">
            <text:p>-0.223667</text:p>
          </table:table-cell>
          <table:table-cell office:value-type="float" office:value="0.3782" calcext:value-type="float">
            <text:p>0.3782</text:p>
          </table:table-cell>
          <table:table-cell office:value-type="float" office:value="-2.08131" calcext:value-type="float">
            <text:p>-2.08131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-0.22463" calcext:value-type="float">
            <text:p>-0.22463</text:p>
          </table:table-cell>
          <table:table-cell office:value-type="float" office:value="0.376447" calcext:value-type="float">
            <text:p>0.376447</text:p>
          </table:table-cell>
          <table:table-cell office:value-type="float" office:value="-2.07345" calcext:value-type="float">
            <text:p>-2.07345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-0.22558" calcext:value-type="float">
            <text:p>-0.22558</text:p>
          </table:table-cell>
          <table:table-cell office:value-type="float" office:value="0.374687" calcext:value-type="float">
            <text:p>0.374687</text:p>
          </table:table-cell>
          <table:table-cell office:value-type="float" office:value="-2.0656" calcext:value-type="float">
            <text:p>-2.0656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-0.226516" calcext:value-type="float">
            <text:p>-0.226516</text:p>
          </table:table-cell>
          <table:table-cell office:value-type="float" office:value="0.37292" calcext:value-type="float">
            <text:p>0.37292</text:p>
          </table:table-cell>
          <table:table-cell office:value-type="float" office:value="-2.05774" calcext:value-type="float">
            <text:p>-2.05774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-0.227438" calcext:value-type="float">
            <text:p>-0.227438</text:p>
          </table:table-cell>
          <table:table-cell office:value-type="float" office:value="0.371145" calcext:value-type="float">
            <text:p>0.371145</text:p>
          </table:table-cell>
          <table:table-cell office:value-type="float" office:value="-2.04989" calcext:value-type="float">
            <text:p>-2.0498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228346" calcext:value-type="float">
            <text:p>-0.228346</text:p>
          </table:table-cell>
          <table:table-cell office:value-type="float" office:value="0.369363" calcext:value-type="float">
            <text:p>0.369363</text:p>
          </table:table-cell>
          <table:table-cell office:value-type="float" office:value="-2.04204" calcext:value-type="float">
            <text:p>-2.04204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-0.22924" calcext:value-type="float">
            <text:p>-0.22924</text:p>
          </table:table-cell>
          <table:table-cell office:value-type="float" office:value="0.367574" calcext:value-type="float">
            <text:p>0.367574</text:p>
          </table:table-cell>
          <table:table-cell office:value-type="float" office:value="-2.03418" calcext:value-type="float">
            <text:p>-2.03418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-0.23012" calcext:value-type="float">
            <text:p>-0.23012</text:p>
          </table:table-cell>
          <table:table-cell office:value-type="float" office:value="0.365778" calcext:value-type="float">
            <text:p>0.365778</text:p>
          </table:table-cell>
          <table:table-cell office:value-type="float" office:value="-2.02633" calcext:value-type="float">
            <text:p>-2.02633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-0.230985" calcext:value-type="float">
            <text:p>-0.230985</text:p>
          </table:table-cell>
          <table:table-cell office:value-type="float" office:value="0.363975" calcext:value-type="float">
            <text:p>0.363975</text:p>
          </table:table-cell>
          <table:table-cell office:value-type="float" office:value="-2.01847" calcext:value-type="float">
            <text:p>-2.01847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-0.231837" calcext:value-type="float">
            <text:p>-0.231837</text:p>
          </table:table-cell>
          <table:table-cell office:value-type="float" office:value="0.362165" calcext:value-type="float">
            <text:p>0.362165</text:p>
          </table:table-cell>
          <table:table-cell office:value-type="float" office:value="-2.01062" calcext:value-type="float">
            <text:p>-2.01062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-0.232674" calcext:value-type="float">
            <text:p>-0.232674</text:p>
          </table:table-cell>
          <table:table-cell office:value-type="float" office:value="0.360349" calcext:value-type="float">
            <text:p>0.360349</text:p>
          </table:table-cell>
          <table:table-cell office:value-type="float" office:value="-2.00277" calcext:value-type="float">
            <text:p>-2.00277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-0.233497" calcext:value-type="float">
            <text:p>-0.233497</text:p>
          </table:table-cell>
          <table:table-cell office:value-type="float" office:value="0.358526" calcext:value-type="float">
            <text:p>0.358526</text:p>
          </table:table-cell>
          <table:table-cell office:value-type="float" office:value="-1.99491" calcext:value-type="float">
            <text:p>-1.99491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-0.234306" calcext:value-type="float">
            <text:p>-0.234306</text:p>
          </table:table-cell>
          <table:table-cell office:value-type="float" office:value="0.356697" calcext:value-type="float">
            <text:p>0.356697</text:p>
          </table:table-cell>
          <table:table-cell office:value-type="float" office:value="-1.98706" calcext:value-type="float">
            <text:p>-1.98706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-0.2351" calcext:value-type="float">
            <text:p>-0.2351</text:p>
          </table:table-cell>
          <table:table-cell office:value-type="float" office:value="0.354861" calcext:value-type="float">
            <text:p>0.354861</text:p>
          </table:table-cell>
          <table:table-cell office:value-type="float" office:value="-1.9792" calcext:value-type="float">
            <text:p>-1.9792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-0.23588" calcext:value-type="float">
            <text:p>-0.23588</text:p>
          </table:table-cell>
          <table:table-cell office:value-type="float" office:value="0.35302" calcext:value-type="float">
            <text:p>0.35302</text:p>
          </table:table-cell>
          <table:table-cell office:value-type="float" office:value="-1.97135" calcext:value-type="float">
            <text:p>-1.9713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0.236645" calcext:value-type="float">
            <text:p>-0.236645</text:p>
          </table:table-cell>
          <table:table-cell office:value-type="float" office:value="0.351172" calcext:value-type="float">
            <text:p>0.351172</text:p>
          </table:table-cell>
          <table:table-cell office:value-type="float" office:value="-1.9635" calcext:value-type="float">
            <text:p>-1.9635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-0.237396" calcext:value-type="float">
            <text:p>-0.237396</text:p>
          </table:table-cell>
          <table:table-cell office:value-type="float" office:value="0.349318" calcext:value-type="float">
            <text:p>0.349318</text:p>
          </table:table-cell>
          <table:table-cell office:value-type="float" office:value="-1.95564" calcext:value-type="float">
            <text:p>-1.9556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-0.238133" calcext:value-type="float">
            <text:p>-0.238133</text:p>
          </table:table-cell>
          <table:table-cell office:value-type="float" office:value="0.347458" calcext:value-type="float">
            <text:p>0.347458</text:p>
          </table:table-cell>
          <table:table-cell office:value-type="float" office:value="-1.94779" calcext:value-type="float">
            <text:p>-1.94779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-0.238854" calcext:value-type="float">
            <text:p>-0.238854</text:p>
          </table:table-cell>
          <table:table-cell office:value-type="float" office:value="0.345593" calcext:value-type="float">
            <text:p>0.345593</text:p>
          </table:table-cell>
          <table:table-cell office:value-type="float" office:value="-1.93993" calcext:value-type="float">
            <text:p>-1.93993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-0.239561" calcext:value-type="float">
            <text:p>-0.239561</text:p>
          </table:table-cell>
          <table:table-cell office:value-type="float" office:value="0.343722" calcext:value-type="float">
            <text:p>0.343722</text:p>
          </table:table-cell>
          <table:table-cell office:value-type="float" office:value="-1.93208" calcext:value-type="float">
            <text:p>-1.93208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0.240253" calcext:value-type="float">
            <text:p>-0.240253</text:p>
          </table:table-cell>
          <table:table-cell office:value-type="float" office:value="0.341846" calcext:value-type="float">
            <text:p>0.341846</text:p>
          </table:table-cell>
          <table:table-cell office:value-type="float" office:value="-1.92423" calcext:value-type="float">
            <text:p>-1.92423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-0.240931" calcext:value-type="float">
            <text:p>-0.240931</text:p>
          </table:table-cell>
          <table:table-cell office:value-type="float" office:value="0.339964" calcext:value-type="float">
            <text:p>0.339964</text:p>
          </table:table-cell>
          <table:table-cell office:value-type="float" office:value="-1.91637" calcext:value-type="float">
            <text:p>-1.91637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-0.241594" calcext:value-type="float">
            <text:p>-0.241594</text:p>
          </table:table-cell>
          <table:table-cell office:value-type="float" office:value="0.338077" calcext:value-type="float">
            <text:p>0.338077</text:p>
          </table:table-cell>
          <table:table-cell office:value-type="float" office:value="-1.90852" calcext:value-type="float">
            <text:p>-1.90852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-0.242241" calcext:value-type="float">
            <text:p>-0.242241</text:p>
          </table:table-cell>
          <table:table-cell office:value-type="float" office:value="0.336185" calcext:value-type="float">
            <text:p>0.336185</text:p>
          </table:table-cell>
          <table:table-cell office:value-type="float" office:value="-1.90066" calcext:value-type="float">
            <text:p>-1.90066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-0.242874" calcext:value-type="float">
            <text:p>-0.242874</text:p>
          </table:table-cell>
          <table:table-cell office:value-type="float" office:value="0.334288" calcext:value-type="float">
            <text:p>0.334288</text:p>
          </table:table-cell>
          <table:table-cell office:value-type="float" office:value="-1.89281" calcext:value-type="float">
            <text:p>-1.8928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0.243492" calcext:value-type="float">
            <text:p>-0.243492</text:p>
          </table:table-cell>
          <table:table-cell office:value-type="float" office:value="0.332386" calcext:value-type="float">
            <text:p>0.332386</text:p>
          </table:table-cell>
          <table:table-cell office:value-type="float" office:value="-1.88496" calcext:value-type="float">
            <text:p>-1.88496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-0.244095" calcext:value-type="float">
            <text:p>-0.244095</text:p>
          </table:table-cell>
          <table:table-cell office:value-type="float" office:value="0.330479" calcext:value-type="float">
            <text:p>0.330479</text:p>
          </table:table-cell>
          <table:table-cell office:value-type="float" office:value="-1.8771" calcext:value-type="float">
            <text:p>-1.8771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-0.244683" calcext:value-type="float">
            <text:p>-0.244683</text:p>
          </table:table-cell>
          <table:table-cell office:value-type="float" office:value="0.328567" calcext:value-type="float">
            <text:p>0.328567</text:p>
          </table:table-cell>
          <table:table-cell office:value-type="float" office:value="-1.86925" calcext:value-type="float">
            <text:p>-1.86925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-0.245257" calcext:value-type="float">
            <text:p>-0.245257</text:p>
          </table:table-cell>
          <table:table-cell office:value-type="float" office:value="0.326651" calcext:value-type="float">
            <text:p>0.326651</text:p>
          </table:table-cell>
          <table:table-cell office:value-type="float" office:value="-1.86139" calcext:value-type="float">
            <text:p>-1.86139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-0.245815" calcext:value-type="float">
            <text:p>-0.245815</text:p>
          </table:table-cell>
          <table:table-cell office:value-type="float" office:value="0.32473" calcext:value-type="float">
            <text:p>0.32473</text:p>
          </table:table-cell>
          <table:table-cell office:value-type="float" office:value="-1.85354" calcext:value-type="float">
            <text:p>-1.85354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-0.246357" calcext:value-type="float">
            <text:p>-0.246357</text:p>
          </table:table-cell>
          <table:table-cell office:value-type="float" office:value="0.322806" calcext:value-type="float">
            <text:p>0.322806</text:p>
          </table:table-cell>
          <table:table-cell office:value-type="float" office:value="-1.84569" calcext:value-type="float">
            <text:p>-1.84569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-0.246885" calcext:value-type="float">
            <text:p>-0.246885</text:p>
          </table:table-cell>
          <table:table-cell office:value-type="float" office:value="0.320876" calcext:value-type="float">
            <text:p>0.320876</text:p>
          </table:table-cell>
          <table:table-cell office:value-type="float" office:value="-1.83783" calcext:value-type="float">
            <text:p>-1.83783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-0.247398" calcext:value-type="float">
            <text:p>-0.247398</text:p>
          </table:table-cell>
          <table:table-cell office:value-type="float" office:value="0.318943" calcext:value-type="float">
            <text:p>0.318943</text:p>
          </table:table-cell>
          <table:table-cell office:value-type="float" office:value="-1.82998" calcext:value-type="float">
            <text:p>-1.82998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-0.247895" calcext:value-type="float">
            <text:p>-0.247895</text:p>
          </table:table-cell>
          <table:table-cell office:value-type="float" office:value="0.317006" calcext:value-type="float">
            <text:p>0.317006</text:p>
          </table:table-cell>
          <table:table-cell office:value-type="float" office:value="-1.82212" calcext:value-type="float">
            <text:p>-1.82212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-0.248377" calcext:value-type="float">
            <text:p>-0.248377</text:p>
          </table:table-cell>
          <table:table-cell office:value-type="float" office:value="0.315065" calcext:value-type="float">
            <text:p>0.315065</text:p>
          </table:table-cell>
          <table:table-cell office:value-type="float" office:value="-1.81427" calcext:value-type="float">
            <text:p>-1.8142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0.248844" calcext:value-type="float">
            <text:p>-0.248844</text:p>
          </table:table-cell>
          <table:table-cell office:value-type="float" office:value="0.31312" calcext:value-type="float">
            <text:p>0.31312</text:p>
          </table:table-cell>
          <table:table-cell office:value-type="float" office:value="-1.80642" calcext:value-type="float">
            <text:p>-1.80642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-0.249296" calcext:value-type="float">
            <text:p>-0.249296</text:p>
          </table:table-cell>
          <table:table-cell office:value-type="float" office:value="0.311172" calcext:value-type="float">
            <text:p>0.311172</text:p>
          </table:table-cell>
          <table:table-cell office:value-type="float" office:value="-1.79856" calcext:value-type="float">
            <text:p>-1.79856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-0.249732" calcext:value-type="float">
            <text:p>-0.249732</text:p>
          </table:table-cell>
          <table:table-cell office:value-type="float" office:value="0.30922" calcext:value-type="float">
            <text:p>0.30922</text:p>
          </table:table-cell>
          <table:table-cell office:value-type="float" office:value="-1.79071" calcext:value-type="float">
            <text:p>-1.79071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-0.250153" calcext:value-type="float">
            <text:p>-0.250153</text:p>
          </table:table-cell>
          <table:table-cell office:value-type="float" office:value="0.307265" calcext:value-type="float">
            <text:p>0.307265</text:p>
          </table:table-cell>
          <table:table-cell office:value-type="float" office:value="-1.78285" calcext:value-type="float">
            <text:p>-1.78285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-0.250559" calcext:value-type="float">
            <text:p>-0.250559</text:p>
          </table:table-cell>
          <table:table-cell office:value-type="float" office:value="0.305306" calcext:value-type="float">
            <text:p>0.305306</text:p>
          </table:table-cell>
          <table:table-cell office:value-type="float" office:value="-1.775" calcext:value-type="float">
            <text:p>-1.77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-0.250949" calcext:value-type="float">
            <text:p>-0.250949</text:p>
          </table:table-cell>
          <table:table-cell office:value-type="float" office:value="0.303345" calcext:value-type="float">
            <text:p>0.303345</text:p>
          </table:table-cell>
          <table:table-cell office:value-type="float" office:value="-1.76715" calcext:value-type="float">
            <text:p>-1.76715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-0.251323" calcext:value-type="float">
            <text:p>-0.251323</text:p>
          </table:table-cell>
          <table:table-cell office:value-type="float" office:value="0.30138" calcext:value-type="float">
            <text:p>0.30138</text:p>
          </table:table-cell>
          <table:table-cell office:value-type="float" office:value="-1.75929" calcext:value-type="float">
            <text:p>-1.75929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-0.251683" calcext:value-type="float">
            <text:p>-0.251683</text:p>
          </table:table-cell>
          <table:table-cell office:value-type="float" office:value="0.299413" calcext:value-type="float">
            <text:p>0.299413</text:p>
          </table:table-cell>
          <table:table-cell office:value-type="float" office:value="-1.75144" calcext:value-type="float">
            <text:p>-1.75144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-0.252027" calcext:value-type="float">
            <text:p>-0.252027</text:p>
          </table:table-cell>
          <table:table-cell office:value-type="float" office:value="0.297443" calcext:value-type="float">
            <text:p>0.297443</text:p>
          </table:table-cell>
          <table:table-cell office:value-type="float" office:value="-1.74358" calcext:value-type="float">
            <text:p>-1.74358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-0.252355" calcext:value-type="float">
            <text:p>-0.252355</text:p>
          </table:table-cell>
          <table:table-cell office:value-type="float" office:value="0.29547" calcext:value-type="float">
            <text:p>0.29547</text:p>
          </table:table-cell>
          <table:table-cell office:value-type="float" office:value="-1.73573" calcext:value-type="float">
            <text:p>-1.7357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0.252668" calcext:value-type="float">
            <text:p>-0.252668</text:p>
          </table:table-cell>
          <table:table-cell office:value-type="float" office:value="0.293494" calcext:value-type="float">
            <text:p>0.293494</text:p>
          </table:table-cell>
          <table:table-cell office:value-type="float" office:value="-1.72788" calcext:value-type="float">
            <text:p>-1.72788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-0.252965" calcext:value-type="float">
            <text:p>-0.252965</text:p>
          </table:table-cell>
          <table:table-cell office:value-type="float" office:value="0.291517" calcext:value-type="float">
            <text:p>0.291517</text:p>
          </table:table-cell>
          <table:table-cell office:value-type="float" office:value="-1.72002" calcext:value-type="float">
            <text:p>-1.72002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-0.253247" calcext:value-type="float">
            <text:p>-0.253247</text:p>
          </table:table-cell>
          <table:table-cell office:value-type="float" office:value="0.289537" calcext:value-type="float">
            <text:p>0.289537</text:p>
          </table:table-cell>
          <table:table-cell office:value-type="float" office:value="-1.71217" calcext:value-type="float">
            <text:p>-1.71217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-0.253513" calcext:value-type="float">
            <text:p>-0.253513</text:p>
          </table:table-cell>
          <table:table-cell office:value-type="float" office:value="0.287554" calcext:value-type="float">
            <text:p>0.287554</text:p>
          </table:table-cell>
          <table:table-cell office:value-type="float" office:value="-1.70431" calcext:value-type="float">
            <text:p>-1.70431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-0.253764" calcext:value-type="float">
            <text:p>-0.253764</text:p>
          </table:table-cell>
          <table:table-cell office:value-type="float" office:value="0.28557" calcext:value-type="float">
            <text:p>0.28557</text:p>
          </table:table-cell>
          <table:table-cell office:value-type="float" office:value="-1.69646" calcext:value-type="float">
            <text:p>-1.69646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-0.253999" calcext:value-type="float">
            <text:p>-0.253999</text:p>
          </table:table-cell>
          <table:table-cell office:value-type="float" office:value="0.283584" calcext:value-type="float">
            <text:p>0.283584</text:p>
          </table:table-cell>
          <table:table-cell office:value-type="float" office:value="-1.68861" calcext:value-type="float">
            <text:p>-1.68861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-0.254219" calcext:value-type="float">
            <text:p>-0.254219</text:p>
          </table:table-cell>
          <table:table-cell office:value-type="float" office:value="0.281596" calcext:value-type="float">
            <text:p>0.281596</text:p>
          </table:table-cell>
          <table:table-cell office:value-type="float" office:value="-1.68075" calcext:value-type="float">
            <text:p>-1.68075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-0.254422" calcext:value-type="float">
            <text:p>-0.254422</text:p>
          </table:table-cell>
          <table:table-cell office:value-type="float" office:value="0.279607" calcext:value-type="float">
            <text:p>0.279607</text:p>
          </table:table-cell>
          <table:table-cell office:value-type="float" office:value="-1.6729" calcext:value-type="float">
            <text:p>-1.6729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-0.254611" calcext:value-type="float">
            <text:p>-0.254611</text:p>
          </table:table-cell>
          <table:table-cell office:value-type="float" office:value="0.277615" calcext:value-type="float">
            <text:p>0.277615</text:p>
          </table:table-cell>
          <table:table-cell office:value-type="float" office:value="-1.66504" calcext:value-type="float">
            <text:p>-1.66504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-0.254783" calcext:value-type="float">
            <text:p>-0.254783</text:p>
          </table:table-cell>
          <table:table-cell office:value-type="float" office:value="0.275623" calcext:value-type="float">
            <text:p>0.275623</text:p>
          </table:table-cell>
          <table:table-cell office:value-type="float" office:value="-1.65719" calcext:value-type="float">
            <text:p>-1.6571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0.25494" calcext:value-type="float">
            <text:p>-0.25494</text:p>
          </table:table-cell>
          <table:table-cell office:value-type="float" office:value="0.273629" calcext:value-type="float">
            <text:p>0.273629</text:p>
          </table:table-cell>
          <table:table-cell office:value-type="float" office:value="-1.64934" calcext:value-type="float">
            <text:p>-1.64934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-0.255081" calcext:value-type="float">
            <text:p>-0.255081</text:p>
          </table:table-cell>
          <table:table-cell office:value-type="float" office:value="0.271634" calcext:value-type="float">
            <text:p>0.271634</text:p>
          </table:table-cell>
          <table:table-cell office:value-type="float" office:value="-1.64148" calcext:value-type="float">
            <text:p>-1.64148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-0.255207" calcext:value-type="float">
            <text:p>-0.255207</text:p>
          </table:table-cell>
          <table:table-cell office:value-type="float" office:value="0.269638" calcext:value-type="float">
            <text:p>0.269638</text:p>
          </table:table-cell>
          <table:table-cell office:value-type="float" office:value="-1.63363" calcext:value-type="float">
            <text:p>-1.63363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-0.255317" calcext:value-type="float">
            <text:p>-0.255317</text:p>
          </table:table-cell>
          <table:table-cell office:value-type="float" office:value="0.267641" calcext:value-type="float">
            <text:p>0.267641</text:p>
          </table:table-cell>
          <table:table-cell office:value-type="float" office:value="-1.62577" calcext:value-type="float">
            <text:p>-1.62577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-0.255411" calcext:value-type="float">
            <text:p>-0.255411</text:p>
          </table:table-cell>
          <table:table-cell office:value-type="float" office:value="0.265643" calcext:value-type="float">
            <text:p>0.265643</text:p>
          </table:table-cell>
          <table:table-cell office:value-type="float" office:value="-1.61792" calcext:value-type="float">
            <text:p>-1.61792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-0.25549" calcext:value-type="float">
            <text:p>-0.25549</text:p>
          </table:table-cell>
          <table:table-cell office:value-type="float" office:value="0.263645" calcext:value-type="float">
            <text:p>0.263645</text:p>
          </table:table-cell>
          <table:table-cell office:value-type="float" office:value="-1.61007" calcext:value-type="float">
            <text:p>-1.61007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-0.255552" calcext:value-type="float">
            <text:p>-0.255552</text:p>
          </table:table-cell>
          <table:table-cell office:value-type="float" office:value="0.261646" calcext:value-type="float">
            <text:p>0.261646</text:p>
          </table:table-cell>
          <table:table-cell office:value-type="float" office:value="-1.60221" calcext:value-type="float">
            <text:p>-1.60221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-0.255599" calcext:value-type="float">
            <text:p>-0.255599</text:p>
          </table:table-cell>
          <table:table-cell office:value-type="float" office:value="0.259646" calcext:value-type="float">
            <text:p>0.259646</text:p>
          </table:table-cell>
          <table:table-cell office:value-type="float" office:value="-1.59436" calcext:value-type="float">
            <text:p>-1.59436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-0.255631" calcext:value-type="float">
            <text:p>-0.255631</text:p>
          </table:table-cell>
          <table:table-cell office:value-type="float" office:value="0.257647" calcext:value-type="float">
            <text:p>0.257647</text:p>
          </table:table-cell>
          <table:table-cell office:value-type="float" office:value="-1.5865" calcext:value-type="float">
            <text:p>-1.5865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-0.255647" calcext:value-type="float">
            <text:p>-0.255647</text:p>
          </table:table-cell>
          <table:table-cell office:value-type="float" office:value="0.255647" calcext:value-type="float">
            <text:p>0.255647</text:p>
          </table:table-cell>
          <table:table-cell office:value-type="float" office:value="-1.57865" calcext:value-type="float">
            <text:p>-1.578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255647" calcext:value-type="float">
            <text:p>-0.255647</text:p>
          </table:table-cell>
          <table:table-cell office:value-type="float" office:value="0.253647" calcext:value-type="float">
            <text:p>0.253647</text:p>
          </table:table-cell>
          <table:table-cell office:value-type="float" office:value="-1.5708" calcext:value-type="float">
            <text:p>-1.5708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-0.255631" calcext:value-type="float">
            <text:p>-0.255631</text:p>
          </table:table-cell>
          <table:table-cell office:value-type="float" office:value="0.251647" calcext:value-type="float">
            <text:p>0.251647</text:p>
          </table:table-cell>
          <table:table-cell office:value-type="float" office:value="-1.56294" calcext:value-type="float">
            <text:p>-1.56294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-0.255599" calcext:value-type="float">
            <text:p>-0.255599</text:p>
          </table:table-cell>
          <table:table-cell office:value-type="float" office:value="0.249647" calcext:value-type="float">
            <text:p>0.249647</text:p>
          </table:table-cell>
          <table:table-cell office:value-type="float" office:value="-1.55509" calcext:value-type="float">
            <text:p>-1.55509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0.255552" calcext:value-type="float">
            <text:p>-0.255552</text:p>
          </table:table-cell>
          <table:table-cell office:value-type="float" office:value="0.247647" calcext:value-type="float">
            <text:p>0.247647</text:p>
          </table:table-cell>
          <table:table-cell office:value-type="float" office:value="-1.54723" calcext:value-type="float">
            <text:p>-1.54723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-0.25549" calcext:value-type="float">
            <text:p>-0.25549</text:p>
          </table:table-cell>
          <table:table-cell office:value-type="float" office:value="0.245648" calcext:value-type="float">
            <text:p>0.245648</text:p>
          </table:table-cell>
          <table:table-cell office:value-type="float" office:value="-1.53938" calcext:value-type="float">
            <text:p>-1.53938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-0.255411" calcext:value-type="float">
            <text:p>-0.255411</text:p>
          </table:table-cell>
          <table:table-cell office:value-type="float" office:value="0.24365" calcext:value-type="float">
            <text:p>0.24365</text:p>
          </table:table-cell>
          <table:table-cell office:value-type="float" office:value="-1.53153" calcext:value-type="float">
            <text:p>-1.53153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-0.255317" calcext:value-type="float">
            <text:p>-0.255317</text:p>
          </table:table-cell>
          <table:table-cell office:value-type="float" office:value="0.241652" calcext:value-type="float">
            <text:p>0.241652</text:p>
          </table:table-cell>
          <table:table-cell office:value-type="float" office:value="-1.52367" calcext:value-type="float">
            <text:p>-1.52367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-0.255207" calcext:value-type="float">
            <text:p>-0.255207</text:p>
          </table:table-cell>
          <table:table-cell office:value-type="float" office:value="0.239655" calcext:value-type="float">
            <text:p>0.239655</text:p>
          </table:table-cell>
          <table:table-cell office:value-type="float" office:value="-1.51582" calcext:value-type="float">
            <text:p>-1.51582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-0.255081" calcext:value-type="float">
            <text:p>-0.255081</text:p>
          </table:table-cell>
          <table:table-cell office:value-type="float" office:value="0.237659" calcext:value-type="float">
            <text:p>0.237659</text:p>
          </table:table-cell>
          <table:table-cell office:value-type="float" office:value="-1.50796" calcext:value-type="float">
            <text:p>-1.50796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-0.25494" calcext:value-type="float">
            <text:p>-0.25494</text:p>
          </table:table-cell>
          <table:table-cell office:value-type="float" office:value="0.235664" calcext:value-type="float">
            <text:p>0.235664</text:p>
          </table:table-cell>
          <table:table-cell office:value-type="float" office:value="-1.50011" calcext:value-type="float">
            <text:p>-1.5001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0.254783" calcext:value-type="float">
            <text:p>-0.254783</text:p>
          </table:table-cell>
          <table:table-cell office:value-type="float" office:value="0.23367" calcext:value-type="float">
            <text:p>0.23367</text:p>
          </table:table-cell>
          <table:table-cell office:value-type="float" office:value="-1.49226" calcext:value-type="float">
            <text:p>-1.49226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-0.254611" calcext:value-type="float">
            <text:p>-0.254611</text:p>
          </table:table-cell>
          <table:table-cell office:value-type="float" office:value="0.231678" calcext:value-type="float">
            <text:p>0.231678</text:p>
          </table:table-cell>
          <table:table-cell office:value-type="float" office:value="-1.4844" calcext:value-type="float">
            <text:p>-1.4844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-0.254422" calcext:value-type="float">
            <text:p>-0.254422</text:p>
          </table:table-cell>
          <table:table-cell office:value-type="float" office:value="0.229687" calcext:value-type="float">
            <text:p>0.229687</text:p>
          </table:table-cell>
          <table:table-cell office:value-type="float" office:value="-1.47655" calcext:value-type="float">
            <text:p>-1.47655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-0.254219" calcext:value-type="float">
            <text:p>-0.254219</text:p>
          </table:table-cell>
          <table:table-cell office:value-type="float" office:value="0.227697" calcext:value-type="float">
            <text:p>0.227697</text:p>
          </table:table-cell>
          <table:table-cell office:value-type="float" office:value="-1.46869" calcext:value-type="float">
            <text:p>-1.46869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-0.253999" calcext:value-type="float">
            <text:p>-0.253999</text:p>
          </table:table-cell>
          <table:table-cell office:value-type="float" office:value="0.225709" calcext:value-type="float">
            <text:p>0.225709</text:p>
          </table:table-cell>
          <table:table-cell office:value-type="float" office:value="-1.46084" calcext:value-type="float">
            <text:p>-1.46084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-0.253764" calcext:value-type="float">
            <text:p>-0.253764</text:p>
          </table:table-cell>
          <table:table-cell office:value-type="float" office:value="0.223723" calcext:value-type="float">
            <text:p>0.223723</text:p>
          </table:table-cell>
          <table:table-cell office:value-type="float" office:value="-1.45299" calcext:value-type="float">
            <text:p>-1.45299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-0.253513" calcext:value-type="float">
            <text:p>-0.253513</text:p>
          </table:table-cell>
          <table:table-cell office:value-type="float" office:value="0.221739" calcext:value-type="float">
            <text:p>0.221739</text:p>
          </table:table-cell>
          <table:table-cell office:value-type="float" office:value="-1.44513" calcext:value-type="float">
            <text:p>-1.44513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-0.253247" calcext:value-type="float">
            <text:p>-0.253247</text:p>
          </table:table-cell>
          <table:table-cell office:value-type="float" office:value="0.219757" calcext:value-type="float">
            <text:p>0.219757</text:p>
          </table:table-cell>
          <table:table-cell office:value-type="float" office:value="-1.43728" calcext:value-type="float">
            <text:p>-1.43728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-0.252965" calcext:value-type="float">
            <text:p>-0.252965</text:p>
          </table:table-cell>
          <table:table-cell office:value-type="float" office:value="0.217777" calcext:value-type="float">
            <text:p>0.217777</text:p>
          </table:table-cell>
          <table:table-cell office:value-type="float" office:value="-1.42942" calcext:value-type="float">
            <text:p>-1.42942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-0.252668" calcext:value-type="float">
            <text:p>-0.252668</text:p>
          </table:table-cell>
          <table:table-cell office:value-type="float" office:value="0.215799" calcext:value-type="float">
            <text:p>0.215799</text:p>
          </table:table-cell>
          <table:table-cell office:value-type="float" office:value="-1.42157" calcext:value-type="float">
            <text:p>-1.4215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0.252355" calcext:value-type="float">
            <text:p>-0.252355</text:p>
          </table:table-cell>
          <table:table-cell office:value-type="float" office:value="0.213823" calcext:value-type="float">
            <text:p>0.213823</text:p>
          </table:table-cell>
          <table:table-cell office:value-type="float" office:value="-1.41372" calcext:value-type="float">
            <text:p>-1.41372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-0.252027" calcext:value-type="float">
            <text:p>-0.252027</text:p>
          </table:table-cell>
          <table:table-cell office:value-type="float" office:value="0.211851" calcext:value-type="float">
            <text:p>0.211851</text:p>
          </table:table-cell>
          <table:table-cell office:value-type="float" office:value="-1.40586" calcext:value-type="float">
            <text:p>-1.40586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-0.251683" calcext:value-type="float">
            <text:p>-0.251683</text:p>
          </table:table-cell>
          <table:table-cell office:value-type="float" office:value="0.20988" calcext:value-type="float">
            <text:p>0.20988</text:p>
          </table:table-cell>
          <table:table-cell office:value-type="float" office:value="-1.39801" calcext:value-type="float">
            <text:p>-1.39801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-0.251323" calcext:value-type="float">
            <text:p>-0.251323</text:p>
          </table:table-cell>
          <table:table-cell office:value-type="float" office:value="0.207913" calcext:value-type="float">
            <text:p>0.207913</text:p>
          </table:table-cell>
          <table:table-cell office:value-type="float" office:value="-1.39015" calcext:value-type="float">
            <text:p>-1.39015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-0.250949" calcext:value-type="float">
            <text:p>-0.250949</text:p>
          </table:table-cell>
          <table:table-cell office:value-type="float" office:value="0.205948" calcext:value-type="float">
            <text:p>0.205948</text:p>
          </table:table-cell>
          <table:table-cell office:value-type="float" office:value="-1.3823" calcext:value-type="float">
            <text:p>-1.3823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-0.250559" calcext:value-type="float">
            <text:p>-0.250559</text:p>
          </table:table-cell>
          <table:table-cell office:value-type="float" office:value="0.203987" calcext:value-type="float">
            <text:p>0.203987</text:p>
          </table:table-cell>
          <table:table-cell office:value-type="float" office:value="-1.37445" calcext:value-type="float">
            <text:p>-1.37445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-0.250153" calcext:value-type="float">
            <text:p>-0.250153</text:p>
          </table:table-cell>
          <table:table-cell office:value-type="float" office:value="0.202028" calcext:value-type="float">
            <text:p>0.202028</text:p>
          </table:table-cell>
          <table:table-cell office:value-type="float" office:value="-1.36659" calcext:value-type="float">
            <text:p>-1.36659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-0.249732" calcext:value-type="float">
            <text:p>-0.249732</text:p>
          </table:table-cell>
          <table:table-cell office:value-type="float" office:value="0.200073" calcext:value-type="float">
            <text:p>0.200073</text:p>
          </table:table-cell>
          <table:table-cell office:value-type="float" office:value="-1.35874" calcext:value-type="float">
            <text:p>-1.35874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-0.249296" calcext:value-type="float">
            <text:p>-0.249296</text:p>
          </table:table-cell>
          <table:table-cell office:value-type="float" office:value="0.198121" calcext:value-type="float">
            <text:p>0.198121</text:p>
          </table:table-cell>
          <table:table-cell office:value-type="float" office:value="-1.35088" calcext:value-type="float">
            <text:p>-1.35088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-0.248844" calcext:value-type="float">
            <text:p>-0.248844</text:p>
          </table:table-cell>
          <table:table-cell office:value-type="float" office:value="0.196173" calcext:value-type="float">
            <text:p>0.196173</text:p>
          </table:table-cell>
          <table:table-cell office:value-type="float" office:value="-1.34303" calcext:value-type="float">
            <text:p>-1.3430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0.248377" calcext:value-type="float">
            <text:p>-0.248377</text:p>
          </table:table-cell>
          <table:table-cell office:value-type="float" office:value="0.194228" calcext:value-type="float">
            <text:p>0.194228</text:p>
          </table:table-cell>
          <table:table-cell office:value-type="float" office:value="-1.33518" calcext:value-type="float">
            <text:p>-1.33518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-0.247895" calcext:value-type="float">
            <text:p>-0.247895</text:p>
          </table:table-cell>
          <table:table-cell office:value-type="float" office:value="0.192287" calcext:value-type="float">
            <text:p>0.192287</text:p>
          </table:table-cell>
          <table:table-cell office:value-type="float" office:value="-1.32732" calcext:value-type="float">
            <text:p>-1.32732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-0.247398" calcext:value-type="float">
            <text:p>-0.247398</text:p>
          </table:table-cell>
          <table:table-cell office:value-type="float" office:value="0.19035" calcext:value-type="float">
            <text:p>0.19035</text:p>
          </table:table-cell>
          <table:table-cell office:value-type="float" office:value="-1.31947" calcext:value-type="float">
            <text:p>-1.31947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-0.246885" calcext:value-type="float">
            <text:p>-0.246885</text:p>
          </table:table-cell>
          <table:table-cell office:value-type="float" office:value="0.188417" calcext:value-type="float">
            <text:p>0.188417</text:p>
          </table:table-cell>
          <table:table-cell office:value-type="float" office:value="-1.31161" calcext:value-type="float">
            <text:p>-1.31161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-0.246357" calcext:value-type="float">
            <text:p>-0.246357</text:p>
          </table:table-cell>
          <table:table-cell office:value-type="float" office:value="0.186488" calcext:value-type="float">
            <text:p>0.186488</text:p>
          </table:table-cell>
          <table:table-cell office:value-type="float" office:value="-1.30376" calcext:value-type="float">
            <text:p>-1.30376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-0.245815" calcext:value-type="float">
            <text:p>-0.245815</text:p>
          </table:table-cell>
          <table:table-cell office:value-type="float" office:value="0.184563" calcext:value-type="float">
            <text:p>0.184563</text:p>
          </table:table-cell>
          <table:table-cell office:value-type="float" office:value="-1.29591" calcext:value-type="float">
            <text:p>-1.29591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-0.245257" calcext:value-type="float">
            <text:p>-0.245257</text:p>
          </table:table-cell>
          <table:table-cell office:value-type="float" office:value="0.182642" calcext:value-type="float">
            <text:p>0.182642</text:p>
          </table:table-cell>
          <table:table-cell office:value-type="float" office:value="-1.28805" calcext:value-type="float">
            <text:p>-1.28805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-0.244683" calcext:value-type="float">
            <text:p>-0.244683</text:p>
          </table:table-cell>
          <table:table-cell office:value-type="float" office:value="0.180726" calcext:value-type="float">
            <text:p>0.180726</text:p>
          </table:table-cell>
          <table:table-cell office:value-type="float" office:value="-1.2802" calcext:value-type="float">
            <text:p>-1.2802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-0.244095" calcext:value-type="float">
            <text:p>-0.244095</text:p>
          </table:table-cell>
          <table:table-cell office:value-type="float" office:value="0.178814" calcext:value-type="float">
            <text:p>0.178814</text:p>
          </table:table-cell>
          <table:table-cell office:value-type="float" office:value="-1.27235" calcext:value-type="float">
            <text:p>-1.27235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-0.243492" calcext:value-type="float">
            <text:p>-0.243492</text:p>
          </table:table-cell>
          <table:table-cell office:value-type="float" office:value="0.176908" calcext:value-type="float">
            <text:p>0.176908</text:p>
          </table:table-cell>
          <table:table-cell office:value-type="float" office:value="-1.26449" calcext:value-type="float">
            <text:p>-1.2644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0.242874" calcext:value-type="float">
            <text:p>-0.242874</text:p>
          </table:table-cell>
          <table:table-cell office:value-type="float" office:value="0.175005" calcext:value-type="float">
            <text:p>0.175005</text:p>
          </table:table-cell>
          <table:table-cell office:value-type="float" office:value="-1.25664" calcext:value-type="float">
            <text:p>-1.25664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-0.242241" calcext:value-type="float">
            <text:p>-0.242241</text:p>
          </table:table-cell>
          <table:table-cell office:value-type="float" office:value="0.173108" calcext:value-type="float">
            <text:p>0.173108</text:p>
          </table:table-cell>
          <table:table-cell office:value-type="float" office:value="-1.24878" calcext:value-type="float">
            <text:p>-1.24878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-0.241594" calcext:value-type="float">
            <text:p>-0.241594</text:p>
          </table:table-cell>
          <table:table-cell office:value-type="float" office:value="0.171216" calcext:value-type="float">
            <text:p>0.171216</text:p>
          </table:table-cell>
          <table:table-cell office:value-type="float" office:value="-1.24093" calcext:value-type="float">
            <text:p>-1.24093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-0.240931" calcext:value-type="float">
            <text:p>-0.240931</text:p>
          </table:table-cell>
          <table:table-cell office:value-type="float" office:value="0.169329" calcext:value-type="float">
            <text:p>0.169329</text:p>
          </table:table-cell>
          <table:table-cell office:value-type="float" office:value="-1.23308" calcext:value-type="float">
            <text:p>-1.23308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-0.240253" calcext:value-type="float">
            <text:p>-0.240253</text:p>
          </table:table-cell>
          <table:table-cell office:value-type="float" office:value="0.167447" calcext:value-type="float">
            <text:p>0.167447</text:p>
          </table:table-cell>
          <table:table-cell office:value-type="float" office:value="-1.22522" calcext:value-type="float">
            <text:p>-1.22522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239561" calcext:value-type="float">
            <text:p>-0.239561</text:p>
          </table:table-cell>
          <table:table-cell office:value-type="float" office:value="0.165571" calcext:value-type="float">
            <text:p>0.165571</text:p>
          </table:table-cell>
          <table:table-cell office:value-type="float" office:value="-1.21737" calcext:value-type="float">
            <text:p>-1.21737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-0.238854" calcext:value-type="float">
            <text:p>-0.238854</text:p>
          </table:table-cell>
          <table:table-cell office:value-type="float" office:value="0.1637" calcext:value-type="float">
            <text:p>0.1637</text:p>
          </table:table-cell>
          <table:table-cell office:value-type="float" office:value="-1.20951" calcext:value-type="float">
            <text:p>-1.20951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-0.238133" calcext:value-type="float">
            <text:p>-0.238133</text:p>
          </table:table-cell>
          <table:table-cell office:value-type="float" office:value="0.161835" calcext:value-type="float">
            <text:p>0.161835</text:p>
          </table:table-cell>
          <table:table-cell office:value-type="float" office:value="-1.20166" calcext:value-type="float">
            <text:p>-1.20166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-0.237396" calcext:value-type="float">
            <text:p>-0.237396</text:p>
          </table:table-cell>
          <table:table-cell office:value-type="float" office:value="0.159975" calcext:value-type="float">
            <text:p>0.159975</text:p>
          </table:table-cell>
          <table:table-cell office:value-type="float" office:value="-1.19381" calcext:value-type="float">
            <text:p>-1.19381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-0.236645" calcext:value-type="float">
            <text:p>-0.236645</text:p>
          </table:table-cell>
          <table:table-cell office:value-type="float" office:value="0.158121" calcext:value-type="float">
            <text:p>0.158121</text:p>
          </table:table-cell>
          <table:table-cell office:value-type="float" office:value="-1.18595" calcext:value-type="float">
            <text:p>-1.1859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0.23588" calcext:value-type="float">
            <text:p>-0.23588</text:p>
          </table:table-cell>
          <table:table-cell office:value-type="float" office:value="0.156274" calcext:value-type="float">
            <text:p>0.156274</text:p>
          </table:table-cell>
          <table:table-cell office:value-type="float" office:value="-1.1781" calcext:value-type="float">
            <text:p>-1.1781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-0.2351" calcext:value-type="float">
            <text:p>-0.2351</text:p>
          </table:table-cell>
          <table:table-cell office:value-type="float" office:value="0.154432" calcext:value-type="float">
            <text:p>0.154432</text:p>
          </table:table-cell>
          <table:table-cell office:value-type="float" office:value="-1.17024" calcext:value-type="float">
            <text:p>-1.17024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-0.234306" calcext:value-type="float">
            <text:p>-0.234306</text:p>
          </table:table-cell>
          <table:table-cell office:value-type="float" office:value="0.152596" calcext:value-type="float">
            <text:p>0.152596</text:p>
          </table:table-cell>
          <table:table-cell office:value-type="float" office:value="-1.16239" calcext:value-type="float">
            <text:p>-1.1623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0.233497" calcext:value-type="float">
            <text:p>-0.233497</text:p>
          </table:table-cell>
          <table:table-cell office:value-type="float" office:value="0.150767" calcext:value-type="float">
            <text:p>0.150767</text:p>
          </table:table-cell>
          <table:table-cell office:value-type="float" office:value="-1.15454" calcext:value-type="float">
            <text:p>-1.15454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-0.232674" calcext:value-type="float">
            <text:p>-0.232674</text:p>
          </table:table-cell>
          <table:table-cell office:value-type="float" office:value="0.148944" calcext:value-type="float">
            <text:p>0.148944</text:p>
          </table:table-cell>
          <table:table-cell office:value-type="float" office:value="-1.14668" calcext:value-type="float">
            <text:p>-1.14668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-0.231837" calcext:value-type="float">
            <text:p>-0.231837</text:p>
          </table:table-cell>
          <table:table-cell office:value-type="float" office:value="0.147128" calcext:value-type="float">
            <text:p>0.147128</text:p>
          </table:table-cell>
          <table:table-cell office:value-type="float" office:value="-1.13883" calcext:value-type="float">
            <text:p>-1.13883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-0.230985" calcext:value-type="float">
            <text:p>-0.230985</text:p>
          </table:table-cell>
          <table:table-cell office:value-type="float" office:value="0.145319" calcext:value-type="float">
            <text:p>0.145319</text:p>
          </table:table-cell>
          <table:table-cell office:value-type="float" office:value="-1.13097" calcext:value-type="float">
            <text:p>-1.13097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-0.23012" calcext:value-type="float">
            <text:p>-0.23012</text:p>
          </table:table-cell>
          <table:table-cell office:value-type="float" office:value="0.143516" calcext:value-type="float">
            <text:p>0.143516</text:p>
          </table:table-cell>
          <table:table-cell office:value-type="float" office:value="-1.12312" calcext:value-type="float">
            <text:p>-1.12312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-0.22924" calcext:value-type="float">
            <text:p>-0.22924</text:p>
          </table:table-cell>
          <table:table-cell office:value-type="float" office:value="0.14172" calcext:value-type="float">
            <text:p>0.14172</text:p>
          </table:table-cell>
          <table:table-cell office:value-type="float" office:value="-1.11527" calcext:value-type="float">
            <text:p>-1.11527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-0.228346" calcext:value-type="float">
            <text:p>-0.228346</text:p>
          </table:table-cell>
          <table:table-cell office:value-type="float" office:value="0.13993" calcext:value-type="float">
            <text:p>0.13993</text:p>
          </table:table-cell>
          <table:table-cell office:value-type="float" office:value="-1.10741" calcext:value-type="float">
            <text:p>-1.1074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0.227438" calcext:value-type="float">
            <text:p>-0.227438</text:p>
          </table:table-cell>
          <table:table-cell office:value-type="float" office:value="0.138148" calcext:value-type="float">
            <text:p>0.138148</text:p>
          </table:table-cell>
          <table:table-cell office:value-type="float" office:value="-1.09956" calcext:value-type="float">
            <text:p>-1.09956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-0.226516" calcext:value-type="float">
            <text:p>-0.226516</text:p>
          </table:table-cell>
          <table:table-cell office:value-type="float" office:value="0.136374" calcext:value-type="float">
            <text:p>0.136374</text:p>
          </table:table-cell>
          <table:table-cell office:value-type="float" office:value="-1.0917" calcext:value-type="float">
            <text:p>-1.0917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-0.22558" calcext:value-type="float">
            <text:p>-0.22558</text:p>
          </table:table-cell>
          <table:table-cell office:value-type="float" office:value="0.134606" calcext:value-type="float">
            <text:p>0.134606</text:p>
          </table:table-cell>
          <table:table-cell office:value-type="float" office:value="-1.08385" calcext:value-type="float">
            <text:p>-1.08385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-0.22463" calcext:value-type="float">
            <text:p>-0.22463</text:p>
          </table:table-cell>
          <table:table-cell office:value-type="float" office:value="0.132846" calcext:value-type="float">
            <text:p>0.132846</text:p>
          </table:table-cell>
          <table:table-cell office:value-type="float" office:value="-1.076" calcext:value-type="float">
            <text:p>-1.076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-0.223667" calcext:value-type="float">
            <text:p>-0.223667</text:p>
          </table:table-cell>
          <table:table-cell office:value-type="float" office:value="0.131093" calcext:value-type="float">
            <text:p>0.131093</text:p>
          </table:table-cell>
          <table:table-cell office:value-type="float" office:value="-1.06814" calcext:value-type="float">
            <text:p>-1.06814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-0.22269" calcext:value-type="float">
            <text:p>-0.22269</text:p>
          </table:table-cell>
          <table:table-cell office:value-type="float" office:value="0.129348" calcext:value-type="float">
            <text:p>0.129348</text:p>
          </table:table-cell>
          <table:table-cell office:value-type="float" office:value="-1.06029" calcext:value-type="float">
            <text:p>-1.06029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-0.221699" calcext:value-type="float">
            <text:p>-0.221699</text:p>
          </table:table-cell>
          <table:table-cell office:value-type="float" office:value="0.127611" calcext:value-type="float">
            <text:p>0.127611</text:p>
          </table:table-cell>
          <table:table-cell office:value-type="float" office:value="-1.05243" calcext:value-type="float">
            <text:p>-1.05243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0.220694" calcext:value-type="float">
            <text:p>-0.220694</text:p>
          </table:table-cell>
          <table:table-cell office:value-type="float" office:value="0.125882" calcext:value-type="float">
            <text:p>0.125882</text:p>
          </table:table-cell>
          <table:table-cell office:value-type="float" office:value="-1.04458" calcext:value-type="float">
            <text:p>-1.04458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-0.219676" calcext:value-type="float">
            <text:p>-0.219676</text:p>
          </table:table-cell>
          <table:table-cell office:value-type="float" office:value="0.12416" calcext:value-type="float">
            <text:p>0.12416</text:p>
          </table:table-cell>
          <table:table-cell office:value-type="float" office:value="-1.03673" calcext:value-type="float">
            <text:p>-1.03673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-0.218644" calcext:value-type="float">
            <text:p>-0.218644</text:p>
          </table:table-cell>
          <table:table-cell office:value-type="float" office:value="0.122447" calcext:value-type="float">
            <text:p>0.122447</text:p>
          </table:table-cell>
          <table:table-cell office:value-type="float" office:value="-1.02887" calcext:value-type="float">
            <text:p>-1.0288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0.217599" calcext:value-type="float">
            <text:p>-0.21759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-1.02102" calcext:value-type="float">
            <text:p>-1.02102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-0.216541" calcext:value-type="float">
            <text:p>-0.216541</text:p>
          </table:table-cell>
          <table:table-cell office:value-type="float" office:value="0.119044" calcext:value-type="float">
            <text:p>0.119044</text:p>
          </table:table-cell>
          <table:table-cell office:value-type="float" office:value="-1.01316" calcext:value-type="float">
            <text:p>-1.01316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0.215469" calcext:value-type="float">
            <text:p>-0.215469</text:p>
          </table:table-cell>
          <table:table-cell office:value-type="float" office:value="0.117356" calcext:value-type="float">
            <text:p>0.117356</text:p>
          </table:table-cell>
          <table:table-cell office:value-type="float" office:value="-1.00531" calcext:value-type="float">
            <text:p>-1.00531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-0.214385" calcext:value-type="float">
            <text:p>-0.214385</text:p>
          </table:table-cell>
          <table:table-cell office:value-type="float" office:value="0.115676" calcext:value-type="float">
            <text:p>0.115676</text:p>
          </table:table-cell>
          <table:table-cell office:value-type="float" office:value="-0.997456" calcext:value-type="float">
            <text:p>-0.997456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-0.213286" calcext:value-type="float">
            <text:p>-0.213286</text:p>
          </table:table-cell>
          <table:table-cell office:value-type="float" office:value="0.114004" calcext:value-type="float">
            <text:p>0.114004</text:p>
          </table:table-cell>
          <table:table-cell office:value-type="float" office:value="-0.989602" calcext:value-type="float">
            <text:p>-0.989602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212175" calcext:value-type="float">
            <text:p>-0.212175</text:p>
          </table:table-cell>
          <table:table-cell office:value-type="float" office:value="0.112341" calcext:value-type="float">
            <text:p>0.112341</text:p>
          </table:table-cell>
          <table:table-cell office:value-type="float" office:value="-0.981748" calcext:value-type="float">
            <text:p>-0.981748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-0.211051" calcext:value-type="float">
            <text:p>-0.211051</text:p>
          </table:table-cell>
          <table:table-cell office:value-type="float" office:value="0.110687" calcext:value-type="float">
            <text:p>0.110687</text:p>
          </table:table-cell>
          <table:table-cell office:value-type="float" office:value="-0.973894" calcext:value-type="float">
            <text:p>-0.973894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-0.209914" calcext:value-type="float">
            <text:p>-0.209914</text:p>
          </table:table-cell>
          <table:table-cell office:value-type="float" office:value="0.109042" calcext:value-type="float">
            <text:p>0.109042</text:p>
          </table:table-cell>
          <table:table-cell office:value-type="float" office:value="-0.96604" calcext:value-type="float">
            <text:p>-0.96604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-0.208764" calcext:value-type="float">
            <text:p>-0.208764</text:p>
          </table:table-cell>
          <table:table-cell office:value-type="float" office:value="0.107405" calcext:value-type="float">
            <text:p>0.107405</text:p>
          </table:table-cell>
          <table:table-cell office:value-type="float" office:value="-0.958186" calcext:value-type="float">
            <text:p>-0.958186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-0.207601" calcext:value-type="float">
            <text:p>-0.207601</text:p>
          </table:table-cell>
          <table:table-cell office:value-type="float" office:value="0.105778" calcext:value-type="float">
            <text:p>0.105778</text:p>
          </table:table-cell>
          <table:table-cell office:value-type="float" office:value="-0.950332" calcext:value-type="float">
            <text:p>-0.95033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0.206426" calcext:value-type="float">
            <text:p>-0.206426</text:p>
          </table:table-cell>
          <table:table-cell office:value-type="float" office:value="0.10416" calcext:value-type="float">
            <text:p>0.10416</text:p>
          </table:table-cell>
          <table:table-cell office:value-type="float" office:value="-0.942478" calcext:value-type="float">
            <text:p>-0.942478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-0.205237" calcext:value-type="float">
            <text:p>-0.205237</text:p>
          </table:table-cell>
          <table:table-cell office:value-type="float" office:value="0.102551" calcext:value-type="float">
            <text:p>0.102551</text:p>
          </table:table-cell>
          <table:table-cell office:value-type="float" office:value="-0.934624" calcext:value-type="float">
            <text:p>-0.934624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-0.204037" calcext:value-type="float">
            <text:p>-0.204037</text:p>
          </table:table-cell>
          <table:table-cell office:value-type="float" office:value="0.100952" calcext:value-type="float">
            <text:p>0.100952</text:p>
          </table:table-cell>
          <table:table-cell office:value-type="float" office:value="-0.92677" calcext:value-type="float">
            <text:p>-0.92677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-0.202823" calcext:value-type="float">
            <text:p>-0.202823</text:p>
          </table:table-cell>
          <table:table-cell office:value-type="float" office:value="0.0993621" calcext:value-type="float">
            <text:p>0.0993621</text:p>
          </table:table-cell>
          <table:table-cell office:value-type="float" office:value="-0.918916" calcext:value-type="float">
            <text:p>-0.918916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-0.201597" calcext:value-type="float">
            <text:p>-0.201597</text:p>
          </table:table-cell>
          <table:table-cell office:value-type="float" office:value="0.0977817" calcext:value-type="float">
            <text:p>0.0977817</text:p>
          </table:table-cell>
          <table:table-cell office:value-type="float" office:value="-0.911062" calcext:value-type="float">
            <text:p>-0.911062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-0.200359" calcext:value-type="float">
            <text:p>-0.200359</text:p>
          </table:table-cell>
          <table:table-cell office:value-type="float" office:value="0.0962111" calcext:value-type="float">
            <text:p>0.0962111</text:p>
          </table:table-cell>
          <table:table-cell office:value-type="float" office:value="-0.903208" calcext:value-type="float">
            <text:p>-0.903208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-0.199109" calcext:value-type="float">
            <text:p>-0.199109</text:p>
          </table:table-cell>
          <table:table-cell office:value-type="float" office:value="0.0946503" calcext:value-type="float">
            <text:p>0.0946503</text:p>
          </table:table-cell>
          <table:table-cell office:value-type="float" office:value="-0.895354" calcext:value-type="float">
            <text:p>-0.895354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-0.197846" calcext:value-type="float">
            <text:p>-0.197846</text:p>
          </table:table-cell>
          <table:table-cell office:value-type="float" office:value="0.0930993" calcext:value-type="float">
            <text:p>0.0930993</text:p>
          </table:table-cell>
          <table:table-cell office:value-type="float" office:value="-0.8875" calcext:value-type="float">
            <text:p>-0.8875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-0.196571" calcext:value-type="float">
            <text:p>-0.196571</text:p>
          </table:table-cell>
          <table:table-cell office:value-type="float" office:value="0.0915582" calcext:value-type="float">
            <text:p>0.0915582</text:p>
          </table:table-cell>
          <table:table-cell office:value-type="float" office:value="-0.879646" calcext:value-type="float">
            <text:p>-0.879646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-0.195284" calcext:value-type="float">
            <text:p>-0.195284</text:p>
          </table:table-cell>
          <table:table-cell office:value-type="float" office:value="0.0900273" calcext:value-type="float">
            <text:p>0.0900273</text:p>
          </table:table-cell>
          <table:table-cell office:value-type="float" office:value="-0.871792" calcext:value-type="float">
            <text:p>-0.87179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0.193985" calcext:value-type="float">
            <text:p>-0.193985</text:p>
          </table:table-cell>
          <table:table-cell office:value-type="float" office:value="0.0885065" calcext:value-type="float">
            <text:p>0.0885065</text:p>
          </table:table-cell>
          <table:table-cell office:value-type="float" office:value="-0.863938" calcext:value-type="float">
            <text:p>-0.863938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-0.192675" calcext:value-type="float">
            <text:p>-0.192675</text:p>
          </table:table-cell>
          <table:table-cell office:value-type="float" office:value="0.0869959" calcext:value-type="float">
            <text:p>0.0869959</text:p>
          </table:table-cell>
          <table:table-cell office:value-type="float" office:value="-0.856084" calcext:value-type="float">
            <text:p>-0.856084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-0.191352" calcext:value-type="float">
            <text:p>-0.191352</text:p>
          </table:table-cell>
          <table:table-cell office:value-type="float" office:value="0.0854957" calcext:value-type="float">
            <text:p>0.0854957</text:p>
          </table:table-cell>
          <table:table-cell office:value-type="float" office:value="-0.84823" calcext:value-type="float">
            <text:p>-0.84823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-0.190018" calcext:value-type="float">
            <text:p>-0.190018</text:p>
          </table:table-cell>
          <table:table-cell office:value-type="float" office:value="0.0840059" calcext:value-type="float">
            <text:p>0.0840059</text:p>
          </table:table-cell>
          <table:table-cell office:value-type="float" office:value="-0.840376" calcext:value-type="float">
            <text:p>-0.840376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-0.188672" calcext:value-type="float">
            <text:p>-0.188672</text:p>
          </table:table-cell>
          <table:table-cell office:value-type="float" office:value="0.0825266" calcext:value-type="float">
            <text:p>0.0825266</text:p>
          </table:table-cell>
          <table:table-cell office:value-type="float" office:value="-0.832522" calcext:value-type="float">
            <text:p>-0.832522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0.187314" calcext:value-type="float">
            <text:p>-0.187314</text:p>
          </table:table-cell>
          <table:table-cell office:value-type="float" office:value="0.081058" calcext:value-type="float">
            <text:p>0.081058</text:p>
          </table:table-cell>
          <table:table-cell office:value-type="float" office:value="-0.824668" calcext:value-type="float">
            <text:p>-0.82466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-0.185945" calcext:value-type="float">
            <text:p>-0.185945</text:p>
          </table:table-cell>
          <table:table-cell office:value-type="float" office:value="0.0796" calcext:value-type="float">
            <text:p>0.0796</text:p>
          </table:table-cell>
          <table:table-cell office:value-type="float" office:value="-0.816814" calcext:value-type="float">
            <text:p>-0.816814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-0.184564" calcext:value-type="float">
            <text:p>-0.184564</text:p>
          </table:table-cell>
          <table:table-cell office:value-type="float" office:value="0.0781529" calcext:value-type="float">
            <text:p>0.0781529</text:p>
          </table:table-cell>
          <table:table-cell office:value-type="float" office:value="-0.80896" calcext:value-type="float">
            <text:p>-0.80896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-0.183173" calcext:value-type="float">
            <text:p>-0.183173</text:p>
          </table:table-cell>
          <table:table-cell office:value-type="float" office:value="0.0767166" calcext:value-type="float">
            <text:p>0.0767166</text:p>
          </table:table-cell>
          <table:table-cell office:value-type="float" office:value="-0.801106" calcext:value-type="float">
            <text:p>-0.801106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-0.181769" calcext:value-type="float">
            <text:p>-0.181769</text:p>
          </table:table-cell>
          <table:table-cell office:value-type="float" office:value="0.0752914" calcext:value-type="float">
            <text:p>0.0752914</text:p>
          </table:table-cell>
          <table:table-cell office:value-type="float" office:value="-0.793252" calcext:value-type="float">
            <text:p>-0.793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80355" calcext:value-type="float">
            <text:p>-0.180355</text:p>
          </table:table-cell>
          <table:table-cell office:value-type="float" office:value="0.0738772" calcext:value-type="float">
            <text:p>0.0738772</text:p>
          </table:table-cell>
          <table:table-cell office:value-type="float" office:value="-0.785398" calcext:value-type="float">
            <text:p>-0.785398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-0.17893" calcext:value-type="float">
            <text:p>-0.17893</text:p>
          </table:table-cell>
          <table:table-cell office:value-type="float" office:value="0.0724741" calcext:value-type="float">
            <text:p>0.0724741</text:p>
          </table:table-cell>
          <table:table-cell office:value-type="float" office:value="-0.777544" calcext:value-type="float">
            <text:p>-0.777544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-0.177494" calcext:value-type="float">
            <text:p>-0.177494</text:p>
          </table:table-cell>
          <table:table-cell office:value-type="float" office:value="0.0710823" calcext:value-type="float">
            <text:p>0.0710823</text:p>
          </table:table-cell>
          <table:table-cell office:value-type="float" office:value="-0.76969" calcext:value-type="float">
            <text:p>-0.76969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-0.176047" calcext:value-type="float">
            <text:p>-0.176047</text:p>
          </table:table-cell>
          <table:table-cell office:value-type="float" office:value="0.0697018" calcext:value-type="float">
            <text:p>0.0697018</text:p>
          </table:table-cell>
          <table:table-cell office:value-type="float" office:value="-0.761836" calcext:value-type="float">
            <text:p>-0.761836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-0.174589" calcext:value-type="float">
            <text:p>-0.174589</text:p>
          </table:table-cell>
          <table:table-cell office:value-type="float" office:value="0.0683327" calcext:value-type="float">
            <text:p>0.0683327</text:p>
          </table:table-cell>
          <table:table-cell office:value-type="float" office:value="-0.753982" calcext:value-type="float">
            <text:p>-0.753982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0.17312" calcext:value-type="float">
            <text:p>-0.17312</text:p>
          </table:table-cell>
          <table:table-cell office:value-type="float" office:value="0.0669751" calcext:value-type="float">
            <text:p>0.0669751</text:p>
          </table:table-cell>
          <table:table-cell office:value-type="float" office:value="-0.746128" calcext:value-type="float">
            <text:p>-0.746128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-0.171641" calcext:value-type="float">
            <text:p>-0.171641</text:p>
          </table:table-cell>
          <table:table-cell office:value-type="float" office:value="0.065629" calcext:value-type="float">
            <text:p>0.065629</text:p>
          </table:table-cell>
          <table:table-cell office:value-type="float" office:value="-0.738274" calcext:value-type="float">
            <text:p>-0.738274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-0.170151" calcext:value-type="float">
            <text:p>-0.170151</text:p>
          </table:table-cell>
          <table:table-cell office:value-type="float" office:value="0.0642947" calcext:value-type="float">
            <text:p>0.0642947</text:p>
          </table:table-cell>
          <table:table-cell office:value-type="float" office:value="-0.73042" calcext:value-type="float">
            <text:p>-0.73042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-0.168651" calcext:value-type="float">
            <text:p>-0.168651</text:p>
          </table:table-cell>
          <table:table-cell office:value-type="float" office:value="0.0629721" calcext:value-type="float">
            <text:p>0.0629721</text:p>
          </table:table-cell>
          <table:table-cell office:value-type="float" office:value="-0.722566" calcext:value-type="float">
            <text:p>-0.722566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-0.16714" calcext:value-type="float">
            <text:p>-0.16714</text:p>
          </table:table-cell>
          <table:table-cell office:value-type="float" office:value="0.0616613" calcext:value-type="float">
            <text:p>0.0616613</text:p>
          </table:table-cell>
          <table:table-cell office:value-type="float" office:value="-0.714712" calcext:value-type="float">
            <text:p>-0.71471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0.165619" calcext:value-type="float">
            <text:p>-0.165619</text:p>
          </table:table-cell>
          <table:table-cell office:value-type="float" office:value="0.0603624" calcext:value-type="float">
            <text:p>0.0603624</text:p>
          </table:table-cell>
          <table:table-cell office:value-type="float" office:value="-0.706858" calcext:value-type="float">
            <text:p>-0.706858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-0.164088" calcext:value-type="float">
            <text:p>-0.164088</text:p>
          </table:table-cell>
          <table:table-cell office:value-type="float" office:value="0.0590754" calcext:value-type="float">
            <text:p>0.0590754</text:p>
          </table:table-cell>
          <table:table-cell office:value-type="float" office:value="-0.699004" calcext:value-type="float">
            <text:p>-0.699004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-0.162547" calcext:value-type="float">
            <text:p>-0.162547</text:p>
          </table:table-cell>
          <table:table-cell office:value-type="float" office:value="0.0578006" calcext:value-type="float">
            <text:p>0.0578006</text:p>
          </table:table-cell>
          <table:table-cell office:value-type="float" office:value="-0.69115" calcext:value-type="float">
            <text:p>-0.69115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-0.160996" calcext:value-type="float">
            <text:p>-0.160996</text:p>
          </table:table-cell>
          <table:table-cell office:value-type="float" office:value="0.0565379" calcext:value-type="float">
            <text:p>0.0565379</text:p>
          </table:table-cell>
          <table:table-cell office:value-type="float" office:value="-0.683296" calcext:value-type="float">
            <text:p>-0.683296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-0.159435" calcext:value-type="float">
            <text:p>-0.159435</text:p>
          </table:table-cell>
          <table:table-cell office:value-type="float" office:value="0.0552874" calcext:value-type="float">
            <text:p>0.0552874</text:p>
          </table:table-cell>
          <table:table-cell office:value-type="float" office:value="-0.675442" calcext:value-type="float">
            <text:p>-0.675442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-0.157865" calcext:value-type="float">
            <text:p>-0.157865</text:p>
          </table:table-cell>
          <table:table-cell office:value-type="float" office:value="0.0540492" calcext:value-type="float">
            <text:p>0.0540492</text:p>
          </table:table-cell>
          <table:table-cell office:value-type="float" office:value="-0.667588" calcext:value-type="float">
            <text:p>-0.667588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-0.156285" calcext:value-type="float">
            <text:p>-0.156285</text:p>
          </table:table-cell>
          <table:table-cell office:value-type="float" office:value="0.0528234" calcext:value-type="float">
            <text:p>0.0528234</text:p>
          </table:table-cell>
          <table:table-cell office:value-type="float" office:value="-0.659734" calcext:value-type="float">
            <text:p>-0.659734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-0.154695" calcext:value-type="float">
            <text:p>-0.154695</text:p>
          </table:table-cell>
          <table:table-cell office:value-type="float" office:value="0.05161" calcext:value-type="float">
            <text:p>0.05161</text:p>
          </table:table-cell>
          <table:table-cell office:value-type="float" office:value="-0.65188" calcext:value-type="float">
            <text:p>-0.65188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-0.153095" calcext:value-type="float">
            <text:p>-0.153095</text:p>
          </table:table-cell>
          <table:table-cell office:value-type="float" office:value="0.0504092" calcext:value-type="float">
            <text:p>0.0504092</text:p>
          </table:table-cell>
          <table:table-cell office:value-type="float" office:value="-0.644026" calcext:value-type="float">
            <text:p>-0.644026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-0.151487" calcext:value-type="float">
            <text:p>-0.151487</text:p>
          </table:table-cell>
          <table:table-cell office:value-type="float" office:value="0.049221" calcext:value-type="float">
            <text:p>0.049221</text:p>
          </table:table-cell>
          <table:table-cell office:value-type="float" office:value="-0.636173" calcext:value-type="float">
            <text:p>-0.63617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0.149868" calcext:value-type="float">
            <text:p>-0.149868</text:p>
          </table:table-cell>
          <table:table-cell office:value-type="float" office:value="0.0480454" calcext:value-type="float">
            <text:p>0.0480454</text:p>
          </table:table-cell>
          <table:table-cell office:value-type="float" office:value="-0.628319" calcext:value-type="float">
            <text:p>-0.628319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-0.148241" calcext:value-type="float">
            <text:p>-0.148241</text:p>
          </table:table-cell>
          <table:table-cell office:value-type="float" office:value="0.0468826" calcext:value-type="float">
            <text:p>0.0468826</text:p>
          </table:table-cell>
          <table:table-cell office:value-type="float" office:value="-0.620465" calcext:value-type="float">
            <text:p>-0.620465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-0.146605" calcext:value-type="float">
            <text:p>-0.146605</text:p>
          </table:table-cell>
          <table:table-cell office:value-type="float" office:value="0.0457326" calcext:value-type="float">
            <text:p>0.0457326</text:p>
          </table:table-cell>
          <table:table-cell office:value-type="float" office:value="-0.612611" calcext:value-type="float">
            <text:p>-0.612611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-0.14496" calcext:value-type="float">
            <text:p>-0.14496</text:p>
          </table:table-cell>
          <table:table-cell office:value-type="float" office:value="0.0445954" calcext:value-type="float">
            <text:p>0.0445954</text:p>
          </table:table-cell>
          <table:table-cell office:value-type="float" office:value="-0.604757" calcext:value-type="float">
            <text:p>-0.604757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-0.143306" calcext:value-type="float">
            <text:p>-0.143306</text:p>
          </table:table-cell>
          <table:table-cell office:value-type="float" office:value="0.0434713" calcext:value-type="float">
            <text:p>0.0434713</text:p>
          </table:table-cell>
          <table:table-cell office:value-type="float" office:value="-0.596903" calcext:value-type="float">
            <text:p>-0.596903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-0.141643" calcext:value-type="float">
            <text:p>-0.141643</text:p>
          </table:table-cell>
          <table:table-cell office:value-type="float" office:value="0.0423601" calcext:value-type="float">
            <text:p>0.0423601</text:p>
          </table:table-cell>
          <table:table-cell office:value-type="float" office:value="-0.589049" calcext:value-type="float">
            <text:p>-0.589049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-0.139971" calcext:value-type="float">
            <text:p>-0.139971</text:p>
          </table:table-cell>
          <table:table-cell office:value-type="float" office:value="0.0412621" calcext:value-type="float">
            <text:p>0.0412621</text:p>
          </table:table-cell>
          <table:table-cell office:value-type="float" office:value="-0.581195" calcext:value-type="float">
            <text:p>-0.581195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-0.138291" calcext:value-type="float">
            <text:p>-0.138291</text:p>
          </table:table-cell>
          <table:table-cell office:value-type="float" office:value="0.0401772" calcext:value-type="float">
            <text:p>0.0401772</text:p>
          </table:table-cell>
          <table:table-cell office:value-type="float" office:value="-0.573341" calcext:value-type="float">
            <text:p>-0.573341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-0.136602" calcext:value-type="float">
            <text:p>-0.136602</text:p>
          </table:table-cell>
          <table:table-cell office:value-type="float" office:value="0.0391055" calcext:value-type="float">
            <text:p>0.0391055</text:p>
          </table:table-cell>
          <table:table-cell office:value-type="float" office:value="-0.565487" calcext:value-type="float">
            <text:p>-0.565487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-0.134905" calcext:value-type="float">
            <text:p>-0.134905</text:p>
          </table:table-cell>
          <table:table-cell office:value-type="float" office:value="0.0380472" calcext:value-type="float">
            <text:p>0.0380472</text:p>
          </table:table-cell>
          <table:table-cell office:value-type="float" office:value="-0.557633" calcext:value-type="float">
            <text:p>-0.5576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0.0370022" calcext:value-type="float">
            <text:p>0.0370022</text:p>
          </table:table-cell>
          <table:table-cell office:value-type="float" office:value="-0.549779" calcext:value-type="float">
            <text:p>-0.549779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-0.131486" calcext:value-type="float">
            <text:p>-0.131486</text:p>
          </table:table-cell>
          <table:table-cell office:value-type="float" office:value="0.0359706" calcext:value-type="float">
            <text:p>0.0359706</text:p>
          </table:table-cell>
          <table:table-cell office:value-type="float" office:value="-0.541925" calcext:value-type="float">
            <text:p>-0.54192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-0.129765" calcext:value-type="float">
            <text:p>-0.129765</text:p>
          </table:table-cell>
          <table:table-cell office:value-type="float" office:value="0.0349525" calcext:value-type="float">
            <text:p>0.0349525</text:p>
          </table:table-cell>
          <table:table-cell office:value-type="float" office:value="-0.534071" calcext:value-type="float">
            <text:p>-0.534071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-0.128035" calcext:value-type="float">
            <text:p>-0.128035</text:p>
          </table:table-cell>
          <table:table-cell office:value-type="float" office:value="0.033948" calcext:value-type="float">
            <text:p>0.033948</text:p>
          </table:table-cell>
          <table:table-cell office:value-type="float" office:value="-0.526217" calcext:value-type="float">
            <text:p>-0.526217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-0.126298" calcext:value-type="float">
            <text:p>-0.126298</text:p>
          </table:table-cell>
          <table:table-cell office:value-type="float" office:value="0.0329571" calcext:value-type="float">
            <text:p>0.0329571</text:p>
          </table:table-cell>
          <table:table-cell office:value-type="float" office:value="-0.518363" calcext:value-type="float">
            <text:p>-0.518363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-0.124553" calcext:value-type="float">
            <text:p>-0.124553</text:p>
          </table:table-cell>
          <table:table-cell office:value-type="float" office:value="0.0319798" calcext:value-type="float">
            <text:p>0.0319798</text:p>
          </table:table-cell>
          <table:table-cell office:value-type="float" office:value="-0.510509" calcext:value-type="float">
            <text:p>-0.510509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-0.122801" calcext:value-type="float">
            <text:p>-0.122801</text:p>
          </table:table-cell>
          <table:table-cell office:value-type="float" office:value="0.0310163" calcext:value-type="float">
            <text:p>0.0310163</text:p>
          </table:table-cell>
          <table:table-cell office:value-type="float" office:value="-0.502655" calcext:value-type="float">
            <text:p>-0.502655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-0.121041" calcext:value-type="float">
            <text:p>-0.121041</text:p>
          </table:table-cell>
          <table:table-cell office:value-type="float" office:value="0.0300666" calcext:value-type="float">
            <text:p>0.0300666</text:p>
          </table:table-cell>
          <table:table-cell office:value-type="float" office:value="-0.494801" calcext:value-type="float">
            <text:p>-0.494801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-0.119273" calcext:value-type="float">
            <text:p>-0.119273</text:p>
          </table:table-cell>
          <table:table-cell office:value-type="float" office:value="0.0291308" calcext:value-type="float">
            <text:p>0.0291308</text:p>
          </table:table-cell>
          <table:table-cell office:value-type="float" office:value="-0.486947" calcext:value-type="float">
            <text:p>-0.486947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-0.117498" calcext:value-type="float">
            <text:p>-0.117498</text:p>
          </table:table-cell>
          <table:table-cell office:value-type="float" office:value="0.0282088" calcext:value-type="float">
            <text:p>0.0282088</text:p>
          </table:table-cell>
          <table:table-cell office:value-type="float" office:value="-0.479093" calcext:value-type="float">
            <text:p>-0.47909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0.115716" calcext:value-type="float">
            <text:p>-0.115716</text:p>
          </table:table-cell>
          <table:table-cell office:value-type="float" office:value="0.0273008" calcext:value-type="float">
            <text:p>0.0273008</text:p>
          </table:table-cell>
          <table:table-cell office:value-type="float" office:value="-0.471239" calcext:value-type="float">
            <text:p>-0.471239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-0.113927" calcext:value-type="float">
            <text:p>-0.113927</text:p>
          </table:table-cell>
          <table:table-cell office:value-type="float" office:value="0.0264069" calcext:value-type="float">
            <text:p>0.0264069</text:p>
          </table:table-cell>
          <table:table-cell office:value-type="float" office:value="-0.463385" calcext:value-type="float">
            <text:p>-0.463385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-0.112131" calcext:value-type="float">
            <text:p>-0.112131</text:p>
          </table:table-cell>
          <table:table-cell office:value-type="float" office:value="0.025527" calcext:value-type="float">
            <text:p>0.025527</text:p>
          </table:table-cell>
          <table:table-cell office:value-type="float" office:value="-0.455531" calcext:value-type="float">
            <text:p>-0.455531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-0.110328" calcext:value-type="float">
            <text:p>-0.110328</text:p>
          </table:table-cell>
          <table:table-cell office:value-type="float" office:value="0.0246612" calcext:value-type="float">
            <text:p>0.0246612</text:p>
          </table:table-cell>
          <table:table-cell office:value-type="float" office:value="-0.447677" calcext:value-type="float">
            <text:p>-0.44767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-0.108518" calcext:value-type="float">
            <text:p>-0.108518</text:p>
          </table:table-cell>
          <table:table-cell office:value-type="float" office:value="0.0238097" calcext:value-type="float">
            <text:p>0.0238097</text:p>
          </table:table-cell>
          <table:table-cell office:value-type="float" office:value="-0.439823" calcext:value-type="float">
            <text:p>-0.439823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-0.106702" calcext:value-type="float">
            <text:p>-0.106702</text:p>
          </table:table-cell>
          <table:table-cell office:value-type="float" office:value="0.0229724" calcext:value-type="float">
            <text:p>0.0229724</text:p>
          </table:table-cell>
          <table:table-cell office:value-type="float" office:value="-0.431969" calcext:value-type="float">
            <text:p>-0.431969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-0.104879" calcext:value-type="float">
            <text:p>-0.104879</text:p>
          </table:table-cell>
          <table:table-cell office:value-type="float" office:value="0.0221493" calcext:value-type="float">
            <text:p>0.0221493</text:p>
          </table:table-cell>
          <table:table-cell office:value-type="float" office:value="-0.424115" calcext:value-type="float">
            <text:p>-0.424115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-0.10305" calcext:value-type="float">
            <text:p>-0.10305</text:p>
          </table:table-cell>
          <table:table-cell office:value-type="float" office:value="0.0213407" calcext:value-type="float">
            <text:p>0.0213407</text:p>
          </table:table-cell>
          <table:table-cell office:value-type="float" office:value="-0.416261" calcext:value-type="float">
            <text:p>-0.416261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-0.101215" calcext:value-type="float">
            <text:p>-0.101215</text:p>
          </table:table-cell>
          <table:table-cell office:value-type="float" office:value="0.0205464" calcext:value-type="float">
            <text:p>0.0205464</text:p>
          </table:table-cell>
          <table:table-cell office:value-type="float" office:value="-0.408407" calcext:value-type="float">
            <text:p>-0.408407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-0.0993729" calcext:value-type="float">
            <text:p>-0.0993729</text:p>
          </table:table-cell>
          <table:table-cell office:value-type="float" office:value="0.0197665" calcext:value-type="float">
            <text:p>0.0197665</text:p>
          </table:table-cell>
          <table:table-cell office:value-type="float" office:value="-0.400553" calcext:value-type="float">
            <text:p>-0.40055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0.0975252" calcext:value-type="float">
            <text:p>-0.0975252</text:p>
          </table:table-cell>
          <table:table-cell office:value-type="float" office:value="0.0190011" calcext:value-type="float">
            <text:p>0.0190011</text:p>
          </table:table-cell>
          <table:table-cell office:value-type="float" office:value="-0.392699" calcext:value-type="float">
            <text:p>-0.392699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-0.0956714" calcext:value-type="float">
            <text:p>-0.0956714</text:p>
          </table:table-cell>
          <table:table-cell office:value-type="float" office:value="0.0182503" calcext:value-type="float">
            <text:p>0.0182503</text:p>
          </table:table-cell>
          <table:table-cell office:value-type="float" office:value="-0.384845" calcext:value-type="float">
            <text:p>-0.384845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-0.0938119" calcext:value-type="float">
            <text:p>-0.0938119</text:p>
          </table:table-cell>
          <table:table-cell office:value-type="float" office:value="0.0175141" calcext:value-type="float">
            <text:p>0.0175141</text:p>
          </table:table-cell>
          <table:table-cell office:value-type="float" office:value="-0.376991" calcext:value-type="float">
            <text:p>-0.376991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-0.0919466" calcext:value-type="float">
            <text:p>-0.0919466</text:p>
          </table:table-cell>
          <table:table-cell office:value-type="float" office:value="0.0167924" calcext:value-type="float">
            <text:p>0.0167924</text:p>
          </table:table-cell>
          <table:table-cell office:value-type="float" office:value="-0.369137" calcext:value-type="float">
            <text:p>-0.369137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-0.0900757" calcext:value-type="float">
            <text:p>-0.0900757</text:p>
          </table:table-cell>
          <table:table-cell office:value-type="float" office:value="0.0160855" calcext:value-type="float">
            <text:p>0.0160855</text:p>
          </table:table-cell>
          <table:table-cell office:value-type="float" office:value="-0.361283" calcext:value-type="float">
            <text:p>-0.361283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-0.0881993" calcext:value-type="float">
            <text:p>-0.0881993</text:p>
          </table:table-cell>
          <table:table-cell office:value-type="float" office:value="0.0153932" calcext:value-type="float">
            <text:p>0.0153932</text:p>
          </table:table-cell>
          <table:table-cell office:value-type="float" office:value="-0.353429" calcext:value-type="float">
            <text:p>-0.35342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-0.0863176" calcext:value-type="float">
            <text:p>-0.0863176</text:p>
          </table:table-cell>
          <table:table-cell office:value-type="float" office:value="0.0147158" calcext:value-type="float">
            <text:p>0.0147158</text:p>
          </table:table-cell>
          <table:table-cell office:value-type="float" office:value="-0.345575" calcext:value-type="float">
            <text:p>-0.345575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-0.0844306" calcext:value-type="float">
            <text:p>-0.0844306</text:p>
          </table:table-cell>
          <table:table-cell office:value-type="float" office:value="0.0140531" calcext:value-type="float">
            <text:p>0.0140531</text:p>
          </table:table-cell>
          <table:table-cell office:value-type="float" office:value="-0.337721" calcext:value-type="float">
            <text:p>-0.337721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-0.0825384" calcext:value-type="float">
            <text:p>-0.0825384</text:p>
          </table:table-cell>
          <table:table-cell office:value-type="float" office:value="0.0134053" calcext:value-type="float">
            <text:p>0.0134053</text:p>
          </table:table-cell>
          <table:table-cell office:value-type="float" office:value="-0.329867" calcext:value-type="float">
            <text:p>-0.329867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-0.0806412" calcext:value-type="float">
            <text:p>-0.0806412</text:p>
          </table:table-cell>
          <table:table-cell office:value-type="float" office:value="0.0127723" calcext:value-type="float">
            <text:p>0.0127723</text:p>
          </table:table-cell>
          <table:table-cell office:value-type="float" office:value="-0.322013" calcext:value-type="float">
            <text:p>-0.32201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0.0787391" calcext:value-type="float">
            <text:p>-0.0787391</text:p>
          </table:table-cell>
          <table:table-cell office:value-type="float" office:value="0.0121543" calcext:value-type="float">
            <text:p>0.0121543</text:p>
          </table:table-cell>
          <table:table-cell office:value-type="float" office:value="-0.314159" calcext:value-type="float">
            <text:p>-0.314159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-0.0768322" calcext:value-type="float">
            <text:p>-0.0768322</text:p>
          </table:table-cell>
          <table:table-cell office:value-type="float" office:value="0.0115512" calcext:value-type="float">
            <text:p>0.0115512</text:p>
          </table:table-cell>
          <table:table-cell office:value-type="float" office:value="-0.306305" calcext:value-type="float">
            <text:p>-0.306305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-0.0749206" calcext:value-type="float">
            <text:p>-0.0749206</text:p>
          </table:table-cell>
          <table:table-cell office:value-type="float" office:value="0.0109631" calcext:value-type="float">
            <text:p>0.0109631</text:p>
          </table:table-cell>
          <table:table-cell office:value-type="float" office:value="-0.298451" calcext:value-type="float">
            <text:p>-0.298451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-0.0730044" calcext:value-type="float">
            <text:p>-0.0730044</text:p>
          </table:table-cell>
          <table:table-cell office:value-type="float" office:value="0.0103901" calcext:value-type="float">
            <text:p>0.0103901</text:p>
          </table:table-cell>
          <table:table-cell office:value-type="float" office:value="-0.290597" calcext:value-type="float">
            <text:p>-0.290597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-0.0710838" calcext:value-type="float">
            <text:p>-0.0710838</text:p>
          </table:table-cell>
          <table:table-cell office:value-type="float" office:value="0.00983209" calcext:value-type="float">
            <text:p>0.00983209</text:p>
          </table:table-cell>
          <table:table-cell office:value-type="float" office:value="-0.282743" calcext:value-type="float">
            <text:p>-0.282743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-0.0691589" calcext:value-type="float">
            <text:p>-0.0691589</text:p>
          </table:table-cell>
          <table:table-cell office:value-type="float" office:value="0.00928921" calcext:value-type="float">
            <text:p>0.00928921</text:p>
          </table:table-cell>
          <table:table-cell office:value-type="float" office:value="-0.274889" calcext:value-type="float">
            <text:p>-0.274889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-0.0672298" calcext:value-type="float">
            <text:p>-0.0672298</text:p>
          </table:table-cell>
          <table:table-cell office:value-type="float" office:value="0.00876146" calcext:value-type="float">
            <text:p>0.00876146</text:p>
          </table:table-cell>
          <table:table-cell office:value-type="float" office:value="-0.267035" calcext:value-type="float">
            <text:p>-0.267035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-0.0652966" calcext:value-type="float">
            <text:p>-0.0652966</text:p>
          </table:table-cell>
          <table:table-cell office:value-type="float" office:value="0.00824888" calcext:value-type="float">
            <text:p>0.00824888</text:p>
          </table:table-cell>
          <table:table-cell office:value-type="float" office:value="-0.259181" calcext:value-type="float">
            <text:p>-0.259181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-0.0633595" calcext:value-type="float">
            <text:p>-0.0633595</text:p>
          </table:table-cell>
          <table:table-cell office:value-type="float" office:value="0.0077515" calcext:value-type="float">
            <text:p>0.0077515</text:p>
          </table:table-cell>
          <table:table-cell office:value-type="float" office:value="-0.251327" calcext:value-type="float">
            <text:p>-0.251327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-0.0614184" calcext:value-type="float">
            <text:p>-0.0614184</text:p>
          </table:table-cell>
          <table:table-cell office:value-type="float" office:value="0.00726935" calcext:value-type="float">
            <text:p>0.00726935</text:p>
          </table:table-cell>
          <table:table-cell office:value-type="float" office:value="-0.243473" calcext:value-type="float">
            <text:p>-0.24347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0.0594737" calcext:value-type="float">
            <text:p>-0.0594737</text:p>
          </table:table-cell>
          <table:table-cell office:value-type="float" office:value="0.00680246" calcext:value-type="float">
            <text:p>0.00680246</text:p>
          </table:table-cell>
          <table:table-cell office:value-type="float" office:value="-0.235619" calcext:value-type="float">
            <text:p>-0.235619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-0.0575254" calcext:value-type="float">
            <text:p>-0.0575254</text:p>
          </table:table-cell>
          <table:table-cell office:value-type="float" office:value="0.00635086" calcext:value-type="float">
            <text:p>0.00635086</text:p>
          </table:table-cell>
          <table:table-cell office:value-type="float" office:value="-0.227765" calcext:value-type="float">
            <text:p>-0.227765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-0.0555735" calcext:value-type="float">
            <text:p>-0.0555735</text:p>
          </table:table-cell>
          <table:table-cell office:value-type="float" office:value="0.00591457" calcext:value-type="float">
            <text:p>0.00591457</text:p>
          </table:table-cell>
          <table:table-cell office:value-type="float" office:value="-0.219911" calcext:value-type="float">
            <text:p>-0.219911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-0.0536183" calcext:value-type="float">
            <text:p>-0.0536183</text:p>
          </table:table-cell>
          <table:table-cell office:value-type="float" office:value="0.00549363" calcext:value-type="float">
            <text:p>0.00549363</text:p>
          </table:table-cell>
          <table:table-cell office:value-type="float" office:value="-0.212058" calcext:value-type="float">
            <text:p>-0.212058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-0.0516599" calcext:value-type="float">
            <text:p>-0.0516599</text:p>
          </table:table-cell>
          <table:table-cell office:value-type="float" office:value="0.00508805" calcext:value-type="float">
            <text:p>0.00508805</text:p>
          </table:table-cell>
          <table:table-cell office:value-type="float" office:value="-0.204204" calcext:value-type="float">
            <text:p>-0.204204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-0.0496983" calcext:value-type="float">
            <text:p>-0.0496983</text:p>
          </table:table-cell>
          <table:table-cell office:value-type="float" office:value="0.00469787" calcext:value-type="float">
            <text:p>0.00469787</text:p>
          </table:table-cell>
          <table:table-cell office:value-type="float" office:value="-0.19635" calcext:value-type="float">
            <text:p>-0.19635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-0.0477337" calcext:value-type="float">
            <text:p>-0.0477337</text:p>
          </table:table-cell>
          <table:table-cell office:value-type="float" office:value="0.00432311" calcext:value-type="float">
            <text:p>0.00432311</text:p>
          </table:table-cell>
          <table:table-cell office:value-type="float" office:value="-0.188496" calcext:value-type="float">
            <text:p>-0.188496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-0.0457663" calcext:value-type="float">
            <text:p>-0.0457663</text:p>
          </table:table-cell>
          <table:table-cell office:value-type="float" office:value="0.00396379" calcext:value-type="float">
            <text:p>0.00396379</text:p>
          </table:table-cell>
          <table:table-cell office:value-type="float" office:value="-0.180642" calcext:value-type="float">
            <text:p>-0.180642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-0.0437961" calcext:value-type="float">
            <text:p>-0.0437961</text:p>
          </table:table-cell>
          <table:table-cell office:value-type="float" office:value="0.00361993" calcext:value-type="float">
            <text:p>0.00361993</text:p>
          </table:table-cell>
          <table:table-cell office:value-type="float" office:value="-0.172788" calcext:value-type="float">
            <text:p>-0.172788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-0.0418232" calcext:value-type="float">
            <text:p>-0.0418232</text:p>
          </table:table-cell>
          <table:table-cell office:value-type="float" office:value="0.00329156" calcext:value-type="float">
            <text:p>0.00329156</text:p>
          </table:table-cell>
          <table:table-cell office:value-type="float" office:value="-0.164934" calcext:value-type="float">
            <text:p>-0.16493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0.0398478" calcext:value-type="float">
            <text:p>-0.0398478</text:p>
          </table:table-cell>
          <table:table-cell office:value-type="float" office:value="0.00297869" calcext:value-type="float">
            <text:p>0.00297869</text:p>
          </table:table-cell>
          <table:table-cell office:value-type="float" office:value="-0.15708" calcext:value-type="float">
            <text:p>-0.15708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-0.03787" calcext:value-type="float">
            <text:p>-0.03787</text:p>
          </table:table-cell>
          <table:table-cell office:value-type="float" office:value="0.00268134" calcext:value-type="float">
            <text:p>0.00268134</text:p>
          </table:table-cell>
          <table:table-cell office:value-type="float" office:value="-0.149226" calcext:value-type="float">
            <text:p>-0.149226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-0.03589" calcext:value-type="float">
            <text:p>-0.03589</text:p>
          </table:table-cell>
          <table:table-cell office:value-type="float" office:value="0.00239954" calcext:value-type="float">
            <text:p>0.00239954</text:p>
          </table:table-cell>
          <table:table-cell office:value-type="float" office:value="-0.141372" calcext:value-type="float">
            <text:p>-0.141372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-0.0339078" calcext:value-type="float">
            <text:p>-0.0339078</text:p>
          </table:table-cell>
          <table:table-cell office:value-type="float" office:value="0.0021333" calcext:value-type="float">
            <text:p>0.0021333</text:p>
          </table:table-cell>
          <table:table-cell office:value-type="float" office:value="-0.133518" calcext:value-type="float">
            <text:p>-0.133518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-0.0319236" calcext:value-type="float">
            <text:p>-0.0319236</text:p>
          </table:table-cell>
          <table:table-cell office:value-type="float" office:value="0.00188263" calcext:value-type="float">
            <text:p>0.00188263</text:p>
          </table:table-cell>
          <table:table-cell office:value-type="float" office:value="-0.125664" calcext:value-type="float">
            <text:p>-0.125664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-0.0299374" calcext:value-type="float">
            <text:p>-0.0299374</text:p>
          </table:table-cell>
          <table:table-cell office:value-type="float" office:value="0.00164756" calcext:value-type="float">
            <text:p>0.00164756</text:p>
          </table:table-cell>
          <table:table-cell office:value-type="float" office:value="-0.11781" calcext:value-type="float">
            <text:p>-0.11781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-0.0279495" calcext:value-type="float">
            <text:p>-0.0279495</text:p>
          </table:table-cell>
          <table:table-cell office:value-type="float" office:value="0.00142809" calcext:value-type="float">
            <text:p>0.00142809</text:p>
          </table:table-cell>
          <table:table-cell office:value-type="float" office:value="-0.109956" calcext:value-type="float">
            <text:p>-0.109956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-0.0259599" calcext:value-type="float">
            <text:p>-0.0259599</text:p>
          </table:table-cell>
          <table:table-cell office:value-type="float" office:value="0.00122424" calcext:value-type="float">
            <text:p>0.00122424</text:p>
          </table:table-cell>
          <table:table-cell office:value-type="float" office:value="-0.102102" calcext:value-type="float">
            <text:p>-0.102102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-0.0239688" calcext:value-type="float">
            <text:p>-0.0239688</text:p>
          </table:table-cell>
          <table:table-cell office:value-type="float" office:value="0.00103602" calcext:value-type="float">
            <text:p>0.00103602</text:p>
          </table:table-cell>
          <table:table-cell office:value-type="float" office:value="-0.0942478" calcext:value-type="float">
            <text:p>-0.0942478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-0.0219763" calcext:value-type="float">
            <text:p>-0.0219763</text:p>
          </table:table-cell>
          <table:table-cell office:value-type="float" office:value="0.00086345" calcext:value-type="float">
            <text:p>0.00086345</text:p>
          </table:table-cell>
          <table:table-cell office:value-type="float" office:value="-0.0863938" calcext:value-type="float">
            <text:p>-0.086393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0.0199824" calcext:value-type="float">
            <text:p>-0.0199824</text:p>
          </table:table-cell>
          <table:table-cell office:value-type="float" office:value="0.000706531" calcext:value-type="float">
            <text:p>0.000706531</text:p>
          </table:table-cell>
          <table:table-cell office:value-type="float" office:value="-0.0785398" calcext:value-type="float">
            <text:p>-0.0785398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-0.0179874" calcext:value-type="float">
            <text:p>-0.0179874</text:p>
          </table:table-cell>
          <table:table-cell office:value-type="float" office:value="0.000565277" calcext:value-type="float">
            <text:p>0.000565277</text:p>
          </table:table-cell>
          <table:table-cell office:value-type="float" office:value="-0.0706858" calcext:value-type="float">
            <text:p>-0.0706858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-0.0159914" calcext:value-type="float">
            <text:p>-0.0159914</text:p>
          </table:table-cell>
          <table:table-cell office:value-type="float" office:value="0.000439696" calcext:value-type="float">
            <text:p>0.000439696</text:p>
          </table:table-cell>
          <table:table-cell office:value-type="float" office:value="-0.0628319" calcext:value-type="float">
            <text:p>-0.0628319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-0.0139944" calcext:value-type="float">
            <text:p>-0.0139944</text:p>
          </table:table-cell>
          <table:table-cell office:value-type="float" office:value="0.000329796" calcext:value-type="float">
            <text:p>0.000329796</text:p>
          </table:table-cell>
          <table:table-cell office:value-type="float" office:value="-0.0549779" calcext:value-type="float">
            <text:p>-0.0549779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-0.0119966" calcext:value-type="float">
            <text:p>-0.0119966</text:p>
          </table:table-cell>
          <table:table-cell office:value-type="float" office:value="0.000235583" calcext:value-type="float">
            <text:p>0.000235583</text:p>
          </table:table-cell>
          <table:table-cell office:value-type="float" office:value="-0.0471239" calcext:value-type="float">
            <text:p>-0.0471239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-0.00999815" calcext:value-type="float">
            <text:p>-0.00999815</text:p>
          </table:table-cell>
          <table:table-cell office:value-type="float" office:value="0.000157063" calcext:value-type="float">
            <text:p>0.000157063</text:p>
          </table:table-cell>
          <table:table-cell office:value-type="float" office:value="-0.0392699" calcext:value-type="float">
            <text:p>-0.0392699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-0.00799914" calcext:value-type="float">
            <text:p>-0.00799914</text:p>
          </table:table-cell>
          <table:table-cell office:value-type="float" office:value="0.000094242" calcext:value-type="float">
            <text:p>9.4242E-05</text:p>
          </table:table-cell>
          <table:table-cell office:value-type="float" office:value="-0.0314159" calcext:value-type="float">
            <text:p>-0.0314159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-0.00599969" calcext:value-type="float">
            <text:p>-0.00599969</text:p>
          </table:table-cell>
          <table:table-cell office:value-type="float" office:value="0.0000471224" calcext:value-type="float">
            <text:p>4.71224E-05</text:p>
          </table:table-cell>
          <table:table-cell office:value-type="float" office:value="-0.0235619" calcext:value-type="float">
            <text:p>-0.0235619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-0.00399994" calcext:value-type="float">
            <text:p>-0.00399994</text:p>
          </table:table-cell>
          <table:table-cell office:value-type="float" office:value="0.0000157078" calcext:value-type="float">
            <text:p>1.57078E-05</text:p>
          </table:table-cell>
          <table:table-cell office:value-type="float" office:value="-0.015708" calcext:value-type="float">
            <text:p>-0.015708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2.06269E-016" calcext:value-type="float">
            <text:p>-2.06269E-16</text:p>
          </table:table-cell>
          <table:table-cell office:value-type="float" office:value="-0.00785398" calcext:value-type="float">
            <text:p>-0.00785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.41514E-015" calcext:value-type="float">
            <text:p>-8.41514E-15</text:p>
          </table:table-cell>
          <table:table-cell office:value-type="float" office:value="-2.63529E-016" calcext:value-type="float">
            <text:p>-2.63529E-16</text:p>
          </table:table-cell>
          <table:table-cell office:value-type="float" office:value="-0.0000000000000286299" calcext:value-type="float">
            <text:p>-2.86299E-14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0.00199994" calcext:value-type="float">
            <text:p>0.00199994</text:p>
          </table:table-cell>
          <table:table-cell office:value-type="float" office:value="0.0000157078" calcext:value-type="float">
            <text:p>1.57078E-05</text:p>
          </table:table-cell>
          <table:table-cell office:value-type="float" office:value="0.00785398" calcext:value-type="float">
            <text:p>0.00785398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00399969" calcext:value-type="float">
            <text:p>0.00399969</text:p>
          </table:table-cell>
          <table:table-cell office:value-type="float" office:value="0.0000471224" calcext:value-type="float">
            <text:p>4.71224E-05</text:p>
          </table:table-cell>
          <table:table-cell office:value-type="float" office:value="0.015708" calcext:value-type="float">
            <text:p>0.015708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00599914" calcext:value-type="float">
            <text:p>0.00599914</text:p>
          </table:table-cell>
          <table:table-cell office:value-type="float" office:value="0.000094242" calcext:value-type="float">
            <text:p>9.4242E-05</text:p>
          </table:table-cell>
          <table:table-cell office:value-type="float" office:value="0.0235619" calcext:value-type="float">
            <text:p>0.023561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00799815" calcext:value-type="float">
            <text:p>0.00799815</text:p>
          </table:table-cell>
          <table:table-cell office:value-type="float" office:value="0.000157063" calcext:value-type="float">
            <text:p>0.000157063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0999661" calcext:value-type="float">
            <text:p>0.00999661</text:p>
          </table:table-cell>
          <table:table-cell office:value-type="float" office:value="0.000235583" calcext:value-type="float">
            <text:p>0.000235583</text:p>
          </table:table-cell>
          <table:table-cell office:value-type="float" office:value="0.0392699" calcext:value-type="float">
            <text:p>0.0392699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0119944" calcext:value-type="float">
            <text:p>0.0119944</text:p>
          </table:table-cell>
          <table:table-cell office:value-type="float" office:value="0.000329796" calcext:value-type="float">
            <text:p>0.000329796</text:p>
          </table:table-cell>
          <table:table-cell office:value-type="float" office:value="0.0471239" calcext:value-type="float">
            <text:p>0.0471239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0.0139914" calcext:value-type="float">
            <text:p>0.0139914</text:p>
          </table:table-cell>
          <table:table-cell office:value-type="float" office:value="0.000439696" calcext:value-type="float">
            <text:p>0.000439696</text:p>
          </table:table-cell>
          <table:table-cell office:value-type="float" office:value="0.0549779" calcext:value-type="float">
            <text:p>0.0549779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0.0159874" calcext:value-type="float">
            <text:p>0.0159874</text:p>
          </table:table-cell>
          <table:table-cell office:value-type="float" office:value="0.000565277" calcext:value-type="float">
            <text:p>0.000565277</text:p>
          </table:table-cell>
          <table:table-cell office:value-type="float" office:value="0.0628319" calcext:value-type="float">
            <text:p>0.0628319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0.0179824" calcext:value-type="float">
            <text:p>0.0179824</text:p>
          </table:table-cell>
          <table:table-cell office:value-type="float" office:value="0.000706531" calcext:value-type="float">
            <text:p>0.000706531</text:p>
          </table:table-cell>
          <table:table-cell office:value-type="float" office:value="0.0706858" calcext:value-type="float">
            <text:p>0.070685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199763" calcext:value-type="float">
            <text:p>0.0199763</text:p>
          </table:table-cell>
          <table:table-cell office:value-type="float" office:value="0.00086345" calcext:value-type="float">
            <text:p>0.00086345</text:p>
          </table:table-cell>
          <table:table-cell office:value-type="float" office:value="0.0785398" calcext:value-type="float">
            <text:p>0.0785398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0.0219688" calcext:value-type="float">
            <text:p>0.0219688</text:p>
          </table:table-cell>
          <table:table-cell office:value-type="float" office:value="0.00103602" calcext:value-type="float">
            <text:p>0.00103602</text:p>
          </table:table-cell>
          <table:table-cell office:value-type="float" office:value="0.0863938" calcext:value-type="float">
            <text:p>0.0863938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0239599" calcext:value-type="float">
            <text:p>0.0239599</text:p>
          </table:table-cell>
          <table:table-cell office:value-type="float" office:value="0.00122424" calcext:value-type="float">
            <text:p>0.00122424</text:p>
          </table:table-cell>
          <table:table-cell office:value-type="float" office:value="0.0942478" calcext:value-type="float">
            <text:p>0.0942478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0.0259495" calcext:value-type="float">
            <text:p>0.0259495</text:p>
          </table:table-cell>
          <table:table-cell office:value-type="float" office:value="0.00142809" calcext:value-type="float">
            <text:p>0.00142809</text:p>
          </table:table-cell>
          <table:table-cell office:value-type="float" office:value="0.102102" calcext:value-type="float">
            <text:p>0.102102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0279374" calcext:value-type="float">
            <text:p>0.0279374</text:p>
          </table:table-cell>
          <table:table-cell office:value-type="float" office:value="0.00164756" calcext:value-type="float">
            <text:p>0.00164756</text:p>
          </table:table-cell>
          <table:table-cell office:value-type="float" office:value="0.109956" calcext:value-type="float">
            <text:p>0.109956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0299236" calcext:value-type="float">
            <text:p>0.0299236</text:p>
          </table:table-cell>
          <table:table-cell office:value-type="float" office:value="0.00188263" calcext:value-type="float">
            <text:p>0.00188263</text:p>
          </table:table-cell>
          <table:table-cell office:value-type="float" office:value="0.11781" calcext:value-type="float">
            <text:p>0.1178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0319078" calcext:value-type="float">
            <text:p>0.0319078</text:p>
          </table:table-cell>
          <table:table-cell office:value-type="float" office:value="0.0021333" calcext:value-type="float">
            <text:p>0.0021333</text:p>
          </table:table-cell>
          <table:table-cell office:value-type="float" office:value="0.125664" calcext:value-type="float">
            <text:p>0.125664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0.03389" calcext:value-type="float">
            <text:p>0.03389</text:p>
          </table:table-cell>
          <table:table-cell office:value-type="float" office:value="0.00239954" calcext:value-type="float">
            <text:p>0.00239954</text:p>
          </table:table-cell>
          <table:table-cell office:value-type="float" office:value="0.133518" calcext:value-type="float">
            <text:p>0.133518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03587" calcext:value-type="float">
            <text:p>0.03587</text:p>
          </table:table-cell>
          <table:table-cell office:value-type="float" office:value="0.00268134" calcext:value-type="float">
            <text:p>0.00268134</text:p>
          </table:table-cell>
          <table:table-cell office:value-type="float" office:value="0.141372" calcext:value-type="float">
            <text:p>0.141372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0.0378478" calcext:value-type="float">
            <text:p>0.0378478</text:p>
          </table:table-cell>
          <table:table-cell office:value-type="float" office:value="0.00297869" calcext:value-type="float">
            <text:p>0.00297869</text:p>
          </table:table-cell>
          <table:table-cell office:value-type="float" office:value="0.149226" calcext:value-type="float">
            <text:p>0.14922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398232" calcext:value-type="float">
            <text:p>0.0398232</text:p>
          </table:table-cell>
          <table:table-cell office:value-type="float" office:value="0.00329156" calcext:value-type="float">
            <text:p>0.00329156</text:p>
          </table:table-cell>
          <table:table-cell office:value-type="float" office:value="0.15708" calcext:value-type="float">
            <text:p>0.15708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0.0417961" calcext:value-type="float">
            <text:p>0.0417961</text:p>
          </table:table-cell>
          <table:table-cell office:value-type="float" office:value="0.00361993" calcext:value-type="float">
            <text:p>0.00361993</text:p>
          </table:table-cell>
          <table:table-cell office:value-type="float" office:value="0.164934" calcext:value-type="float">
            <text:p>0.164934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0437663" calcext:value-type="float">
            <text:p>0.0437663</text:p>
          </table:table-cell>
          <table:table-cell office:value-type="float" office:value="0.00396379" calcext:value-type="float">
            <text:p>0.00396379</text:p>
          </table:table-cell>
          <table:table-cell office:value-type="float" office:value="0.172788" calcext:value-type="float">
            <text:p>0.172788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0457337" calcext:value-type="float">
            <text:p>0.0457337</text:p>
          </table:table-cell>
          <table:table-cell office:value-type="float" office:value="0.00432311" calcext:value-type="float">
            <text:p>0.00432311</text:p>
          </table:table-cell>
          <table:table-cell office:value-type="float" office:value="0.180642" calcext:value-type="float">
            <text:p>0.180642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0476983" calcext:value-type="float">
            <text:p>0.0476983</text:p>
          </table:table-cell>
          <table:table-cell office:value-type="float" office:value="0.00469787" calcext:value-type="float">
            <text:p>0.00469787</text:p>
          </table:table-cell>
          <table:table-cell office:value-type="float" office:value="0.188496" calcext:value-type="float">
            <text:p>0.188496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496599" calcext:value-type="float">
            <text:p>0.0496599</text:p>
          </table:table-cell>
          <table:table-cell office:value-type="float" office:value="0.00508805" calcext:value-type="float">
            <text:p>0.00508805</text:p>
          </table:table-cell>
          <table:table-cell office:value-type="float" office:value="0.19635" calcext:value-type="float">
            <text:p>0.19635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0516183" calcext:value-type="float">
            <text:p>0.0516183</text:p>
          </table:table-cell>
          <table:table-cell office:value-type="float" office:value="0.00549363" calcext:value-type="float">
            <text:p>0.00549363</text:p>
          </table:table-cell>
          <table:table-cell office:value-type="float" office:value="0.204204" calcext:value-type="float">
            <text:p>0.204204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0535735" calcext:value-type="float">
            <text:p>0.0535735</text:p>
          </table:table-cell>
          <table:table-cell office:value-type="float" office:value="0.00591457" calcext:value-type="float">
            <text:p>0.00591457</text:p>
          </table:table-cell>
          <table:table-cell office:value-type="float" office:value="0.212058" calcext:value-type="float">
            <text:p>0.212058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0555254" calcext:value-type="float">
            <text:p>0.0555254</text:p>
          </table:table-cell>
          <table:table-cell office:value-type="float" office:value="0.00635086" calcext:value-type="float">
            <text:p>0.00635086</text:p>
          </table:table-cell>
          <table:table-cell office:value-type="float" office:value="0.219911" calcext:value-type="float">
            <text:p>0.219911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0.0574737" calcext:value-type="float">
            <text:p>0.0574737</text:p>
          </table:table-cell>
          <table:table-cell office:value-type="float" office:value="0.00680246" calcext:value-type="float">
            <text:p>0.00680246</text:p>
          </table:table-cell>
          <table:table-cell office:value-type="float" office:value="0.227765" calcext:value-type="float">
            <text:p>0.22776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594184" calcext:value-type="float">
            <text:p>0.0594184</text:p>
          </table:table-cell>
          <table:table-cell office:value-type="float" office:value="0.00726935" calcext:value-type="float">
            <text:p>0.00726935</text:p>
          </table:table-cell>
          <table:table-cell office:value-type="float" office:value="0.235619" calcext:value-type="float">
            <text:p>0.235619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0.0613595" calcext:value-type="float">
            <text:p>0.0613595</text:p>
          </table:table-cell>
          <table:table-cell office:value-type="float" office:value="0.0077515" calcext:value-type="float">
            <text:p>0.0077515</text:p>
          </table:table-cell>
          <table:table-cell office:value-type="float" office:value="0.243473" calcext:value-type="float">
            <text:p>0.243473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0632966" calcext:value-type="float">
            <text:p>0.0632966</text:p>
          </table:table-cell>
          <table:table-cell office:value-type="float" office:value="0.00824888" calcext:value-type="float">
            <text:p>0.00824888</text:p>
          </table:table-cell>
          <table:table-cell office:value-type="float" office:value="0.251327" calcext:value-type="float">
            <text:p>0.251327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0.0652298" calcext:value-type="float">
            <text:p>0.0652298</text:p>
          </table:table-cell>
          <table:table-cell office:value-type="float" office:value="0.00876146" calcext:value-type="float">
            <text:p>0.00876146</text:p>
          </table:table-cell>
          <table:table-cell office:value-type="float" office:value="0.259181" calcext:value-type="float">
            <text:p>0.259181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0671589" calcext:value-type="float">
            <text:p>0.0671589</text:p>
          </table:table-cell>
          <table:table-cell office:value-type="float" office:value="0.00928921" calcext:value-type="float">
            <text:p>0.00928921</text:p>
          </table:table-cell>
          <table:table-cell office:value-type="float" office:value="0.267035" calcext:value-type="float">
            <text:p>0.26703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0690838" calcext:value-type="float">
            <text:p>0.0690838</text:p>
          </table:table-cell>
          <table:table-cell office:value-type="float" office:value="0.00983209" calcext:value-type="float">
            <text:p>0.00983209</text:p>
          </table:table-cell>
          <table:table-cell office:value-type="float" office:value="0.274889" calcext:value-type="float">
            <text:p>0.274889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0710044" calcext:value-type="float">
            <text:p>0.0710044</text:p>
          </table:table-cell>
          <table:table-cell office:value-type="float" office:value="0.0103901" calcext:value-type="float">
            <text:p>0.0103901</text:p>
          </table:table-cell>
          <table:table-cell office:value-type="float" office:value="0.282743" calcext:value-type="float">
            <text:p>0.282743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0729206" calcext:value-type="float">
            <text:p>0.0729206</text:p>
          </table:table-cell>
          <table:table-cell office:value-type="float" office:value="0.0109631" calcext:value-type="float">
            <text:p>0.0109631</text:p>
          </table:table-cell>
          <table:table-cell office:value-type="float" office:value="0.290597" calcext:value-type="float">
            <text:p>0.290597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0748322" calcext:value-type="float">
            <text:p>0.0748322</text:p>
          </table:table-cell>
          <table:table-cell office:value-type="float" office:value="0.0115512" calcext:value-type="float">
            <text:p>0.0115512</text:p>
          </table:table-cell>
          <table:table-cell office:value-type="float" office:value="0.298451" calcext:value-type="float">
            <text:p>0.298451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0.0767391" calcext:value-type="float">
            <text:p>0.0767391</text:p>
          </table:table-cell>
          <table:table-cell office:value-type="float" office:value="0.0121543" calcext:value-type="float">
            <text:p>0.0121543</text:p>
          </table:table-cell>
          <table:table-cell office:value-type="float" office:value="0.306305" calcext:value-type="float">
            <text:p>0.30630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786412" calcext:value-type="float">
            <text:p>0.0786412</text:p>
          </table:table-cell>
          <table:table-cell office:value-type="float" office:value="0.0127723" calcext:value-type="float">
            <text:p>0.0127723</text:p>
          </table:table-cell>
          <table:table-cell office:value-type="float" office:value="0.314159" calcext:value-type="float">
            <text:p>0.314159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0.0805384" calcext:value-type="float">
            <text:p>0.0805384</text:p>
          </table:table-cell>
          <table:table-cell office:value-type="float" office:value="0.0134053" calcext:value-type="float">
            <text:p>0.0134053</text:p>
          </table:table-cell>
          <table:table-cell office:value-type="float" office:value="0.322013" calcext:value-type="float">
            <text:p>0.322013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0824306" calcext:value-type="float">
            <text:p>0.0824306</text:p>
          </table:table-cell>
          <table:table-cell office:value-type="float" office:value="0.0140531" calcext:value-type="float">
            <text:p>0.0140531</text:p>
          </table:table-cell>
          <table:table-cell office:value-type="float" office:value="0.329867" calcext:value-type="float">
            <text:p>0.329867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0843176" calcext:value-type="float">
            <text:p>0.0843176</text:p>
          </table:table-cell>
          <table:table-cell office:value-type="float" office:value="0.0147158" calcext:value-type="float">
            <text:p>0.0147158</text:p>
          </table:table-cell>
          <table:table-cell office:value-type="float" office:value="0.337721" calcext:value-type="float">
            <text:p>0.337721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0.0861993" calcext:value-type="float">
            <text:p>0.0861993</text:p>
          </table:table-cell>
          <table:table-cell office:value-type="float" office:value="0.0153932" calcext:value-type="float">
            <text:p>0.0153932</text:p>
          </table:table-cell>
          <table:table-cell office:value-type="float" office:value="0.345575" calcext:value-type="float">
            <text:p>0.345575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0880757" calcext:value-type="float">
            <text:p>0.0880757</text:p>
          </table:table-cell>
          <table:table-cell office:value-type="float" office:value="0.0160855" calcext:value-type="float">
            <text:p>0.0160855</text:p>
          </table:table-cell>
          <table:table-cell office:value-type="float" office:value="0.353429" calcext:value-type="float">
            <text:p>0.353429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0.0899466" calcext:value-type="float">
            <text:p>0.0899466</text:p>
          </table:table-cell>
          <table:table-cell office:value-type="float" office:value="0.0167924" calcext:value-type="float">
            <text:p>0.0167924</text:p>
          </table:table-cell>
          <table:table-cell office:value-type="float" office:value="0.361283" calcext:value-type="float">
            <text:p>0.361283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0.0918119" calcext:value-type="float">
            <text:p>0.0918119</text:p>
          </table:table-cell>
          <table:table-cell office:value-type="float" office:value="0.0175141" calcext:value-type="float">
            <text:p>0.0175141</text:p>
          </table:table-cell>
          <table:table-cell office:value-type="float" office:value="0.369137" calcext:value-type="float">
            <text:p>0.369137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0936714" calcext:value-type="float">
            <text:p>0.0936714</text:p>
          </table:table-cell>
          <table:table-cell office:value-type="float" office:value="0.0182503" calcext:value-type="float">
            <text:p>0.0182503</text:p>
          </table:table-cell>
          <table:table-cell office:value-type="float" office:value="0.376991" calcext:value-type="float">
            <text:p>0.376991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0.0955252" calcext:value-type="float">
            <text:p>0.0955252</text:p>
          </table:table-cell>
          <table:table-cell office:value-type="float" office:value="0.0190011" calcext:value-type="float">
            <text:p>0.0190011</text:p>
          </table:table-cell>
          <table:table-cell office:value-type="float" office:value="0.384845" calcext:value-type="float">
            <text:p>0.38484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973729" calcext:value-type="float">
            <text:p>0.0973729</text:p>
          </table:table-cell>
          <table:table-cell office:value-type="float" office:value="0.0197665" calcext:value-type="float">
            <text:p>0.0197665</text:p>
          </table:table-cell>
          <table:table-cell office:value-type="float" office:value="0.392699" calcext:value-type="float">
            <text:p>0.392699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0.0992146" calcext:value-type="float">
            <text:p>0.0992146</text:p>
          </table:table-cell>
          <table:table-cell office:value-type="float" office:value="0.0205464" calcext:value-type="float">
            <text:p>0.0205464</text:p>
          </table:table-cell>
          <table:table-cell office:value-type="float" office:value="0.400553" calcext:value-type="float">
            <text:p>0.400553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0213407" calcext:value-type="float">
            <text:p>0.0213407</text:p>
          </table:table-cell>
          <table:table-cell office:value-type="float" office:value="0.408407" calcext:value-type="float">
            <text:p>0.408407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0.102879" calcext:value-type="float">
            <text:p>0.102879</text:p>
          </table:table-cell>
          <table:table-cell office:value-type="float" office:value="0.0221493" calcext:value-type="float">
            <text:p>0.0221493</text:p>
          </table:table-cell>
          <table:table-cell office:value-type="float" office:value="0.416261" calcext:value-type="float">
            <text:p>0.416261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104702" calcext:value-type="float">
            <text:p>0.104702</text:p>
          </table:table-cell>
          <table:table-cell office:value-type="float" office:value="0.0229724" calcext:value-type="float">
            <text:p>0.0229724</text:p>
          </table:table-cell>
          <table:table-cell office:value-type="float" office:value="0.424115" calcext:value-type="float">
            <text:p>0.424115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106518" calcext:value-type="float">
            <text:p>0.106518</text:p>
          </table:table-cell>
          <table:table-cell office:value-type="float" office:value="0.0238097" calcext:value-type="float">
            <text:p>0.0238097</text:p>
          </table:table-cell>
          <table:table-cell office:value-type="float" office:value="0.431969" calcext:value-type="float">
            <text:p>0.431969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108328" calcext:value-type="float">
            <text:p>0.108328</text:p>
          </table:table-cell>
          <table:table-cell office:value-type="float" office:value="0.0246612" calcext:value-type="float">
            <text:p>0.0246612</text:p>
          </table:table-cell>
          <table:table-cell office:value-type="float" office:value="0.439823" calcext:value-type="float">
            <text:p>0.439823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0.110131" calcext:value-type="float">
            <text:p>0.110131</text:p>
          </table:table-cell>
          <table:table-cell office:value-type="float" office:value="0.025527" calcext:value-type="float">
            <text:p>0.025527</text:p>
          </table:table-cell>
          <table:table-cell office:value-type="float" office:value="0.447677" calcext:value-type="float">
            <text:p>0.447677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111927" calcext:value-type="float">
            <text:p>0.111927</text:p>
          </table:table-cell>
          <table:table-cell office:value-type="float" office:value="0.0264069" calcext:value-type="float">
            <text:p>0.0264069</text:p>
          </table:table-cell>
          <table:table-cell office:value-type="float" office:value="0.455531" calcext:value-type="float">
            <text:p>0.455531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0.113716" calcext:value-type="float">
            <text:p>0.113716</text:p>
          </table:table-cell>
          <table:table-cell office:value-type="float" office:value="0.0273008" calcext:value-type="float">
            <text:p>0.0273008</text:p>
          </table:table-cell>
          <table:table-cell office:value-type="float" office:value="0.463385" calcext:value-type="float">
            <text:p>0.46338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15498" calcext:value-type="float">
            <text:p>0.115498</text:p>
          </table:table-cell>
          <table:table-cell office:value-type="float" office:value="0.0282088" calcext:value-type="float">
            <text:p>0.0282088</text:p>
          </table:table-cell>
          <table:table-cell office:value-type="float" office:value="0.471239" calcext:value-type="float">
            <text:p>0.471239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0.117273" calcext:value-type="float">
            <text:p>0.117273</text:p>
          </table:table-cell>
          <table:table-cell office:value-type="float" office:value="0.0291308" calcext:value-type="float">
            <text:p>0.0291308</text:p>
          </table:table-cell>
          <table:table-cell office:value-type="float" office:value="0.479093" calcext:value-type="float">
            <text:p>0.479093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119041" calcext:value-type="float">
            <text:p>0.119041</text:p>
          </table:table-cell>
          <table:table-cell office:value-type="float" office:value="0.0300666" calcext:value-type="float">
            <text:p>0.0300666</text:p>
          </table:table-cell>
          <table:table-cell office:value-type="float" office:value="0.486947" calcext:value-type="float">
            <text:p>0.486947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0.120801" calcext:value-type="float">
            <text:p>0.120801</text:p>
          </table:table-cell>
          <table:table-cell office:value-type="float" office:value="0.0310163" calcext:value-type="float">
            <text:p>0.0310163</text:p>
          </table:table-cell>
          <table:table-cell office:value-type="float" office:value="0.494801" calcext:value-type="float">
            <text:p>0.49480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122553" calcext:value-type="float">
            <text:p>0.122553</text:p>
          </table:table-cell>
          <table:table-cell office:value-type="float" office:value="0.0319798" calcext:value-type="float">
            <text:p>0.0319798</text:p>
          </table:table-cell>
          <table:table-cell office:value-type="float" office:value="0.502655" calcext:value-type="float">
            <text:p>0.50265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124298" calcext:value-type="float">
            <text:p>0.124298</text:p>
          </table:table-cell>
          <table:table-cell office:value-type="float" office:value="0.0329571" calcext:value-type="float">
            <text:p>0.0329571</text:p>
          </table:table-cell>
          <table:table-cell office:value-type="float" office:value="0.510509" calcext:value-type="float">
            <text:p>0.510509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0.126035" calcext:value-type="float">
            <text:p>0.126035</text:p>
          </table:table-cell>
          <table:table-cell office:value-type="float" office:value="0.033948" calcext:value-type="float">
            <text:p>0.033948</text:p>
          </table:table-cell>
          <table:table-cell office:value-type="float" office:value="0.518363" calcext:value-type="float">
            <text:p>0.518363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0.127765" calcext:value-type="float">
            <text:p>0.127765</text:p>
          </table:table-cell>
          <table:table-cell office:value-type="float" office:value="0.0349525" calcext:value-type="float">
            <text:p>0.0349525</text:p>
          </table:table-cell>
          <table:table-cell office:value-type="float" office:value="0.526217" calcext:value-type="float">
            <text:p>0.526217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129486" calcext:value-type="float">
            <text:p>0.129486</text:p>
          </table:table-cell>
          <table:table-cell office:value-type="float" office:value="0.0359706" calcext:value-type="float">
            <text:p>0.0359706</text:p>
          </table:table-cell>
          <table:table-cell office:value-type="float" office:value="0.534071" calcext:value-type="float">
            <text:p>0.534071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0370022" calcext:value-type="float">
            <text:p>0.0370022</text:p>
          </table:table-cell>
          <table:table-cell office:value-type="float" office:value="0.541925" calcext:value-type="float">
            <text:p>0.54192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32905" calcext:value-type="float">
            <text:p>0.132905</text:p>
          </table:table-cell>
          <table:table-cell office:value-type="float" office:value="0.0380472" calcext:value-type="float">
            <text:p>0.0380472</text:p>
          </table:table-cell>
          <table:table-cell office:value-type="float" office:value="0.549779" calcext:value-type="float">
            <text:p>0.549779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0391055" calcext:value-type="float">
            <text:p>0.0391055</text:p>
          </table:table-cell>
          <table:table-cell office:value-type="float" office:value="0.557633" calcext:value-type="float">
            <text:p>0.557633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136291" calcext:value-type="float">
            <text:p>0.136291</text:p>
          </table:table-cell>
          <table:table-cell office:value-type="float" office:value="0.0401772" calcext:value-type="float">
            <text:p>0.0401772</text:p>
          </table:table-cell>
          <table:table-cell office:value-type="float" office:value="0.565487" calcext:value-type="float">
            <text:p>0.565487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0.137971" calcext:value-type="float">
            <text:p>0.137971</text:p>
          </table:table-cell>
          <table:table-cell office:value-type="float" office:value="0.0412621" calcext:value-type="float">
            <text:p>0.0412621</text:p>
          </table:table-cell>
          <table:table-cell office:value-type="float" office:value="0.573341" calcext:value-type="float">
            <text:p>0.573341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139643" calcext:value-type="float">
            <text:p>0.139643</text:p>
          </table:table-cell>
          <table:table-cell office:value-type="float" office:value="0.0423601" calcext:value-type="float">
            <text:p>0.0423601</text:p>
          </table:table-cell>
          <table:table-cell office:value-type="float" office:value="0.581195" calcext:value-type="float">
            <text:p>0.581195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141306" calcext:value-type="float">
            <text:p>0.141306</text:p>
          </table:table-cell>
          <table:table-cell office:value-type="float" office:value="0.0434713" calcext:value-type="float">
            <text:p>0.0434713</text:p>
          </table:table-cell>
          <table:table-cell office:value-type="float" office:value="0.589049" calcext:value-type="float">
            <text:p>0.58904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.14296" calcext:value-type="float">
            <text:p>0.14296</text:p>
          </table:table-cell>
          <table:table-cell office:value-type="float" office:value="0.0445954" calcext:value-type="float">
            <text:p>0.0445954</text:p>
          </table:table-cell>
          <table:table-cell office:value-type="float" office:value="0.596903" calcext:value-type="float">
            <text:p>0.596903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0.144605" calcext:value-type="float">
            <text:p>0.144605</text:p>
          </table:table-cell>
          <table:table-cell office:value-type="float" office:value="0.0457326" calcext:value-type="float">
            <text:p>0.0457326</text:p>
          </table:table-cell>
          <table:table-cell office:value-type="float" office:value="0.604757" calcext:value-type="float">
            <text:p>0.604757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146241" calcext:value-type="float">
            <text:p>0.146241</text:p>
          </table:table-cell>
          <table:table-cell office:value-type="float" office:value="0.0468826" calcext:value-type="float">
            <text:p>0.0468826</text:p>
          </table:table-cell>
          <table:table-cell office:value-type="float" office:value="0.612611" calcext:value-type="float">
            <text:p>0.612611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0.147868" calcext:value-type="float">
            <text:p>0.147868</text:p>
          </table:table-cell>
          <table:table-cell office:value-type="float" office:value="0.0480454" calcext:value-type="float">
            <text:p>0.0480454</text:p>
          </table:table-cell>
          <table:table-cell office:value-type="float" office:value="0.620465" calcext:value-type="float">
            <text:p>0.62046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49487" calcext:value-type="float">
            <text:p>0.149487</text:p>
          </table:table-cell>
          <table:table-cell office:value-type="float" office:value="0.049221" calcext:value-type="float">
            <text:p>0.049221</text:p>
          </table:table-cell>
          <table:table-cell office:value-type="float" office:value="0.628319" calcext:value-type="float">
            <text:p>0.628319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0.151095" calcext:value-type="float">
            <text:p>0.151095</text:p>
          </table:table-cell>
          <table:table-cell office:value-type="float" office:value="0.0504092" calcext:value-type="float">
            <text:p>0.0504092</text:p>
          </table:table-cell>
          <table:table-cell office:value-type="float" office:value="0.636173" calcext:value-type="float">
            <text:p>0.636173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152695" calcext:value-type="float">
            <text:p>0.152695</text:p>
          </table:table-cell>
          <table:table-cell office:value-type="float" office:value="0.05161" calcext:value-type="float">
            <text:p>0.05161</text:p>
          </table:table-cell>
          <table:table-cell office:value-type="float" office:value="0.644026" calcext:value-type="float">
            <text:p>0.644026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154285" calcext:value-type="float">
            <text:p>0.154285</text:p>
          </table:table-cell>
          <table:table-cell office:value-type="float" office:value="0.0528234" calcext:value-type="float">
            <text:p>0.0528234</text:p>
          </table:table-cell>
          <table:table-cell office:value-type="float" office:value="0.65188" calcext:value-type="float">
            <text:p>0.65188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0540492" calcext:value-type="float">
            <text:p>0.0540492</text:p>
          </table:table-cell>
          <table:table-cell office:value-type="float" office:value="0.659734" calcext:value-type="float">
            <text:p>0.659734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157435" calcext:value-type="float">
            <text:p>0.157435</text:p>
          </table:table-cell>
          <table:table-cell office:value-type="float" office:value="0.0552874" calcext:value-type="float">
            <text:p>0.0552874</text:p>
          </table:table-cell>
          <table:table-cell office:value-type="float" office:value="0.667588" calcext:value-type="float">
            <text:p>0.667588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158996" calcext:value-type="float">
            <text:p>0.158996</text:p>
          </table:table-cell>
          <table:table-cell office:value-type="float" office:value="0.0565379" calcext:value-type="float">
            <text:p>0.0565379</text:p>
          </table:table-cell>
          <table:table-cell office:value-type="float" office:value="0.675442" calcext:value-type="float">
            <text:p>0.675442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160547" calcext:value-type="float">
            <text:p>0.160547</text:p>
          </table:table-cell>
          <table:table-cell office:value-type="float" office:value="0.0578006" calcext:value-type="float">
            <text:p>0.0578006</text:p>
          </table:table-cell>
          <table:table-cell office:value-type="float" office:value="0.683296" calcext:value-type="float">
            <text:p>0.683296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162088" calcext:value-type="float">
            <text:p>0.162088</text:p>
          </table:table-cell>
          <table:table-cell office:value-type="float" office:value="0.0590754" calcext:value-type="float">
            <text:p>0.0590754</text:p>
          </table:table-cell>
          <table:table-cell office:value-type="float" office:value="0.69115" calcext:value-type="float">
            <text:p>0.69115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163619" calcext:value-type="float">
            <text:p>0.163619</text:p>
          </table:table-cell>
          <table:table-cell office:value-type="float" office:value="0.0603624" calcext:value-type="float">
            <text:p>0.0603624</text:p>
          </table:table-cell>
          <table:table-cell office:value-type="float" office:value="0.699004" calcext:value-type="float">
            <text:p>0.69900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6514" calcext:value-type="float">
            <text:p>0.16514</text:p>
          </table:table-cell>
          <table:table-cell office:value-type="float" office:value="0.0616613" calcext:value-type="float">
            <text:p>0.0616613</text:p>
          </table:table-cell>
          <table:table-cell office:value-type="float" office:value="0.706858" calcext:value-type="float">
            <text:p>0.706858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166651" calcext:value-type="float">
            <text:p>0.166651</text:p>
          </table:table-cell>
          <table:table-cell office:value-type="float" office:value="0.0629721" calcext:value-type="float">
            <text:p>0.0629721</text:p>
          </table:table-cell>
          <table:table-cell office:value-type="float" office:value="0.714712" calcext:value-type="float">
            <text:p>0.71471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168151" calcext:value-type="float">
            <text:p>0.168151</text:p>
          </table:table-cell>
          <table:table-cell office:value-type="float" office:value="0.0642947" calcext:value-type="float">
            <text:p>0.0642947</text:p>
          </table:table-cell>
          <table:table-cell office:value-type="float" office:value="0.722566" calcext:value-type="float">
            <text:p>0.722566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0.169641" calcext:value-type="float">
            <text:p>0.169641</text:p>
          </table:table-cell>
          <table:table-cell office:value-type="float" office:value="0.065629" calcext:value-type="float">
            <text:p>0.065629</text:p>
          </table:table-cell>
          <table:table-cell office:value-type="float" office:value="0.73042" calcext:value-type="float">
            <text:p>0.73042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17112" calcext:value-type="float">
            <text:p>0.17112</text:p>
          </table:table-cell>
          <table:table-cell office:value-type="float" office:value="0.0669751" calcext:value-type="float">
            <text:p>0.0669751</text:p>
          </table:table-cell>
          <table:table-cell office:value-type="float" office:value="0.738274" calcext:value-type="float">
            <text:p>0.738274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172589" calcext:value-type="float">
            <text:p>0.172589</text:p>
          </table:table-cell>
          <table:table-cell office:value-type="float" office:value="0.0683327" calcext:value-type="float">
            <text:p>0.0683327</text:p>
          </table:table-cell>
          <table:table-cell office:value-type="float" office:value="0.746128" calcext:value-type="float">
            <text:p>0.746128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174047" calcext:value-type="float">
            <text:p>0.174047</text:p>
          </table:table-cell>
          <table:table-cell office:value-type="float" office:value="0.0697018" calcext:value-type="float">
            <text:p>0.0697018</text:p>
          </table:table-cell>
          <table:table-cell office:value-type="float" office:value="0.753982" calcext:value-type="float">
            <text:p>0.753982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175494" calcext:value-type="float">
            <text:p>0.175494</text:p>
          </table:table-cell>
          <table:table-cell office:value-type="float" office:value="0.0710823" calcext:value-type="float">
            <text:p>0.0710823</text:p>
          </table:table-cell>
          <table:table-cell office:value-type="float" office:value="0.761836" calcext:value-type="float">
            <text:p>0.761836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17693" calcext:value-type="float">
            <text:p>0.17693</text:p>
          </table:table-cell>
          <table:table-cell office:value-type="float" office:value="0.0724741" calcext:value-type="float">
            <text:p>0.0724741</text:p>
          </table:table-cell>
          <table:table-cell office:value-type="float" office:value="0.76969" calcext:value-type="float">
            <text:p>0.76969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178355" calcext:value-type="float">
            <text:p>0.178355</text:p>
          </table:table-cell>
          <table:table-cell office:value-type="float" office:value="0.0738772" calcext:value-type="float">
            <text:p>0.0738772</text:p>
          </table:table-cell>
          <table:table-cell office:value-type="float" office:value="0.777544" calcext:value-type="float">
            <text:p>0.7775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9769" calcext:value-type="float">
            <text:p>0.179769</text:p>
          </table:table-cell>
          <table:table-cell office:value-type="float" office:value="0.0752914" calcext:value-type="float">
            <text:p>0.0752914</text:p>
          </table:table-cell>
          <table:table-cell office:value-type="float" office:value="0.785398" calcext:value-type="float">
            <text:p>0.785398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181173" calcext:value-type="float">
            <text:p>0.181173</text:p>
          </table:table-cell>
          <table:table-cell office:value-type="float" office:value="0.0767166" calcext:value-type="float">
            <text:p>0.0767166</text:p>
          </table:table-cell>
          <table:table-cell office:value-type="float" office:value="0.793252" calcext:value-type="float">
            <text:p>0.793252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182564" calcext:value-type="float">
            <text:p>0.182564</text:p>
          </table:table-cell>
          <table:table-cell office:value-type="float" office:value="0.0781529" calcext:value-type="float">
            <text:p>0.0781529</text:p>
          </table:table-cell>
          <table:table-cell office:value-type="float" office:value="0.801106" calcext:value-type="float">
            <text:p>0.801106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183945" calcext:value-type="float">
            <text:p>0.183945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80896" calcext:value-type="float">
            <text:p>0.80896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185314" calcext:value-type="float">
            <text:p>0.185314</text:p>
          </table:table-cell>
          <table:table-cell office:value-type="float" office:value="0.081058" calcext:value-type="float">
            <text:p>0.081058</text:p>
          </table:table-cell>
          <table:table-cell office:value-type="float" office:value="0.816814" calcext:value-type="float">
            <text:p>0.816814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186672" calcext:value-type="float">
            <text:p>0.186672</text:p>
          </table:table-cell>
          <table:table-cell office:value-type="float" office:value="0.0825266" calcext:value-type="float">
            <text:p>0.0825266</text:p>
          </table:table-cell>
          <table:table-cell office:value-type="float" office:value="0.824668" calcext:value-type="float">
            <text:p>0.824668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188018" calcext:value-type="float">
            <text:p>0.188018</text:p>
          </table:table-cell>
          <table:table-cell office:value-type="float" office:value="0.0840059" calcext:value-type="float">
            <text:p>0.0840059</text:p>
          </table:table-cell>
          <table:table-cell office:value-type="float" office:value="0.832522" calcext:value-type="float">
            <text:p>0.832522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0.189352" calcext:value-type="float">
            <text:p>0.189352</text:p>
          </table:table-cell>
          <table:table-cell office:value-type="float" office:value="0.0854957" calcext:value-type="float">
            <text:p>0.0854957</text:p>
          </table:table-cell>
          <table:table-cell office:value-type="float" office:value="0.840376" calcext:value-type="float">
            <text:p>0.840376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0.190675" calcext:value-type="float">
            <text:p>0.190675</text:p>
          </table:table-cell>
          <table:table-cell office:value-type="float" office:value="0.0869959" calcext:value-type="float">
            <text:p>0.0869959</text:p>
          </table:table-cell>
          <table:table-cell office:value-type="float" office:value="0.84823" calcext:value-type="float">
            <text:p>0.84823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191985" calcext:value-type="float">
            <text:p>0.191985</text:p>
          </table:table-cell>
          <table:table-cell office:value-type="float" office:value="0.0885065" calcext:value-type="float">
            <text:p>0.0885065</text:p>
          </table:table-cell>
          <table:table-cell office:value-type="float" office:value="0.856084" calcext:value-type="float">
            <text:p>0.85608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93284" calcext:value-type="float">
            <text:p>0.193284</text:p>
          </table:table-cell>
          <table:table-cell office:value-type="float" office:value="0.0900273" calcext:value-type="float">
            <text:p>0.0900273</text:p>
          </table:table-cell>
          <table:table-cell office:value-type="float" office:value="0.863938" calcext:value-type="float">
            <text:p>0.863938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0.194571" calcext:value-type="float">
            <text:p>0.194571</text:p>
          </table:table-cell>
          <table:table-cell office:value-type="float" office:value="0.0915582" calcext:value-type="float">
            <text:p>0.0915582</text:p>
          </table:table-cell>
          <table:table-cell office:value-type="float" office:value="0.871792" calcext:value-type="float">
            <text:p>0.871792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195846" calcext:value-type="float">
            <text:p>0.195846</text:p>
          </table:table-cell>
          <table:table-cell office:value-type="float" office:value="0.0930993" calcext:value-type="float">
            <text:p>0.0930993</text:p>
          </table:table-cell>
          <table:table-cell office:value-type="float" office:value="0.879646" calcext:value-type="float">
            <text:p>0.879646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0.197109" calcext:value-type="float">
            <text:p>0.197109</text:p>
          </table:table-cell>
          <table:table-cell office:value-type="float" office:value="0.0946503" calcext:value-type="float">
            <text:p>0.0946503</text:p>
          </table:table-cell>
          <table:table-cell office:value-type="float" office:value="0.8875" calcext:value-type="float">
            <text:p>0.8875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198359" calcext:value-type="float">
            <text:p>0.198359</text:p>
          </table:table-cell>
          <table:table-cell office:value-type="float" office:value="0.0962111" calcext:value-type="float">
            <text:p>0.0962111</text:p>
          </table:table-cell>
          <table:table-cell office:value-type="float" office:value="0.895354" calcext:value-type="float">
            <text:p>0.895354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199597" calcext:value-type="float">
            <text:p>0.199597</text:p>
          </table:table-cell>
          <table:table-cell office:value-type="float" office:value="0.0977817" calcext:value-type="float">
            <text:p>0.0977817</text:p>
          </table:table-cell>
          <table:table-cell office:value-type="float" office:value="0.903208" calcext:value-type="float">
            <text:p>0.903208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200823" calcext:value-type="float">
            <text:p>0.200823</text:p>
          </table:table-cell>
          <table:table-cell office:value-type="float" office:value="0.0993621" calcext:value-type="float">
            <text:p>0.0993621</text:p>
          </table:table-cell>
          <table:table-cell office:value-type="float" office:value="0.911062" calcext:value-type="float">
            <text:p>0.911062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0.100952" calcext:value-type="float">
            <text:p>0.100952</text:p>
          </table:table-cell>
          <table:table-cell office:value-type="float" office:value="0.918916" calcext:value-type="float">
            <text:p>0.918916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203237" calcext:value-type="float">
            <text:p>0.203237</text:p>
          </table:table-cell>
          <table:table-cell office:value-type="float" office:value="0.102551" calcext:value-type="float">
            <text:p>0.102551</text:p>
          </table:table-cell>
          <table:table-cell office:value-type="float" office:value="0.92677" calcext:value-type="float">
            <text:p>0.92677</text:p>
          </table:table-cell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0.204426" calcext:value-type="float">
            <text:p>0.204426</text:p>
          </table:table-cell>
          <table:table-cell office:value-type="float" office:value="0.10416" calcext:value-type="float">
            <text:p>0.10416</text:p>
          </table:table-cell>
          <table:table-cell office:value-type="float" office:value="0.934624" calcext:value-type="float">
            <text:p>0.93462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205601" calcext:value-type="float">
            <text:p>0.205601</text:p>
          </table:table-cell>
          <table:table-cell office:value-type="float" office:value="0.105778" calcext:value-type="float">
            <text:p>0.105778</text:p>
          </table:table-cell>
          <table:table-cell office:value-type="float" office:value="0.942478" calcext:value-type="float">
            <text:p>0.942478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0.206764" calcext:value-type="float">
            <text:p>0.206764</text:p>
          </table:table-cell>
          <table:table-cell office:value-type="float" office:value="0.107405" calcext:value-type="float">
            <text:p>0.107405</text:p>
          </table:table-cell>
          <table:table-cell office:value-type="float" office:value="0.950332" calcext:value-type="float">
            <text:p>0.950332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207914" calcext:value-type="float">
            <text:p>0.207914</text:p>
          </table:table-cell>
          <table:table-cell office:value-type="float" office:value="0.109042" calcext:value-type="float">
            <text:p>0.109042</text:p>
          </table:table-cell>
          <table:table-cell office:value-type="float" office:value="0.958186" calcext:value-type="float">
            <text:p>0.958186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209051" calcext:value-type="float">
            <text:p>0.209051</text:p>
          </table:table-cell>
          <table:table-cell office:value-type="float" office:value="0.110687" calcext:value-type="float">
            <text:p>0.110687</text:p>
          </table:table-cell>
          <table:table-cell office:value-type="float" office:value="0.96604" calcext:value-type="float">
            <text:p>0.9660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210175" calcext:value-type="float">
            <text:p>0.210175</text:p>
          </table:table-cell>
          <table:table-cell office:value-type="float" office:value="0.112341" calcext:value-type="float">
            <text:p>0.112341</text:p>
          </table:table-cell>
          <table:table-cell office:value-type="float" office:value="0.973894" calcext:value-type="float">
            <text:p>0.973894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211286" calcext:value-type="float">
            <text:p>0.211286</text:p>
          </table:table-cell>
          <table:table-cell office:value-type="float" office:value="0.114004" calcext:value-type="float">
            <text:p>0.114004</text:p>
          </table:table-cell>
          <table:table-cell office:value-type="float" office:value="0.981748" calcext:value-type="float">
            <text:p>0.981748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212385" calcext:value-type="float">
            <text:p>0.212385</text:p>
          </table:table-cell>
          <table:table-cell office:value-type="float" office:value="0.115676" calcext:value-type="float">
            <text:p>0.115676</text:p>
          </table:table-cell>
          <table:table-cell office:value-type="float" office:value="0.989602" calcext:value-type="float">
            <text:p>0.989602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213469" calcext:value-type="float">
            <text:p>0.213469</text:p>
          </table:table-cell>
          <table:table-cell office:value-type="float" office:value="0.117356" calcext:value-type="float">
            <text:p>0.117356</text:p>
          </table:table-cell>
          <table:table-cell office:value-type="float" office:value="0.997456" calcext:value-type="float">
            <text:p>0.997456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214541" calcext:value-type="float">
            <text:p>0.214541</text:p>
          </table:table-cell>
          <table:table-cell office:value-type="float" office:value="0.119044" calcext:value-type="float">
            <text:p>0.119044</text:p>
          </table:table-cell>
          <table:table-cell office:value-type="float" office:value="1.00531" calcext:value-type="float">
            <text:p>1.00531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215599" calcext:value-type="float">
            <text:p>0.21559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1.01316" calcext:value-type="float">
            <text:p>1.0131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216644" calcext:value-type="float">
            <text:p>0.216644</text:p>
          </table:table-cell>
          <table:table-cell office:value-type="float" office:value="0.122447" calcext:value-type="float">
            <text:p>0.122447</text:p>
          </table:table-cell>
          <table:table-cell office:value-type="float" office:value="1.02102" calcext:value-type="float">
            <text:p>1.02102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0.217676" calcext:value-type="float">
            <text:p>0.217676</text:p>
          </table:table-cell>
          <table:table-cell office:value-type="float" office:value="0.12416" calcext:value-type="float">
            <text:p>0.12416</text:p>
          </table:table-cell>
          <table:table-cell office:value-type="float" office:value="1.02887" calcext:value-type="float">
            <text:p>1.0288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218694" calcext:value-type="float">
            <text:p>0.218694</text:p>
          </table:table-cell>
          <table:table-cell office:value-type="float" office:value="0.125882" calcext:value-type="float">
            <text:p>0.125882</text:p>
          </table:table-cell>
          <table:table-cell office:value-type="float" office:value="1.03673" calcext:value-type="float">
            <text:p>1.03673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219699" calcext:value-type="float">
            <text:p>0.219699</text:p>
          </table:table-cell>
          <table:table-cell office:value-type="float" office:value="0.127611" calcext:value-type="float">
            <text:p>0.127611</text:p>
          </table:table-cell>
          <table:table-cell office:value-type="float" office:value="1.04458" calcext:value-type="float">
            <text:p>1.04458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22069" calcext:value-type="float">
            <text:p>0.22069</text:p>
          </table:table-cell>
          <table:table-cell office:value-type="float" office:value="0.129348" calcext:value-type="float">
            <text:p>0.129348</text:p>
          </table:table-cell>
          <table:table-cell office:value-type="float" office:value="1.05243" calcext:value-type="float">
            <text:p>1.05243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221667" calcext:value-type="float">
            <text:p>0.221667</text:p>
          </table:table-cell>
          <table:table-cell office:value-type="float" office:value="0.131093" calcext:value-type="float">
            <text:p>0.131093</text:p>
          </table:table-cell>
          <table:table-cell office:value-type="float" office:value="1.06029" calcext:value-type="float">
            <text:p>1.06029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22263" calcext:value-type="float">
            <text:p>0.22263</text:p>
          </table:table-cell>
          <table:table-cell office:value-type="float" office:value="0.132846" calcext:value-type="float">
            <text:p>0.132846</text:p>
          </table:table-cell>
          <table:table-cell office:value-type="float" office:value="1.06814" calcext:value-type="float">
            <text:p>1.06814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22358" calcext:value-type="float">
            <text:p>0.22358</text:p>
          </table:table-cell>
          <table:table-cell office:value-type="float" office:value="0.134606" calcext:value-type="float">
            <text:p>0.134606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224516" calcext:value-type="float">
            <text:p>0.224516</text:p>
          </table:table-cell>
          <table:table-cell office:value-type="float" office:value="0.136374" calcext:value-type="float">
            <text:p>0.136374</text:p>
          </table:table-cell>
          <table:table-cell office:value-type="float" office:value="1.08385" calcext:value-type="float">
            <text:p>1.08385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225438" calcext:value-type="float">
            <text:p>0.225438</text:p>
          </table:table-cell>
          <table:table-cell office:value-type="float" office:value="0.138148" calcext:value-type="float">
            <text:p>0.138148</text:p>
          </table:table-cell>
          <table:table-cell office:value-type="float" office:value="1.0917" calcext:value-type="float">
            <text:p>1.091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226346" calcext:value-type="float">
            <text:p>0.226346</text:p>
          </table:table-cell>
          <table:table-cell office:value-type="float" office:value="0.13993" calcext:value-type="float">
            <text:p>0.13993</text:p>
          </table:table-cell>
          <table:table-cell office:value-type="float" office:value="1.09956" calcext:value-type="float">
            <text:p>1.09956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22724" calcext:value-type="float">
            <text:p>0.22724</text:p>
          </table:table-cell>
          <table:table-cell office:value-type="float" office:value="0.14172" calcext:value-type="float">
            <text:p>0.14172</text:p>
          </table:table-cell>
          <table:table-cell office:value-type="float" office:value="1.10741" calcext:value-type="float">
            <text:p>1.10741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22812" calcext:value-type="float">
            <text:p>0.22812</text:p>
          </table:table-cell>
          <table:table-cell office:value-type="float" office:value="0.143516" calcext:value-type="float">
            <text:p>0.143516</text:p>
          </table:table-cell>
          <table:table-cell office:value-type="float" office:value="1.11527" calcext:value-type="float">
            <text:p>1.11527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228985" calcext:value-type="float">
            <text:p>0.228985</text:p>
          </table:table-cell>
          <table:table-cell office:value-type="float" office:value="0.145319" calcext:value-type="float">
            <text:p>0.145319</text:p>
          </table:table-cell>
          <table:table-cell office:value-type="float" office:value="1.12312" calcext:value-type="float">
            <text:p>1.12312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229837" calcext:value-type="float">
            <text:p>0.229837</text:p>
          </table:table-cell>
          <table:table-cell office:value-type="float" office:value="0.147128" calcext:value-type="float">
            <text:p>0.147128</text:p>
          </table:table-cell>
          <table:table-cell office:value-type="float" office:value="1.13097" calcext:value-type="float">
            <text:p>1.13097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230674" calcext:value-type="float">
            <text:p>0.230674</text:p>
          </table:table-cell>
          <table:table-cell office:value-type="float" office:value="0.148944" calcext:value-type="float">
            <text:p>0.148944</text:p>
          </table:table-cell>
          <table:table-cell office:value-type="float" office:value="1.13883" calcext:value-type="float">
            <text:p>1.13883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231497" calcext:value-type="float">
            <text:p>0.231497</text:p>
          </table:table-cell>
          <table:table-cell office:value-type="float" office:value="0.150767" calcext:value-type="float">
            <text:p>0.150767</text:p>
          </table:table-cell>
          <table:table-cell office:value-type="float" office:value="1.14668" calcext:value-type="float">
            <text:p>1.14668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232306" calcext:value-type="float">
            <text:p>0.232306</text:p>
          </table:table-cell>
          <table:table-cell office:value-type="float" office:value="0.152596" calcext:value-type="float">
            <text:p>0.152596</text:p>
          </table:table-cell>
          <table:table-cell office:value-type="float" office:value="1.15454" calcext:value-type="float">
            <text:p>1.15454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154432" calcext:value-type="float">
            <text:p>0.154432</text:p>
          </table:table-cell>
          <table:table-cell office:value-type="float" office:value="1.16239" calcext:value-type="float">
            <text:p>1.16239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23388" calcext:value-type="float">
            <text:p>0.23388</text:p>
          </table:table-cell>
          <table:table-cell office:value-type="float" office:value="0.156274" calcext:value-type="float">
            <text:p>0.156274</text:p>
          </table:table-cell>
          <table:table-cell office:value-type="float" office:value="1.17024" calcext:value-type="float">
            <text:p>1.1702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234645" calcext:value-type="float">
            <text:p>0.234645</text:p>
          </table:table-cell>
          <table:table-cell office:value-type="float" office:value="0.158121" calcext:value-type="float">
            <text:p>0.158121</text:p>
          </table:table-cell>
          <table:table-cell office:value-type="float" office:value="1.1781" calcext:value-type="float">
            <text:p>1.1781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235396" calcext:value-type="float">
            <text:p>0.235396</text:p>
          </table:table-cell>
          <table:table-cell office:value-type="float" office:value="0.159975" calcext:value-type="float">
            <text:p>0.159975</text:p>
          </table:table-cell>
          <table:table-cell office:value-type="float" office:value="1.18595" calcext:value-type="float">
            <text:p>1.18595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236133" calcext:value-type="float">
            <text:p>0.236133</text:p>
          </table:table-cell>
          <table:table-cell office:value-type="float" office:value="0.161835" calcext:value-type="float">
            <text:p>0.161835</text:p>
          </table:table-cell>
          <table:table-cell office:value-type="float" office:value="1.19381" calcext:value-type="float">
            <text:p>1.19381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236854" calcext:value-type="float">
            <text:p>0.236854</text:p>
          </table:table-cell>
          <table:table-cell office:value-type="float" office:value="0.1637" calcext:value-type="float">
            <text:p>0.1637</text:p>
          </table:table-cell>
          <table:table-cell office:value-type="float" office:value="1.20166" calcext:value-type="float">
            <text:p>1.20166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237561" calcext:value-type="float">
            <text:p>0.237561</text:p>
          </table:table-cell>
          <table:table-cell office:value-type="float" office:value="0.165571" calcext:value-type="float">
            <text:p>0.165571</text:p>
          </table:table-cell>
          <table:table-cell office:value-type="float" office:value="1.20951" calcext:value-type="float">
            <text:p>1.20951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238253" calcext:value-type="float">
            <text:p>0.238253</text:p>
          </table:table-cell>
          <table:table-cell office:value-type="float" office:value="0.167447" calcext:value-type="float">
            <text:p>0.167447</text:p>
          </table:table-cell>
          <table:table-cell office:value-type="float" office:value="1.21737" calcext:value-type="float">
            <text:p>1.21737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238931" calcext:value-type="float">
            <text:p>0.238931</text:p>
          </table:table-cell>
          <table:table-cell office:value-type="float" office:value="0.169329" calcext:value-type="float">
            <text:p>0.169329</text:p>
          </table:table-cell>
          <table:table-cell office:value-type="float" office:value="1.22522" calcext:value-type="float">
            <text:p>1.22522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239594" calcext:value-type="float">
            <text:p>0.239594</text:p>
          </table:table-cell>
          <table:table-cell office:value-type="float" office:value="0.171216" calcext:value-type="float">
            <text:p>0.171216</text:p>
          </table:table-cell>
          <table:table-cell office:value-type="float" office:value="1.23308" calcext:value-type="float">
            <text:p>1.23308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240241" calcext:value-type="float">
            <text:p>0.240241</text:p>
          </table:table-cell>
          <table:table-cell office:value-type="float" office:value="0.173108" calcext:value-type="float">
            <text:p>0.173108</text:p>
          </table:table-cell>
          <table:table-cell office:value-type="float" office:value="1.24093" calcext:value-type="float">
            <text:p>1.24093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240874" calcext:value-type="float">
            <text:p>0.240874</text:p>
          </table:table-cell>
          <table:table-cell office:value-type="float" office:value="0.175005" calcext:value-type="float">
            <text:p>0.175005</text:p>
          </table:table-cell>
          <table:table-cell office:value-type="float" office:value="1.24878" calcext:value-type="float">
            <text:p>1.2487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241492" calcext:value-type="float">
            <text:p>0.241492</text:p>
          </table:table-cell>
          <table:table-cell office:value-type="float" office:value="0.176908" calcext:value-type="float">
            <text:p>0.176908</text:p>
          </table:table-cell>
          <table:table-cell office:value-type="float" office:value="1.25664" calcext:value-type="float">
            <text:p>1.25664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242095" calcext:value-type="float">
            <text:p>0.242095</text:p>
          </table:table-cell>
          <table:table-cell office:value-type="float" office:value="0.178814" calcext:value-type="float">
            <text:p>0.178814</text:p>
          </table:table-cell>
          <table:table-cell office:value-type="float" office:value="1.26449" calcext:value-type="float">
            <text:p>1.26449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242683" calcext:value-type="float">
            <text:p>0.242683</text:p>
          </table:table-cell>
          <table:table-cell office:value-type="float" office:value="0.180726" calcext:value-type="float">
            <text:p>0.180726</text:p>
          </table:table-cell>
          <table:table-cell office:value-type="float" office:value="1.27235" calcext:value-type="float">
            <text:p>1.27235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243257" calcext:value-type="float">
            <text:p>0.243257</text:p>
          </table:table-cell>
          <table:table-cell office:value-type="float" office:value="0.182642" calcext:value-type="float">
            <text:p>0.182642</text:p>
          </table:table-cell>
          <table:table-cell office:value-type="float" office:value="1.2802" calcext:value-type="float">
            <text:p>1.2802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243815" calcext:value-type="float">
            <text:p>0.243815</text:p>
          </table:table-cell>
          <table:table-cell office:value-type="float" office:value="0.184563" calcext:value-type="float">
            <text:p>0.184563</text:p>
          </table:table-cell>
          <table:table-cell office:value-type="float" office:value="1.28805" calcext:value-type="float">
            <text:p>1.28805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244357" calcext:value-type="float">
            <text:p>0.244357</text:p>
          </table:table-cell>
          <table:table-cell office:value-type="float" office:value="0.186488" calcext:value-type="float">
            <text:p>0.186488</text:p>
          </table:table-cell>
          <table:table-cell office:value-type="float" office:value="1.29591" calcext:value-type="float">
            <text:p>1.29591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244885" calcext:value-type="float">
            <text:p>0.244885</text:p>
          </table:table-cell>
          <table:table-cell office:value-type="float" office:value="0.188417" calcext:value-type="float">
            <text:p>0.188417</text:p>
          </table:table-cell>
          <table:table-cell office:value-type="float" office:value="1.30376" calcext:value-type="float">
            <text:p>1.30376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245398" calcext:value-type="float">
            <text:p>0.245398</text:p>
          </table:table-cell>
          <table:table-cell office:value-type="float" office:value="0.19035" calcext:value-type="float">
            <text:p>0.19035</text:p>
          </table:table-cell>
          <table:table-cell office:value-type="float" office:value="1.31161" calcext:value-type="float">
            <text:p>1.31161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245895" calcext:value-type="float">
            <text:p>0.245895</text:p>
          </table:table-cell>
          <table:table-cell office:value-type="float" office:value="0.192287" calcext:value-type="float">
            <text:p>0.192287</text:p>
          </table:table-cell>
          <table:table-cell office:value-type="float" office:value="1.31947" calcext:value-type="float">
            <text:p>1.31947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246377" calcext:value-type="float">
            <text:p>0.246377</text:p>
          </table:table-cell>
          <table:table-cell office:value-type="float" office:value="0.194228" calcext:value-type="float">
            <text:p>0.194228</text:p>
          </table:table-cell>
          <table:table-cell office:value-type="float" office:value="1.32732" calcext:value-type="float">
            <text:p>1.3273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246844" calcext:value-type="float">
            <text:p>0.246844</text:p>
          </table:table-cell>
          <table:table-cell office:value-type="float" office:value="0.196173" calcext:value-type="float">
            <text:p>0.196173</text:p>
          </table:table-cell>
          <table:table-cell office:value-type="float" office:value="1.33518" calcext:value-type="float">
            <text:p>1.33518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247296" calcext:value-type="float">
            <text:p>0.247296</text:p>
          </table:table-cell>
          <table:table-cell office:value-type="float" office:value="0.198121" calcext:value-type="float">
            <text:p>0.198121</text:p>
          </table:table-cell>
          <table:table-cell office:value-type="float" office:value="1.34303" calcext:value-type="float">
            <text:p>1.34303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247732" calcext:value-type="float">
            <text:p>0.247732</text:p>
          </table:table-cell>
          <table:table-cell office:value-type="float" office:value="0.200073" calcext:value-type="float">
            <text:p>0.200073</text:p>
          </table:table-cell>
          <table:table-cell office:value-type="float" office:value="1.35088" calcext:value-type="float">
            <text:p>1.35088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248153" calcext:value-type="float">
            <text:p>0.248153</text:p>
          </table:table-cell>
          <table:table-cell office:value-type="float" office:value="0.202028" calcext:value-type="float">
            <text:p>0.202028</text:p>
          </table:table-cell>
          <table:table-cell office:value-type="float" office:value="1.35874" calcext:value-type="float">
            <text:p>1.35874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248559" calcext:value-type="float">
            <text:p>0.248559</text:p>
          </table:table-cell>
          <table:table-cell office:value-type="float" office:value="0.203987" calcext:value-type="float">
            <text:p>0.203987</text:p>
          </table:table-cell>
          <table:table-cell office:value-type="float" office:value="1.36659" calcext:value-type="float">
            <text:p>1.36659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248949" calcext:value-type="float">
            <text:p>0.248949</text:p>
          </table:table-cell>
          <table:table-cell office:value-type="float" office:value="0.205948" calcext:value-type="float">
            <text:p>0.205948</text:p>
          </table:table-cell>
          <table:table-cell office:value-type="float" office:value="1.37445" calcext:value-type="float">
            <text:p>1.37445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249323" calcext:value-type="float">
            <text:p>0.249323</text:p>
          </table:table-cell>
          <table:table-cell office:value-type="float" office:value="0.207913" calcext:value-type="float">
            <text:p>0.207913</text:p>
          </table:table-cell>
          <table:table-cell office:value-type="float" office:value="1.3823" calcext:value-type="float">
            <text:p>1.3823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249683" calcext:value-type="float">
            <text:p>0.249683</text:p>
          </table:table-cell>
          <table:table-cell office:value-type="float" office:value="0.20988" calcext:value-type="float">
            <text:p>0.20988</text:p>
          </table:table-cell>
          <table:table-cell office:value-type="float" office:value="1.39015" calcext:value-type="float">
            <text:p>1.39015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250027" calcext:value-type="float">
            <text:p>0.250027</text:p>
          </table:table-cell>
          <table:table-cell office:value-type="float" office:value="0.211851" calcext:value-type="float">
            <text:p>0.211851</text:p>
          </table:table-cell>
          <table:table-cell office:value-type="float" office:value="1.39801" calcext:value-type="float">
            <text:p>1.39801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250355" calcext:value-type="float">
            <text:p>0.250355</text:p>
          </table:table-cell>
          <table:table-cell office:value-type="float" office:value="0.213823" calcext:value-type="float">
            <text:p>0.213823</text:p>
          </table:table-cell>
          <table:table-cell office:value-type="float" office:value="1.40586" calcext:value-type="float">
            <text:p>1.4058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250668" calcext:value-type="float">
            <text:p>0.250668</text:p>
          </table:table-cell>
          <table:table-cell office:value-type="float" office:value="0.215799" calcext:value-type="float">
            <text:p>0.215799</text:p>
          </table:table-cell>
          <table:table-cell office:value-type="float" office:value="1.41372" calcext:value-type="float">
            <text:p>1.41372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0965" calcext:value-type="float">
            <text:p>0.250965</text:p>
          </table:table-cell>
          <table:table-cell office:value-type="float" office:value="0.217777" calcext:value-type="float">
            <text:p>0.217777</text:p>
          </table:table-cell>
          <table:table-cell office:value-type="float" office:value="1.42157" calcext:value-type="float">
            <text:p>1.4215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251247" calcext:value-type="float">
            <text:p>0.251247</text:p>
          </table:table-cell>
          <table:table-cell office:value-type="float" office:value="0.219757" calcext:value-type="float">
            <text:p>0.219757</text:p>
          </table:table-cell>
          <table:table-cell office:value-type="float" office:value="1.42942" calcext:value-type="float">
            <text:p>1.42942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251513" calcext:value-type="float">
            <text:p>0.251513</text:p>
          </table:table-cell>
          <table:table-cell office:value-type="float" office:value="0.221739" calcext:value-type="float">
            <text:p>0.221739</text:p>
          </table:table-cell>
          <table:table-cell office:value-type="float" office:value="1.43728" calcext:value-type="float">
            <text:p>1.43728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251764" calcext:value-type="float">
            <text:p>0.251764</text:p>
          </table:table-cell>
          <table:table-cell office:value-type="float" office:value="0.223723" calcext:value-type="float">
            <text:p>0.223723</text:p>
          </table:table-cell>
          <table:table-cell office:value-type="float" office:value="1.44513" calcext:value-type="float">
            <text:p>1.44513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251999" calcext:value-type="float">
            <text:p>0.251999</text:p>
          </table:table-cell>
          <table:table-cell office:value-type="float" office:value="0.225709" calcext:value-type="float">
            <text:p>0.225709</text:p>
          </table:table-cell>
          <table:table-cell office:value-type="float" office:value="1.45299" calcext:value-type="float">
            <text:p>1.45299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252219" calcext:value-type="float">
            <text:p>0.252219</text:p>
          </table:table-cell>
          <table:table-cell office:value-type="float" office:value="0.227697" calcext:value-type="float">
            <text:p>0.227697</text:p>
          </table:table-cell>
          <table:table-cell office:value-type="float" office:value="1.46084" calcext:value-type="float">
            <text:p>1.46084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252422" calcext:value-type="float">
            <text:p>0.252422</text:p>
          </table:table-cell>
          <table:table-cell office:value-type="float" office:value="0.229687" calcext:value-type="float">
            <text:p>0.229687</text:p>
          </table:table-cell>
          <table:table-cell office:value-type="float" office:value="1.46869" calcext:value-type="float">
            <text:p>1.46869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252611" calcext:value-type="float">
            <text:p>0.252611</text:p>
          </table:table-cell>
          <table:table-cell office:value-type="float" office:value="0.231678" calcext:value-type="float">
            <text:p>0.231678</text:p>
          </table:table-cell>
          <table:table-cell office:value-type="float" office:value="1.47655" calcext:value-type="float">
            <text:p>1.47655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252783" calcext:value-type="float">
            <text:p>0.252783</text:p>
          </table:table-cell>
          <table:table-cell office:value-type="float" office:value="0.23367" calcext:value-type="float">
            <text:p>0.23367</text:p>
          </table:table-cell>
          <table:table-cell office:value-type="float" office:value="1.4844" calcext:value-type="float">
            <text:p>1.484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235664" calcext:value-type="float">
            <text:p>0.235664</text:p>
          </table:table-cell>
          <table:table-cell office:value-type="float" office:value="1.49226" calcext:value-type="float">
            <text:p>1.49226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253081" calcext:value-type="float">
            <text:p>0.253081</text:p>
          </table:table-cell>
          <table:table-cell office:value-type="float" office:value="0.237659" calcext:value-type="float">
            <text:p>0.237659</text:p>
          </table:table-cell>
          <table:table-cell office:value-type="float" office:value="1.50011" calcext:value-type="float">
            <text:p>1.50011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253207" calcext:value-type="float">
            <text:p>0.253207</text:p>
          </table:table-cell>
          <table:table-cell office:value-type="float" office:value="0.239655" calcext:value-type="float">
            <text:p>0.239655</text:p>
          </table:table-cell>
          <table:table-cell office:value-type="float" office:value="1.50796" calcext:value-type="float">
            <text:p>1.50796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253317" calcext:value-type="float">
            <text:p>0.253317</text:p>
          </table:table-cell>
          <table:table-cell office:value-type="float" office:value="0.241652" calcext:value-type="float">
            <text:p>0.241652</text:p>
          </table:table-cell>
          <table:table-cell office:value-type="float" office:value="1.51582" calcext:value-type="float">
            <text:p>1.51582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253411" calcext:value-type="float">
            <text:p>0.253411</text:p>
          </table:table-cell>
          <table:table-cell office:value-type="float" office:value="0.24365" calcext:value-type="float">
            <text:p>0.24365</text:p>
          </table:table-cell>
          <table:table-cell office:value-type="float" office:value="1.52367" calcext:value-type="float">
            <text:p>1.52367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25349" calcext:value-type="float">
            <text:p>0.25349</text:p>
          </table:table-cell>
          <table:table-cell office:value-type="float" office:value="0.245648" calcext:value-type="float">
            <text:p>0.245648</text:p>
          </table:table-cell>
          <table:table-cell office:value-type="float" office:value="1.53153" calcext:value-type="float">
            <text:p>1.5315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0.253552" calcext:value-type="float">
            <text:p>0.253552</text:p>
          </table:table-cell>
          <table:table-cell office:value-type="float" office:value="0.247647" calcext:value-type="float">
            <text:p>0.247647</text:p>
          </table:table-cell>
          <table:table-cell office:value-type="float" office:value="1.53938" calcext:value-type="float">
            <text:p>1.53938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0.253599" calcext:value-type="float">
            <text:p>0.253599</text:p>
          </table:table-cell>
          <table:table-cell office:value-type="float" office:value="0.249647" calcext:value-type="float">
            <text:p>0.249647</text:p>
          </table:table-cell>
          <table:table-cell office:value-type="float" office:value="1.54723" calcext:value-type="float">
            <text:p>1.54723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253631" calcext:value-type="float">
            <text:p>0.253631</text:p>
          </table:table-cell>
          <table:table-cell office:value-type="float" office:value="0.251647" calcext:value-type="float">
            <text:p>0.251647</text:p>
          </table:table-cell>
          <table:table-cell office:value-type="float" office:value="1.55509" calcext:value-type="float">
            <text:p>1.55509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table:number-columns-repeated="2" office:value-type="float" office:value="0.253647" calcext:value-type="float">
            <text:p>0.253647</text:p>
          </table:table-cell>
          <table:table-cell office:value-type="float" office:value="1.56294" calcext:value-type="float">
            <text:p>1.56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3647" calcext:value-type="float">
            <text:p>0.253647</text:p>
          </table:table-cell>
          <table:table-cell office:value-type="float" office:value="0.255647" calcext:value-type="float">
            <text:p>0.255647</text:p>
          </table:table-cell>
          <table:table-cell office:value-type="float" office:value="1.5708" calcext:value-type="float">
            <text:p>1.5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8T12:38:45.742915565</dc:date>
    <meta:editing-duration>PT1M5S</meta:editing-duration>
    <meta:editing-cycles>1</meta:editing-cycles>
    <meta:document-statistic meta:table-count="1" meta:cell-count="400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legend chart:legend-position="end" svg:x="13.152cm" svg:y="4.204cm" style:legend-expansion="high" chart:style-name="ch2"/>
        <chart:plot-area chart:style-name="ch3" table:cell-range-address="coords2.B1:coords2.C1001" svg:x="0.32cm" svg:y="0.18cm" svg:width="12.512cm" svg:height="8.646cm">
          <chartooo:coordinate-region svg:x="0.611cm" svg:y="0.38cm" svg:width="11.98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ords2.C1:coords2.C1001" chart:class="chart:scatter">
            <chart:domain table:cell-range-address="coords2.B1:coords2.B1001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s2.B1:coords2.B1001</svg:desc>
                </draw:g>
              </table:table-cell>
              <table:table-cell office:value-type="float" office:value="0">
                <text:p>0</text:p>
                <draw:g>
                  <svg:desc>coords2.C1:coords2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99994">
                <text:p>0.00199994</text:p>
              </table:table-cell>
              <table:table-cell office:value-type="float" office:value="0.0000157078">
                <text:p>0.0000157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99969">
                <text:p>0.00399969</text:p>
              </table:table-cell>
              <table:table-cell office:value-type="float" office:value="0.0000471224">
                <text:p>0.0000471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99914">
                <text:p>0.00599914</text:p>
              </table:table-cell>
              <table:table-cell office:value-type="float" office:value="0.000094242">
                <text:p>0.000094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99815">
                <text:p>0.00799815</text:p>
              </table:table-cell>
              <table:table-cell office:value-type="float" office:value="0.000157063">
                <text:p>0.000157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99661">
                <text:p>0.00999661</text:p>
              </table:table-cell>
              <table:table-cell office:value-type="float" office:value="0.000235583">
                <text:p>0.000235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9944">
                <text:p>0.0119944</text:p>
              </table:table-cell>
              <table:table-cell office:value-type="float" office:value="0.000329796">
                <text:p>0.000329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9914">
                <text:p>0.0139914</text:p>
              </table:table-cell>
              <table:table-cell office:value-type="float" office:value="0.000439696">
                <text:p>0.000439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9874">
                <text:p>0.0159874</text:p>
              </table:table-cell>
              <table:table-cell office:value-type="float" office:value="0.000565277">
                <text:p>0.000565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9824">
                <text:p>0.0179824</text:p>
              </table:table-cell>
              <table:table-cell office:value-type="float" office:value="0.000706531">
                <text:p>0.000706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9763">
                <text:p>0.0199763</text:p>
              </table:table-cell>
              <table:table-cell office:value-type="float" office:value="0.00086345">
                <text:p>0.00086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9688">
                <text:p>0.0219688</text:p>
              </table:table-cell>
              <table:table-cell office:value-type="float" office:value="0.00103602">
                <text:p>0.00103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9599">
                <text:p>0.0239599</text:p>
              </table:table-cell>
              <table:table-cell office:value-type="float" office:value="0.00122424">
                <text:p>0.00122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59495">
                <text:p>0.0259495</text:p>
              </table:table-cell>
              <table:table-cell office:value-type="float" office:value="0.00142809">
                <text:p>0.00142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9374">
                <text:p>0.0279374</text:p>
              </table:table-cell>
              <table:table-cell office:value-type="float" office:value="0.00164756">
                <text:p>0.00164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99236">
                <text:p>0.0299236</text:p>
              </table:table-cell>
              <table:table-cell office:value-type="float" office:value="0.00188263">
                <text:p>0.00188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078">
                <text:p>0.0319078</text:p>
              </table:table-cell>
              <table:table-cell office:value-type="float" office:value="0.0021333">
                <text:p>0.0021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89">
                <text:p>0.03389</text:p>
              </table:table-cell>
              <table:table-cell office:value-type="float" office:value="0.00239954">
                <text:p>0.00239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87">
                <text:p>0.03587</text:p>
              </table:table-cell>
              <table:table-cell office:value-type="float" office:value="0.00268134">
                <text:p>0.00268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78478">
                <text:p>0.0378478</text:p>
              </table:table-cell>
              <table:table-cell office:value-type="float" office:value="0.00297869">
                <text:p>0.00297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98232">
                <text:p>0.0398232</text:p>
              </table:table-cell>
              <table:table-cell office:value-type="float" office:value="0.00329156">
                <text:p>0.00329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7961">
                <text:p>0.0417961</text:p>
              </table:table-cell>
              <table:table-cell office:value-type="float" office:value="0.00361993">
                <text:p>0.00361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7663">
                <text:p>0.0437663</text:p>
              </table:table-cell>
              <table:table-cell office:value-type="float" office:value="0.00396379">
                <text:p>0.00396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57337">
                <text:p>0.0457337</text:p>
              </table:table-cell>
              <table:table-cell office:value-type="float" office:value="0.00432311">
                <text:p>0.00432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76983">
                <text:p>0.0476983</text:p>
              </table:table-cell>
              <table:table-cell office:value-type="float" office:value="0.00469787">
                <text:p>0.004697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96599">
                <text:p>0.0496599</text:p>
              </table:table-cell>
              <table:table-cell office:value-type="float" office:value="0.00508805">
                <text:p>0.00508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16183">
                <text:p>0.0516183</text:p>
              </table:table-cell>
              <table:table-cell office:value-type="float" office:value="0.00549363">
                <text:p>0.00549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5735">
                <text:p>0.0535735</text:p>
              </table:table-cell>
              <table:table-cell office:value-type="float" office:value="0.00591457">
                <text:p>0.00591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5254">
                <text:p>0.0555254</text:p>
              </table:table-cell>
              <table:table-cell office:value-type="float" office:value="0.00635086">
                <text:p>0.00635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74737">
                <text:p>0.0574737</text:p>
              </table:table-cell>
              <table:table-cell office:value-type="float" office:value="0.00680246">
                <text:p>0.00680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94184">
                <text:p>0.0594184</text:p>
              </table:table-cell>
              <table:table-cell office:value-type="float" office:value="0.00726935">
                <text:p>0.00726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13595">
                <text:p>0.0613595</text:p>
              </table:table-cell>
              <table:table-cell office:value-type="float" office:value="0.0077515">
                <text:p>0.00775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2966">
                <text:p>0.0632966</text:p>
              </table:table-cell>
              <table:table-cell office:value-type="float" office:value="0.00824888">
                <text:p>0.00824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2298">
                <text:p>0.0652298</text:p>
              </table:table-cell>
              <table:table-cell office:value-type="float" office:value="0.00876146">
                <text:p>0.00876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71589">
                <text:p>0.0671589</text:p>
              </table:table-cell>
              <table:table-cell office:value-type="float" office:value="0.00928921">
                <text:p>0.00928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90838">
                <text:p>0.0690838</text:p>
              </table:table-cell>
              <table:table-cell office:value-type="float" office:value="0.00983209">
                <text:p>0.00983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10044">
                <text:p>0.0710044</text:p>
              </table:table-cell>
              <table:table-cell office:value-type="float" office:value="0.0103901">
                <text:p>0.0103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29206">
                <text:p>0.0729206</text:p>
              </table:table-cell>
              <table:table-cell office:value-type="float" office:value="0.0109631">
                <text:p>0.01096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48322">
                <text:p>0.0748322</text:p>
              </table:table-cell>
              <table:table-cell office:value-type="float" office:value="0.0115512">
                <text:p>0.0115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67391">
                <text:p>0.0767391</text:p>
              </table:table-cell>
              <table:table-cell office:value-type="float" office:value="0.0121543">
                <text:p>0.0121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86412">
                <text:p>0.0786412</text:p>
              </table:table-cell>
              <table:table-cell office:value-type="float" office:value="0.0127723">
                <text:p>0.0127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05384">
                <text:p>0.0805384</text:p>
              </table:table-cell>
              <table:table-cell office:value-type="float" office:value="0.0134053">
                <text:p>0.01340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24306">
                <text:p>0.0824306</text:p>
              </table:table-cell>
              <table:table-cell office:value-type="float" office:value="0.0140531">
                <text:p>0.0140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43176">
                <text:p>0.0843176</text:p>
              </table:table-cell>
              <table:table-cell office:value-type="float" office:value="0.0147158">
                <text:p>0.0147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61993">
                <text:p>0.0861993</text:p>
              </table:table-cell>
              <table:table-cell office:value-type="float" office:value="0.0153932">
                <text:p>0.0153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80757">
                <text:p>0.0880757</text:p>
              </table:table-cell>
              <table:table-cell office:value-type="float" office:value="0.0160855">
                <text:p>0.01608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99466">
                <text:p>0.0899466</text:p>
              </table:table-cell>
              <table:table-cell office:value-type="float" office:value="0.0167924">
                <text:p>0.01679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18119">
                <text:p>0.0918119</text:p>
              </table:table-cell>
              <table:table-cell office:value-type="float" office:value="0.0175141">
                <text:p>0.01751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36714">
                <text:p>0.0936714</text:p>
              </table:table-cell>
              <table:table-cell office:value-type="float" office:value="0.0182503">
                <text:p>0.01825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55252">
                <text:p>0.0955252</text:p>
              </table:table-cell>
              <table:table-cell office:value-type="float" office:value="0.0190011">
                <text:p>0.01900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73729">
                <text:p>0.0973729</text:p>
              </table:table-cell>
              <table:table-cell office:value-type="float" office:value="0.0197665">
                <text:p>0.0197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2146">
                <text:p>0.0992146</text:p>
              </table:table-cell>
              <table:table-cell office:value-type="float" office:value="0.0205464">
                <text:p>0.0205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105">
                <text:p>0.10105</text:p>
              </table:table-cell>
              <table:table-cell office:value-type="float" office:value="0.0213407">
                <text:p>0.0213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2879">
                <text:p>0.102879</text:p>
              </table:table-cell>
              <table:table-cell office:value-type="float" office:value="0.0221493">
                <text:p>0.02214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4702">
                <text:p>0.104702</text:p>
              </table:table-cell>
              <table:table-cell office:value-type="float" office:value="0.0229724">
                <text:p>0.02297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6518">
                <text:p>0.106518</text:p>
              </table:table-cell>
              <table:table-cell office:value-type="float" office:value="0.0238097">
                <text:p>0.0238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8328">
                <text:p>0.108328</text:p>
              </table:table-cell>
              <table:table-cell office:value-type="float" office:value="0.0246612">
                <text:p>0.0246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0131">
                <text:p>0.110131</text:p>
              </table:table-cell>
              <table:table-cell office:value-type="float" office:value="0.025527">
                <text:p>0.025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1927">
                <text:p>0.111927</text:p>
              </table:table-cell>
              <table:table-cell office:value-type="float" office:value="0.0264069">
                <text:p>0.02640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3716">
                <text:p>0.113716</text:p>
              </table:table-cell>
              <table:table-cell office:value-type="float" office:value="0.0273008">
                <text:p>0.02730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5498">
                <text:p>0.115498</text:p>
              </table:table-cell>
              <table:table-cell office:value-type="float" office:value="0.0282088">
                <text:p>0.0282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7273">
                <text:p>0.117273</text:p>
              </table:table-cell>
              <table:table-cell office:value-type="float" office:value="0.0291308">
                <text:p>0.0291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9041">
                <text:p>0.119041</text:p>
              </table:table-cell>
              <table:table-cell office:value-type="float" office:value="0.0300666">
                <text:p>0.03006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0801">
                <text:p>0.120801</text:p>
              </table:table-cell>
              <table:table-cell office:value-type="float" office:value="0.0310163">
                <text:p>0.0310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2553">
                <text:p>0.122553</text:p>
              </table:table-cell>
              <table:table-cell office:value-type="float" office:value="0.0319798">
                <text:p>0.0319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4298">
                <text:p>0.124298</text:p>
              </table:table-cell>
              <table:table-cell office:value-type="float" office:value="0.0329571">
                <text:p>0.0329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6035">
                <text:p>0.126035</text:p>
              </table:table-cell>
              <table:table-cell office:value-type="float" office:value="0.033948">
                <text:p>0.0339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7765">
                <text:p>0.127765</text:p>
              </table:table-cell>
              <table:table-cell office:value-type="float" office:value="0.0349525">
                <text:p>0.0349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9486">
                <text:p>0.129486</text:p>
              </table:table-cell>
              <table:table-cell office:value-type="float" office:value="0.0359706">
                <text:p>0.03597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2">
                <text:p>0.1312</text:p>
              </table:table-cell>
              <table:table-cell office:value-type="float" office:value="0.0370022">
                <text:p>0.0370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2905">
                <text:p>0.132905</text:p>
              </table:table-cell>
              <table:table-cell office:value-type="float" office:value="0.0380472">
                <text:p>0.03804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4602">
                <text:p>0.134602</text:p>
              </table:table-cell>
              <table:table-cell office:value-type="float" office:value="0.0391055">
                <text:p>0.0391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6291">
                <text:p>0.136291</text:p>
              </table:table-cell>
              <table:table-cell office:value-type="float" office:value="0.0401772">
                <text:p>0.04017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7971">
                <text:p>0.137971</text:p>
              </table:table-cell>
              <table:table-cell office:value-type="float" office:value="0.0412621">
                <text:p>0.04126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9643">
                <text:p>0.139643</text:p>
              </table:table-cell>
              <table:table-cell office:value-type="float" office:value="0.0423601">
                <text:p>0.0423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1306">
                <text:p>0.141306</text:p>
              </table:table-cell>
              <table:table-cell office:value-type="float" office:value="0.0434713">
                <text:p>0.04347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296">
                <text:p>0.14296</text:p>
              </table:table-cell>
              <table:table-cell office:value-type="float" office:value="0.0445954">
                <text:p>0.0445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4605">
                <text:p>0.144605</text:p>
              </table:table-cell>
              <table:table-cell office:value-type="float" office:value="0.0457326">
                <text:p>0.04573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6241">
                <text:p>0.146241</text:p>
              </table:table-cell>
              <table:table-cell office:value-type="float" office:value="0.0468826">
                <text:p>0.0468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7868">
                <text:p>0.147868</text:p>
              </table:table-cell>
              <table:table-cell office:value-type="float" office:value="0.0480454">
                <text:p>0.04804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9487">
                <text:p>0.149487</text:p>
              </table:table-cell>
              <table:table-cell office:value-type="float" office:value="0.049221">
                <text:p>0.049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1095">
                <text:p>0.151095</text:p>
              </table:table-cell>
              <table:table-cell office:value-type="float" office:value="0.0504092">
                <text:p>0.05040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2695">
                <text:p>0.152695</text:p>
              </table:table-cell>
              <table:table-cell office:value-type="float" office:value="0.05161">
                <text:p>0.05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285">
                <text:p>0.154285</text:p>
              </table:table-cell>
              <table:table-cell office:value-type="float" office:value="0.0528234">
                <text:p>0.0528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5865">
                <text:p>0.155865</text:p>
              </table:table-cell>
              <table:table-cell office:value-type="float" office:value="0.0540492">
                <text:p>0.0540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7435">
                <text:p>0.157435</text:p>
              </table:table-cell>
              <table:table-cell office:value-type="float" office:value="0.0552874">
                <text:p>0.05528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8996">
                <text:p>0.158996</text:p>
              </table:table-cell>
              <table:table-cell office:value-type="float" office:value="0.0565379">
                <text:p>0.05653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0547">
                <text:p>0.160547</text:p>
              </table:table-cell>
              <table:table-cell office:value-type="float" office:value="0.0578006">
                <text:p>0.0578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2088">
                <text:p>0.162088</text:p>
              </table:table-cell>
              <table:table-cell office:value-type="float" office:value="0.0590754">
                <text:p>0.0590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3619">
                <text:p>0.163619</text:p>
              </table:table-cell>
              <table:table-cell office:value-type="float" office:value="0.0603624">
                <text:p>0.06036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514">
                <text:p>0.16514</text:p>
              </table:table-cell>
              <table:table-cell office:value-type="float" office:value="0.0616613">
                <text:p>0.06166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6651">
                <text:p>0.166651</text:p>
              </table:table-cell>
              <table:table-cell office:value-type="float" office:value="0.0629721">
                <text:p>0.06297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8151">
                <text:p>0.168151</text:p>
              </table:table-cell>
              <table:table-cell office:value-type="float" office:value="0.0642947">
                <text:p>0.0642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9641">
                <text:p>0.169641</text:p>
              </table:table-cell>
              <table:table-cell office:value-type="float" office:value="0.065629">
                <text:p>0.0656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112">
                <text:p>0.17112</text:p>
              </table:table-cell>
              <table:table-cell office:value-type="float" office:value="0.0669751">
                <text:p>0.06697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2589">
                <text:p>0.172589</text:p>
              </table:table-cell>
              <table:table-cell office:value-type="float" office:value="0.0683327">
                <text:p>0.06833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4047">
                <text:p>0.174047</text:p>
              </table:table-cell>
              <table:table-cell office:value-type="float" office:value="0.0697018">
                <text:p>0.0697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5494">
                <text:p>0.175494</text:p>
              </table:table-cell>
              <table:table-cell office:value-type="float" office:value="0.0710823">
                <text:p>0.0710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693">
                <text:p>0.17693</text:p>
              </table:table-cell>
              <table:table-cell office:value-type="float" office:value="0.0724741">
                <text:p>0.07247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8355">
                <text:p>0.178355</text:p>
              </table:table-cell>
              <table:table-cell office:value-type="float" office:value="0.0738772">
                <text:p>0.07387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9769">
                <text:p>0.179769</text:p>
              </table:table-cell>
              <table:table-cell office:value-type="float" office:value="0.0752914">
                <text:p>0.07529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1173">
                <text:p>0.181173</text:p>
              </table:table-cell>
              <table:table-cell office:value-type="float" office:value="0.0767166">
                <text:p>0.07671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2564">
                <text:p>0.182564</text:p>
              </table:table-cell>
              <table:table-cell office:value-type="float" office:value="0.0781529">
                <text:p>0.07815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3945">
                <text:p>0.183945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5314">
                <text:p>0.185314</text:p>
              </table:table-cell>
              <table:table-cell office:value-type="float" office:value="0.081058">
                <text:p>0.0810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6672">
                <text:p>0.186672</text:p>
              </table:table-cell>
              <table:table-cell office:value-type="float" office:value="0.0825266">
                <text:p>0.08252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8018">
                <text:p>0.188018</text:p>
              </table:table-cell>
              <table:table-cell office:value-type="float" office:value="0.0840059">
                <text:p>0.08400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89352">
                <text:p>0.189352</text:p>
              </table:table-cell>
              <table:table-cell office:value-type="float" office:value="0.0854957">
                <text:p>0.08549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0675">
                <text:p>0.190675</text:p>
              </table:table-cell>
              <table:table-cell office:value-type="float" office:value="0.0869959">
                <text:p>0.08699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1985">
                <text:p>0.191985</text:p>
              </table:table-cell>
              <table:table-cell office:value-type="float" office:value="0.0885065">
                <text:p>0.0885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3284">
                <text:p>0.193284</text:p>
              </table:table-cell>
              <table:table-cell office:value-type="float" office:value="0.0900273">
                <text:p>0.09002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4571">
                <text:p>0.194571</text:p>
              </table:table-cell>
              <table:table-cell office:value-type="float" office:value="0.0915582">
                <text:p>0.0915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5846">
                <text:p>0.195846</text:p>
              </table:table-cell>
              <table:table-cell office:value-type="float" office:value="0.0930993">
                <text:p>0.09309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7109">
                <text:p>0.197109</text:p>
              </table:table-cell>
              <table:table-cell office:value-type="float" office:value="0.0946503">
                <text:p>0.09465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8359">
                <text:p>0.198359</text:p>
              </table:table-cell>
              <table:table-cell office:value-type="float" office:value="0.0962111">
                <text:p>0.0962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9597">
                <text:p>0.199597</text:p>
              </table:table-cell>
              <table:table-cell office:value-type="float" office:value="0.0977817">
                <text:p>0.09778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0823">
                <text:p>0.200823</text:p>
              </table:table-cell>
              <table:table-cell office:value-type="float" office:value="0.0993621">
                <text:p>0.09936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02037">
                <text:p>0.202037</text:p>
              </table:table-cell>
              <table:table-cell office:value-type="float" office:value="0.100952">
                <text:p>0.1009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03237">
                <text:p>0.203237</text:p>
              </table:table-cell>
              <table:table-cell office:value-type="float" office:value="0.102551">
                <text:p>0.1025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4426">
                <text:p>0.204426</text:p>
              </table:table-cell>
              <table:table-cell office:value-type="float" office:value="0.10416">
                <text:p>0.104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5601">
                <text:p>0.205601</text:p>
              </table:table-cell>
              <table:table-cell office:value-type="float" office:value="0.105778">
                <text:p>0.1057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6764">
                <text:p>0.206764</text:p>
              </table:table-cell>
              <table:table-cell office:value-type="float" office:value="0.107405">
                <text:p>0.1074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7914">
                <text:p>0.207914</text:p>
              </table:table-cell>
              <table:table-cell office:value-type="float" office:value="0.109042">
                <text:p>0.1090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9051">
                <text:p>0.209051</text:p>
              </table:table-cell>
              <table:table-cell office:value-type="float" office:value="0.110687">
                <text:p>0.1106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10175">
                <text:p>0.210175</text:p>
              </table:table-cell>
              <table:table-cell office:value-type="float" office:value="0.112341">
                <text:p>0.1123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11286">
                <text:p>0.211286</text:p>
              </table:table-cell>
              <table:table-cell office:value-type="float" office:value="0.114004">
                <text:p>0.1140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2385">
                <text:p>0.212385</text:p>
              </table:table-cell>
              <table:table-cell office:value-type="float" office:value="0.115676">
                <text:p>0.1156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3469">
                <text:p>0.213469</text:p>
              </table:table-cell>
              <table:table-cell office:value-type="float" office:value="0.117356">
                <text:p>0.1173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4541">
                <text:p>0.214541</text:p>
              </table:table-cell>
              <table:table-cell office:value-type="float" office:value="0.119044">
                <text:p>0.119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15599">
                <text:p>0.215599</text:p>
              </table:table-cell>
              <table:table-cell office:value-type="float" office:value="0.120741">
                <text:p>0.1207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6644">
                <text:p>0.216644</text:p>
              </table:table-cell>
              <table:table-cell office:value-type="float" office:value="0.122447">
                <text:p>0.1224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17676">
                <text:p>0.217676</text:p>
              </table:table-cell>
              <table:table-cell office:value-type="float" office:value="0.12416">
                <text:p>0.124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8694">
                <text:p>0.218694</text:p>
              </table:table-cell>
              <table:table-cell office:value-type="float" office:value="0.125882">
                <text:p>0.1258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19699">
                <text:p>0.219699</text:p>
              </table:table-cell>
              <table:table-cell office:value-type="float" office:value="0.127611">
                <text:p>0.1276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069">
                <text:p>0.22069</text:p>
              </table:table-cell>
              <table:table-cell office:value-type="float" office:value="0.129348">
                <text:p>0.1293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1667">
                <text:p>0.221667</text:p>
              </table:table-cell>
              <table:table-cell office:value-type="float" office:value="0.131093">
                <text:p>0.1310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263">
                <text:p>0.22263</text:p>
              </table:table-cell>
              <table:table-cell office:value-type="float" office:value="0.132846">
                <text:p>0.1328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358">
                <text:p>0.22358</text:p>
              </table:table-cell>
              <table:table-cell office:value-type="float" office:value="0.134606">
                <text:p>0.1346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4516">
                <text:p>0.224516</text:p>
              </table:table-cell>
              <table:table-cell office:value-type="float" office:value="0.136374">
                <text:p>0.136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5438">
                <text:p>0.225438</text:p>
              </table:table-cell>
              <table:table-cell office:value-type="float" office:value="0.138148">
                <text:p>0.138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6346">
                <text:p>0.226346</text:p>
              </table:table-cell>
              <table:table-cell office:value-type="float" office:value="0.13993">
                <text:p>0.139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724">
                <text:p>0.22724</text:p>
              </table:table-cell>
              <table:table-cell office:value-type="float" office:value="0.14172">
                <text:p>0.141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812">
                <text:p>0.22812</text:p>
              </table:table-cell>
              <table:table-cell office:value-type="float" office:value="0.143516">
                <text:p>0.1435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8985">
                <text:p>0.228985</text:p>
              </table:table-cell>
              <table:table-cell office:value-type="float" office:value="0.145319">
                <text:p>0.1453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9837">
                <text:p>0.229837</text:p>
              </table:table-cell>
              <table:table-cell office:value-type="float" office:value="0.147128">
                <text:p>0.147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0674">
                <text:p>0.230674</text:p>
              </table:table-cell>
              <table:table-cell office:value-type="float" office:value="0.148944">
                <text:p>0.1489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31497">
                <text:p>0.231497</text:p>
              </table:table-cell>
              <table:table-cell office:value-type="float" office:value="0.150767">
                <text:p>0.1507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2306">
                <text:p>0.232306</text:p>
              </table:table-cell>
              <table:table-cell office:value-type="float" office:value="0.152596">
                <text:p>0.1525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31">
                <text:p>0.2331</text:p>
              </table:table-cell>
              <table:table-cell office:value-type="float" office:value="0.154432">
                <text:p>0.1544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388">
                <text:p>0.23388</text:p>
              </table:table-cell>
              <table:table-cell office:value-type="float" office:value="0.156274">
                <text:p>0.1562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4645">
                <text:p>0.234645</text:p>
              </table:table-cell>
              <table:table-cell office:value-type="float" office:value="0.158121">
                <text:p>0.1581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5396">
                <text:p>0.235396</text:p>
              </table:table-cell>
              <table:table-cell office:value-type="float" office:value="0.159975">
                <text:p>0.1599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6133">
                <text:p>0.236133</text:p>
              </table:table-cell>
              <table:table-cell office:value-type="float" office:value="0.161835">
                <text:p>0.1618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6854">
                <text:p>0.236854</text:p>
              </table:table-cell>
              <table:table-cell office:value-type="float" office:value="0.1637">
                <text:p>0.16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7561">
                <text:p>0.237561</text:p>
              </table:table-cell>
              <table:table-cell office:value-type="float" office:value="0.165571">
                <text:p>0.1655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38253">
                <text:p>0.238253</text:p>
              </table:table-cell>
              <table:table-cell office:value-type="float" office:value="0.167447">
                <text:p>0.1674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38931">
                <text:p>0.238931</text:p>
              </table:table-cell>
              <table:table-cell office:value-type="float" office:value="0.169329">
                <text:p>0.1693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39594">
                <text:p>0.239594</text:p>
              </table:table-cell>
              <table:table-cell office:value-type="float" office:value="0.171216">
                <text:p>0.1712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0241">
                <text:p>0.240241</text:p>
              </table:table-cell>
              <table:table-cell office:value-type="float" office:value="0.173108">
                <text:p>0.1731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0874">
                <text:p>0.240874</text:p>
              </table:table-cell>
              <table:table-cell office:value-type="float" office:value="0.175005">
                <text:p>0.1750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1492">
                <text:p>0.241492</text:p>
              </table:table-cell>
              <table:table-cell office:value-type="float" office:value="0.176908">
                <text:p>0.1769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42095">
                <text:p>0.242095</text:p>
              </table:table-cell>
              <table:table-cell office:value-type="float" office:value="0.178814">
                <text:p>0.1788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2683">
                <text:p>0.242683</text:p>
              </table:table-cell>
              <table:table-cell office:value-type="float" office:value="0.180726">
                <text:p>0.1807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3257">
                <text:p>0.243257</text:p>
              </table:table-cell>
              <table:table-cell office:value-type="float" office:value="0.182642">
                <text:p>0.1826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3815">
                <text:p>0.243815</text:p>
              </table:table-cell>
              <table:table-cell office:value-type="float" office:value="0.184563">
                <text:p>0.1845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44357">
                <text:p>0.244357</text:p>
              </table:table-cell>
              <table:table-cell office:value-type="float" office:value="0.186488">
                <text:p>0.1864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44885">
                <text:p>0.244885</text:p>
              </table:table-cell>
              <table:table-cell office:value-type="float" office:value="0.188417">
                <text:p>0.1884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5398">
                <text:p>0.245398</text:p>
              </table:table-cell>
              <table:table-cell office:value-type="float" office:value="0.19035">
                <text:p>0.190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5895">
                <text:p>0.245895</text:p>
              </table:table-cell>
              <table:table-cell office:value-type="float" office:value="0.192287">
                <text:p>0.1922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6377">
                <text:p>0.246377</text:p>
              </table:table-cell>
              <table:table-cell office:value-type="float" office:value="0.194228">
                <text:p>0.1942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6844">
                <text:p>0.246844</text:p>
              </table:table-cell>
              <table:table-cell office:value-type="float" office:value="0.196173">
                <text:p>0.1961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7296">
                <text:p>0.247296</text:p>
              </table:table-cell>
              <table:table-cell office:value-type="float" office:value="0.198121">
                <text:p>0.1981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7732">
                <text:p>0.247732</text:p>
              </table:table-cell>
              <table:table-cell office:value-type="float" office:value="0.200073">
                <text:p>0.2000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8153">
                <text:p>0.248153</text:p>
              </table:table-cell>
              <table:table-cell office:value-type="float" office:value="0.202028">
                <text:p>0.2020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8559">
                <text:p>0.248559</text:p>
              </table:table-cell>
              <table:table-cell office:value-type="float" office:value="0.203987">
                <text:p>0.203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8949">
                <text:p>0.248949</text:p>
              </table:table-cell>
              <table:table-cell office:value-type="float" office:value="0.205948">
                <text:p>0.2059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9323">
                <text:p>0.249323</text:p>
              </table:table-cell>
              <table:table-cell office:value-type="float" office:value="0.207913">
                <text:p>0.207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9683">
                <text:p>0.249683</text:p>
              </table:table-cell>
              <table:table-cell office:value-type="float" office:value="0.20988">
                <text:p>0.209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50027">
                <text:p>0.250027</text:p>
              </table:table-cell>
              <table:table-cell office:value-type="float" office:value="0.211851">
                <text:p>0.211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50355">
                <text:p>0.250355</text:p>
              </table:table-cell>
              <table:table-cell office:value-type="float" office:value="0.213823">
                <text:p>0.2138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50668">
                <text:p>0.250668</text:p>
              </table:table-cell>
              <table:table-cell office:value-type="float" office:value="0.215799">
                <text:p>0.2157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50965">
                <text:p>0.250965</text:p>
              </table:table-cell>
              <table:table-cell office:value-type="float" office:value="0.217777">
                <text:p>0.2177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1247">
                <text:p>0.251247</text:p>
              </table:table-cell>
              <table:table-cell office:value-type="float" office:value="0.219757">
                <text:p>0.2197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51513">
                <text:p>0.251513</text:p>
              </table:table-cell>
              <table:table-cell office:value-type="float" office:value="0.221739">
                <text:p>0.2217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51764">
                <text:p>0.251764</text:p>
              </table:table-cell>
              <table:table-cell office:value-type="float" office:value="0.223723">
                <text:p>0.2237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51999">
                <text:p>0.251999</text:p>
              </table:table-cell>
              <table:table-cell office:value-type="float" office:value="0.225709">
                <text:p>0.2257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52219">
                <text:p>0.252219</text:p>
              </table:table-cell>
              <table:table-cell office:value-type="float" office:value="0.227697">
                <text:p>0.2276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52422">
                <text:p>0.252422</text:p>
              </table:table-cell>
              <table:table-cell office:value-type="float" office:value="0.229687">
                <text:p>0.2296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52611">
                <text:p>0.252611</text:p>
              </table:table-cell>
              <table:table-cell office:value-type="float" office:value="0.231678">
                <text:p>0.2316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52783">
                <text:p>0.252783</text:p>
              </table:table-cell>
              <table:table-cell office:value-type="float" office:value="0.23367">
                <text:p>0.233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5294">
                <text:p>0.25294</text:p>
              </table:table-cell>
              <table:table-cell office:value-type="float" office:value="0.235664">
                <text:p>0.2356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53081">
                <text:p>0.253081</text:p>
              </table:table-cell>
              <table:table-cell office:value-type="float" office:value="0.237659">
                <text:p>0.2376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53207">
                <text:p>0.253207</text:p>
              </table:table-cell>
              <table:table-cell office:value-type="float" office:value="0.239655">
                <text:p>0.2396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3317">
                <text:p>0.253317</text:p>
              </table:table-cell>
              <table:table-cell office:value-type="float" office:value="0.241652">
                <text:p>0.2416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3411">
                <text:p>0.253411</text:p>
              </table:table-cell>
              <table:table-cell office:value-type="float" office:value="0.24365">
                <text:p>0.243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5349">
                <text:p>0.25349</text:p>
              </table:table-cell>
              <table:table-cell office:value-type="float" office:value="0.245648">
                <text:p>0.245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53552">
                <text:p>0.253552</text:p>
              </table:table-cell>
              <table:table-cell office:value-type="float" office:value="0.247647">
                <text:p>0.2476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53599">
                <text:p>0.253599</text:p>
              </table:table-cell>
              <table:table-cell office:value-type="float" office:value="0.249647">
                <text:p>0.2496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53631">
                <text:p>0.253631</text:p>
              </table:table-cell>
              <table:table-cell office:value-type="float" office:value="0.251647">
                <text:p>0.251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3647">
                <text:p>0.253647</text:p>
              </table:table-cell>
              <table:table-cell office:value-type="float" office:value="0.253647">
                <text:p>0.253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53647">
                <text:p>0.253647</text:p>
              </table:table-cell>
              <table:table-cell office:value-type="float" office:value="0.255647">
                <text:p>0.255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3631">
                <text:p>0.253631</text:p>
              </table:table-cell>
              <table:table-cell office:value-type="float" office:value="0.257647">
                <text:p>0.2576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53599">
                <text:p>0.253599</text:p>
              </table:table-cell>
              <table:table-cell office:value-type="float" office:value="0.259646">
                <text:p>0.2596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53552">
                <text:p>0.253552</text:p>
              </table:table-cell>
              <table:table-cell office:value-type="float" office:value="0.261646">
                <text:p>0.2616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5349">
                <text:p>0.25349</text:p>
              </table:table-cell>
              <table:table-cell office:value-type="float" office:value="0.263645">
                <text:p>0.2636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53411">
                <text:p>0.253411</text:p>
              </table:table-cell>
              <table:table-cell office:value-type="float" office:value="0.265643">
                <text:p>0.2656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53317">
                <text:p>0.253317</text:p>
              </table:table-cell>
              <table:table-cell office:value-type="float" office:value="0.267641">
                <text:p>0.2676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53207">
                <text:p>0.253207</text:p>
              </table:table-cell>
              <table:table-cell office:value-type="float" office:value="0.269638">
                <text:p>0.2696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53081">
                <text:p>0.253081</text:p>
              </table:table-cell>
              <table:table-cell office:value-type="float" office:value="0.271634">
                <text:p>0.2716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5294">
                <text:p>0.25294</text:p>
              </table:table-cell>
              <table:table-cell office:value-type="float" office:value="0.273629">
                <text:p>0.2736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52783">
                <text:p>0.252783</text:p>
              </table:table-cell>
              <table:table-cell office:value-type="float" office:value="0.275623">
                <text:p>0.2756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52611">
                <text:p>0.252611</text:p>
              </table:table-cell>
              <table:table-cell office:value-type="float" office:value="0.277615">
                <text:p>0.2776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52422">
                <text:p>0.252422</text:p>
              </table:table-cell>
              <table:table-cell office:value-type="float" office:value="0.279607">
                <text:p>0.2796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52219">
                <text:p>0.252219</text:p>
              </table:table-cell>
              <table:table-cell office:value-type="float" office:value="0.281596">
                <text:p>0.2815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51999">
                <text:p>0.251999</text:p>
              </table:table-cell>
              <table:table-cell office:value-type="float" office:value="0.283584">
                <text:p>0.2835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51764">
                <text:p>0.251764</text:p>
              </table:table-cell>
              <table:table-cell office:value-type="float" office:value="0.28557">
                <text:p>0.285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51513">
                <text:p>0.251513</text:p>
              </table:table-cell>
              <table:table-cell office:value-type="float" office:value="0.287554">
                <text:p>0.2875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51247">
                <text:p>0.251247</text:p>
              </table:table-cell>
              <table:table-cell office:value-type="float" office:value="0.289537">
                <text:p>0.2895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50965">
                <text:p>0.250965</text:p>
              </table:table-cell>
              <table:table-cell office:value-type="float" office:value="0.291517">
                <text:p>0.2915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50668">
                <text:p>0.250668</text:p>
              </table:table-cell>
              <table:table-cell office:value-type="float" office:value="0.293494">
                <text:p>0.2934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50355">
                <text:p>0.250355</text:p>
              </table:table-cell>
              <table:table-cell office:value-type="float" office:value="0.29547">
                <text:p>0.295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50027">
                <text:p>0.250027</text:p>
              </table:table-cell>
              <table:table-cell office:value-type="float" office:value="0.297443">
                <text:p>0.2974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49683">
                <text:p>0.249683</text:p>
              </table:table-cell>
              <table:table-cell office:value-type="float" office:value="0.299413">
                <text:p>0.2994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49323">
                <text:p>0.249323</text:p>
              </table:table-cell>
              <table:table-cell office:value-type="float" office:value="0.30138">
                <text:p>0.301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48949">
                <text:p>0.248949</text:p>
              </table:table-cell>
              <table:table-cell office:value-type="float" office:value="0.303345">
                <text:p>0.3033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48559">
                <text:p>0.248559</text:p>
              </table:table-cell>
              <table:table-cell office:value-type="float" office:value="0.305306">
                <text:p>0.3053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48153">
                <text:p>0.248153</text:p>
              </table:table-cell>
              <table:table-cell office:value-type="float" office:value="0.307265">
                <text:p>0.307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47732">
                <text:p>0.247732</text:p>
              </table:table-cell>
              <table:table-cell office:value-type="float" office:value="0.30922">
                <text:p>0.309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7296">
                <text:p>0.247296</text:p>
              </table:table-cell>
              <table:table-cell office:value-type="float" office:value="0.311172">
                <text:p>0.3111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46844">
                <text:p>0.246844</text:p>
              </table:table-cell>
              <table:table-cell office:value-type="float" office:value="0.31312">
                <text:p>0.313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46377">
                <text:p>0.246377</text:p>
              </table:table-cell>
              <table:table-cell office:value-type="float" office:value="0.315065">
                <text:p>0.3150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5895">
                <text:p>0.245895</text:p>
              </table:table-cell>
              <table:table-cell office:value-type="float" office:value="0.317006">
                <text:p>0.3170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45398">
                <text:p>0.245398</text:p>
              </table:table-cell>
              <table:table-cell office:value-type="float" office:value="0.318943">
                <text:p>0.3189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44885">
                <text:p>0.244885</text:p>
              </table:table-cell>
              <table:table-cell office:value-type="float" office:value="0.320876">
                <text:p>0.3208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44357">
                <text:p>0.244357</text:p>
              </table:table-cell>
              <table:table-cell office:value-type="float" office:value="0.322806">
                <text:p>0.3228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43815">
                <text:p>0.243815</text:p>
              </table:table-cell>
              <table:table-cell office:value-type="float" office:value="0.32473">
                <text:p>0.324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43257">
                <text:p>0.243257</text:p>
              </table:table-cell>
              <table:table-cell office:value-type="float" office:value="0.326651">
                <text:p>0.3266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42683">
                <text:p>0.242683</text:p>
              </table:table-cell>
              <table:table-cell office:value-type="float" office:value="0.328567">
                <text:p>0.3285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42095">
                <text:p>0.242095</text:p>
              </table:table-cell>
              <table:table-cell office:value-type="float" office:value="0.330479">
                <text:p>0.3304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1492">
                <text:p>0.241492</text:p>
              </table:table-cell>
              <table:table-cell office:value-type="float" office:value="0.332386">
                <text:p>0.3323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0874">
                <text:p>0.240874</text:p>
              </table:table-cell>
              <table:table-cell office:value-type="float" office:value="0.334288">
                <text:p>0.3342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0241">
                <text:p>0.240241</text:p>
              </table:table-cell>
              <table:table-cell office:value-type="float" office:value="0.336185">
                <text:p>0.3361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39594">
                <text:p>0.239594</text:p>
              </table:table-cell>
              <table:table-cell office:value-type="float" office:value="0.338077">
                <text:p>0.3380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8931">
                <text:p>0.238931</text:p>
              </table:table-cell>
              <table:table-cell office:value-type="float" office:value="0.339964">
                <text:p>0.3399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8253">
                <text:p>0.238253</text:p>
              </table:table-cell>
              <table:table-cell office:value-type="float" office:value="0.341846">
                <text:p>0.3418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37561">
                <text:p>0.237561</text:p>
              </table:table-cell>
              <table:table-cell office:value-type="float" office:value="0.343722">
                <text:p>0.3437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36854">
                <text:p>0.236854</text:p>
              </table:table-cell>
              <table:table-cell office:value-type="float" office:value="0.345593">
                <text:p>0.3455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6133">
                <text:p>0.236133</text:p>
              </table:table-cell>
              <table:table-cell office:value-type="float" office:value="0.347458">
                <text:p>0.3474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35396">
                <text:p>0.235396</text:p>
              </table:table-cell>
              <table:table-cell office:value-type="float" office:value="0.349318">
                <text:p>0.3493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34645">
                <text:p>0.234645</text:p>
              </table:table-cell>
              <table:table-cell office:value-type="float" office:value="0.351172">
                <text:p>0.3511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3388">
                <text:p>0.23388</text:p>
              </table:table-cell>
              <table:table-cell office:value-type="float" office:value="0.35302">
                <text:p>0.353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331">
                <text:p>0.2331</text:p>
              </table:table-cell>
              <table:table-cell office:value-type="float" office:value="0.354861">
                <text:p>0.3548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32306">
                <text:p>0.232306</text:p>
              </table:table-cell>
              <table:table-cell office:value-type="float" office:value="0.356697">
                <text:p>0.3566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31497">
                <text:p>0.231497</text:p>
              </table:table-cell>
              <table:table-cell office:value-type="float" office:value="0.358526">
                <text:p>0.3585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30674">
                <text:p>0.230674</text:p>
              </table:table-cell>
              <table:table-cell office:value-type="float" office:value="0.360349">
                <text:p>0.360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29837">
                <text:p>0.229837</text:p>
              </table:table-cell>
              <table:table-cell office:value-type="float" office:value="0.362165">
                <text:p>0.3621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28985">
                <text:p>0.228985</text:p>
              </table:table-cell>
              <table:table-cell office:value-type="float" office:value="0.363975">
                <text:p>0.3639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2812">
                <text:p>0.22812</text:p>
              </table:table-cell>
              <table:table-cell office:value-type="float" office:value="0.365778">
                <text:p>0.3657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2724">
                <text:p>0.22724</text:p>
              </table:table-cell>
              <table:table-cell office:value-type="float" office:value="0.367574">
                <text:p>0.3675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26346">
                <text:p>0.226346</text:p>
              </table:table-cell>
              <table:table-cell office:value-type="float" office:value="0.369363">
                <text:p>0.3693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25438">
                <text:p>0.225438</text:p>
              </table:table-cell>
              <table:table-cell office:value-type="float" office:value="0.371145">
                <text:p>0.3711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24516">
                <text:p>0.224516</text:p>
              </table:table-cell>
              <table:table-cell office:value-type="float" office:value="0.37292">
                <text:p>0.372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2358">
                <text:p>0.22358</text:p>
              </table:table-cell>
              <table:table-cell office:value-type="float" office:value="0.374687">
                <text:p>0.3746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2263">
                <text:p>0.22263</text:p>
              </table:table-cell>
              <table:table-cell office:value-type="float" office:value="0.376447">
                <text:p>0.3764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21667">
                <text:p>0.221667</text:p>
              </table:table-cell>
              <table:table-cell office:value-type="float" office:value="0.3782">
                <text:p>0.37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2069">
                <text:p>0.22069</text:p>
              </table:table-cell>
              <table:table-cell office:value-type="float" office:value="0.379945">
                <text:p>0.3799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19699">
                <text:p>0.219699</text:p>
              </table:table-cell>
              <table:table-cell office:value-type="float" office:value="0.381682">
                <text:p>0.3816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18694">
                <text:p>0.218694</text:p>
              </table:table-cell>
              <table:table-cell office:value-type="float" office:value="0.383412">
                <text:p>0.3834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17676">
                <text:p>0.217676</text:p>
              </table:table-cell>
              <table:table-cell office:value-type="float" office:value="0.385133">
                <text:p>0.3851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16644">
                <text:p>0.216644</text:p>
              </table:table-cell>
              <table:table-cell office:value-type="float" office:value="0.386846">
                <text:p>0.3868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15599">
                <text:p>0.215599</text:p>
              </table:table-cell>
              <table:table-cell office:value-type="float" office:value="0.388552">
                <text:p>0.3885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14541">
                <text:p>0.214541</text:p>
              </table:table-cell>
              <table:table-cell office:value-type="float" office:value="0.390249">
                <text:p>0.3902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13469">
                <text:p>0.213469</text:p>
              </table:table-cell>
              <table:table-cell office:value-type="float" office:value="0.391937">
                <text:p>0.3919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12385">
                <text:p>0.212385</text:p>
              </table:table-cell>
              <table:table-cell office:value-type="float" office:value="0.393618">
                <text:p>0.3936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11286">
                <text:p>0.211286</text:p>
              </table:table-cell>
              <table:table-cell office:value-type="float" office:value="0.395289">
                <text:p>0.3952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10175">
                <text:p>0.210175</text:p>
              </table:table-cell>
              <table:table-cell office:value-type="float" office:value="0.396952">
                <text:p>0.3969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09051">
                <text:p>0.209051</text:p>
              </table:table-cell>
              <table:table-cell office:value-type="float" office:value="0.398606">
                <text:p>0.3986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07914">
                <text:p>0.207914</text:p>
              </table:table-cell>
              <table:table-cell office:value-type="float" office:value="0.400252">
                <text:p>0.4002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06764">
                <text:p>0.206764</text:p>
              </table:table-cell>
              <table:table-cell office:value-type="float" office:value="0.401888">
                <text:p>0.4018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05601">
                <text:p>0.205601</text:p>
              </table:table-cell>
              <table:table-cell office:value-type="float" office:value="0.403515">
                <text:p>0.4035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04426">
                <text:p>0.204426</text:p>
              </table:table-cell>
              <table:table-cell office:value-type="float" office:value="0.405133">
                <text:p>0.4051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03237">
                <text:p>0.203237</text:p>
              </table:table-cell>
              <table:table-cell office:value-type="float" office:value="0.406742">
                <text:p>0.4067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02037">
                <text:p>0.202037</text:p>
              </table:table-cell>
              <table:table-cell office:value-type="float" office:value="0.408341">
                <text:p>0.4083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00823">
                <text:p>0.200823</text:p>
              </table:table-cell>
              <table:table-cell office:value-type="float" office:value="0.409931">
                <text:p>0.4099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9597">
                <text:p>0.199597</text:p>
              </table:table-cell>
              <table:table-cell office:value-type="float" office:value="0.411511">
                <text:p>0.4115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8359">
                <text:p>0.198359</text:p>
              </table:table-cell>
              <table:table-cell office:value-type="float" office:value="0.413082">
                <text:p>0.4130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97109">
                <text:p>0.197109</text:p>
              </table:table-cell>
              <table:table-cell office:value-type="float" office:value="0.414643">
                <text:p>0.4146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95846">
                <text:p>0.195846</text:p>
              </table:table-cell>
              <table:table-cell office:value-type="float" office:value="0.416194">
                <text:p>0.416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4571">
                <text:p>0.194571</text:p>
              </table:table-cell>
              <table:table-cell office:value-type="float" office:value="0.417735">
                <text:p>0.4177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3284">
                <text:p>0.193284</text:p>
              </table:table-cell>
              <table:table-cell office:value-type="float" office:value="0.419266">
                <text:p>0.4192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91985">
                <text:p>0.191985</text:p>
              </table:table-cell>
              <table:table-cell office:value-type="float" office:value="0.420787">
                <text:p>0.4207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90675">
                <text:p>0.190675</text:p>
              </table:table-cell>
              <table:table-cell office:value-type="float" office:value="0.422297">
                <text:p>0.422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89352">
                <text:p>0.189352</text:p>
              </table:table-cell>
              <table:table-cell office:value-type="float" office:value="0.423798">
                <text:p>0.4237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88018">
                <text:p>0.188018</text:p>
              </table:table-cell>
              <table:table-cell office:value-type="float" office:value="0.425287">
                <text:p>0.4252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86672">
                <text:p>0.186672</text:p>
              </table:table-cell>
              <table:table-cell office:value-type="float" office:value="0.426767">
                <text:p>0.4267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85314">
                <text:p>0.185314</text:p>
              </table:table-cell>
              <table:table-cell office:value-type="float" office:value="0.428235">
                <text:p>0.4282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83945">
                <text:p>0.183945</text:p>
              </table:table-cell>
              <table:table-cell office:value-type="float" office:value="0.429693">
                <text:p>0.4296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82564">
                <text:p>0.182564</text:p>
              </table:table-cell>
              <table:table-cell office:value-type="float" office:value="0.43114">
                <text:p>0.431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81173">
                <text:p>0.181173</text:p>
              </table:table-cell>
              <table:table-cell office:value-type="float" office:value="0.432577">
                <text:p>0.4325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79769">
                <text:p>0.179769</text:p>
              </table:table-cell>
              <table:table-cell office:value-type="float" office:value="0.434002">
                <text:p>0.4340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78355">
                <text:p>0.178355</text:p>
              </table:table-cell>
              <table:table-cell office:value-type="float" office:value="0.435416">
                <text:p>0.4354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7693">
                <text:p>0.17693</text:p>
              </table:table-cell>
              <table:table-cell office:value-type="float" office:value="0.436819">
                <text:p>0.4368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75494">
                <text:p>0.175494</text:p>
              </table:table-cell>
              <table:table-cell office:value-type="float" office:value="0.438211">
                <text:p>0.4382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74047">
                <text:p>0.174047</text:p>
              </table:table-cell>
              <table:table-cell office:value-type="float" office:value="0.439591">
                <text:p>0.4395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72589">
                <text:p>0.172589</text:p>
              </table:table-cell>
              <table:table-cell office:value-type="float" office:value="0.440961">
                <text:p>0.4409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7112">
                <text:p>0.17112</text:p>
              </table:table-cell>
              <table:table-cell office:value-type="float" office:value="0.442318">
                <text:p>0.4423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69641">
                <text:p>0.169641</text:p>
              </table:table-cell>
              <table:table-cell office:value-type="float" office:value="0.443664">
                <text:p>0.443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68151">
                <text:p>0.168151</text:p>
              </table:table-cell>
              <table:table-cell office:value-type="float" office:value="0.444999">
                <text:p>0.4449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66651">
                <text:p>0.166651</text:p>
              </table:table-cell>
              <table:table-cell office:value-type="float" office:value="0.446321">
                <text:p>0.4463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6514">
                <text:p>0.16514</text:p>
              </table:table-cell>
              <table:table-cell office:value-type="float" office:value="0.447632">
                <text:p>0.4476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63619">
                <text:p>0.163619</text:p>
              </table:table-cell>
              <table:table-cell office:value-type="float" office:value="0.448931">
                <text:p>0.4489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62088">
                <text:p>0.162088</text:p>
              </table:table-cell>
              <table:table-cell office:value-type="float" office:value="0.450218">
                <text:p>0.4502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60547">
                <text:p>0.160547</text:p>
              </table:table-cell>
              <table:table-cell office:value-type="float" office:value="0.451493">
                <text:p>0.4514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58996">
                <text:p>0.158996</text:p>
              </table:table-cell>
              <table:table-cell office:value-type="float" office:value="0.452755">
                <text:p>0.4527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57435">
                <text:p>0.157435</text:p>
              </table:table-cell>
              <table:table-cell office:value-type="float" office:value="0.454006">
                <text:p>0.4540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55865">
                <text:p>0.155865</text:p>
              </table:table-cell>
              <table:table-cell office:value-type="float" office:value="0.455244">
                <text:p>0.4552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54285">
                <text:p>0.154285</text:p>
              </table:table-cell>
              <table:table-cell office:value-type="float" office:value="0.45647">
                <text:p>0.456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2695">
                <text:p>0.152695</text:p>
              </table:table-cell>
              <table:table-cell office:value-type="float" office:value="0.457683">
                <text:p>0.4576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51095">
                <text:p>0.151095</text:p>
              </table:table-cell>
              <table:table-cell office:value-type="float" office:value="0.458884">
                <text:p>0.4588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49487">
                <text:p>0.149487</text:p>
              </table:table-cell>
              <table:table-cell office:value-type="float" office:value="0.460072">
                <text:p>0.460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47868">
                <text:p>0.147868</text:p>
              </table:table-cell>
              <table:table-cell office:value-type="float" office:value="0.461248">
                <text:p>0.4612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46241">
                <text:p>0.146241</text:p>
              </table:table-cell>
              <table:table-cell office:value-type="float" office:value="0.462411">
                <text:p>0.4624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44605">
                <text:p>0.144605</text:p>
              </table:table-cell>
              <table:table-cell office:value-type="float" office:value="0.463561">
                <text:p>0.4635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4296">
                <text:p>0.14296</text:p>
              </table:table-cell>
              <table:table-cell office:value-type="float" office:value="0.464698">
                <text:p>0.4646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41306">
                <text:p>0.141306</text:p>
              </table:table-cell>
              <table:table-cell office:value-type="float" office:value="0.465822">
                <text:p>0.4658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9643">
                <text:p>0.139643</text:p>
              </table:table-cell>
              <table:table-cell office:value-type="float" office:value="0.466933">
                <text:p>0.4669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7971">
                <text:p>0.137971</text:p>
              </table:table-cell>
              <table:table-cell office:value-type="float" office:value="0.468031">
                <text:p>0.4680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6291">
                <text:p>0.136291</text:p>
              </table:table-cell>
              <table:table-cell office:value-type="float" office:value="0.469116">
                <text:p>0.4691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4602">
                <text:p>0.134602</text:p>
              </table:table-cell>
              <table:table-cell office:value-type="float" office:value="0.470188">
                <text:p>0.4701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2905">
                <text:p>0.132905</text:p>
              </table:table-cell>
              <table:table-cell office:value-type="float" office:value="0.471246">
                <text:p>0.4712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12">
                <text:p>0.1312</text:p>
              </table:table-cell>
              <table:table-cell office:value-type="float" office:value="0.472291">
                <text:p>0.4722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29486">
                <text:p>0.129486</text:p>
              </table:table-cell>
              <table:table-cell office:value-type="float" office:value="0.473323">
                <text:p>0.4733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27765">
                <text:p>0.127765</text:p>
              </table:table-cell>
              <table:table-cell office:value-type="float" office:value="0.474341">
                <text:p>0.4743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26035">
                <text:p>0.126035</text:p>
              </table:table-cell>
              <table:table-cell office:value-type="float" office:value="0.475345">
                <text:p>0.4753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4298">
                <text:p>0.124298</text:p>
              </table:table-cell>
              <table:table-cell office:value-type="float" office:value="0.476336">
                <text:p>0.4763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22553">
                <text:p>0.122553</text:p>
              </table:table-cell>
              <table:table-cell office:value-type="float" office:value="0.477313">
                <text:p>0.4773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20801">
                <text:p>0.120801</text:p>
              </table:table-cell>
              <table:table-cell office:value-type="float" office:value="0.478277">
                <text:p>0.4782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19041">
                <text:p>0.119041</text:p>
              </table:table-cell>
              <table:table-cell office:value-type="float" office:value="0.479227">
                <text:p>0.4792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7273">
                <text:p>0.117273</text:p>
              </table:table-cell>
              <table:table-cell office:value-type="float" office:value="0.480162">
                <text:p>0.4801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15498">
                <text:p>0.115498</text:p>
              </table:table-cell>
              <table:table-cell office:value-type="float" office:value="0.481084">
                <text:p>0.4810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13716">
                <text:p>0.113716</text:p>
              </table:table-cell>
              <table:table-cell office:value-type="float" office:value="0.481992">
                <text:p>0.4819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11927">
                <text:p>0.111927</text:p>
              </table:table-cell>
              <table:table-cell office:value-type="float" office:value="0.482886">
                <text:p>0.4828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10131">
                <text:p>0.110131</text:p>
              </table:table-cell>
              <table:table-cell office:value-type="float" office:value="0.483766">
                <text:p>0.4837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8328">
                <text:p>0.108328</text:p>
              </table:table-cell>
              <table:table-cell office:value-type="float" office:value="0.484632">
                <text:p>0.4846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6518">
                <text:p>0.106518</text:p>
              </table:table-cell>
              <table:table-cell office:value-type="float" office:value="0.485484">
                <text:p>0.4854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04702">
                <text:p>0.104702</text:p>
              </table:table-cell>
              <table:table-cell office:value-type="float" office:value="0.486321">
                <text:p>0.4863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2879">
                <text:p>0.102879</text:p>
              </table:table-cell>
              <table:table-cell office:value-type="float" office:value="0.487144">
                <text:p>0.4871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0105">
                <text:p>0.10105</text:p>
              </table:table-cell>
              <table:table-cell office:value-type="float" office:value="0.487953">
                <text:p>0.4879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92146">
                <text:p>0.0992146</text:p>
              </table:table-cell>
              <table:table-cell office:value-type="float" office:value="0.488747">
                <text:p>0.4887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973729">
                <text:p>0.0973729</text:p>
              </table:table-cell>
              <table:table-cell office:value-type="float" office:value="0.489527">
                <text:p>0.4895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955252">
                <text:p>0.0955252</text:p>
              </table:table-cell>
              <table:table-cell office:value-type="float" office:value="0.490292">
                <text:p>0.4902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936714">
                <text:p>0.0936714</text:p>
              </table:table-cell>
              <table:table-cell office:value-type="float" office:value="0.491043">
                <text:p>0.4910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918119">
                <text:p>0.0918119</text:p>
              </table:table-cell>
              <table:table-cell office:value-type="float" office:value="0.491779">
                <text:p>0.4917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99466">
                <text:p>0.0899466</text:p>
              </table:table-cell>
              <table:table-cell office:value-type="float" office:value="0.492501">
                <text:p>0.4925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80757">
                <text:p>0.0880757</text:p>
              </table:table-cell>
              <table:table-cell office:value-type="float" office:value="0.493208">
                <text:p>0.4932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61993">
                <text:p>0.0861993</text:p>
              </table:table-cell>
              <table:table-cell office:value-type="float" office:value="0.4939">
                <text:p>0.49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843176">
                <text:p>0.0843176</text:p>
              </table:table-cell>
              <table:table-cell office:value-type="float" office:value="0.494577">
                <text:p>0.4945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824306">
                <text:p>0.0824306</text:p>
              </table:table-cell>
              <table:table-cell office:value-type="float" office:value="0.49524">
                <text:p>0.495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805384">
                <text:p>0.0805384</text:p>
              </table:table-cell>
              <table:table-cell office:value-type="float" office:value="0.495888">
                <text:p>0.4958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86412">
                <text:p>0.0786412</text:p>
              </table:table-cell>
              <table:table-cell office:value-type="float" office:value="0.496521">
                <text:p>0.4965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767391">
                <text:p>0.0767391</text:p>
              </table:table-cell>
              <table:table-cell office:value-type="float" office:value="0.497139">
                <text:p>0.4971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748322">
                <text:p>0.0748322</text:p>
              </table:table-cell>
              <table:table-cell office:value-type="float" office:value="0.497742">
                <text:p>0.4977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729206">
                <text:p>0.0729206</text:p>
              </table:table-cell>
              <table:table-cell office:value-type="float" office:value="0.49833">
                <text:p>0.498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710044">
                <text:p>0.0710044</text:p>
              </table:table-cell>
              <table:table-cell office:value-type="float" office:value="0.498903">
                <text:p>0.4989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690838">
                <text:p>0.0690838</text:p>
              </table:table-cell>
              <table:table-cell office:value-type="float" office:value="0.499461">
                <text:p>0.4994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71589">
                <text:p>0.0671589</text:p>
              </table:table-cell>
              <table:table-cell office:value-type="float" office:value="0.500004">
                <text:p>0.5000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52298">
                <text:p>0.0652298</text:p>
              </table:table-cell>
              <table:table-cell office:value-type="float" office:value="0.500532">
                <text:p>0.5005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632966">
                <text:p>0.0632966</text:p>
              </table:table-cell>
              <table:table-cell office:value-type="float" office:value="0.501044">
                <text:p>0.5010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613595">
                <text:p>0.0613595</text:p>
              </table:table-cell>
              <table:table-cell office:value-type="float" office:value="0.501542">
                <text:p>0.5015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94184">
                <text:p>0.0594184</text:p>
              </table:table-cell>
              <table:table-cell office:value-type="float" office:value="0.502024">
                <text:p>0.5020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74737">
                <text:p>0.0574737</text:p>
              </table:table-cell>
              <table:table-cell office:value-type="float" office:value="0.502491">
                <text:p>0.502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55254">
                <text:p>0.0555254</text:p>
              </table:table-cell>
              <table:table-cell office:value-type="float" office:value="0.502942">
                <text:p>0.5029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35735">
                <text:p>0.0535735</text:p>
              </table:table-cell>
              <table:table-cell office:value-type="float" office:value="0.503379">
                <text:p>0.5033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16183">
                <text:p>0.0516183</text:p>
              </table:table-cell>
              <table:table-cell office:value-type="float" office:value="0.5038">
                <text:p>0.50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496599">
                <text:p>0.0496599</text:p>
              </table:table-cell>
              <table:table-cell office:value-type="float" office:value="0.504205">
                <text:p>0.5042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76983">
                <text:p>0.0476983</text:p>
              </table:table-cell>
              <table:table-cell office:value-type="float" office:value="0.504595">
                <text:p>0.5045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457337">
                <text:p>0.0457337</text:p>
              </table:table-cell>
              <table:table-cell office:value-type="float" office:value="0.50497">
                <text:p>0.504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437663">
                <text:p>0.0437663</text:p>
              </table:table-cell>
              <table:table-cell office:value-type="float" office:value="0.505329">
                <text:p>0.5053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417961">
                <text:p>0.0417961</text:p>
              </table:table-cell>
              <table:table-cell office:value-type="float" office:value="0.505673">
                <text:p>0.5056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98232">
                <text:p>0.0398232</text:p>
              </table:table-cell>
              <table:table-cell office:value-type="float" office:value="0.506002">
                <text:p>0.506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78478">
                <text:p>0.0378478</text:p>
              </table:table-cell>
              <table:table-cell office:value-type="float" office:value="0.506315">
                <text:p>0.5063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587">
                <text:p>0.03587</text:p>
              </table:table-cell>
              <table:table-cell office:value-type="float" office:value="0.506612">
                <text:p>0.5066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389">
                <text:p>0.03389</text:p>
              </table:table-cell>
              <table:table-cell office:value-type="float" office:value="0.506894">
                <text:p>0.5068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19078">
                <text:p>0.0319078</text:p>
              </table:table-cell>
              <table:table-cell office:value-type="float" office:value="0.50716">
                <text:p>0.507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99236">
                <text:p>0.0299236</text:p>
              </table:table-cell>
              <table:table-cell office:value-type="float" office:value="0.507411">
                <text:p>0.5074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79374">
                <text:p>0.0279374</text:p>
              </table:table-cell>
              <table:table-cell office:value-type="float" office:value="0.507646">
                <text:p>0.5076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59495">
                <text:p>0.0259495</text:p>
              </table:table-cell>
              <table:table-cell office:value-type="float" office:value="0.507865">
                <text:p>0.5078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39599">
                <text:p>0.0239599</text:p>
              </table:table-cell>
              <table:table-cell office:value-type="float" office:value="0.508069">
                <text:p>0.5080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19688">
                <text:p>0.0219688</text:p>
              </table:table-cell>
              <table:table-cell office:value-type="float" office:value="0.508257">
                <text:p>0.5082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99763">
                <text:p>0.0199763</text:p>
              </table:table-cell>
              <table:table-cell office:value-type="float" office:value="0.50843">
                <text:p>0.508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79824">
                <text:p>0.0179824</text:p>
              </table:table-cell>
              <table:table-cell office:value-type="float" office:value="0.508587">
                <text:p>0.5085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59874">
                <text:p>0.0159874</text:p>
              </table:table-cell>
              <table:table-cell office:value-type="float" office:value="0.508728">
                <text:p>0.5087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39914">
                <text:p>0.0139914</text:p>
              </table:table-cell>
              <table:table-cell office:value-type="float" office:value="0.508854">
                <text:p>0.5088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19944">
                <text:p>0.0119944</text:p>
              </table:table-cell>
              <table:table-cell office:value-type="float" office:value="0.508963">
                <text:p>0.508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999661">
                <text:p>0.00999661</text:p>
              </table:table-cell>
              <table:table-cell office:value-type="float" office:value="0.509058">
                <text:p>0.5090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799815">
                <text:p>0.00799815</text:p>
              </table:table-cell>
              <table:table-cell office:value-type="float" office:value="0.509136">
                <text:p>0.5091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599914">
                <text:p>0.00599914</text:p>
              </table:table-cell>
              <table:table-cell office:value-type="float" office:value="0.509199">
                <text:p>0.5091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99969">
                <text:p>0.00399969</text:p>
              </table:table-cell>
              <table:table-cell office:value-type="float" office:value="0.509246">
                <text:p>0.5092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99994">
                <text:p>0.00199994</text:p>
              </table:table-cell>
              <table:table-cell office:value-type="float" office:value="0.509277">
                <text:p>0.5092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12033E-015">
                <text:p>3.12033E-015</text:p>
              </table:table-cell>
              <table:table-cell office:value-type="float" office:value="0.509293">
                <text:p>0.5092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02">
                <text:p>-0.002</text:p>
              </table:table-cell>
              <table:table-cell office:value-type="float" office:value="0.509293">
                <text:p>0.5092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0399994">
                <text:p>-0.00399994</text:p>
              </table:table-cell>
              <table:table-cell office:value-type="float" office:value="0.509277">
                <text:p>0.5092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0599969">
                <text:p>-0.00599969</text:p>
              </table:table-cell>
              <table:table-cell office:value-type="float" office:value="0.509246">
                <text:p>0.5092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0799914">
                <text:p>-0.00799914</text:p>
              </table:table-cell>
              <table:table-cell office:value-type="float" office:value="0.509199">
                <text:p>0.5091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0999815">
                <text:p>-0.00999815</text:p>
              </table:table-cell>
              <table:table-cell office:value-type="float" office:value="0.509136">
                <text:p>0.5091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119966">
                <text:p>-0.0119966</text:p>
              </table:table-cell>
              <table:table-cell office:value-type="float" office:value="0.509058">
                <text:p>0.5090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139944">
                <text:p>-0.0139944</text:p>
              </table:table-cell>
              <table:table-cell office:value-type="float" office:value="0.508963">
                <text:p>0.5089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159914">
                <text:p>-0.0159914</text:p>
              </table:table-cell>
              <table:table-cell office:value-type="float" office:value="0.508854">
                <text:p>0.5088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179874">
                <text:p>-0.0179874</text:p>
              </table:table-cell>
              <table:table-cell office:value-type="float" office:value="0.508728">
                <text:p>0.5087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199824">
                <text:p>-0.0199824</text:p>
              </table:table-cell>
              <table:table-cell office:value-type="float" office:value="0.508587">
                <text:p>0.5085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219763">
                <text:p>-0.0219763</text:p>
              </table:table-cell>
              <table:table-cell office:value-type="float" office:value="0.50843">
                <text:p>0.508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239688">
                <text:p>-0.0239688</text:p>
              </table:table-cell>
              <table:table-cell office:value-type="float" office:value="0.508257">
                <text:p>0.5082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259599">
                <text:p>-0.0259599</text:p>
              </table:table-cell>
              <table:table-cell office:value-type="float" office:value="0.508069">
                <text:p>0.5080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279495">
                <text:p>-0.0279495</text:p>
              </table:table-cell>
              <table:table-cell office:value-type="float" office:value="0.507865">
                <text:p>0.5078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299374">
                <text:p>-0.0299374</text:p>
              </table:table-cell>
              <table:table-cell office:value-type="float" office:value="0.507646">
                <text:p>0.5076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319236">
                <text:p>-0.0319236</text:p>
              </table:table-cell>
              <table:table-cell office:value-type="float" office:value="0.507411">
                <text:p>0.5074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339078">
                <text:p>-0.0339078</text:p>
              </table:table-cell>
              <table:table-cell office:value-type="float" office:value="0.50716">
                <text:p>0.507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3589">
                <text:p>-0.03589</text:p>
              </table:table-cell>
              <table:table-cell office:value-type="float" office:value="0.506894">
                <text:p>0.5068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3787">
                <text:p>-0.03787</text:p>
              </table:table-cell>
              <table:table-cell office:value-type="float" office:value="0.506612">
                <text:p>0.5066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398478">
                <text:p>-0.0398478</text:p>
              </table:table-cell>
              <table:table-cell office:value-type="float" office:value="0.506315">
                <text:p>0.5063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418232">
                <text:p>-0.0418232</text:p>
              </table:table-cell>
              <table:table-cell office:value-type="float" office:value="0.506002">
                <text:p>0.5060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437961">
                <text:p>-0.0437961</text:p>
              </table:table-cell>
              <table:table-cell office:value-type="float" office:value="0.505673">
                <text:p>0.5056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457663">
                <text:p>-0.0457663</text:p>
              </table:table-cell>
              <table:table-cell office:value-type="float" office:value="0.505329">
                <text:p>0.5053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477337">
                <text:p>-0.0477337</text:p>
              </table:table-cell>
              <table:table-cell office:value-type="float" office:value="0.50497">
                <text:p>0.504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496983">
                <text:p>-0.0496983</text:p>
              </table:table-cell>
              <table:table-cell office:value-type="float" office:value="0.504595">
                <text:p>0.5045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516599">
                <text:p>-0.0516599</text:p>
              </table:table-cell>
              <table:table-cell office:value-type="float" office:value="0.504205">
                <text:p>0.5042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536183">
                <text:p>-0.0536183</text:p>
              </table:table-cell>
              <table:table-cell office:value-type="float" office:value="0.5038">
                <text:p>0.50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555735">
                <text:p>-0.0555735</text:p>
              </table:table-cell>
              <table:table-cell office:value-type="float" office:value="0.503379">
                <text:p>0.5033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575254">
                <text:p>-0.0575254</text:p>
              </table:table-cell>
              <table:table-cell office:value-type="float" office:value="0.502942">
                <text:p>0.5029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594737">
                <text:p>-0.0594737</text:p>
              </table:table-cell>
              <table:table-cell office:value-type="float" office:value="0.502491">
                <text:p>0.5024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614184">
                <text:p>-0.0614184</text:p>
              </table:table-cell>
              <table:table-cell office:value-type="float" office:value="0.502024">
                <text:p>0.5020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633595">
                <text:p>-0.0633595</text:p>
              </table:table-cell>
              <table:table-cell office:value-type="float" office:value="0.501542">
                <text:p>0.5015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652966">
                <text:p>-0.0652966</text:p>
              </table:table-cell>
              <table:table-cell office:value-type="float" office:value="0.501044">
                <text:p>0.5010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672298">
                <text:p>-0.0672298</text:p>
              </table:table-cell>
              <table:table-cell office:value-type="float" office:value="0.500532">
                <text:p>0.5005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691589">
                <text:p>-0.0691589</text:p>
              </table:table-cell>
              <table:table-cell office:value-type="float" office:value="0.500004">
                <text:p>0.5000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710838">
                <text:p>-0.0710838</text:p>
              </table:table-cell>
              <table:table-cell office:value-type="float" office:value="0.499461">
                <text:p>0.4994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730044">
                <text:p>-0.0730044</text:p>
              </table:table-cell>
              <table:table-cell office:value-type="float" office:value="0.498903">
                <text:p>0.4989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749206">
                <text:p>-0.0749206</text:p>
              </table:table-cell>
              <table:table-cell office:value-type="float" office:value="0.49833">
                <text:p>0.498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768322">
                <text:p>-0.0768322</text:p>
              </table:table-cell>
              <table:table-cell office:value-type="float" office:value="0.497742">
                <text:p>0.4977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787391">
                <text:p>-0.0787391</text:p>
              </table:table-cell>
              <table:table-cell office:value-type="float" office:value="0.497139">
                <text:p>0.497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806412">
                <text:p>-0.0806412</text:p>
              </table:table-cell>
              <table:table-cell office:value-type="float" office:value="0.496521">
                <text:p>0.4965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825384">
                <text:p>-0.0825384</text:p>
              </table:table-cell>
              <table:table-cell office:value-type="float" office:value="0.495888">
                <text:p>0.4958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844306">
                <text:p>-0.0844306</text:p>
              </table:table-cell>
              <table:table-cell office:value-type="float" office:value="0.49524">
                <text:p>0.495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863176">
                <text:p>-0.0863176</text:p>
              </table:table-cell>
              <table:table-cell office:value-type="float" office:value="0.494577">
                <text:p>0.4945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881993">
                <text:p>-0.0881993</text:p>
              </table:table-cell>
              <table:table-cell office:value-type="float" office:value="0.4939">
                <text:p>0.49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900757">
                <text:p>-0.0900757</text:p>
              </table:table-cell>
              <table:table-cell office:value-type="float" office:value="0.493208">
                <text:p>0.4932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919466">
                <text:p>-0.0919466</text:p>
              </table:table-cell>
              <table:table-cell office:value-type="float" office:value="0.492501">
                <text:p>0.4925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938119">
                <text:p>-0.0938119</text:p>
              </table:table-cell>
              <table:table-cell office:value-type="float" office:value="0.491779">
                <text:p>0.4917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956714">
                <text:p>-0.0956714</text:p>
              </table:table-cell>
              <table:table-cell office:value-type="float" office:value="0.491043">
                <text:p>0.4910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975252">
                <text:p>-0.0975252</text:p>
              </table:table-cell>
              <table:table-cell office:value-type="float" office:value="0.490292">
                <text:p>0.4902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993729">
                <text:p>-0.0993729</text:p>
              </table:table-cell>
              <table:table-cell office:value-type="float" office:value="0.489527">
                <text:p>0.4895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01215">
                <text:p>-0.101215</text:p>
              </table:table-cell>
              <table:table-cell office:value-type="float" office:value="0.488747">
                <text:p>0.4887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0305">
                <text:p>-0.10305</text:p>
              </table:table-cell>
              <table:table-cell office:value-type="float" office:value="0.487953">
                <text:p>0.4879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04879">
                <text:p>-0.104879</text:p>
              </table:table-cell>
              <table:table-cell office:value-type="float" office:value="0.487144">
                <text:p>0.4871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06702">
                <text:p>-0.106702</text:p>
              </table:table-cell>
              <table:table-cell office:value-type="float" office:value="0.486321">
                <text:p>0.4863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08518">
                <text:p>-0.108518</text:p>
              </table:table-cell>
              <table:table-cell office:value-type="float" office:value="0.485484">
                <text:p>0.4854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110328">
                <text:p>-0.110328</text:p>
              </table:table-cell>
              <table:table-cell office:value-type="float" office:value="0.484632">
                <text:p>0.4846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112131">
                <text:p>-0.112131</text:p>
              </table:table-cell>
              <table:table-cell office:value-type="float" office:value="0.483766">
                <text:p>0.4837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113927">
                <text:p>-0.113927</text:p>
              </table:table-cell>
              <table:table-cell office:value-type="float" office:value="0.482886">
                <text:p>0.4828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115716">
                <text:p>-0.115716</text:p>
              </table:table-cell>
              <table:table-cell office:value-type="float" office:value="0.481992">
                <text:p>0.481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117498">
                <text:p>-0.117498</text:p>
              </table:table-cell>
              <table:table-cell office:value-type="float" office:value="0.481084">
                <text:p>0.4810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119273">
                <text:p>-0.119273</text:p>
              </table:table-cell>
              <table:table-cell office:value-type="float" office:value="0.480162">
                <text:p>0.4801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121041">
                <text:p>-0.121041</text:p>
              </table:table-cell>
              <table:table-cell office:value-type="float" office:value="0.479227">
                <text:p>0.4792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122801">
                <text:p>-0.122801</text:p>
              </table:table-cell>
              <table:table-cell office:value-type="float" office:value="0.478277">
                <text:p>0.4782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124553">
                <text:p>-0.124553</text:p>
              </table:table-cell>
              <table:table-cell office:value-type="float" office:value="0.477313">
                <text:p>0.4773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126298">
                <text:p>-0.126298</text:p>
              </table:table-cell>
              <table:table-cell office:value-type="float" office:value="0.476336">
                <text:p>0.4763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128035">
                <text:p>-0.128035</text:p>
              </table:table-cell>
              <table:table-cell office:value-type="float" office:value="0.475345">
                <text:p>0.4753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129765">
                <text:p>-0.129765</text:p>
              </table:table-cell>
              <table:table-cell office:value-type="float" office:value="0.474341">
                <text:p>0.4743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131486">
                <text:p>-0.131486</text:p>
              </table:table-cell>
              <table:table-cell office:value-type="float" office:value="0.473323">
                <text:p>0.4733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1332">
                <text:p>-0.1332</text:p>
              </table:table-cell>
              <table:table-cell office:value-type="float" office:value="0.472291">
                <text:p>0.4722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134905">
                <text:p>-0.134905</text:p>
              </table:table-cell>
              <table:table-cell office:value-type="float" office:value="0.471246">
                <text:p>0.4712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136602">
                <text:p>-0.136602</text:p>
              </table:table-cell>
              <table:table-cell office:value-type="float" office:value="0.470188">
                <text:p>0.4701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138291">
                <text:p>-0.138291</text:p>
              </table:table-cell>
              <table:table-cell office:value-type="float" office:value="0.469116">
                <text:p>0.4691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139971">
                <text:p>-0.139971</text:p>
              </table:table-cell>
              <table:table-cell office:value-type="float" office:value="0.468031">
                <text:p>0.4680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141643">
                <text:p>-0.141643</text:p>
              </table:table-cell>
              <table:table-cell office:value-type="float" office:value="0.466933">
                <text:p>0.4669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143306">
                <text:p>-0.143306</text:p>
              </table:table-cell>
              <table:table-cell office:value-type="float" office:value="0.465822">
                <text:p>0.4658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14496">
                <text:p>-0.14496</text:p>
              </table:table-cell>
              <table:table-cell office:value-type="float" office:value="0.464698">
                <text:p>0.4646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46605">
                <text:p>-0.146605</text:p>
              </table:table-cell>
              <table:table-cell office:value-type="float" office:value="0.463561">
                <text:p>0.4635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148241">
                <text:p>-0.148241</text:p>
              </table:table-cell>
              <table:table-cell office:value-type="float" office:value="0.462411">
                <text:p>0.4624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49868">
                <text:p>-0.149868</text:p>
              </table:table-cell>
              <table:table-cell office:value-type="float" office:value="0.461248">
                <text:p>0.4612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151487">
                <text:p>-0.151487</text:p>
              </table:table-cell>
              <table:table-cell office:value-type="float" office:value="0.460072">
                <text:p>0.4600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153095">
                <text:p>-0.153095</text:p>
              </table:table-cell>
              <table:table-cell office:value-type="float" office:value="0.458884">
                <text:p>0.4588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154695">
                <text:p>-0.154695</text:p>
              </table:table-cell>
              <table:table-cell office:value-type="float" office:value="0.457683">
                <text:p>0.4576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56285">
                <text:p>-0.156285</text:p>
              </table:table-cell>
              <table:table-cell office:value-type="float" office:value="0.45647">
                <text:p>0.456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157865">
                <text:p>-0.157865</text:p>
              </table:table-cell>
              <table:table-cell office:value-type="float" office:value="0.455244">
                <text:p>0.4552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159435">
                <text:p>-0.159435</text:p>
              </table:table-cell>
              <table:table-cell office:value-type="float" office:value="0.454006">
                <text:p>0.4540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60996">
                <text:p>-0.160996</text:p>
              </table:table-cell>
              <table:table-cell office:value-type="float" office:value="0.452755">
                <text:p>0.4527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62547">
                <text:p>-0.162547</text:p>
              </table:table-cell>
              <table:table-cell office:value-type="float" office:value="0.451493">
                <text:p>0.4514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164088">
                <text:p>-0.164088</text:p>
              </table:table-cell>
              <table:table-cell office:value-type="float" office:value="0.450218">
                <text:p>0.4502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65619">
                <text:p>-0.165619</text:p>
              </table:table-cell>
              <table:table-cell office:value-type="float" office:value="0.448931">
                <text:p>0.4489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6714">
                <text:p>-0.16714</text:p>
              </table:table-cell>
              <table:table-cell office:value-type="float" office:value="0.447632">
                <text:p>0.4476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168651">
                <text:p>-0.168651</text:p>
              </table:table-cell>
              <table:table-cell office:value-type="float" office:value="0.446321">
                <text:p>0.4463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170151">
                <text:p>-0.170151</text:p>
              </table:table-cell>
              <table:table-cell office:value-type="float" office:value="0.444999">
                <text:p>0.4449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171641">
                <text:p>-0.171641</text:p>
              </table:table-cell>
              <table:table-cell office:value-type="float" office:value="0.443664">
                <text:p>0.4436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17312">
                <text:p>-0.17312</text:p>
              </table:table-cell>
              <table:table-cell office:value-type="float" office:value="0.442318">
                <text:p>0.4423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174589">
                <text:p>-0.174589</text:p>
              </table:table-cell>
              <table:table-cell office:value-type="float" office:value="0.440961">
                <text:p>0.4409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176047">
                <text:p>-0.176047</text:p>
              </table:table-cell>
              <table:table-cell office:value-type="float" office:value="0.439591">
                <text:p>0.4395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177494">
                <text:p>-0.177494</text:p>
              </table:table-cell>
              <table:table-cell office:value-type="float" office:value="0.438211">
                <text:p>0.4382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17893">
                <text:p>-0.17893</text:p>
              </table:table-cell>
              <table:table-cell office:value-type="float" office:value="0.436819">
                <text:p>0.4368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180355">
                <text:p>-0.180355</text:p>
              </table:table-cell>
              <table:table-cell office:value-type="float" office:value="0.435416">
                <text:p>0.4354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181769">
                <text:p>-0.181769</text:p>
              </table:table-cell>
              <table:table-cell office:value-type="float" office:value="0.434002">
                <text:p>0.4340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183173">
                <text:p>-0.183173</text:p>
              </table:table-cell>
              <table:table-cell office:value-type="float" office:value="0.432577">
                <text:p>0.4325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184564">
                <text:p>-0.184564</text:p>
              </table:table-cell>
              <table:table-cell office:value-type="float" office:value="0.43114">
                <text:p>0.431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185945">
                <text:p>-0.185945</text:p>
              </table:table-cell>
              <table:table-cell office:value-type="float" office:value="0.429693">
                <text:p>0.4296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187314">
                <text:p>-0.187314</text:p>
              </table:table-cell>
              <table:table-cell office:value-type="float" office:value="0.428235">
                <text:p>0.4282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188672">
                <text:p>-0.188672</text:p>
              </table:table-cell>
              <table:table-cell office:value-type="float" office:value="0.426767">
                <text:p>0.4267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190018">
                <text:p>-0.190018</text:p>
              </table:table-cell>
              <table:table-cell office:value-type="float" office:value="0.425287">
                <text:p>0.4252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191352">
                <text:p>-0.191352</text:p>
              </table:table-cell>
              <table:table-cell office:value-type="float" office:value="0.423798">
                <text:p>0.4237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92675">
                <text:p>-0.192675</text:p>
              </table:table-cell>
              <table:table-cell office:value-type="float" office:value="0.422297">
                <text:p>0.4222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93985">
                <text:p>-0.193985</text:p>
              </table:table-cell>
              <table:table-cell office:value-type="float" office:value="0.420787">
                <text:p>0.42078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95284">
                <text:p>-0.195284</text:p>
              </table:table-cell>
              <table:table-cell office:value-type="float" office:value="0.419266">
                <text:p>0.4192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96571">
                <text:p>-0.196571</text:p>
              </table:table-cell>
              <table:table-cell office:value-type="float" office:value="0.417735">
                <text:p>0.4177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197846">
                <text:p>-0.197846</text:p>
              </table:table-cell>
              <table:table-cell office:value-type="float" office:value="0.416194">
                <text:p>0.4161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199109">
                <text:p>-0.199109</text:p>
              </table:table-cell>
              <table:table-cell office:value-type="float" office:value="0.414643">
                <text:p>0.4146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200359">
                <text:p>-0.200359</text:p>
              </table:table-cell>
              <table:table-cell office:value-type="float" office:value="0.413082">
                <text:p>0.4130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201597">
                <text:p>-0.201597</text:p>
              </table:table-cell>
              <table:table-cell office:value-type="float" office:value="0.411511">
                <text:p>0.4115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202823">
                <text:p>-0.202823</text:p>
              </table:table-cell>
              <table:table-cell office:value-type="float" office:value="0.409931">
                <text:p>0.4099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204037">
                <text:p>-0.204037</text:p>
              </table:table-cell>
              <table:table-cell office:value-type="float" office:value="0.408341">
                <text:p>0.4083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205237">
                <text:p>-0.205237</text:p>
              </table:table-cell>
              <table:table-cell office:value-type="float" office:value="0.406742">
                <text:p>0.4067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206426">
                <text:p>-0.206426</text:p>
              </table:table-cell>
              <table:table-cell office:value-type="float" office:value="0.405133">
                <text:p>0.4051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207601">
                <text:p>-0.207601</text:p>
              </table:table-cell>
              <table:table-cell office:value-type="float" office:value="0.403515">
                <text:p>0.4035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208764">
                <text:p>-0.208764</text:p>
              </table:table-cell>
              <table:table-cell office:value-type="float" office:value="0.401888">
                <text:p>0.4018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209914">
                <text:p>-0.209914</text:p>
              </table:table-cell>
              <table:table-cell office:value-type="float" office:value="0.400252">
                <text:p>0.4002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211051">
                <text:p>-0.211051</text:p>
              </table:table-cell>
              <table:table-cell office:value-type="float" office:value="0.398606">
                <text:p>0.3986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212175">
                <text:p>-0.212175</text:p>
              </table:table-cell>
              <table:table-cell office:value-type="float" office:value="0.396952">
                <text:p>0.3969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213286">
                <text:p>-0.213286</text:p>
              </table:table-cell>
              <table:table-cell office:value-type="float" office:value="0.395289">
                <text:p>0.3952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214385">
                <text:p>-0.214385</text:p>
              </table:table-cell>
              <table:table-cell office:value-type="float" office:value="0.393618">
                <text:p>0.3936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215469">
                <text:p>-0.215469</text:p>
              </table:table-cell>
              <table:table-cell office:value-type="float" office:value="0.391937">
                <text:p>0.3919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216541">
                <text:p>-0.216541</text:p>
              </table:table-cell>
              <table:table-cell office:value-type="float" office:value="0.390249">
                <text:p>0.3902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217599">
                <text:p>-0.217599</text:p>
              </table:table-cell>
              <table:table-cell office:value-type="float" office:value="0.388552">
                <text:p>0.3885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218644">
                <text:p>-0.218644</text:p>
              </table:table-cell>
              <table:table-cell office:value-type="float" office:value="0.386846">
                <text:p>0.3868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219676">
                <text:p>-0.219676</text:p>
              </table:table-cell>
              <table:table-cell office:value-type="float" office:value="0.385133">
                <text:p>0.3851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220694">
                <text:p>-0.220694</text:p>
              </table:table-cell>
              <table:table-cell office:value-type="float" office:value="0.383412">
                <text:p>0.3834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221699">
                <text:p>-0.221699</text:p>
              </table:table-cell>
              <table:table-cell office:value-type="float" office:value="0.381682">
                <text:p>0.3816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22269">
                <text:p>-0.22269</text:p>
              </table:table-cell>
              <table:table-cell office:value-type="float" office:value="0.379945">
                <text:p>0.3799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223667">
                <text:p>-0.223667</text:p>
              </table:table-cell>
              <table:table-cell office:value-type="float" office:value="0.3782">
                <text:p>0.37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22463">
                <text:p>-0.22463</text:p>
              </table:table-cell>
              <table:table-cell office:value-type="float" office:value="0.376447">
                <text:p>0.3764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22558">
                <text:p>-0.22558</text:p>
              </table:table-cell>
              <table:table-cell office:value-type="float" office:value="0.374687">
                <text:p>0.3746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226516">
                <text:p>-0.226516</text:p>
              </table:table-cell>
              <table:table-cell office:value-type="float" office:value="0.37292">
                <text:p>0.372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227438">
                <text:p>-0.227438</text:p>
              </table:table-cell>
              <table:table-cell office:value-type="float" office:value="0.371145">
                <text:p>0.3711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228346">
                <text:p>-0.228346</text:p>
              </table:table-cell>
              <table:table-cell office:value-type="float" office:value="0.369363">
                <text:p>0.3693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22924">
                <text:p>-0.22924</text:p>
              </table:table-cell>
              <table:table-cell office:value-type="float" office:value="0.367574">
                <text:p>0.3675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23012">
                <text:p>-0.23012</text:p>
              </table:table-cell>
              <table:table-cell office:value-type="float" office:value="0.365778">
                <text:p>0.3657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230985">
                <text:p>-0.230985</text:p>
              </table:table-cell>
              <table:table-cell office:value-type="float" office:value="0.363975">
                <text:p>0.3639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231837">
                <text:p>-0.231837</text:p>
              </table:table-cell>
              <table:table-cell office:value-type="float" office:value="0.362165">
                <text:p>0.3621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232674">
                <text:p>-0.232674</text:p>
              </table:table-cell>
              <table:table-cell office:value-type="float" office:value="0.360349">
                <text:p>0.3603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233497">
                <text:p>-0.233497</text:p>
              </table:table-cell>
              <table:table-cell office:value-type="float" office:value="0.358526">
                <text:p>0.35852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234306">
                <text:p>-0.234306</text:p>
              </table:table-cell>
              <table:table-cell office:value-type="float" office:value="0.356697">
                <text:p>0.3566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2351">
                <text:p>-0.2351</text:p>
              </table:table-cell>
              <table:table-cell office:value-type="float" office:value="0.354861">
                <text:p>0.3548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23588">
                <text:p>-0.23588</text:p>
              </table:table-cell>
              <table:table-cell office:value-type="float" office:value="0.35302">
                <text:p>0.353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236645">
                <text:p>-0.236645</text:p>
              </table:table-cell>
              <table:table-cell office:value-type="float" office:value="0.351172">
                <text:p>0.3511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237396">
                <text:p>-0.237396</text:p>
              </table:table-cell>
              <table:table-cell office:value-type="float" office:value="0.349318">
                <text:p>0.3493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238133">
                <text:p>-0.238133</text:p>
              </table:table-cell>
              <table:table-cell office:value-type="float" office:value="0.347458">
                <text:p>0.3474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238854">
                <text:p>-0.238854</text:p>
              </table:table-cell>
              <table:table-cell office:value-type="float" office:value="0.345593">
                <text:p>0.3455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239561">
                <text:p>-0.239561</text:p>
              </table:table-cell>
              <table:table-cell office:value-type="float" office:value="0.343722">
                <text:p>0.3437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240253">
                <text:p>-0.240253</text:p>
              </table:table-cell>
              <table:table-cell office:value-type="float" office:value="0.341846">
                <text:p>0.3418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240931">
                <text:p>-0.240931</text:p>
              </table:table-cell>
              <table:table-cell office:value-type="float" office:value="0.339964">
                <text:p>0.3399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241594">
                <text:p>-0.241594</text:p>
              </table:table-cell>
              <table:table-cell office:value-type="float" office:value="0.338077">
                <text:p>0.3380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242241">
                <text:p>-0.242241</text:p>
              </table:table-cell>
              <table:table-cell office:value-type="float" office:value="0.336185">
                <text:p>0.3361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242874">
                <text:p>-0.242874</text:p>
              </table:table-cell>
              <table:table-cell office:value-type="float" office:value="0.334288">
                <text:p>0.3342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243492">
                <text:p>-0.243492</text:p>
              </table:table-cell>
              <table:table-cell office:value-type="float" office:value="0.332386">
                <text:p>0.3323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244095">
                <text:p>-0.244095</text:p>
              </table:table-cell>
              <table:table-cell office:value-type="float" office:value="0.330479">
                <text:p>0.3304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244683">
                <text:p>-0.244683</text:p>
              </table:table-cell>
              <table:table-cell office:value-type="float" office:value="0.328567">
                <text:p>0.3285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245257">
                <text:p>-0.245257</text:p>
              </table:table-cell>
              <table:table-cell office:value-type="float" office:value="0.326651">
                <text:p>0.3266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245815">
                <text:p>-0.245815</text:p>
              </table:table-cell>
              <table:table-cell office:value-type="float" office:value="0.32473">
                <text:p>0.324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246357">
                <text:p>-0.246357</text:p>
              </table:table-cell>
              <table:table-cell office:value-type="float" office:value="0.322806">
                <text:p>0.3228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246885">
                <text:p>-0.246885</text:p>
              </table:table-cell>
              <table:table-cell office:value-type="float" office:value="0.320876">
                <text:p>0.3208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247398">
                <text:p>-0.247398</text:p>
              </table:table-cell>
              <table:table-cell office:value-type="float" office:value="0.318943">
                <text:p>0.31894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247895">
                <text:p>-0.247895</text:p>
              </table:table-cell>
              <table:table-cell office:value-type="float" office:value="0.317006">
                <text:p>0.3170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248377">
                <text:p>-0.248377</text:p>
              </table:table-cell>
              <table:table-cell office:value-type="float" office:value="0.315065">
                <text:p>0.3150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248844">
                <text:p>-0.248844</text:p>
              </table:table-cell>
              <table:table-cell office:value-type="float" office:value="0.31312">
                <text:p>0.313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249296">
                <text:p>-0.249296</text:p>
              </table:table-cell>
              <table:table-cell office:value-type="float" office:value="0.311172">
                <text:p>0.3111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249732">
                <text:p>-0.249732</text:p>
              </table:table-cell>
              <table:table-cell office:value-type="float" office:value="0.30922">
                <text:p>0.309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250153">
                <text:p>-0.250153</text:p>
              </table:table-cell>
              <table:table-cell office:value-type="float" office:value="0.307265">
                <text:p>0.3072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250559">
                <text:p>-0.250559</text:p>
              </table:table-cell>
              <table:table-cell office:value-type="float" office:value="0.305306">
                <text:p>0.3053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250949">
                <text:p>-0.250949</text:p>
              </table:table-cell>
              <table:table-cell office:value-type="float" office:value="0.303345">
                <text:p>0.3033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251323">
                <text:p>-0.251323</text:p>
              </table:table-cell>
              <table:table-cell office:value-type="float" office:value="0.30138">
                <text:p>0.301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251683">
                <text:p>-0.251683</text:p>
              </table:table-cell>
              <table:table-cell office:value-type="float" office:value="0.299413">
                <text:p>0.2994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252027">
                <text:p>-0.252027</text:p>
              </table:table-cell>
              <table:table-cell office:value-type="float" office:value="0.297443">
                <text:p>0.29744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252355">
                <text:p>-0.252355</text:p>
              </table:table-cell>
              <table:table-cell office:value-type="float" office:value="0.29547">
                <text:p>0.295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252668">
                <text:p>-0.252668</text:p>
              </table:table-cell>
              <table:table-cell office:value-type="float" office:value="0.293494">
                <text:p>0.2934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252965">
                <text:p>-0.252965</text:p>
              </table:table-cell>
              <table:table-cell office:value-type="float" office:value="0.291517">
                <text:p>0.2915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253247">
                <text:p>-0.253247</text:p>
              </table:table-cell>
              <table:table-cell office:value-type="float" office:value="0.289537">
                <text:p>0.2895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253513">
                <text:p>-0.253513</text:p>
              </table:table-cell>
              <table:table-cell office:value-type="float" office:value="0.287554">
                <text:p>0.2875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253764">
                <text:p>-0.253764</text:p>
              </table:table-cell>
              <table:table-cell office:value-type="float" office:value="0.28557">
                <text:p>0.285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253999">
                <text:p>-0.253999</text:p>
              </table:table-cell>
              <table:table-cell office:value-type="float" office:value="0.283584">
                <text:p>0.2835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254219">
                <text:p>-0.254219</text:p>
              </table:table-cell>
              <table:table-cell office:value-type="float" office:value="0.281596">
                <text:p>0.2815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254422">
                <text:p>-0.254422</text:p>
              </table:table-cell>
              <table:table-cell office:value-type="float" office:value="0.279607">
                <text:p>0.2796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254611">
                <text:p>-0.254611</text:p>
              </table:table-cell>
              <table:table-cell office:value-type="float" office:value="0.277615">
                <text:p>0.2776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254783">
                <text:p>-0.254783</text:p>
              </table:table-cell>
              <table:table-cell office:value-type="float" office:value="0.275623">
                <text:p>0.2756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25494">
                <text:p>-0.25494</text:p>
              </table:table-cell>
              <table:table-cell office:value-type="float" office:value="0.273629">
                <text:p>0.2736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255081">
                <text:p>-0.255081</text:p>
              </table:table-cell>
              <table:table-cell office:value-type="float" office:value="0.271634">
                <text:p>0.2716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255207">
                <text:p>-0.255207</text:p>
              </table:table-cell>
              <table:table-cell office:value-type="float" office:value="0.269638">
                <text:p>0.2696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255317">
                <text:p>-0.255317</text:p>
              </table:table-cell>
              <table:table-cell office:value-type="float" office:value="0.267641">
                <text:p>0.2676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255411">
                <text:p>-0.255411</text:p>
              </table:table-cell>
              <table:table-cell office:value-type="float" office:value="0.265643">
                <text:p>0.2656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25549">
                <text:p>-0.25549</text:p>
              </table:table-cell>
              <table:table-cell office:value-type="float" office:value="0.263645">
                <text:p>0.2636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255552">
                <text:p>-0.255552</text:p>
              </table:table-cell>
              <table:table-cell office:value-type="float" office:value="0.261646">
                <text:p>0.2616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255599">
                <text:p>-0.255599</text:p>
              </table:table-cell>
              <table:table-cell office:value-type="float" office:value="0.259646">
                <text:p>0.2596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255631">
                <text:p>-0.255631</text:p>
              </table:table-cell>
              <table:table-cell office:value-type="float" office:value="0.257647">
                <text:p>0.2576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255647">
                <text:p>-0.255647</text:p>
              </table:table-cell>
              <table:table-cell office:value-type="float" office:value="0.255647">
                <text:p>0.25564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255647">
                <text:p>-0.255647</text:p>
              </table:table-cell>
              <table:table-cell office:value-type="float" office:value="0.253647">
                <text:p>0.2536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255631">
                <text:p>-0.255631</text:p>
              </table:table-cell>
              <table:table-cell office:value-type="float" office:value="0.251647">
                <text:p>0.2516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255599">
                <text:p>-0.255599</text:p>
              </table:table-cell>
              <table:table-cell office:value-type="float" office:value="0.249647">
                <text:p>0.2496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255552">
                <text:p>-0.255552</text:p>
              </table:table-cell>
              <table:table-cell office:value-type="float" office:value="0.247647">
                <text:p>0.2476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25549">
                <text:p>-0.25549</text:p>
              </table:table-cell>
              <table:table-cell office:value-type="float" office:value="0.245648">
                <text:p>0.2456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255411">
                <text:p>-0.255411</text:p>
              </table:table-cell>
              <table:table-cell office:value-type="float" office:value="0.24365">
                <text:p>0.243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55317">
                <text:p>-0.255317</text:p>
              </table:table-cell>
              <table:table-cell office:value-type="float" office:value="0.241652">
                <text:p>0.2416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255207">
                <text:p>-0.255207</text:p>
              </table:table-cell>
              <table:table-cell office:value-type="float" office:value="0.239655">
                <text:p>0.2396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255081">
                <text:p>-0.255081</text:p>
              </table:table-cell>
              <table:table-cell office:value-type="float" office:value="0.237659">
                <text:p>0.2376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25494">
                <text:p>-0.25494</text:p>
              </table:table-cell>
              <table:table-cell office:value-type="float" office:value="0.235664">
                <text:p>0.2356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254783">
                <text:p>-0.254783</text:p>
              </table:table-cell>
              <table:table-cell office:value-type="float" office:value="0.23367">
                <text:p>0.233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254611">
                <text:p>-0.254611</text:p>
              </table:table-cell>
              <table:table-cell office:value-type="float" office:value="0.231678">
                <text:p>0.2316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254422">
                <text:p>-0.254422</text:p>
              </table:table-cell>
              <table:table-cell office:value-type="float" office:value="0.229687">
                <text:p>0.2296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254219">
                <text:p>-0.254219</text:p>
              </table:table-cell>
              <table:table-cell office:value-type="float" office:value="0.227697">
                <text:p>0.2276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253999">
                <text:p>-0.253999</text:p>
              </table:table-cell>
              <table:table-cell office:value-type="float" office:value="0.225709">
                <text:p>0.2257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253764">
                <text:p>-0.253764</text:p>
              </table:table-cell>
              <table:table-cell office:value-type="float" office:value="0.223723">
                <text:p>0.2237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253513">
                <text:p>-0.253513</text:p>
              </table:table-cell>
              <table:table-cell office:value-type="float" office:value="0.221739">
                <text:p>0.2217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253247">
                <text:p>-0.253247</text:p>
              </table:table-cell>
              <table:table-cell office:value-type="float" office:value="0.219757">
                <text:p>0.2197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252965">
                <text:p>-0.252965</text:p>
              </table:table-cell>
              <table:table-cell office:value-type="float" office:value="0.217777">
                <text:p>0.2177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252668">
                <text:p>-0.252668</text:p>
              </table:table-cell>
              <table:table-cell office:value-type="float" office:value="0.215799">
                <text:p>0.2157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252355">
                <text:p>-0.252355</text:p>
              </table:table-cell>
              <table:table-cell office:value-type="float" office:value="0.213823">
                <text:p>0.2138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252027">
                <text:p>-0.252027</text:p>
              </table:table-cell>
              <table:table-cell office:value-type="float" office:value="0.211851">
                <text:p>0.2118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251683">
                <text:p>-0.251683</text:p>
              </table:table-cell>
              <table:table-cell office:value-type="float" office:value="0.20988">
                <text:p>0.209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251323">
                <text:p>-0.251323</text:p>
              </table:table-cell>
              <table:table-cell office:value-type="float" office:value="0.207913">
                <text:p>0.2079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250949">
                <text:p>-0.250949</text:p>
              </table:table-cell>
              <table:table-cell office:value-type="float" office:value="0.205948">
                <text:p>0.2059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250559">
                <text:p>-0.250559</text:p>
              </table:table-cell>
              <table:table-cell office:value-type="float" office:value="0.203987">
                <text:p>0.2039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250153">
                <text:p>-0.250153</text:p>
              </table:table-cell>
              <table:table-cell office:value-type="float" office:value="0.202028">
                <text:p>0.2020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249732">
                <text:p>-0.249732</text:p>
              </table:table-cell>
              <table:table-cell office:value-type="float" office:value="0.200073">
                <text:p>0.2000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249296">
                <text:p>-0.249296</text:p>
              </table:table-cell>
              <table:table-cell office:value-type="float" office:value="0.198121">
                <text:p>0.1981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248844">
                <text:p>-0.248844</text:p>
              </table:table-cell>
              <table:table-cell office:value-type="float" office:value="0.196173">
                <text:p>0.1961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248377">
                <text:p>-0.248377</text:p>
              </table:table-cell>
              <table:table-cell office:value-type="float" office:value="0.194228">
                <text:p>0.1942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247895">
                <text:p>-0.247895</text:p>
              </table:table-cell>
              <table:table-cell office:value-type="float" office:value="0.192287">
                <text:p>0.19228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247398">
                <text:p>-0.247398</text:p>
              </table:table-cell>
              <table:table-cell office:value-type="float" office:value="0.19035">
                <text:p>0.190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246885">
                <text:p>-0.246885</text:p>
              </table:table-cell>
              <table:table-cell office:value-type="float" office:value="0.188417">
                <text:p>0.1884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246357">
                <text:p>-0.246357</text:p>
              </table:table-cell>
              <table:table-cell office:value-type="float" office:value="0.186488">
                <text:p>0.1864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245815">
                <text:p>-0.245815</text:p>
              </table:table-cell>
              <table:table-cell office:value-type="float" office:value="0.184563">
                <text:p>0.1845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245257">
                <text:p>-0.245257</text:p>
              </table:table-cell>
              <table:table-cell office:value-type="float" office:value="0.182642">
                <text:p>0.1826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244683">
                <text:p>-0.244683</text:p>
              </table:table-cell>
              <table:table-cell office:value-type="float" office:value="0.180726">
                <text:p>0.18072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244095">
                <text:p>-0.244095</text:p>
              </table:table-cell>
              <table:table-cell office:value-type="float" office:value="0.178814">
                <text:p>0.1788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243492">
                <text:p>-0.243492</text:p>
              </table:table-cell>
              <table:table-cell office:value-type="float" office:value="0.176908">
                <text:p>0.1769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242874">
                <text:p>-0.242874</text:p>
              </table:table-cell>
              <table:table-cell office:value-type="float" office:value="0.175005">
                <text:p>0.1750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242241">
                <text:p>-0.242241</text:p>
              </table:table-cell>
              <table:table-cell office:value-type="float" office:value="0.173108">
                <text:p>0.1731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241594">
                <text:p>-0.241594</text:p>
              </table:table-cell>
              <table:table-cell office:value-type="float" office:value="0.171216">
                <text:p>0.1712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240931">
                <text:p>-0.240931</text:p>
              </table:table-cell>
              <table:table-cell office:value-type="float" office:value="0.169329">
                <text:p>0.1693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240253">
                <text:p>-0.240253</text:p>
              </table:table-cell>
              <table:table-cell office:value-type="float" office:value="0.167447">
                <text:p>0.1674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239561">
                <text:p>-0.239561</text:p>
              </table:table-cell>
              <table:table-cell office:value-type="float" office:value="0.165571">
                <text:p>0.16557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238854">
                <text:p>-0.238854</text:p>
              </table:table-cell>
              <table:table-cell office:value-type="float" office:value="0.1637">
                <text:p>0.16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238133">
                <text:p>-0.238133</text:p>
              </table:table-cell>
              <table:table-cell office:value-type="float" office:value="0.161835">
                <text:p>0.1618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237396">
                <text:p>-0.237396</text:p>
              </table:table-cell>
              <table:table-cell office:value-type="float" office:value="0.159975">
                <text:p>0.1599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236645">
                <text:p>-0.236645</text:p>
              </table:table-cell>
              <table:table-cell office:value-type="float" office:value="0.158121">
                <text:p>0.1581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23588">
                <text:p>-0.23588</text:p>
              </table:table-cell>
              <table:table-cell office:value-type="float" office:value="0.156274">
                <text:p>0.1562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2351">
                <text:p>-0.2351</text:p>
              </table:table-cell>
              <table:table-cell office:value-type="float" office:value="0.154432">
                <text:p>0.1544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234306">
                <text:p>-0.234306</text:p>
              </table:table-cell>
              <table:table-cell office:value-type="float" office:value="0.152596">
                <text:p>0.1525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233497">
                <text:p>-0.233497</text:p>
              </table:table-cell>
              <table:table-cell office:value-type="float" office:value="0.150767">
                <text:p>0.1507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232674">
                <text:p>-0.232674</text:p>
              </table:table-cell>
              <table:table-cell office:value-type="float" office:value="0.148944">
                <text:p>0.1489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231837">
                <text:p>-0.231837</text:p>
              </table:table-cell>
              <table:table-cell office:value-type="float" office:value="0.147128">
                <text:p>0.1471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230985">
                <text:p>-0.230985</text:p>
              </table:table-cell>
              <table:table-cell office:value-type="float" office:value="0.145319">
                <text:p>0.1453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23012">
                <text:p>-0.23012</text:p>
              </table:table-cell>
              <table:table-cell office:value-type="float" office:value="0.143516">
                <text:p>0.1435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22924">
                <text:p>-0.22924</text:p>
              </table:table-cell>
              <table:table-cell office:value-type="float" office:value="0.14172">
                <text:p>0.141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228346">
                <text:p>-0.228346</text:p>
              </table:table-cell>
              <table:table-cell office:value-type="float" office:value="0.13993">
                <text:p>0.139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227438">
                <text:p>-0.227438</text:p>
              </table:table-cell>
              <table:table-cell office:value-type="float" office:value="0.138148">
                <text:p>0.13814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226516">
                <text:p>-0.226516</text:p>
              </table:table-cell>
              <table:table-cell office:value-type="float" office:value="0.136374">
                <text:p>0.1363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22558">
                <text:p>-0.22558</text:p>
              </table:table-cell>
              <table:table-cell office:value-type="float" office:value="0.134606">
                <text:p>0.1346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22463">
                <text:p>-0.22463</text:p>
              </table:table-cell>
              <table:table-cell office:value-type="float" office:value="0.132846">
                <text:p>0.1328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223667">
                <text:p>-0.223667</text:p>
              </table:table-cell>
              <table:table-cell office:value-type="float" office:value="0.131093">
                <text:p>0.1310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22269">
                <text:p>-0.22269</text:p>
              </table:table-cell>
              <table:table-cell office:value-type="float" office:value="0.129348">
                <text:p>0.12934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221699">
                <text:p>-0.221699</text:p>
              </table:table-cell>
              <table:table-cell office:value-type="float" office:value="0.127611">
                <text:p>0.1276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220694">
                <text:p>-0.220694</text:p>
              </table:table-cell>
              <table:table-cell office:value-type="float" office:value="0.125882">
                <text:p>0.1258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219676">
                <text:p>-0.219676</text:p>
              </table:table-cell>
              <table:table-cell office:value-type="float" office:value="0.12416">
                <text:p>0.124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218644">
                <text:p>-0.218644</text:p>
              </table:table-cell>
              <table:table-cell office:value-type="float" office:value="0.122447">
                <text:p>0.1224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217599">
                <text:p>-0.217599</text:p>
              </table:table-cell>
              <table:table-cell office:value-type="float" office:value="0.120741">
                <text:p>0.1207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216541">
                <text:p>-0.216541</text:p>
              </table:table-cell>
              <table:table-cell office:value-type="float" office:value="0.119044">
                <text:p>0.1190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215469">
                <text:p>-0.215469</text:p>
              </table:table-cell>
              <table:table-cell office:value-type="float" office:value="0.117356">
                <text:p>0.1173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214385">
                <text:p>-0.214385</text:p>
              </table:table-cell>
              <table:table-cell office:value-type="float" office:value="0.115676">
                <text:p>0.1156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213286">
                <text:p>-0.213286</text:p>
              </table:table-cell>
              <table:table-cell office:value-type="float" office:value="0.114004">
                <text:p>0.1140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212175">
                <text:p>-0.212175</text:p>
              </table:table-cell>
              <table:table-cell office:value-type="float" office:value="0.112341">
                <text:p>0.1123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211051">
                <text:p>-0.211051</text:p>
              </table:table-cell>
              <table:table-cell office:value-type="float" office:value="0.110687">
                <text:p>0.1106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209914">
                <text:p>-0.209914</text:p>
              </table:table-cell>
              <table:table-cell office:value-type="float" office:value="0.109042">
                <text:p>0.1090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208764">
                <text:p>-0.208764</text:p>
              </table:table-cell>
              <table:table-cell office:value-type="float" office:value="0.107405">
                <text:p>0.1074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207601">
                <text:p>-0.207601</text:p>
              </table:table-cell>
              <table:table-cell office:value-type="float" office:value="0.105778">
                <text:p>0.10577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206426">
                <text:p>-0.206426</text:p>
              </table:table-cell>
              <table:table-cell office:value-type="float" office:value="0.10416">
                <text:p>0.104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205237">
                <text:p>-0.205237</text:p>
              </table:table-cell>
              <table:table-cell office:value-type="float" office:value="0.102551">
                <text:p>0.1025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204037">
                <text:p>-0.204037</text:p>
              </table:table-cell>
              <table:table-cell office:value-type="float" office:value="0.100952">
                <text:p>0.1009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202823">
                <text:p>-0.202823</text:p>
              </table:table-cell>
              <table:table-cell office:value-type="float" office:value="0.0993621">
                <text:p>0.09936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201597">
                <text:p>-0.201597</text:p>
              </table:table-cell>
              <table:table-cell office:value-type="float" office:value="0.0977817">
                <text:p>0.09778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200359">
                <text:p>-0.200359</text:p>
              </table:table-cell>
              <table:table-cell office:value-type="float" office:value="0.0962111">
                <text:p>0.09621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199109">
                <text:p>-0.199109</text:p>
              </table:table-cell>
              <table:table-cell office:value-type="float" office:value="0.0946503">
                <text:p>0.09465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197846">
                <text:p>-0.197846</text:p>
              </table:table-cell>
              <table:table-cell office:value-type="float" office:value="0.0930993">
                <text:p>0.093099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196571">
                <text:p>-0.196571</text:p>
              </table:table-cell>
              <table:table-cell office:value-type="float" office:value="0.0915582">
                <text:p>0.09155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195284">
                <text:p>-0.195284</text:p>
              </table:table-cell>
              <table:table-cell office:value-type="float" office:value="0.0900273">
                <text:p>0.09002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193985">
                <text:p>-0.193985</text:p>
              </table:table-cell>
              <table:table-cell office:value-type="float" office:value="0.0885065">
                <text:p>0.088506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192675">
                <text:p>-0.192675</text:p>
              </table:table-cell>
              <table:table-cell office:value-type="float" office:value="0.0869959">
                <text:p>0.08699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191352">
                <text:p>-0.191352</text:p>
              </table:table-cell>
              <table:table-cell office:value-type="float" office:value="0.0854957">
                <text:p>0.08549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190018">
                <text:p>-0.190018</text:p>
              </table:table-cell>
              <table:table-cell office:value-type="float" office:value="0.0840059">
                <text:p>0.08400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188672">
                <text:p>-0.188672</text:p>
              </table:table-cell>
              <table:table-cell office:value-type="float" office:value="0.0825266">
                <text:p>0.08252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87314">
                <text:p>-0.187314</text:p>
              </table:table-cell>
              <table:table-cell office:value-type="float" office:value="0.081058">
                <text:p>0.08105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85945">
                <text:p>-0.185945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184564">
                <text:p>-0.184564</text:p>
              </table:table-cell>
              <table:table-cell office:value-type="float" office:value="0.0781529">
                <text:p>0.07815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183173">
                <text:p>-0.183173</text:p>
              </table:table-cell>
              <table:table-cell office:value-type="float" office:value="0.0767166">
                <text:p>0.07671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181769">
                <text:p>-0.181769</text:p>
              </table:table-cell>
              <table:table-cell office:value-type="float" office:value="0.0752914">
                <text:p>0.07529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80355">
                <text:p>-0.180355</text:p>
              </table:table-cell>
              <table:table-cell office:value-type="float" office:value="0.0738772">
                <text:p>0.07387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17893">
                <text:p>-0.17893</text:p>
              </table:table-cell>
              <table:table-cell office:value-type="float" office:value="0.0724741">
                <text:p>0.07247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177494">
                <text:p>-0.177494</text:p>
              </table:table-cell>
              <table:table-cell office:value-type="float" office:value="0.0710823">
                <text:p>0.07108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76047">
                <text:p>-0.176047</text:p>
              </table:table-cell>
              <table:table-cell office:value-type="float" office:value="0.0697018">
                <text:p>0.069701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174589">
                <text:p>-0.174589</text:p>
              </table:table-cell>
              <table:table-cell office:value-type="float" office:value="0.0683327">
                <text:p>0.06833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17312">
                <text:p>-0.17312</text:p>
              </table:table-cell>
              <table:table-cell office:value-type="float" office:value="0.0669751">
                <text:p>0.06697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171641">
                <text:p>-0.171641</text:p>
              </table:table-cell>
              <table:table-cell office:value-type="float" office:value="0.065629">
                <text:p>0.0656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170151">
                <text:p>-0.170151</text:p>
              </table:table-cell>
              <table:table-cell office:value-type="float" office:value="0.0642947">
                <text:p>0.064294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168651">
                <text:p>-0.168651</text:p>
              </table:table-cell>
              <table:table-cell office:value-type="float" office:value="0.0629721">
                <text:p>0.06297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16714">
                <text:p>-0.16714</text:p>
              </table:table-cell>
              <table:table-cell office:value-type="float" office:value="0.0616613">
                <text:p>0.06166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165619">
                <text:p>-0.165619</text:p>
              </table:table-cell>
              <table:table-cell office:value-type="float" office:value="0.0603624">
                <text:p>0.06036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164088">
                <text:p>-0.164088</text:p>
              </table:table-cell>
              <table:table-cell office:value-type="float" office:value="0.0590754">
                <text:p>0.05907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162547">
                <text:p>-0.162547</text:p>
              </table:table-cell>
              <table:table-cell office:value-type="float" office:value="0.0578006">
                <text:p>0.05780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160996">
                <text:p>-0.160996</text:p>
              </table:table-cell>
              <table:table-cell office:value-type="float" office:value="0.0565379">
                <text:p>0.056537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159435">
                <text:p>-0.159435</text:p>
              </table:table-cell>
              <table:table-cell office:value-type="float" office:value="0.0552874">
                <text:p>0.05528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157865">
                <text:p>-0.157865</text:p>
              </table:table-cell>
              <table:table-cell office:value-type="float" office:value="0.0540492">
                <text:p>0.05404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156285">
                <text:p>-0.156285</text:p>
              </table:table-cell>
              <table:table-cell office:value-type="float" office:value="0.0528234">
                <text:p>0.05282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154695">
                <text:p>-0.154695</text:p>
              </table:table-cell>
              <table:table-cell office:value-type="float" office:value="0.05161">
                <text:p>0.051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153095">
                <text:p>-0.153095</text:p>
              </table:table-cell>
              <table:table-cell office:value-type="float" office:value="0.0504092">
                <text:p>0.05040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151487">
                <text:p>-0.151487</text:p>
              </table:table-cell>
              <table:table-cell office:value-type="float" office:value="0.049221">
                <text:p>0.0492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149868">
                <text:p>-0.149868</text:p>
              </table:table-cell>
              <table:table-cell office:value-type="float" office:value="0.0480454">
                <text:p>0.04804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148241">
                <text:p>-0.148241</text:p>
              </table:table-cell>
              <table:table-cell office:value-type="float" office:value="0.0468826">
                <text:p>0.04688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146605">
                <text:p>-0.146605</text:p>
              </table:table-cell>
              <table:table-cell office:value-type="float" office:value="0.0457326">
                <text:p>0.04573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14496">
                <text:p>-0.14496</text:p>
              </table:table-cell>
              <table:table-cell office:value-type="float" office:value="0.0445954">
                <text:p>0.04459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143306">
                <text:p>-0.143306</text:p>
              </table:table-cell>
              <table:table-cell office:value-type="float" office:value="0.0434713">
                <text:p>0.04347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141643">
                <text:p>-0.141643</text:p>
              </table:table-cell>
              <table:table-cell office:value-type="float" office:value="0.0423601">
                <text:p>0.04236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139971">
                <text:p>-0.139971</text:p>
              </table:table-cell>
              <table:table-cell office:value-type="float" office:value="0.0412621">
                <text:p>0.04126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138291">
                <text:p>-0.138291</text:p>
              </table:table-cell>
              <table:table-cell office:value-type="float" office:value="0.0401772">
                <text:p>0.040177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136602">
                <text:p>-0.136602</text:p>
              </table:table-cell>
              <table:table-cell office:value-type="float" office:value="0.0391055">
                <text:p>0.03910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34905">
                <text:p>-0.134905</text:p>
              </table:table-cell>
              <table:table-cell office:value-type="float" office:value="0.0380472">
                <text:p>0.03804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1332">
                <text:p>-0.1332</text:p>
              </table:table-cell>
              <table:table-cell office:value-type="float" office:value="0.0370022">
                <text:p>0.03700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131486">
                <text:p>-0.131486</text:p>
              </table:table-cell>
              <table:table-cell office:value-type="float" office:value="0.0359706">
                <text:p>0.03597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129765">
                <text:p>-0.129765</text:p>
              </table:table-cell>
              <table:table-cell office:value-type="float" office:value="0.0349525">
                <text:p>0.03495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128035">
                <text:p>-0.128035</text:p>
              </table:table-cell>
              <table:table-cell office:value-type="float" office:value="0.033948">
                <text:p>0.0339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126298">
                <text:p>-0.126298</text:p>
              </table:table-cell>
              <table:table-cell office:value-type="float" office:value="0.0329571">
                <text:p>0.032957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124553">
                <text:p>-0.124553</text:p>
              </table:table-cell>
              <table:table-cell office:value-type="float" office:value="0.0319798">
                <text:p>0.031979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122801">
                <text:p>-0.122801</text:p>
              </table:table-cell>
              <table:table-cell office:value-type="float" office:value="0.0310163">
                <text:p>0.03101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121041">
                <text:p>-0.121041</text:p>
              </table:table-cell>
              <table:table-cell office:value-type="float" office:value="0.0300666">
                <text:p>0.03006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119273">
                <text:p>-0.119273</text:p>
              </table:table-cell>
              <table:table-cell office:value-type="float" office:value="0.0291308">
                <text:p>0.02913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117498">
                <text:p>-0.117498</text:p>
              </table:table-cell>
              <table:table-cell office:value-type="float" office:value="0.0282088">
                <text:p>0.02820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115716">
                <text:p>-0.115716</text:p>
              </table:table-cell>
              <table:table-cell office:value-type="float" office:value="0.0273008">
                <text:p>0.02730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113927">
                <text:p>-0.113927</text:p>
              </table:table-cell>
              <table:table-cell office:value-type="float" office:value="0.0264069">
                <text:p>0.02640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112131">
                <text:p>-0.112131</text:p>
              </table:table-cell>
              <table:table-cell office:value-type="float" office:value="0.025527">
                <text:p>0.0255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110328">
                <text:p>-0.110328</text:p>
              </table:table-cell>
              <table:table-cell office:value-type="float" office:value="0.0246612">
                <text:p>0.02466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108518">
                <text:p>-0.108518</text:p>
              </table:table-cell>
              <table:table-cell office:value-type="float" office:value="0.0238097">
                <text:p>0.02380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106702">
                <text:p>-0.106702</text:p>
              </table:table-cell>
              <table:table-cell office:value-type="float" office:value="0.0229724">
                <text:p>0.02297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104879">
                <text:p>-0.104879</text:p>
              </table:table-cell>
              <table:table-cell office:value-type="float" office:value="0.0221493">
                <text:p>0.02214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10305">
                <text:p>-0.10305</text:p>
              </table:table-cell>
              <table:table-cell office:value-type="float" office:value="0.0213407">
                <text:p>0.02134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101215">
                <text:p>-0.101215</text:p>
              </table:table-cell>
              <table:table-cell office:value-type="float" office:value="0.0205464">
                <text:p>0.02054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993729">
                <text:p>-0.0993729</text:p>
              </table:table-cell>
              <table:table-cell office:value-type="float" office:value="0.0197665">
                <text:p>0.01976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975252">
                <text:p>-0.0975252</text:p>
              </table:table-cell>
              <table:table-cell office:value-type="float" office:value="0.0190011">
                <text:p>0.01900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956714">
                <text:p>-0.0956714</text:p>
              </table:table-cell>
              <table:table-cell office:value-type="float" office:value="0.0182503">
                <text:p>0.01825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938119">
                <text:p>-0.0938119</text:p>
              </table:table-cell>
              <table:table-cell office:value-type="float" office:value="0.0175141">
                <text:p>0.01751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919466">
                <text:p>-0.0919466</text:p>
              </table:table-cell>
              <table:table-cell office:value-type="float" office:value="0.0167924">
                <text:p>0.01679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900757">
                <text:p>-0.0900757</text:p>
              </table:table-cell>
              <table:table-cell office:value-type="float" office:value="0.0160855">
                <text:p>0.01608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881993">
                <text:p>-0.0881993</text:p>
              </table:table-cell>
              <table:table-cell office:value-type="float" office:value="0.0153932">
                <text:p>0.01539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863176">
                <text:p>-0.0863176</text:p>
              </table:table-cell>
              <table:table-cell office:value-type="float" office:value="0.0147158">
                <text:p>0.01471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844306">
                <text:p>-0.0844306</text:p>
              </table:table-cell>
              <table:table-cell office:value-type="float" office:value="0.0140531">
                <text:p>0.01405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825384">
                <text:p>-0.0825384</text:p>
              </table:table-cell>
              <table:table-cell office:value-type="float" office:value="0.0134053">
                <text:p>0.01340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806412">
                <text:p>-0.0806412</text:p>
              </table:table-cell>
              <table:table-cell office:value-type="float" office:value="0.0127723">
                <text:p>0.01277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787391">
                <text:p>-0.0787391</text:p>
              </table:table-cell>
              <table:table-cell office:value-type="float" office:value="0.0121543">
                <text:p>0.01215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768322">
                <text:p>-0.0768322</text:p>
              </table:table-cell>
              <table:table-cell office:value-type="float" office:value="0.0115512">
                <text:p>0.01155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749206">
                <text:p>-0.0749206</text:p>
              </table:table-cell>
              <table:table-cell office:value-type="float" office:value="0.0109631">
                <text:p>0.01096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730044">
                <text:p>-0.0730044</text:p>
              </table:table-cell>
              <table:table-cell office:value-type="float" office:value="0.0103901">
                <text:p>0.01039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710838">
                <text:p>-0.0710838</text:p>
              </table:table-cell>
              <table:table-cell office:value-type="float" office:value="0.00983209">
                <text:p>0.0098320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691589">
                <text:p>-0.0691589</text:p>
              </table:table-cell>
              <table:table-cell office:value-type="float" office:value="0.00928921">
                <text:p>0.009289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672298">
                <text:p>-0.0672298</text:p>
              </table:table-cell>
              <table:table-cell office:value-type="float" office:value="0.00876146">
                <text:p>0.0087614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652966">
                <text:p>-0.0652966</text:p>
              </table:table-cell>
              <table:table-cell office:value-type="float" office:value="0.00824888">
                <text:p>0.008248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633595">
                <text:p>-0.0633595</text:p>
              </table:table-cell>
              <table:table-cell office:value-type="float" office:value="0.0077515">
                <text:p>0.00775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614184">
                <text:p>-0.0614184</text:p>
              </table:table-cell>
              <table:table-cell office:value-type="float" office:value="0.00726935">
                <text:p>0.007269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594737">
                <text:p>-0.0594737</text:p>
              </table:table-cell>
              <table:table-cell office:value-type="float" office:value="0.00680246">
                <text:p>0.006802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575254">
                <text:p>-0.0575254</text:p>
              </table:table-cell>
              <table:table-cell office:value-type="float" office:value="0.00635086">
                <text:p>0.006350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555735">
                <text:p>-0.0555735</text:p>
              </table:table-cell>
              <table:table-cell office:value-type="float" office:value="0.00591457">
                <text:p>0.0059145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536183">
                <text:p>-0.0536183</text:p>
              </table:table-cell>
              <table:table-cell office:value-type="float" office:value="0.00549363">
                <text:p>0.005493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516599">
                <text:p>-0.0516599</text:p>
              </table:table-cell>
              <table:table-cell office:value-type="float" office:value="0.00508805">
                <text:p>0.005088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496983">
                <text:p>-0.0496983</text:p>
              </table:table-cell>
              <table:table-cell office:value-type="float" office:value="0.00469787">
                <text:p>0.0046978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477337">
                <text:p>-0.0477337</text:p>
              </table:table-cell>
              <table:table-cell office:value-type="float" office:value="0.00432311">
                <text:p>0.004323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457663">
                <text:p>-0.0457663</text:p>
              </table:table-cell>
              <table:table-cell office:value-type="float" office:value="0.00396379">
                <text:p>0.003963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437961">
                <text:p>-0.0437961</text:p>
              </table:table-cell>
              <table:table-cell office:value-type="float" office:value="0.00361993">
                <text:p>0.0036199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418232">
                <text:p>-0.0418232</text:p>
              </table:table-cell>
              <table:table-cell office:value-type="float" office:value="0.00329156">
                <text:p>0.003291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398478">
                <text:p>-0.0398478</text:p>
              </table:table-cell>
              <table:table-cell office:value-type="float" office:value="0.00297869">
                <text:p>0.002978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3787">
                <text:p>-0.03787</text:p>
              </table:table-cell>
              <table:table-cell office:value-type="float" office:value="0.00268134">
                <text:p>0.002681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3589">
                <text:p>-0.03589</text:p>
              </table:table-cell>
              <table:table-cell office:value-type="float" office:value="0.00239954">
                <text:p>0.002399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339078">
                <text:p>-0.0339078</text:p>
              </table:table-cell>
              <table:table-cell office:value-type="float" office:value="0.0021333">
                <text:p>0.00213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319236">
                <text:p>-0.0319236</text:p>
              </table:table-cell>
              <table:table-cell office:value-type="float" office:value="0.00188263">
                <text:p>0.001882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299374">
                <text:p>-0.0299374</text:p>
              </table:table-cell>
              <table:table-cell office:value-type="float" office:value="0.00164756">
                <text:p>0.001647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279495">
                <text:p>-0.0279495</text:p>
              </table:table-cell>
              <table:table-cell office:value-type="float" office:value="0.00142809">
                <text:p>0.001428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259599">
                <text:p>-0.0259599</text:p>
              </table:table-cell>
              <table:table-cell office:value-type="float" office:value="0.00122424">
                <text:p>0.001224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239688">
                <text:p>-0.0239688</text:p>
              </table:table-cell>
              <table:table-cell office:value-type="float" office:value="0.00103602">
                <text:p>0.0010360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219763">
                <text:p>-0.0219763</text:p>
              </table:table-cell>
              <table:table-cell office:value-type="float" office:value="0.00086345">
                <text:p>0.000863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199824">
                <text:p>-0.0199824</text:p>
              </table:table-cell>
              <table:table-cell office:value-type="float" office:value="0.000706531">
                <text:p>0.00070653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179874">
                <text:p>-0.0179874</text:p>
              </table:table-cell>
              <table:table-cell office:value-type="float" office:value="0.000565277">
                <text:p>0.0005652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159914">
                <text:p>-0.0159914</text:p>
              </table:table-cell>
              <table:table-cell office:value-type="float" office:value="0.000439696">
                <text:p>0.0004396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139944">
                <text:p>-0.0139944</text:p>
              </table:table-cell>
              <table:table-cell office:value-type="float" office:value="0.000329796">
                <text:p>0.00032979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119966">
                <text:p>-0.0119966</text:p>
              </table:table-cell>
              <table:table-cell office:value-type="float" office:value="0.000235583">
                <text:p>0.0002355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999815">
                <text:p>-0.00999815</text:p>
              </table:table-cell>
              <table:table-cell office:value-type="float" office:value="0.000157063">
                <text:p>0.0001570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799914">
                <text:p>-0.00799914</text:p>
              </table:table-cell>
              <table:table-cell office:value-type="float" office:value="0.000094242">
                <text:p>0.0000942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0599969">
                <text:p>-0.00599969</text:p>
              </table:table-cell>
              <table:table-cell office:value-type="float" office:value="0.0000471224">
                <text:p>0.00004712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399994">
                <text:p>-0.00399994</text:p>
              </table:table-cell>
              <table:table-cell office:value-type="float" office:value="0.0000157078">
                <text:p>0.00001570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2">
                <text:p>-0.002</text:p>
              </table:table-cell>
              <table:table-cell office:value-type="float" office:value="-2.06269E-016">
                <text:p>-2.06269E-0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8.41514E-015">
                <text:p>-8.41514E-015</text:p>
              </table:table-cell>
              <table:table-cell office:value-type="float" office:value="-2.63529E-016">
                <text:p>-2.63529E-0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199994">
                <text:p>0.00199994</text:p>
              </table:table-cell>
              <table:table-cell office:value-type="float" office:value="0.0000157078">
                <text:p>0.000015707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399969">
                <text:p>0.00399969</text:p>
              </table:table-cell>
              <table:table-cell office:value-type="float" office:value="0.0000471224">
                <text:p>0.00004712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599914">
                <text:p>0.00599914</text:p>
              </table:table-cell>
              <table:table-cell office:value-type="float" office:value="0.000094242">
                <text:p>0.00009424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799815">
                <text:p>0.00799815</text:p>
              </table:table-cell>
              <table:table-cell office:value-type="float" office:value="0.000157063">
                <text:p>0.00015706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999661">
                <text:p>0.00999661</text:p>
              </table:table-cell>
              <table:table-cell office:value-type="float" office:value="0.000235583">
                <text:p>0.00023558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19944">
                <text:p>0.0119944</text:p>
              </table:table-cell>
              <table:table-cell office:value-type="float" office:value="0.000329796">
                <text:p>0.0003297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39914">
                <text:p>0.0139914</text:p>
              </table:table-cell>
              <table:table-cell office:value-type="float" office:value="0.000439696">
                <text:p>0.0004396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59874">
                <text:p>0.0159874</text:p>
              </table:table-cell>
              <table:table-cell office:value-type="float" office:value="0.000565277">
                <text:p>0.0005652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79824">
                <text:p>0.0179824</text:p>
              </table:table-cell>
              <table:table-cell office:value-type="float" office:value="0.000706531">
                <text:p>0.00070653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99763">
                <text:p>0.0199763</text:p>
              </table:table-cell>
              <table:table-cell office:value-type="float" office:value="0.00086345">
                <text:p>0.000863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219688">
                <text:p>0.0219688</text:p>
              </table:table-cell>
              <table:table-cell office:value-type="float" office:value="0.00103602">
                <text:p>0.0010360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239599">
                <text:p>0.0239599</text:p>
              </table:table-cell>
              <table:table-cell office:value-type="float" office:value="0.00122424">
                <text:p>0.001224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259495">
                <text:p>0.0259495</text:p>
              </table:table-cell>
              <table:table-cell office:value-type="float" office:value="0.00142809">
                <text:p>0.001428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279374">
                <text:p>0.0279374</text:p>
              </table:table-cell>
              <table:table-cell office:value-type="float" office:value="0.00164756">
                <text:p>0.001647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299236">
                <text:p>0.0299236</text:p>
              </table:table-cell>
              <table:table-cell office:value-type="float" office:value="0.00188263">
                <text:p>0.0018826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319078">
                <text:p>0.0319078</text:p>
              </table:table-cell>
              <table:table-cell office:value-type="float" office:value="0.0021333">
                <text:p>0.00213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3389">
                <text:p>0.03389</text:p>
              </table:table-cell>
              <table:table-cell office:value-type="float" office:value="0.00239954">
                <text:p>0.0023995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3587">
                <text:p>0.03587</text:p>
              </table:table-cell>
              <table:table-cell office:value-type="float" office:value="0.00268134">
                <text:p>0.002681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378478">
                <text:p>0.0378478</text:p>
              </table:table-cell>
              <table:table-cell office:value-type="float" office:value="0.00297869">
                <text:p>0.0029786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398232">
                <text:p>0.0398232</text:p>
              </table:table-cell>
              <table:table-cell office:value-type="float" office:value="0.00329156">
                <text:p>0.0032915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417961">
                <text:p>0.0417961</text:p>
              </table:table-cell>
              <table:table-cell office:value-type="float" office:value="0.00361993">
                <text:p>0.0036199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437663">
                <text:p>0.0437663</text:p>
              </table:table-cell>
              <table:table-cell office:value-type="float" office:value="0.00396379">
                <text:p>0.0039637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457337">
                <text:p>0.0457337</text:p>
              </table:table-cell>
              <table:table-cell office:value-type="float" office:value="0.00432311">
                <text:p>0.004323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476983">
                <text:p>0.0476983</text:p>
              </table:table-cell>
              <table:table-cell office:value-type="float" office:value="0.00469787">
                <text:p>0.0046978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496599">
                <text:p>0.0496599</text:p>
              </table:table-cell>
              <table:table-cell office:value-type="float" office:value="0.00508805">
                <text:p>0.005088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516183">
                <text:p>0.0516183</text:p>
              </table:table-cell>
              <table:table-cell office:value-type="float" office:value="0.00549363">
                <text:p>0.0054936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535735">
                <text:p>0.0535735</text:p>
              </table:table-cell>
              <table:table-cell office:value-type="float" office:value="0.00591457">
                <text:p>0.005914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555254">
                <text:p>0.0555254</text:p>
              </table:table-cell>
              <table:table-cell office:value-type="float" office:value="0.00635086">
                <text:p>0.006350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574737">
                <text:p>0.0574737</text:p>
              </table:table-cell>
              <table:table-cell office:value-type="float" office:value="0.00680246">
                <text:p>0.0068024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594184">
                <text:p>0.0594184</text:p>
              </table:table-cell>
              <table:table-cell office:value-type="float" office:value="0.00726935">
                <text:p>0.0072693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613595">
                <text:p>0.0613595</text:p>
              </table:table-cell>
              <table:table-cell office:value-type="float" office:value="0.0077515">
                <text:p>0.00775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632966">
                <text:p>0.0632966</text:p>
              </table:table-cell>
              <table:table-cell office:value-type="float" office:value="0.00824888">
                <text:p>0.0082488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652298">
                <text:p>0.0652298</text:p>
              </table:table-cell>
              <table:table-cell office:value-type="float" office:value="0.00876146">
                <text:p>0.008761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671589">
                <text:p>0.0671589</text:p>
              </table:table-cell>
              <table:table-cell office:value-type="float" office:value="0.00928921">
                <text:p>0.009289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690838">
                <text:p>0.0690838</text:p>
              </table:table-cell>
              <table:table-cell office:value-type="float" office:value="0.00983209">
                <text:p>0.0098320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710044">
                <text:p>0.0710044</text:p>
              </table:table-cell>
              <table:table-cell office:value-type="float" office:value="0.0103901">
                <text:p>0.01039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729206">
                <text:p>0.0729206</text:p>
              </table:table-cell>
              <table:table-cell office:value-type="float" office:value="0.0109631">
                <text:p>0.01096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748322">
                <text:p>0.0748322</text:p>
              </table:table-cell>
              <table:table-cell office:value-type="float" office:value="0.0115512">
                <text:p>0.01155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767391">
                <text:p>0.0767391</text:p>
              </table:table-cell>
              <table:table-cell office:value-type="float" office:value="0.0121543">
                <text:p>0.01215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786412">
                <text:p>0.0786412</text:p>
              </table:table-cell>
              <table:table-cell office:value-type="float" office:value="0.0127723">
                <text:p>0.01277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805384">
                <text:p>0.0805384</text:p>
              </table:table-cell>
              <table:table-cell office:value-type="float" office:value="0.0134053">
                <text:p>0.01340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24306">
                <text:p>0.0824306</text:p>
              </table:table-cell>
              <table:table-cell office:value-type="float" office:value="0.0140531">
                <text:p>0.014053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843176">
                <text:p>0.0843176</text:p>
              </table:table-cell>
              <table:table-cell office:value-type="float" office:value="0.0147158">
                <text:p>0.014715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61993">
                <text:p>0.0861993</text:p>
              </table:table-cell>
              <table:table-cell office:value-type="float" office:value="0.0153932">
                <text:p>0.01539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880757">
                <text:p>0.0880757</text:p>
              </table:table-cell>
              <table:table-cell office:value-type="float" office:value="0.0160855">
                <text:p>0.01608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899466">
                <text:p>0.0899466</text:p>
              </table:table-cell>
              <table:table-cell office:value-type="float" office:value="0.0167924">
                <text:p>0.01679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918119">
                <text:p>0.0918119</text:p>
              </table:table-cell>
              <table:table-cell office:value-type="float" office:value="0.0175141">
                <text:p>0.01751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936714">
                <text:p>0.0936714</text:p>
              </table:table-cell>
              <table:table-cell office:value-type="float" office:value="0.0182503">
                <text:p>0.01825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955252">
                <text:p>0.0955252</text:p>
              </table:table-cell>
              <table:table-cell office:value-type="float" office:value="0.0190011">
                <text:p>0.01900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973729">
                <text:p>0.0973729</text:p>
              </table:table-cell>
              <table:table-cell office:value-type="float" office:value="0.0197665">
                <text:p>0.01976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992146">
                <text:p>0.0992146</text:p>
              </table:table-cell>
              <table:table-cell office:value-type="float" office:value="0.0205464">
                <text:p>0.020546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0105">
                <text:p>0.10105</text:p>
              </table:table-cell>
              <table:table-cell office:value-type="float" office:value="0.0213407">
                <text:p>0.02134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02879">
                <text:p>0.102879</text:p>
              </table:table-cell>
              <table:table-cell office:value-type="float" office:value="0.0221493">
                <text:p>0.02214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04702">
                <text:p>0.104702</text:p>
              </table:table-cell>
              <table:table-cell office:value-type="float" office:value="0.0229724">
                <text:p>0.02297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06518">
                <text:p>0.106518</text:p>
              </table:table-cell>
              <table:table-cell office:value-type="float" office:value="0.0238097">
                <text:p>0.023809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08328">
                <text:p>0.108328</text:p>
              </table:table-cell>
              <table:table-cell office:value-type="float" office:value="0.0246612">
                <text:p>0.02466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10131">
                <text:p>0.110131</text:p>
              </table:table-cell>
              <table:table-cell office:value-type="float" office:value="0.025527">
                <text:p>0.0255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11927">
                <text:p>0.111927</text:p>
              </table:table-cell>
              <table:table-cell office:value-type="float" office:value="0.0264069">
                <text:p>0.02640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13716">
                <text:p>0.113716</text:p>
              </table:table-cell>
              <table:table-cell office:value-type="float" office:value="0.0273008">
                <text:p>0.02730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15498">
                <text:p>0.115498</text:p>
              </table:table-cell>
              <table:table-cell office:value-type="float" office:value="0.0282088">
                <text:p>0.02820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17273">
                <text:p>0.117273</text:p>
              </table:table-cell>
              <table:table-cell office:value-type="float" office:value="0.0291308">
                <text:p>0.02913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19041">
                <text:p>0.119041</text:p>
              </table:table-cell>
              <table:table-cell office:value-type="float" office:value="0.0300666">
                <text:p>0.030066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20801">
                <text:p>0.120801</text:p>
              </table:table-cell>
              <table:table-cell office:value-type="float" office:value="0.0310163">
                <text:p>0.03101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22553">
                <text:p>0.122553</text:p>
              </table:table-cell>
              <table:table-cell office:value-type="float" office:value="0.0319798">
                <text:p>0.031979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24298">
                <text:p>0.124298</text:p>
              </table:table-cell>
              <table:table-cell office:value-type="float" office:value="0.0329571">
                <text:p>0.03295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26035">
                <text:p>0.126035</text:p>
              </table:table-cell>
              <table:table-cell office:value-type="float" office:value="0.033948">
                <text:p>0.03394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27765">
                <text:p>0.127765</text:p>
              </table:table-cell>
              <table:table-cell office:value-type="float" office:value="0.0349525">
                <text:p>0.03495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29486">
                <text:p>0.129486</text:p>
              </table:table-cell>
              <table:table-cell office:value-type="float" office:value="0.0359706">
                <text:p>0.03597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312">
                <text:p>0.1312</text:p>
              </table:table-cell>
              <table:table-cell office:value-type="float" office:value="0.0370022">
                <text:p>0.037002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32905">
                <text:p>0.132905</text:p>
              </table:table-cell>
              <table:table-cell office:value-type="float" office:value="0.0380472">
                <text:p>0.038047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34602">
                <text:p>0.134602</text:p>
              </table:table-cell>
              <table:table-cell office:value-type="float" office:value="0.0391055">
                <text:p>0.03910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36291">
                <text:p>0.136291</text:p>
              </table:table-cell>
              <table:table-cell office:value-type="float" office:value="0.0401772">
                <text:p>0.040177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37971">
                <text:p>0.137971</text:p>
              </table:table-cell>
              <table:table-cell office:value-type="float" office:value="0.0412621">
                <text:p>0.04126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39643">
                <text:p>0.139643</text:p>
              </table:table-cell>
              <table:table-cell office:value-type="float" office:value="0.0423601">
                <text:p>0.04236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41306">
                <text:p>0.141306</text:p>
              </table:table-cell>
              <table:table-cell office:value-type="float" office:value="0.0434713">
                <text:p>0.04347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4296">
                <text:p>0.14296</text:p>
              </table:table-cell>
              <table:table-cell office:value-type="float" office:value="0.0445954">
                <text:p>0.044595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44605">
                <text:p>0.144605</text:p>
              </table:table-cell>
              <table:table-cell office:value-type="float" office:value="0.0457326">
                <text:p>0.045732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46241">
                <text:p>0.146241</text:p>
              </table:table-cell>
              <table:table-cell office:value-type="float" office:value="0.0468826">
                <text:p>0.046882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47868">
                <text:p>0.147868</text:p>
              </table:table-cell>
              <table:table-cell office:value-type="float" office:value="0.0480454">
                <text:p>0.048045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49487">
                <text:p>0.149487</text:p>
              </table:table-cell>
              <table:table-cell office:value-type="float" office:value="0.049221">
                <text:p>0.0492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51095">
                <text:p>0.151095</text:p>
              </table:table-cell>
              <table:table-cell office:value-type="float" office:value="0.0504092">
                <text:p>0.050409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52695">
                <text:p>0.152695</text:p>
              </table:table-cell>
              <table:table-cell office:value-type="float" office:value="0.05161">
                <text:p>0.051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54285">
                <text:p>0.154285</text:p>
              </table:table-cell>
              <table:table-cell office:value-type="float" office:value="0.0528234">
                <text:p>0.05282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55865">
                <text:p>0.155865</text:p>
              </table:table-cell>
              <table:table-cell office:value-type="float" office:value="0.0540492">
                <text:p>0.054049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57435">
                <text:p>0.157435</text:p>
              </table:table-cell>
              <table:table-cell office:value-type="float" office:value="0.0552874">
                <text:p>0.05528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58996">
                <text:p>0.158996</text:p>
              </table:table-cell>
              <table:table-cell office:value-type="float" office:value="0.0565379">
                <text:p>0.056537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60547">
                <text:p>0.160547</text:p>
              </table:table-cell>
              <table:table-cell office:value-type="float" office:value="0.0578006">
                <text:p>0.05780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62088">
                <text:p>0.162088</text:p>
              </table:table-cell>
              <table:table-cell office:value-type="float" office:value="0.0590754">
                <text:p>0.05907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63619">
                <text:p>0.163619</text:p>
              </table:table-cell>
              <table:table-cell office:value-type="float" office:value="0.0603624">
                <text:p>0.06036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6514">
                <text:p>0.16514</text:p>
              </table:table-cell>
              <table:table-cell office:value-type="float" office:value="0.0616613">
                <text:p>0.06166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66651">
                <text:p>0.166651</text:p>
              </table:table-cell>
              <table:table-cell office:value-type="float" office:value="0.0629721">
                <text:p>0.06297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68151">
                <text:p>0.168151</text:p>
              </table:table-cell>
              <table:table-cell office:value-type="float" office:value="0.0642947">
                <text:p>0.06429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69641">
                <text:p>0.169641</text:p>
              </table:table-cell>
              <table:table-cell office:value-type="float" office:value="0.065629">
                <text:p>0.0656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7112">
                <text:p>0.17112</text:p>
              </table:table-cell>
              <table:table-cell office:value-type="float" office:value="0.0669751">
                <text:p>0.066975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72589">
                <text:p>0.172589</text:p>
              </table:table-cell>
              <table:table-cell office:value-type="float" office:value="0.0683327">
                <text:p>0.068332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74047">
                <text:p>0.174047</text:p>
              </table:table-cell>
              <table:table-cell office:value-type="float" office:value="0.0697018">
                <text:p>0.06970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75494">
                <text:p>0.175494</text:p>
              </table:table-cell>
              <table:table-cell office:value-type="float" office:value="0.0710823">
                <text:p>0.07108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7693">
                <text:p>0.17693</text:p>
              </table:table-cell>
              <table:table-cell office:value-type="float" office:value="0.0724741">
                <text:p>0.07247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78355">
                <text:p>0.178355</text:p>
              </table:table-cell>
              <table:table-cell office:value-type="float" office:value="0.0738772">
                <text:p>0.07387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79769">
                <text:p>0.179769</text:p>
              </table:table-cell>
              <table:table-cell office:value-type="float" office:value="0.0752914">
                <text:p>0.07529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81173">
                <text:p>0.181173</text:p>
              </table:table-cell>
              <table:table-cell office:value-type="float" office:value="0.0767166">
                <text:p>0.07671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82564">
                <text:p>0.182564</text:p>
              </table:table-cell>
              <table:table-cell office:value-type="float" office:value="0.0781529">
                <text:p>0.078152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83945">
                <text:p>0.183945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85314">
                <text:p>0.185314</text:p>
              </table:table-cell>
              <table:table-cell office:value-type="float" office:value="0.081058">
                <text:p>0.0810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86672">
                <text:p>0.186672</text:p>
              </table:table-cell>
              <table:table-cell office:value-type="float" office:value="0.0825266">
                <text:p>0.082526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88018">
                <text:p>0.188018</text:p>
              </table:table-cell>
              <table:table-cell office:value-type="float" office:value="0.0840059">
                <text:p>0.084005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89352">
                <text:p>0.189352</text:p>
              </table:table-cell>
              <table:table-cell office:value-type="float" office:value="0.0854957">
                <text:p>0.085495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90675">
                <text:p>0.190675</text:p>
              </table:table-cell>
              <table:table-cell office:value-type="float" office:value="0.0869959">
                <text:p>0.086995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91985">
                <text:p>0.191985</text:p>
              </table:table-cell>
              <table:table-cell office:value-type="float" office:value="0.0885065">
                <text:p>0.08850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93284">
                <text:p>0.193284</text:p>
              </table:table-cell>
              <table:table-cell office:value-type="float" office:value="0.0900273">
                <text:p>0.090027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94571">
                <text:p>0.194571</text:p>
              </table:table-cell>
              <table:table-cell office:value-type="float" office:value="0.0915582">
                <text:p>0.091558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95846">
                <text:p>0.195846</text:p>
              </table:table-cell>
              <table:table-cell office:value-type="float" office:value="0.0930993">
                <text:p>0.093099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97109">
                <text:p>0.197109</text:p>
              </table:table-cell>
              <table:table-cell office:value-type="float" office:value="0.0946503">
                <text:p>0.094650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98359">
                <text:p>0.198359</text:p>
              </table:table-cell>
              <table:table-cell office:value-type="float" office:value="0.0962111">
                <text:p>0.09621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99597">
                <text:p>0.199597</text:p>
              </table:table-cell>
              <table:table-cell office:value-type="float" office:value="0.0977817">
                <text:p>0.09778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00823">
                <text:p>0.200823</text:p>
              </table:table-cell>
              <table:table-cell office:value-type="float" office:value="0.0993621">
                <text:p>0.09936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02037">
                <text:p>0.202037</text:p>
              </table:table-cell>
              <table:table-cell office:value-type="float" office:value="0.100952">
                <text:p>0.1009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03237">
                <text:p>0.203237</text:p>
              </table:table-cell>
              <table:table-cell office:value-type="float" office:value="0.102551">
                <text:p>0.10255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04426">
                <text:p>0.204426</text:p>
              </table:table-cell>
              <table:table-cell office:value-type="float" office:value="0.10416">
                <text:p>0.104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05601">
                <text:p>0.205601</text:p>
              </table:table-cell>
              <table:table-cell office:value-type="float" office:value="0.105778">
                <text:p>0.10577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06764">
                <text:p>0.206764</text:p>
              </table:table-cell>
              <table:table-cell office:value-type="float" office:value="0.107405">
                <text:p>0.1074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07914">
                <text:p>0.207914</text:p>
              </table:table-cell>
              <table:table-cell office:value-type="float" office:value="0.109042">
                <text:p>0.1090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09051">
                <text:p>0.209051</text:p>
              </table:table-cell>
              <table:table-cell office:value-type="float" office:value="0.110687">
                <text:p>0.11068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10175">
                <text:p>0.210175</text:p>
              </table:table-cell>
              <table:table-cell office:value-type="float" office:value="0.112341">
                <text:p>0.11234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211286">
                <text:p>0.211286</text:p>
              </table:table-cell>
              <table:table-cell office:value-type="float" office:value="0.114004">
                <text:p>0.1140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12385">
                <text:p>0.212385</text:p>
              </table:table-cell>
              <table:table-cell office:value-type="float" office:value="0.115676">
                <text:p>0.1156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13469">
                <text:p>0.213469</text:p>
              </table:table-cell>
              <table:table-cell office:value-type="float" office:value="0.117356">
                <text:p>0.1173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14541">
                <text:p>0.214541</text:p>
              </table:table-cell>
              <table:table-cell office:value-type="float" office:value="0.119044">
                <text:p>0.1190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15599">
                <text:p>0.215599</text:p>
              </table:table-cell>
              <table:table-cell office:value-type="float" office:value="0.120741">
                <text:p>0.1207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16644">
                <text:p>0.216644</text:p>
              </table:table-cell>
              <table:table-cell office:value-type="float" office:value="0.122447">
                <text:p>0.12244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217676">
                <text:p>0.217676</text:p>
              </table:table-cell>
              <table:table-cell office:value-type="float" office:value="0.12416">
                <text:p>0.124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218694">
                <text:p>0.218694</text:p>
              </table:table-cell>
              <table:table-cell office:value-type="float" office:value="0.125882">
                <text:p>0.1258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19699">
                <text:p>0.219699</text:p>
              </table:table-cell>
              <table:table-cell office:value-type="float" office:value="0.127611">
                <text:p>0.1276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2069">
                <text:p>0.22069</text:p>
              </table:table-cell>
              <table:table-cell office:value-type="float" office:value="0.129348">
                <text:p>0.1293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221667">
                <text:p>0.221667</text:p>
              </table:table-cell>
              <table:table-cell office:value-type="float" office:value="0.131093">
                <text:p>0.1310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22263">
                <text:p>0.22263</text:p>
              </table:table-cell>
              <table:table-cell office:value-type="float" office:value="0.132846">
                <text:p>0.13284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2358">
                <text:p>0.22358</text:p>
              </table:table-cell>
              <table:table-cell office:value-type="float" office:value="0.134606">
                <text:p>0.1346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24516">
                <text:p>0.224516</text:p>
              </table:table-cell>
              <table:table-cell office:value-type="float" office:value="0.136374">
                <text:p>0.13637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25438">
                <text:p>0.225438</text:p>
              </table:table-cell>
              <table:table-cell office:value-type="float" office:value="0.138148">
                <text:p>0.1381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26346">
                <text:p>0.226346</text:p>
              </table:table-cell>
              <table:table-cell office:value-type="float" office:value="0.13993">
                <text:p>0.1399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22724">
                <text:p>0.22724</text:p>
              </table:table-cell>
              <table:table-cell office:value-type="float" office:value="0.14172">
                <text:p>0.141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2812">
                <text:p>0.22812</text:p>
              </table:table-cell>
              <table:table-cell office:value-type="float" office:value="0.143516">
                <text:p>0.1435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228985">
                <text:p>0.228985</text:p>
              </table:table-cell>
              <table:table-cell office:value-type="float" office:value="0.145319">
                <text:p>0.1453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229837">
                <text:p>0.229837</text:p>
              </table:table-cell>
              <table:table-cell office:value-type="float" office:value="0.147128">
                <text:p>0.1471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30674">
                <text:p>0.230674</text:p>
              </table:table-cell>
              <table:table-cell office:value-type="float" office:value="0.148944">
                <text:p>0.1489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231497">
                <text:p>0.231497</text:p>
              </table:table-cell>
              <table:table-cell office:value-type="float" office:value="0.150767">
                <text:p>0.1507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232306">
                <text:p>0.232306</text:p>
              </table:table-cell>
              <table:table-cell office:value-type="float" office:value="0.152596">
                <text:p>0.1525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2331">
                <text:p>0.2331</text:p>
              </table:table-cell>
              <table:table-cell office:value-type="float" office:value="0.154432">
                <text:p>0.1544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23388">
                <text:p>0.23388</text:p>
              </table:table-cell>
              <table:table-cell office:value-type="float" office:value="0.156274">
                <text:p>0.15627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234645">
                <text:p>0.234645</text:p>
              </table:table-cell>
              <table:table-cell office:value-type="float" office:value="0.158121">
                <text:p>0.1581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35396">
                <text:p>0.235396</text:p>
              </table:table-cell>
              <table:table-cell office:value-type="float" office:value="0.159975">
                <text:p>0.1599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36133">
                <text:p>0.236133</text:p>
              </table:table-cell>
              <table:table-cell office:value-type="float" office:value="0.161835">
                <text:p>0.1618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36854">
                <text:p>0.236854</text:p>
              </table:table-cell>
              <table:table-cell office:value-type="float" office:value="0.1637">
                <text:p>0.163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37561">
                <text:p>0.237561</text:p>
              </table:table-cell>
              <table:table-cell office:value-type="float" office:value="0.165571">
                <text:p>0.16557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38253">
                <text:p>0.238253</text:p>
              </table:table-cell>
              <table:table-cell office:value-type="float" office:value="0.167447">
                <text:p>0.1674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38931">
                <text:p>0.238931</text:p>
              </table:table-cell>
              <table:table-cell office:value-type="float" office:value="0.169329">
                <text:p>0.16932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239594">
                <text:p>0.239594</text:p>
              </table:table-cell>
              <table:table-cell office:value-type="float" office:value="0.171216">
                <text:p>0.1712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240241">
                <text:p>0.240241</text:p>
              </table:table-cell>
              <table:table-cell office:value-type="float" office:value="0.173108">
                <text:p>0.1731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40874">
                <text:p>0.240874</text:p>
              </table:table-cell>
              <table:table-cell office:value-type="float" office:value="0.175005">
                <text:p>0.1750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41492">
                <text:p>0.241492</text:p>
              </table:table-cell>
              <table:table-cell office:value-type="float" office:value="0.176908">
                <text:p>0.1769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242095">
                <text:p>0.242095</text:p>
              </table:table-cell>
              <table:table-cell office:value-type="float" office:value="0.178814">
                <text:p>0.1788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242683">
                <text:p>0.242683</text:p>
              </table:table-cell>
              <table:table-cell office:value-type="float" office:value="0.180726">
                <text:p>0.18072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243257">
                <text:p>0.243257</text:p>
              </table:table-cell>
              <table:table-cell office:value-type="float" office:value="0.182642">
                <text:p>0.18264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43815">
                <text:p>0.243815</text:p>
              </table:table-cell>
              <table:table-cell office:value-type="float" office:value="0.184563">
                <text:p>0.1845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244357">
                <text:p>0.244357</text:p>
              </table:table-cell>
              <table:table-cell office:value-type="float" office:value="0.186488">
                <text:p>0.18648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244885">
                <text:p>0.244885</text:p>
              </table:table-cell>
              <table:table-cell office:value-type="float" office:value="0.188417">
                <text:p>0.1884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45398">
                <text:p>0.245398</text:p>
              </table:table-cell>
              <table:table-cell office:value-type="float" office:value="0.19035">
                <text:p>0.190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45895">
                <text:p>0.245895</text:p>
              </table:table-cell>
              <table:table-cell office:value-type="float" office:value="0.192287">
                <text:p>0.19228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46377">
                <text:p>0.246377</text:p>
              </table:table-cell>
              <table:table-cell office:value-type="float" office:value="0.194228">
                <text:p>0.1942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46844">
                <text:p>0.246844</text:p>
              </table:table-cell>
              <table:table-cell office:value-type="float" office:value="0.196173">
                <text:p>0.1961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47296">
                <text:p>0.247296</text:p>
              </table:table-cell>
              <table:table-cell office:value-type="float" office:value="0.198121">
                <text:p>0.1981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47732">
                <text:p>0.247732</text:p>
              </table:table-cell>
              <table:table-cell office:value-type="float" office:value="0.200073">
                <text:p>0.20007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48153">
                <text:p>0.248153</text:p>
              </table:table-cell>
              <table:table-cell office:value-type="float" office:value="0.202028">
                <text:p>0.20202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248559">
                <text:p>0.248559</text:p>
              </table:table-cell>
              <table:table-cell office:value-type="float" office:value="0.203987">
                <text:p>0.20398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48949">
                <text:p>0.248949</text:p>
              </table:table-cell>
              <table:table-cell office:value-type="float" office:value="0.205948">
                <text:p>0.20594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49323">
                <text:p>0.249323</text:p>
              </table:table-cell>
              <table:table-cell office:value-type="float" office:value="0.207913">
                <text:p>0.2079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49683">
                <text:p>0.249683</text:p>
              </table:table-cell>
              <table:table-cell office:value-type="float" office:value="0.20988">
                <text:p>0.209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50027">
                <text:p>0.250027</text:p>
              </table:table-cell>
              <table:table-cell office:value-type="float" office:value="0.211851">
                <text:p>0.2118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50355">
                <text:p>0.250355</text:p>
              </table:table-cell>
              <table:table-cell office:value-type="float" office:value="0.213823">
                <text:p>0.21382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250668">
                <text:p>0.250668</text:p>
              </table:table-cell>
              <table:table-cell office:value-type="float" office:value="0.215799">
                <text:p>0.21579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50965">
                <text:p>0.250965</text:p>
              </table:table-cell>
              <table:table-cell office:value-type="float" office:value="0.217777">
                <text:p>0.21777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251247">
                <text:p>0.251247</text:p>
              </table:table-cell>
              <table:table-cell office:value-type="float" office:value="0.219757">
                <text:p>0.21975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51513">
                <text:p>0.251513</text:p>
              </table:table-cell>
              <table:table-cell office:value-type="float" office:value="0.221739">
                <text:p>0.2217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51764">
                <text:p>0.251764</text:p>
              </table:table-cell>
              <table:table-cell office:value-type="float" office:value="0.223723">
                <text:p>0.2237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51999">
                <text:p>0.251999</text:p>
              </table:table-cell>
              <table:table-cell office:value-type="float" office:value="0.225709">
                <text:p>0.22570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52219">
                <text:p>0.252219</text:p>
              </table:table-cell>
              <table:table-cell office:value-type="float" office:value="0.227697">
                <text:p>0.22769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52422">
                <text:p>0.252422</text:p>
              </table:table-cell>
              <table:table-cell office:value-type="float" office:value="0.229687">
                <text:p>0.22968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252611">
                <text:p>0.252611</text:p>
              </table:table-cell>
              <table:table-cell office:value-type="float" office:value="0.231678">
                <text:p>0.2316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252783">
                <text:p>0.252783</text:p>
              </table:table-cell>
              <table:table-cell office:value-type="float" office:value="0.23367">
                <text:p>0.233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5294">
                <text:p>0.25294</text:p>
              </table:table-cell>
              <table:table-cell office:value-type="float" office:value="0.235664">
                <text:p>0.2356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253081">
                <text:p>0.253081</text:p>
              </table:table-cell>
              <table:table-cell office:value-type="float" office:value="0.237659">
                <text:p>0.2376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253207">
                <text:p>0.253207</text:p>
              </table:table-cell>
              <table:table-cell office:value-type="float" office:value="0.239655">
                <text:p>0.2396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53317">
                <text:p>0.253317</text:p>
              </table:table-cell>
              <table:table-cell office:value-type="float" office:value="0.241652">
                <text:p>0.2416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253411">
                <text:p>0.253411</text:p>
              </table:table-cell>
              <table:table-cell office:value-type="float" office:value="0.24365">
                <text:p>0.2436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25349">
                <text:p>0.25349</text:p>
              </table:table-cell>
              <table:table-cell office:value-type="float" office:value="0.245648">
                <text:p>0.2456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53552">
                <text:p>0.253552</text:p>
              </table:table-cell>
              <table:table-cell office:value-type="float" office:value="0.247647">
                <text:p>0.2476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253599">
                <text:p>0.253599</text:p>
              </table:table-cell>
              <table:table-cell office:value-type="float" office:value="0.249647">
                <text:p>0.2496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253631">
                <text:p>0.253631</text:p>
              </table:table-cell>
              <table:table-cell office:value-type="float" office:value="0.251647">
                <text:p>0.25164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53647">
                <text:p>0.253647</text:p>
              </table:table-cell>
              <table:table-cell office:value-type="float" office:value="0.253647">
                <text:p>0.25364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53647">
                <text:p>0.253647</text:p>
              </table:table-cell>
              <table:table-cell office:value-type="float" office:value="0.255647">
                <text:p>0.255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